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Die_5f_Vokale" style:display-name="Die_Vokale" style:family="table">
      <style:table-properties style:width="7.4333in" fo:margin-left="0in" table:align="left"/>
    </style:style>
    <style:style style:name="Die_5f_Vokale.A" style:display-name="Die_Vokale.A" style:family="table-column">
      <style:table-column-properties style:column-width="2.5042in"/>
    </style:style>
    <style:style style:name="Die_5f_Vokale.B" style:display-name="Die_Vokale.B" style:family="table-column">
      <style:table-column-properties style:column-width="0.4958in"/>
    </style:style>
    <style:style style:name="Die_5f_Vokale.C" style:display-name="Die_Vokale.C" style:family="table-column">
      <style:table-column-properties style:column-width="1.3153in"/>
    </style:style>
    <style:style style:name="Die_5f_Vokale.D" style:display-name="Die_Vokale.D" style:family="table-column">
      <style:table-column-properties style:column-width="0.6215in"/>
    </style:style>
    <style:style style:name="Die_5f_Vokale.E" style:display-name="Die_Vokale.E" style:family="table-column">
      <style:table-column-properties style:column-width="0.8743in"/>
    </style:style>
    <style:style style:name="Die_5f_Vokale.F" style:display-name="Die_Vokale.F" style:family="table-column">
      <style:table-column-properties style:column-width="1.6222in"/>
    </style:style>
    <style:style style:name="Die_5f_Vokale.A1" style:display-name="Die_Vokale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Vokale.F1" style:display-name="Die_Vokale.F1" style:family="table-cell">
      <style:table-cell-properties fo:padding="0.0382in" fo:border="0.05pt solid #000000"/>
    </style:style>
    <style:style style:name="Die_5f_Vokale.A2" style:display-name="Die_Vokale.A2" style:family="table-cell">
      <style:table-cell-properties fo:padding="0.0382in" fo:border-left="0.05pt solid #000000" fo:border-right="none" fo:border-top="none" fo:border-bottom="0.05pt solid #000000"/>
    </style:style>
    <style:style style:name="Die_5f_Vokale.F2" style:display-name="Die_Vokale.F2" style:family="table-cell">
      <style:table-cell-properties fo:padding="0.0382in" fo:border-left="0.05pt solid #000000" fo:border-right="0.05pt solid #000000" fo:border-top="none" fo:border-bottom="0.05pt solid #000000"/>
    </style:style>
    <style:style style:name="Die_5f_Diphtonge" style:display-name="Die_Diphtonge" style:family="table">
      <style:table-properties style:width="5.1979in" table:align="left"/>
    </style:style>
    <style:style style:name="Die_5f_Diphtonge.A" style:display-name="Die_Diphtonge.A" style:family="table-column">
      <style:table-column-properties style:column-width="3.3458in"/>
    </style:style>
    <style:style style:name="Die_5f_Diphtonge.B" style:display-name="Die_Diphtonge.B" style:family="table-column">
      <style:table-column-properties style:column-width="1.8521in"/>
    </style:style>
    <style:style style:name="Die_5f_Diphtonge.A1" style:display-name="Die_Diphtonge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Diphtonge.B1" style:display-name="Die_Diphtonge.B1" style:family="table-cell">
      <style:table-cell-properties fo:padding="0.0382in" fo:border="0.05pt solid #000000"/>
    </style:style>
    <style:style style:name="Die_5f_Diphtonge.A2" style:display-name="Die_Diphtonge.A2" style:family="table-cell">
      <style:table-cell-properties fo:padding="0.0382in" fo:border-left="0.05pt solid #000000" fo:border-right="none" fo:border-top="none" fo:border-bottom="0.05pt solid #000000"/>
    </style:style>
    <style:style style:name="Die_5f_Konsonanten" style:display-name="Die_Konsonanten" style:family="table">
      <style:table-properties style:width="6.6979in" fo:margin-left="0in" table:align="left"/>
    </style:style>
    <style:style style:name="Die_5f_Konsonanten.A" style:display-name="Die_Konsonanten.A" style:family="table-column">
      <style:table-column-properties style:column-width="0.3771in"/>
    </style:style>
    <style:style style:name="Die_5f_Konsonanten.B" style:display-name="Die_Konsonanten.B" style:family="table-column">
      <style:table-column-properties style:column-width="0.2444in"/>
    </style:style>
    <style:style style:name="Die_5f_Konsonanten.C" style:display-name="Die_Konsonanten.C" style:family="table-column">
      <style:table-column-properties style:column-width="0.3146in"/>
    </style:style>
    <style:style style:name="Die_5f_Konsonanten.D" style:display-name="Die_Konsonanten.D" style:family="table-column">
      <style:table-column-properties style:column-width="2.5639in"/>
    </style:style>
    <style:style style:name="Die_5f_Konsonanten.E" style:display-name="Die_Konsonanten.E" style:family="table-column">
      <style:table-column-properties style:column-width="3.1979in"/>
    </style:style>
    <style:style style:name="Die_5f_Konsonanten.A1" style:display-name="Die_Konsonante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Konsonanten.E1" style:display-name="Die_Konsonanten.E1" style:family="table-cell">
      <style:table-cell-properties fo:padding="0.0382in" fo:border="0.05pt solid #000000"/>
    </style:style>
    <style:style style:name="Die_5f_Konsonanten.2" style:display-name="Die_Konsonanten.2" style:family="table-row">
      <style:table-row-properties style:min-row-height="0.0854in"/>
    </style:style>
    <style:style style:name="Die_5f_Konsonanten.A2" style:display-name="Die_Konsonanten.A2" style:family="table-cell">
      <style:table-cell-properties fo:padding="0.0382in" fo:border-left="0.05pt solid #000000" fo:border-right="none" fo:border-top="none" fo:border-bottom="0.05pt solid #000000"/>
    </style:style>
    <style:style style:name="Die_5f_Konsonanten.E4" style:display-name="Die_Konsonanten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4.8715in" table:align="left"/>
    </style:style>
    <style:style style:name="Table23.A" style:family="table-column">
      <style:table-column-properties style:column-width="0.9181in"/>
    </style:style>
    <style:style style:name="Table23.B" style:family="table-column">
      <style:table-column-properties style:column-width="0.5799in"/>
    </style:style>
    <style:style style:name="Table23.C" style:family="table-column">
      <style:table-column-properties style:column-width="0.625in"/>
    </style:style>
    <style:style style:name="Table23.D" style:family="table-column">
      <style:table-column-properties style:column-width="0.5056in"/>
    </style:style>
    <style:style style:name="Table23.E" style:family="table-column">
      <style:table-column-properties style:column-width="0.4965in"/>
    </style:style>
    <style:style style:name="Table23.G" style:family="table-column">
      <style:table-column-properties style:column-width="0.5604in"/>
    </style:style>
    <style:style style:name="Table23.H" style:family="table-column">
      <style:table-column-properties style:column-width="0.5611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F1" style:family="table-cell">
      <style:table-cell-properties fo:padding="0.0382in" fo:border="0.05pt solid #000000"/>
    </style:style>
    <style:style style:name="Table23.B2" style:family="table-cell">
      <style:table-cell-properties fo:padding="0.0382in" fo:border-left="0.05pt solid #000000" fo:border-right="none" fo:border-top="none" fo:border-bottom="0.05pt solid #000000"/>
    </style:style>
    <style:style style:name="Table2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B4" style:family="table-cell">
      <style:table-cell-properties fo:background-color="#2cee0e" fo:padding="0.0382in" fo:border-left="0.05pt solid #000000" fo:border-right="none" fo:border-top="none" fo:border-bottom="0.05pt solid #000000">
        <style:background-image/>
      </style:table-cell-properties>
    </style:style>
    <style:style style:name="Table23.C4" style:family="table-cell">
      <style:table-cell-properties fo:background-color="#e327ff" fo:padding="0.0382in" fo:border-left="0.05pt solid #000000" fo:border-right="none" fo:border-top="none" fo:border-bottom="0.05pt solid #000000">
        <style:background-image/>
      </style:table-cell-properties>
    </style:style>
    <style:style style:name="Table23.D4" style:family="table-cell">
      <style:table-cell-properties fo:background-color="#63bbee" fo:padding="0.0382in" fo:border-left="0.05pt solid #000000" fo:border-right="none" fo:border-top="none" fo:border-bottom="0.05pt solid #000000">
        <style:background-image/>
      </style:table-cell-properties>
    </style:style>
    <style:style style:name="Table23.H4" style:family="table-cell">
      <style:table-cell-properties fo:background-color="#fc5c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3.B5" style:family="table-cell">
      <style:table-cell-properties fo:background-color="#ffd74c" fo:padding="0.0382in" fo:border-left="0.05pt solid #000000" fo:border-right="none" fo:border-top="none" fo:border-bottom="0.05pt solid #000000">
        <style:background-image/>
      </style:table-cell-properties>
    </style:style>
    <style:style style:name="Table23.F5" style:family="table-cell">
      <style:table-cell-properties fo:background-color="#c99c00" fo:padding="0.0382in" fo:border="0.05pt solid #000000">
        <style:background-image/>
      </style:table-cell-properties>
    </style:style>
    <style:style style:name="Table23.B6" style:family="table-cell">
      <style:table-cell-properties fo:background-color="#d36118" fo:padding="0.0382in" fo:border-left="0.05pt solid #000000" fo:border-right="none" fo:border-top="none" fo:border-bottom="0.05pt solid #000000">
        <style:background-image/>
      </style:table-cell-properties>
    </style:style>
    <style:style style:name="Table23.F6" style:family="table-cell">
      <style:table-cell-properties fo:background-color="#aadcf7" fo:padding="0.0382in" fo:border-left="0.05pt solid #000000" fo:border-right="none" fo:border-top="none" fo:border-bottom="0.05pt solid #000000">
        <style:background-image/>
      </style:table-cell-properties>
    </style:style>
    <style:style style:name="Table23.H6" style:family="table-cell">
      <style:table-cell-properties fo:background-color="#00a0f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3.7" style:family="table-row">
      <style:table-row-properties style:min-row-height="0.3042in"/>
    </style:style>
    <style:style style:name="Table23.B7" style:family="table-cell">
      <style:table-cell-properties fo:background-color="#ccf4c6" fo:padding="0.0382in" fo:border-left="0.05pt solid #000000" fo:border-right="none" fo:border-top="none" fo:border-bottom="0.05pt solid #000000">
        <style:background-image/>
      </style:table-cell-properties>
    </style:style>
    <style:style style:name="Table23.F7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" style:display-name="Der_unbestimmte_Artikel" style:family="table">
      <style:table-properties style:width="3.3729in" table:align="left"/>
    </style:style>
    <style:style style:name="Der_5f_unbestimmte_5f_Artikel.A" style:display-name="Der_unbestimmte_Artikel.A" style:family="table-column">
      <style:table-column-properties style:column-width="1.066in"/>
    </style:style>
    <style:style style:name="Der_5f_unbestimmte_5f_Artikel.B" style:display-name="Der_unbestimmte_Artikel.B" style:family="table-column">
      <style:table-column-properties style:column-width="0.7444in"/>
    </style:style>
    <style:style style:name="Der_5f_unbestimmte_5f_Artikel.C" style:display-name="Der_unbestimmte_Artikel.C" style:family="table-column">
      <style:table-column-properties style:column-width="0.8181in"/>
    </style:style>
    <style:style style:name="Der_5f_unbestimmte_5f_Artikel.A1" style:display-name="Der_unbestimmte_Artikel.A1" style:family="table-cell">
      <style:table-cell-properties fo:padding="0.0382in" fo:border-left="0.05pt solid #000000" fo:border-right="none" fo:border-top="0.05pt solid #000000" fo:border-bottom="0.05pt solid #000000"/>
    </style:style>
    <style:style style:name="Der_5f_unbestimmte_5f_Artikel.B1" style:display-name="Der_unbestimmte_Artikel.B1" style:family="table-cell">
      <style:table-cell-properties fo:padding="0.0382in" fo:border="0.05pt solid #000000"/>
    </style:style>
    <style:style style:name="Der_5f_unbestimmte_5f_Artikel.B2" style:display-name="Der_unbestimmte_Artikel.B2" style:family="table-cell">
      <style:table-cell-properties fo:padding="0.0382in" fo:border-left="0.05pt solid #000000" fo:border-right="none" fo:border-top="none" fo:border-bottom="0.05pt solid #000000"/>
    </style:style>
    <style:style style:name="Der_5f_unbestimmte_5f_Artikel.D2" style:display-name="Der_unbestimmte_Artikel.D2" style:family="table-cell">
      <style:table-cell-properties fo:padding="0.0382in" fo:border-left="0.05pt solid #000000" fo:border-right="0.05pt solid #000000" fo:border-top="none" fo:border-bottom="0.05pt solid #000000"/>
    </style:style>
    <style:style style:name="Der_5f_unbestimmte_5f_Artikel.B3" style:display-name="Der_unbestimmte_Artikel.B3" style:family="table-cell">
      <style:table-cell-properties fo:background-color="#e327ff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D3" style:display-name="Der_unbestimmte_Artikel.D3" style:family="table-cell">
      <style:table-cell-properties fo:background-color="#fc5c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Der_5f_unbestimmte_5f_Artikel.B4" style:display-name="Der_unbestimmte_Artikel.B4" style:family="table-cell">
      <style:table-cell-properties fo:background-color="#c99c00" fo:padding="0.0382in" fo:border="0.05pt solid #000000">
        <style:background-image/>
      </style:table-cell-properties>
    </style:style>
    <style:style style:name="Der_5f_unbestimmte_5f_Artikel.B5" style:display-name="Der_unbestimmte_Artikel.B5" style:family="table-cell">
      <style:table-cell-properties fo:background-color="#aadcf7" fo:padding="0.0382in" fo:border-left="0.05pt solid #000000" fo:border-right="none" fo:border-top="none" fo:border-bottom="0.05pt solid #000000">
        <style:background-image/>
      </style:table-cell-properties>
    </style:style>
    <style:style style:name="Der_5f_unbestimmte_5f_Artikel.D5" style:display-name="Der_unbestimmte_Artikel.D5" style:family="table-cell">
      <style:table-cell-properties fo:background-color="#00a0f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Der_5f_unbestimmte_5f_Artikel.6" style:display-name="Der_unbestimmte_Artikel.6" style:family="table-row">
      <style:table-row-properties style:min-row-height="0.3042in"/>
    </style:style>
    <style:style style:name="Der_5f_unbestimmte_5f_Artikel.B6" style:display-name="Der_unbestimmte_Artikel.B6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24" style:family="table">
      <style:table-properties style:width="1.4979in" table:align="left"/>
    </style:style>
    <style:style style:name="Table24.A" style:family="table-column">
      <style:table-column-properties style:column-width="0.2479in"/>
    </style:style>
    <style:style style:name="Table24.B" style:family="table-column">
      <style:table-column-properties style:column-width="0.6896in"/>
    </style:style>
    <style:style style:name="Table24.C" style:family="table-column">
      <style:table-column-properties style:column-width="0.5604in"/>
    </style:style>
    <style:style style:name="Table2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lural" style:family="table">
      <style:table-properties style:width="6.6979in" fo:margin-left="0in" table:align="left"/>
    </style:style>
    <style:style style:name="Plural.A" style:family="table-column">
      <style:table-column-properties style:column-width="0.5104in"/>
    </style:style>
    <style:style style:name="Plural.B" style:family="table-column">
      <style:table-column-properties style:column-width="2.3229in"/>
    </style:style>
    <style:style style:name="Plural.C" style:family="table-column">
      <style:table-column-properties style:column-width="1.9271in"/>
    </style:style>
    <style:style style:name="Plural.D" style:family="table-column">
      <style:table-column-properties style:column-width="1.9375in"/>
    </style:style>
    <style:style style:name="Plural.A1" style:family="table-cell">
      <style:table-cell-properties fo:padding="0.0382in" fo:border-left="0.05pt solid #000000" fo:border-right="none" fo:border-top="0.05pt solid #000000" fo:border-bottom="0.05pt solid #000000"/>
    </style:style>
    <style:style style:name="Plural.D1" style:family="table-cell">
      <style:table-cell-properties fo:padding="0.0382in" fo:border="0.05pt solid #000000"/>
    </style:style>
    <style:style style:name="Plural.A2" style:family="table-cell">
      <style:table-cell-properties fo:padding="0.0382in" fo:border-left="0.05pt solid #000000" fo:border-right="none" fo:border-top="none" fo:border-bottom="0.05pt solid #000000"/>
    </style:style>
    <style:style style:name="Plural.D2" style:family="table-cell">
      <style:table-cell-properties fo:padding="0.0382in" fo:border-left="0.05pt solid #000000" fo:border-right="0.05pt solid #000000" fo:border-top="none" fo:border-bottom="0.05pt solid #000000"/>
    </style:style>
    <style:style style:name="Die_5f_starke_5f_Deklination" style:display-name="Die_starke_Deklination" style:family="table">
      <style:table-properties style:width="6.6979in" fo:margin-left="0in" table:align="left"/>
    </style:style>
    <style:style style:name="Die_5f_starke_5f_Deklination.A" style:display-name="Die_starke_Deklination.A" style:family="table-column">
      <style:table-column-properties style:column-width="1.3382in"/>
    </style:style>
    <style:style style:name="Die_5f_starke_5f_Deklination.B" style:display-name="Die_starke_Deklination.B" style:family="table-column">
      <style:table-column-properties style:column-width="1.3389in"/>
    </style:style>
    <style:style style:name="Die_5f_starke_5f_Deklination.D" style:display-name="Die_starke_Deklination.D" style:family="table-column">
      <style:table-column-properties style:column-width="1.3806in"/>
    </style:style>
    <style:style style:name="Die_5f_starke_5f_Deklination.E" style:display-name="Die_starke_Deklination.E" style:family="table-column">
      <style:table-column-properties style:column-width="1.3021in"/>
    </style:style>
    <style:style style:name="Die_5f_starke_5f_Deklination.A1" style:display-name="Die_starke_Deklin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starke_5f_Deklination.E1" style:display-name="Die_starke_Deklination.E1" style:family="table-cell">
      <style:table-cell-properties fo:padding="0.0382in" fo:border="0.05pt solid #000000"/>
    </style:style>
    <style:style style:name="Die_5f_schwache_5f_Deklination" style:display-name="Die_schwache_Deklination" style:family="table">
      <style:table-properties style:width="7.3507in" table:align="margins"/>
    </style:style>
    <style:style style:name="Die_5f_schwache_5f_Deklination.A" style:display-name="Die_schwache_Deklination.A" style:family="table-column">
      <style:table-column-properties style:column-width="1.4701in" style:rel-column-width="13107*"/>
    </style:style>
    <style:style style:name="Die_5f_schwache_5f_Deklination.A1" style:display-name="Die_schwache_Deklin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schwache_5f_Deklination.E1" style:display-name="Die_schwache_Deklination.E1" style:family="table-cell">
      <style:table-cell-properties fo:padding="0.0382in" fo:border="0.05pt solid #000000"/>
    </style:style>
    <style:style style:name="Die_5f_schwache_5f_Deklination2" style:display-name="Die_schwache_Deklination2" style:family="table">
      <style:table-properties style:width="2.3229in" table:align="left"/>
    </style:style>
    <style:style style:name="Die_5f_schwache_5f_Deklination2.A" style:display-name="Die_schwache_Deklination2.A" style:family="table-column">
      <style:table-column-properties style:column-width="0.8229in"/>
    </style:style>
    <style:style style:name="Die_5f_schwache_5f_Deklination2.B" style:display-name="Die_schwache_Deklination2.B" style:family="table-column">
      <style:table-column-properties style:column-width="1.5in"/>
    </style:style>
    <style:style style:name="Die_5f_schwache_5f_Deklination2.A1" style:display-name="Die_schwache_Deklination2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schwache_5f_Deklination2.B1" style:display-name="Die_schwache_Deklination2.B1" style:family="table-cell">
      <style:table-cell-properties fo:padding="0.0382in" fo:border="0.05pt solid #000000"/>
    </style:style>
    <style:style style:name="Die_5f_weibliche_5f_Deklination" style:display-name="Die_weibliche_Deklination" style:family="table">
      <style:table-properties style:width="1.4167in" table:align="left"/>
    </style:style>
    <style:style style:name="Die_5f_weibliche_5f_Deklination.A" style:display-name="Die_weibliche_Deklination.A" style:family="table-column">
      <style:table-column-properties style:column-width="0.8229in"/>
    </style:style>
    <style:style style:name="Die_5f_weibliche_5f_Deklination.B" style:display-name="Die_weibliche_Deklination.B" style:family="table-column">
      <style:table-column-properties style:column-width="0.5938in"/>
    </style:style>
    <style:style style:name="Die_5f_weibliche_5f_Deklination.A1" style:display-name="Die_weibliche_Deklin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weibliche_5f_Deklination.B1" style:display-name="Die_weibliche_Deklination.B1" style:family="table-cell">
      <style:table-cell-properties fo:padding="0.0382in" fo:border="0.05pt solid #000000"/>
    </style:style>
    <style:style style:name="Die_5f_gemischte_5f_Deklination" style:display-name="Die_gemischte_Deklination" style:family="table">
      <style:table-properties style:width="1.7708in" table:align="left"/>
    </style:style>
    <style:style style:name="Die_5f_gemischte_5f_Deklination.A" style:display-name="Die_gemischte_Deklination.A" style:family="table-column">
      <style:table-column-properties style:column-width="0.8229in"/>
    </style:style>
    <style:style style:name="Die_5f_gemischte_5f_Deklination.B" style:display-name="Die_gemischte_Deklination.B" style:family="table-column">
      <style:table-column-properties style:column-width="0.9479in"/>
    </style:style>
    <style:style style:name="Die_5f_gemischte_5f_Deklination.A1" style:display-name="Die_gemischte_Deklin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gemischte_5f_Deklination.B1" style:display-name="Die_gemischte_Deklination.B1" style:family="table-cell">
      <style:table-cell-properties fo:padding="0.0382in" fo:border="0.05pt solid #000000"/>
    </style:style>
    <style:style style:name="Die_5f_Deklinationder_5f_Substantiveim_5f_Plural" style:display-name="Die_Deklinationder_Substantiveim_Plural" style:family="table">
      <style:table-properties style:width="6.6979in" fo:margin-left="0in" table:align="left"/>
    </style:style>
    <style:style style:name="Die_5f_Deklinationder_5f_Substantiveim_5f_Plural.A" style:display-name="Die_Deklinationder_Substantiveim_Plural.A" style:family="table-column">
      <style:table-column-properties style:column-width="0.8229in"/>
    </style:style>
    <style:style style:name="Die_5f_Deklinationder_5f_Substantiveim_5f_Plural.B" style:display-name="Die_Deklinationder_Substantiveim_Plural.B" style:family="table-column">
      <style:table-column-properties style:column-width="0.9479in"/>
    </style:style>
    <style:style style:name="Die_5f_Deklinationder_5f_Substantiveim_5f_Plural.C" style:display-name="Die_Deklinationder_Substantiveim_Plural.C" style:family="table-column">
      <style:table-column-properties style:column-width="1.0972in"/>
    </style:style>
    <style:style style:name="Die_5f_Deklinationder_5f_Substantiveim_5f_Plural.D" style:display-name="Die_Deklinationder_Substantiveim_Plural.D" style:family="table-column">
      <style:table-column-properties style:column-width="0.9563in"/>
    </style:style>
    <style:style style:name="Die_5f_Deklinationder_5f_Substantiveim_5f_Plural.G" style:display-name="Die_Deklinationder_Substantiveim_Plural.G" style:family="table-column">
      <style:table-column-properties style:column-width="0.9611in"/>
    </style:style>
    <style:style style:name="Die_5f_Deklinationder_5f_Substantiveim_5f_Plural.A1" style:display-name="Die_Deklinationder_Substantiveim_Plural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Deklinationder_5f_Substantiveim_5f_Plural.G1" style:display-name="Die_Deklinationder_Substantiveim_Plural.G1" style:family="table-cell">
      <style:table-cell-properties fo:padding="0.0382in" fo:border="0.05pt solid #000000"/>
    </style:style>
    <style:style style:name="Die_5f_Deklinationder_5f_Substantiveim_5f_Plural2" style:display-name="Die_Deklinationder_Substantiveim_Plural2" style:family="table">
      <style:table-properties style:width="5.4375in" table:align="left"/>
    </style:style>
    <style:style style:name="Die_5f_Deklinationder_5f_Substantiveim_5f_Plural2.A" style:display-name="Die_Deklinationder_Substantiveim_Plural2.A" style:family="table-column">
      <style:table-column-properties style:column-width="0.3125in"/>
    </style:style>
    <style:style style:name="Die_5f_Deklinationder_5f_Substantiveim_5f_Plural2.B" style:display-name="Die_Deklinationder_Substantiveim_Plural2.B" style:family="table-column">
      <style:table-column-properties style:column-width="0.4375in"/>
    </style:style>
    <style:style style:name="Die_5f_Deklinationder_5f_Substantiveim_5f_Plural2.C" style:display-name="Die_Deklinationder_Substantiveim_Plural2.C" style:family="table-column">
      <style:table-column-properties style:column-width="0.4688in"/>
    </style:style>
    <style:style style:name="Die_5f_Deklinationder_5f_Substantiveim_5f_Plural2.E" style:display-name="Die_Deklinationder_Substantiveim_Plural2.E" style:family="table-column">
      <style:table-column-properties style:column-width="2.4375in"/>
    </style:style>
    <style:style style:name="Die_5f_Deklinationder_5f_Substantiveim_5f_Plural2.F" style:display-name="Die_Deklinationder_Substantiveim_Plural2.F" style:family="table-column">
      <style:table-column-properties style:column-width="0.6354in"/>
    </style:style>
    <style:style style:name="Die_5f_Deklinationder_5f_Substantiveim_5f_Plural2.G" style:display-name="Die_Deklinationder_Substantiveim_Plural2.G" style:family="table-column">
      <style:table-column-properties style:column-width="0.7083in"/>
    </style:style>
    <style:style style:name="Die_5f_Deklinationder_5f_Substantiveim_5f_Plural2.A1" style:display-name="Die_Deklinationder_Substantiveim_Plural2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Deklinationder_5f_Substantiveim_5f_Plural2.G1" style:display-name="Die_Deklinationder_Substantiveim_Plural2.G1" style:family="table-cell">
      <style:table-cell-properties fo:padding="0.0382in" fo:border="0.05pt solid #000000"/>
    </style:style>
    <style:style style:name="Die_5f_Deklinationder_5f_Substantiveim_5f_Plural2.A2" style:display-name="Die_Deklinationder_Substantiveim_Plural2.A2" style:family="table-cell">
      <style:table-cell-properties fo:padding="0.0382in" fo:border-left="0.05pt solid #000000" fo:border-right="none" fo:border-top="none" fo:border-bottom="0.05pt solid #000000"/>
    </style:style>
    <style:style style:name="Die_5f_Deklinationder_5f_Substantiveim_5f_Plural2.G2" style:display-name="Die_Deklinationder_Substantiveim_Plural2.G2" style:family="table-cell">
      <style:table-cell-properties fo:padding="0.0382in" fo:border-left="0.05pt solid #000000" fo:border-right="0.05pt solid #000000" fo:border-top="none" fo:border-bottom="0.05pt solid #000000"/>
    </style:style>
    <style:style style:name="Bedeutung_5f_und_5f_Funktionen_5f_der_5f_Fälle" style:display-name="Bedeutung_und_Funktionen_der_Fälle" style:family="table">
      <style:table-properties style:width="6.1458in" table:align="left"/>
    </style:style>
    <style:style style:name="Bedeutung_5f_und_5f_Funktionen_5f_der_5f_Fälle.A" style:display-name="Bedeutung_und_Funktionen_der_Fälle.A" style:family="table-column">
      <style:table-column-properties style:column-width="0.8229in"/>
    </style:style>
    <style:style style:name="Bedeutung_5f_und_5f_Funktionen_5f_der_5f_Fälle.B" style:display-name="Bedeutung_und_Funktionen_der_Fälle.B" style:family="table-column">
      <style:table-column-properties style:column-width="0.6771in"/>
    </style:style>
    <style:style style:name="Bedeutung_5f_und_5f_Funktionen_5f_der_5f_Fälle.C" style:display-name="Bedeutung_und_Funktionen_der_Fälle.C" style:family="table-column">
      <style:table-column-properties style:column-width="0.6667in"/>
    </style:style>
    <style:style style:name="Bedeutung_5f_und_5f_Funktionen_5f_der_5f_Fälle.D" style:display-name="Bedeutung_und_Funktionen_der_Fälle.D" style:family="table-column">
      <style:table-column-properties style:column-width="0.6507in"/>
    </style:style>
    <style:style style:name="Bedeutung_5f_und_5f_Funktionen_5f_der_5f_Fälle.E" style:display-name="Bedeutung_und_Funktionen_der_Fälle.E" style:family="table-column">
      <style:table-column-properties style:column-width="0.7042in"/>
    </style:style>
    <style:style style:name="Bedeutung_5f_und_5f_Funktionen_5f_der_5f_Fälle.F" style:display-name="Bedeutung_und_Funktionen_der_Fälle.F" style:family="table-column">
      <style:table-column-properties style:column-width="0.6556in"/>
    </style:style>
    <style:style style:name="Bedeutung_5f_und_5f_Funktionen_5f_der_5f_Fälle.G" style:display-name="Bedeutung_und_Funktionen_der_Fälle.G" style:family="table-column">
      <style:table-column-properties style:column-width="0.625in"/>
    </style:style>
    <style:style style:name="Bedeutung_5f_und_5f_Funktionen_5f_der_5f_Fälle.H" style:display-name="Bedeutung_und_Funktionen_der_Fälle.H" style:family="table-column">
      <style:table-column-properties style:column-width="0.7083in"/>
    </style:style>
    <style:style style:name="Bedeutung_5f_und_5f_Funktionen_5f_der_5f_Fälle.I" style:display-name="Bedeutung_und_Funktionen_der_Fälle.I" style:family="table-column">
      <style:table-column-properties style:column-width="0.6354in"/>
    </style:style>
    <style:style style:name="Bedeutung_5f_und_5f_Funktionen_5f_der_5f_Fälle.A1" style:display-name="Bedeutung_und_Funktionen_der_Fälle.A1" style:family="table-cell">
      <style:table-cell-properties fo:padding="0.0382in" fo:border-left="0.05pt solid #000000" fo:border-right="none" fo:border-top="0.05pt solid #000000" fo:border-bottom="0.05pt solid #000000"/>
    </style:style>
    <style:style style:name="Bedeutung_5f_und_5f_Funktionen_5f_der_5f_Fälle.I1" style:display-name="Bedeutung_und_Funktionen_der_Fälle.I1" style:family="table-cell">
      <style:table-cell-properties fo:padding="0.0382in" fo:border="0.05pt solid #000000"/>
    </style:style>
    <style:style style:name="Bedeutung_5f_und_5f_Funktionen_5f_der_5f_Fälle.B2" style:display-name="Bedeutung_und_Funktionen_der_Fälle.B2" style:family="table-cell">
      <style:table-cell-properties fo:padding="0.0382in" fo:border-left="0.05pt solid #000000" fo:border-right="none" fo:border-top="none" fo:border-bottom="0.05pt solid #000000"/>
    </style:style>
    <style:style style:name="Bedeutung_5f_und_5f_Funktionen_5f_der_5f_Fälle.I2" style:display-name="Bedeutung_und_Funktionen_der_Fälle.I2" style:family="table-cell">
      <style:table-cell-properties fo:padding="0.0382in" fo:border-left="0.05pt solid #000000" fo:border-right="0.05pt solid #000000" fo:border-top="none" fo:border-bottom="0.05pt solid #000000"/>
    </style:style>
    <style:style style:name="Bedeutung_5f_und_5f_Funktionen_5f_der_5f_Fälle.B4" style:display-name="Bedeutung_und_Funktionen_der_Fälle.B4" style:family="table-cell">
      <style:table-cell-properties fo:background-color="#2cee0e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C4" style:display-name="Bedeutung_und_Funktionen_der_Fälle.C4" style:family="table-cell">
      <style:table-cell-properties fo:background-color="#e327ff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D4" style:display-name="Bedeutung_und_Funktionen_der_Fälle.D4" style:family="table-cell">
      <style:table-cell-properties fo:background-color="#63bbee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H4" style:display-name="Bedeutung_und_Funktionen_der_Fälle.H4" style:family="table-cell">
      <style:table-cell-properties fo:background-color="#fc5c00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I4" style:display-name="Bedeutung_und_Funktionen_der_Fälle.I4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Bedeutung_5f_und_5f_Funktionen_5f_der_5f_Fälle.B5" style:display-name="Bedeutung_und_Funktionen_der_Fälle.B5" style:family="table-cell">
      <style:table-cell-properties fo:background-color="#ffd74c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F5" style:display-name="Bedeutung_und_Funktionen_der_Fälle.F5" style:family="table-cell">
      <style:table-cell-properties fo:background-color="#b85c00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B6" style:display-name="Bedeutung_und_Funktionen_der_Fälle.B6" style:family="table-cell">
      <style:table-cell-properties fo:background-color="#d36118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F6" style:display-name="Bedeutung_und_Funktionen_der_Fälle.F6" style:family="table-cell">
      <style:table-cell-properties fo:background-color="#aadcf7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H6" style:display-name="Bedeutung_und_Funktionen_der_Fälle.H6" style:family="table-cell">
      <style:table-cell-properties fo:background-color="#00a0fc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B7" style:display-name="Bedeutung_und_Funktionen_der_Fälle.B7" style:family="table-cell">
      <style:table-cell-properties fo:background-color="#ccf4c6" fo:padding="0.0382in" fo:border-left="0.05pt solid #000000" fo:border-right="none" fo:border-top="none" fo:border-bottom="0.05pt solid #000000">
        <style:background-image/>
      </style:table-cell-properties>
    </style:style>
    <style:style style:name="Bedeutung_5f_und_5f_Funktionen_5f_der_5f_Fälle.F7" style:display-name="Bedeutung_und_Funktionen_der_Fälle.F7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Die_5f_Deklination_5f_der_5f_Adjektive" style:display-name="Die_Deklination_der_Adjektive" style:family="table">
      <style:table-properties style:width="4.816in" fo:break-before="auto" fo:break-after="auto" table:align="left" fo:keep-with-next="auto" style:may-break-between-rows="true" table:border-model="collapsing"/>
    </style:style>
    <style:style style:name="Die_5f_Deklination_5f_der_5f_Adjektive.A" style:display-name="Die_Deklination_der_Adjektive.A" style:family="table-column">
      <style:table-column-properties style:column-width="0.309in"/>
    </style:style>
    <style:style style:name="Die_5f_Deklination_5f_der_5f_Adjektive.B" style:display-name="Die_Deklination_der_Adjektive.B" style:family="table-column">
      <style:table-column-properties style:column-width="1.1889in"/>
    </style:style>
    <style:style style:name="Die_5f_Deklination_5f_der_5f_Adjektive.C" style:display-name="Die_Deklination_der_Adjektive.C" style:family="table-column">
      <style:table-column-properties style:column-width="1.3146in"/>
    </style:style>
    <style:style style:name="Die_5f_Deklination_5f_der_5f_Adjektive.D" style:display-name="Die_Deklination_der_Adjektive.D" style:family="table-column">
      <style:table-column-properties style:column-width="1.0021in"/>
    </style:style>
    <style:style style:name="Die_5f_Deklination_5f_der_5f_Adjektive.E" style:display-name="Die_Deklination_der_Adjektive.E" style:family="table-column">
      <style:table-column-properties style:column-width="1.0014in"/>
    </style:style>
    <style:style style:name="Die_5f_Deklination_5f_der_5f_Adjektive.1" style:display-name="Die_Deklination_der_Adjektive.1" style:family="table-row">
      <style:table-row-properties fo:keep-together="auto"/>
    </style:style>
    <style:style style:name="Die_5f_Deklination_5f_der_5f_Adjektive.A1" style:display-name="Die_Deklination_der_Adjektiv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ie_5f_Deklination_5f_der_5f_Adjektive.E1" style:display-name="Die_Deklination_der_Adjektive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Die_5f_Deklination_5f_der_5f_Adjektive.A2" style:display-name="Die_Deklination_der_Adjektiv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Die_5f_Deklination_5f_der_5f_Adjektive.B2" style:display-name="Die_Deklination_der_Adjektive.B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Die_5f_Deklination_5f_der_5f_Adjektive.E2" style:display-name="Die_Deklination_der_Adjektive.E2" style:family="table-cell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ie_5f_Deklination_5f_der_5f_Adjektive.E11" style:display-name="Die_Deklination_der_Adjektive.E11" style:family="table-cell">
      <style:table-cell-properties style:vertical-align="top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2.2243in" fo:margin-left="1.9667in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0.4868in"/>
    </style:style>
    <style:style style:name="Table4.B" style:family="table-column">
      <style:table-column-properties style:column-width="0.984in"/>
    </style:style>
    <style:style style:name="Table4.C" style:family="table-column">
      <style:table-column-properties style:column-width="0.753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B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Die_5f_Deklination_5f_der_5f_Adjektive2" style:display-name="Die_Deklination_der_Adjektive2" style:family="table">
      <style:table-properties style:width="7.3507in" table:align="margins"/>
    </style:style>
    <style:style style:name="Die_5f_Deklination_5f_der_5f_Adjektive2.A" style:display-name="Die_Deklination_der_Adjektive2.A" style:family="table-column">
      <style:table-column-properties style:column-width="0.8847in" style:rel-column-width="7888*"/>
    </style:style>
    <style:style style:name="Die_5f_Deklination_5f_der_5f_Adjektive2.B" style:display-name="Die_Deklination_der_Adjektive2.B" style:family="table-column">
      <style:table-column-properties style:column-width="3.3632in" style:rel-column-width="29984*"/>
    </style:style>
    <style:style style:name="Die_5f_Deklination_5f_der_5f_Adjektive2.C" style:display-name="Die_Deklination_der_Adjektive2.C" style:family="table-column">
      <style:table-column-properties style:column-width="3.1028in" style:rel-column-width="27663*"/>
    </style:style>
    <style:style style:name="Die_5f_Deklination_5f_der_5f_Adjektive2.A1" style:display-name="Die_Deklination_der_Adjektive2.A1" style:family="table-cell">
      <style:table-cell-properties fo:padding="0.0382in" fo:border-left="0.05pt solid #000000" fo:border-right="none" fo:border-top="0.05pt solid #000000" fo:border-bottom="0.05pt solid #000000"/>
    </style:style>
    <style:style style:name="Die_5f_Deklination_5f_der_5f_Adjektive2.C1" style:display-name="Die_Deklination_der_Adjektive2.C1" style:family="table-cell">
      <style:table-cell-properties fo:padding="0.0382in" fo:border="0.05pt solid #000000"/>
    </style:style>
    <style:style style:name="Die_5f_Deklination_5f_der_5f_Adjektive2.A2" style:display-name="Die_Deklination_der_Adjektive2.A2" style:family="table-cell">
      <style:table-cell-properties fo:padding="0.0382in" fo:border-left="0.05pt solid #000000" fo:border-right="none" fo:border-top="none" fo:border-bottom="0.05pt solid #000000"/>
    </style:style>
    <style:style style:name="Die_5f_Deklination_5f_der_5f_Adjektive2.C2" style:display-name="Die_Deklination_der_Adjektiv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2861in" table:align="margins"/>
    </style:style>
    <style:style style:name="Table9.A" style:family="table-column">
      <style:table-column-properties style:column-width="3.2861in" style:rel-column-width="65535*"/>
    </style:style>
    <style:style style:name="Table9.A1" style:family="table-cell">
      <style:table-cell-properties fo:padding="0.0382in" fo:border="none"/>
    </style:style>
    <style:style style:name="Table8" style:family="table">
      <style:table-properties style:width="3.0271in" table:align="margins"/>
    </style:style>
    <style:style style:name="Table8.A" style:family="table-column">
      <style:table-column-properties style:column-width="1.5132in" style:rel-column-width="32767*"/>
    </style:style>
    <style:style style:name="Table8.B" style:family="table-column">
      <style:table-column-properties style:column-width="1.5139in" style:rel-column-width="32768*"/>
    </style:style>
    <style:style style:name="Table8.A1" style:family="table-cell">
      <style:table-cell-properties fo:padding="0.0382in" fo:border="none"/>
    </style:style>
    <style:style style:name="Table6" style:family="table">
      <style:table-properties style:width="3.2861in" table:align="margins"/>
    </style:style>
    <style:style style:name="Table6.A" style:family="table-column">
      <style:table-column-properties style:column-width="1.0951in" style:rel-column-width="21845*"/>
    </style:style>
    <style:style style:name="Table6.B" style:family="table-column">
      <style:table-column-properties style:column-width="2.191in" style:rel-column-width="43690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3.0271in" table:align="margins"/>
    </style:style>
    <style:style style:name="Table7.A" style:family="table-column">
      <style:table-column-properties style:column-width="1.009in" style:rel-column-width="21845*"/>
    </style:style>
    <style:style style:name="Table7.A1" style:family="table-cell">
      <style:table-cell-properties fo:padding="0.0382in" fo:border="none"/>
    </style:style>
    <style:style style:name="Table3" style:family="table">
      <style:table-properties style:width="0.8083in" table:align="margins"/>
    </style:style>
    <style:style style:name="Table3.A" style:family="table-column">
      <style:table-column-properties style:column-width="0.8083in" style:rel-column-width="65535*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3.2861in" table:align="margins"/>
    </style:style>
    <style:style style:name="Table2.A" style:family="table-column">
      <style:table-column-properties style:column-width="3.2861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3.0271in" table:align="margins"/>
    </style:style>
    <style:style style:name="Table1.A" style:family="table-column">
      <style:table-column-properties style:column-width="3.0271in" style:rel-column-width="65535*"/>
    </style:style>
    <style:style style:name="Table1.A1" style:family="table-cell">
      <style:table-cell-properties fo:padding="0.0382in" fo:border="none"/>
    </style:style>
    <style:style style:name="Table20" style:family="table">
      <style:table-properties style:width="7.0021in" fo:margin-left="0in" table:align="left"/>
    </style:style>
    <style:style style:name="Table20.A" style:family="table-column">
      <style:table-column-properties style:column-width="0.7431in"/>
    </style:style>
    <style:style style:name="Table20.B" style:family="table-column">
      <style:table-column-properties style:column-width="0.7438in"/>
    </style:style>
    <style:style style:name="Table20.I" style:family="table-column">
      <style:table-column-properties style:column-width="1.0528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I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3.9354in" table:align="left"/>
    </style:style>
    <style:style style:name="Table21.A" style:family="table-column">
      <style:table-column-properties style:column-width="0.7431in"/>
    </style:style>
    <style:style style:name="Table21.B" style:family="table-column">
      <style:table-column-properties style:column-width="0.7438in"/>
    </style:style>
    <style:style style:name="Table21.E" style:family="table-column">
      <style:table-column-properties style:column-width="0.9611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E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1.1917in" table:align="left"/>
    </style:style>
    <style:style style:name="Table22.A" style:family="table-column">
      <style:table-column-properties style:column-width="0.5667in"/>
    </style:style>
    <style:style style:name="Table22.B" style:family="table-column">
      <style:table-column-properties style:column-width="0.625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2.2521in" table:align="left"/>
    </style:style>
    <style:style style:name="Table13.A" style:family="table-column">
      <style:table-column-properties style:column-width="0.7535in"/>
    </style:style>
    <style:style style:name="Table13.B" style:family="table-column">
      <style:table-column-properties style:column-width="0.625in"/>
    </style:style>
    <style:style style:name="Table13.C" style:family="table-column">
      <style:table-column-properties style:column-width="0.3125in"/>
    </style:style>
    <style:style style:name="Table13.D" style:family="table-column">
      <style:table-column-properties style:column-width="0.5611in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1.7465in" table:align="left"/>
    </style:style>
    <style:style style:name="Table14.A" style:family="table-column">
      <style:table-column-properties style:column-width="0.7535in"/>
    </style:style>
    <style:style style:name="Table14.B" style:family="table-column">
      <style:table-column-properties style:column-width="0.625in"/>
    </style:style>
    <style:style style:name="Table14.C" style:family="table-column">
      <style:table-column-properties style:column-width="0.3681in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6271in" table:align="left"/>
    </style:style>
    <style:style style:name="Table5.A" style:family="table-column">
      <style:table-column-properties style:column-width="0.809in"/>
    </style:style>
    <style:style style:name="Table5.B" style:family="table-column">
      <style:table-column-properties style:column-width="0.818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2.2521in" table:align="left"/>
    </style:style>
    <style:style style:name="Table15.A" style:family="table-column">
      <style:table-column-properties style:column-width="0.7535in"/>
    </style:style>
    <style:style style:name="Table15.B" style:family="table-column">
      <style:table-column-properties style:column-width="0.625in"/>
    </style:style>
    <style:style style:name="Table15.C" style:family="table-column">
      <style:table-column-properties style:column-width="0.3125in"/>
    </style:style>
    <style:style style:name="Table15.D" style:family="table-column">
      <style:table-column-properties style:column-width="0.5611in"/>
    </style:style>
    <style:style style:name="Table15.A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1.7465in" table:align="left"/>
    </style:style>
    <style:style style:name="Table16.A" style:family="table-column">
      <style:table-column-properties style:column-width="0.7535in"/>
    </style:style>
    <style:style style:name="Table16.B" style:family="table-column">
      <style:table-column-properties style:column-width="0.625in"/>
    </style:style>
    <style:style style:name="Table16.C" style:family="table-column">
      <style:table-column-properties style:column-width="0.3681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1.5625in" table:align="left"/>
    </style:style>
    <style:style style:name="Table17.A" style:family="table-column">
      <style:table-column-properties style:column-width="0.809in"/>
    </style:style>
    <style:style style:name="Table17.B" style:family="table-column">
      <style:table-column-properties style:column-width="0.7535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1.5625in" table:align="left"/>
    </style:style>
    <style:style style:name="Table18.A" style:family="table-column">
      <style:table-column-properties style:column-width="0.809in"/>
    </style:style>
    <style:style style:name="Table18.B" style:family="table-column">
      <style:table-column-properties style:column-width="0.7535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7.3507in" table:align="margins"/>
    </style:style>
    <style:style style:name="Table11.A" style:family="table-column">
      <style:table-column-properties style:column-width="3.675in" style:rel-column-width="32767*"/>
    </style:style>
    <style:style style:name="Table11.B" style:family="table-column">
      <style:table-column-properties style:column-width="3.6757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Partizip_5f_II" style:display-name="Partizip_II" style:family="table">
      <style:table-properties style:width="6.6271in" table:align="left"/>
    </style:style>
    <style:style style:name="Partizip_5f_II.A" style:display-name="Partizip_II.A" style:family="table-column">
      <style:table-column-properties style:column-width="1.2965in"/>
    </style:style>
    <style:style style:name="Partizip_5f_II.B" style:display-name="Partizip_II.B" style:family="table-column">
      <style:table-column-properties style:column-width="1.3875in"/>
    </style:style>
    <style:style style:name="Partizip_5f_II.C" style:display-name="Partizip_II.C" style:family="table-column">
      <style:table-column-properties style:column-width="1.6396in"/>
    </style:style>
    <style:style style:name="Partizip_5f_II.D" style:display-name="Partizip_II.D" style:family="table-column">
      <style:table-column-properties style:column-width="2.3035in"/>
    </style:style>
    <style:style style:name="Partizip_5f_II.A1" style:display-name="Partizip_II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artizip_5f_II.D1" style:display-name="Partizip_II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artizip_5f_II.A2" style:display-name="Partizip_II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artizip_5f_II.D2" style:display-name="Partizip_II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9" style:family="table">
      <style:table-properties style:width="3.6854in" table:align="left"/>
    </style:style>
    <style:style style:name="Table19.A" style:family="table-column">
      <style:table-column-properties style:column-width="0.6896in"/>
    </style:style>
    <style:style style:name="Table19.B" style:family="table-column">
      <style:table-column-properties style:column-width="0.6889in"/>
    </style:style>
    <style:style style:name="Table19.C" style:family="table-column">
      <style:table-column-properties style:column-width="0.8736in"/>
    </style:style>
    <style:style style:name="Table19.D" style:family="table-column">
      <style:table-column-properties style:column-width="1.4333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D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7.3507in" table:align="margins"/>
    </style:style>
    <style:style style:name="Table12.A" style:family="table-column">
      <style:table-column-properties style:column-width="0.8729in" style:rel-column-width="7782*"/>
    </style:style>
    <style:style style:name="Table12.B" style:family="table-column">
      <style:table-column-properties style:column-width="0.8736in" style:rel-column-width="7788*"/>
    </style:style>
    <style:style style:name="Table12.C" style:family="table-column">
      <style:table-column-properties style:column-width="1.3139in" style:rel-column-width="11713*"/>
    </style:style>
    <style:style style:name="Table12.D" style:family="table-column">
      <style:table-column-properties style:column-width="4.2903in" style:rel-column-width="38252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7.3507in" table:align="margins"/>
    </style:style>
    <style:style style:name="Table10.A" style:family="table-column">
      <style:table-column-properties style:column-width="0.441in" style:rel-column-width="3931*"/>
    </style:style>
    <style:style style:name="Table10.B" style:family="table-column">
      <style:table-column-properties style:column-width="2.8125in" style:rel-column-width="25074*"/>
    </style:style>
    <style:style style:name="Table10.C" style:family="table-column">
      <style:table-column-properties style:column-width="4.0972in" style:rel-column-width="36530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26ed05" officeooo:paragraph-rsid="0026ed05"/>
    </style:style>
    <style:style style:name="P2" style:family="paragraph" style:parent-style-name="Standard">
      <style:text-properties fo:font-size="11pt" fo:language="de" fo:country="DE" officeooo:rsid="004a2de1" officeooo:paragraph-rsid="0012811f" style:font-size-asian="11pt" style:font-size-complex="11pt"/>
    </style:style>
    <style:style style:name="P3" style:family="paragraph" style:parent-style-name="Standard">
      <style:text-properties fo:font-size="11pt" fo:language="de" fo:country="DE" officeooo:rsid="004a2de1" officeooo:paragraph-rsid="00648d06" style:font-size-asian="11pt" style:font-size-complex="11pt"/>
    </style:style>
    <style:style style:name="P4" style:family="paragraph" style:parent-style-name="Standard">
      <style:text-properties fo:font-size="11pt" fo:language="de" fo:country="DE" officeooo:rsid="003df349" officeooo:paragraph-rsid="000d6a18" style:font-size-asian="11pt" style:font-size-complex="11pt"/>
    </style:style>
    <style:style style:name="P5" style:family="paragraph" style:parent-style-name="Standard">
      <style:text-properties fo:font-size="11pt" fo:language="de" fo:country="DE" officeooo:paragraph-rsid="000d6a18" style:font-size-asian="11pt" style:font-size-complex="11pt"/>
    </style:style>
    <style:style style:name="P6" style:family="paragraph" style:parent-style-name="Standard">
      <style:text-properties fo:font-size="11pt" fo:language="de" fo:country="DE" officeooo:paragraph-rsid="0010eec5" style:font-size-asian="11pt" style:font-size-complex="11pt"/>
    </style:style>
    <style:style style:name="P7" style:family="paragraph" style:parent-style-name="Standard">
      <style:text-properties fo:font-size="11pt" fo:language="de" fo:country="DE" officeooo:rsid="007115da" officeooo:paragraph-rsid="0010eec5" style:font-size-asian="11pt" style:font-size-complex="11pt"/>
    </style:style>
    <style:style style:name="P8" style:family="paragraph" style:parent-style-name="Standard">
      <style:text-properties fo:font-size="11pt" fo:language="de" fo:country="DE" officeooo:rsid="0073e946" officeooo:paragraph-rsid="0010eec5" style:font-size-asian="11pt" style:font-size-complex="11pt"/>
    </style:style>
    <style:style style:name="P9" style:family="paragraph" style:parent-style-name="Standard">
      <style:text-properties fo:font-size="11pt" fo:language="de" fo:country="DE" officeooo:rsid="0073e946" officeooo:paragraph-rsid="0012811f" style:font-size-asian="11pt" style:font-size-complex="11pt"/>
    </style:style>
    <style:style style:name="P10" style:family="paragraph" style:parent-style-name="Standard">
      <style:text-properties fo:font-size="11pt" fo:language="de" fo:country="DE" officeooo:rsid="007b46f0" officeooo:paragraph-rsid="0012811f" style:font-size-asian="11pt" style:font-size-complex="11pt"/>
    </style:style>
    <style:style style:name="P11" style:family="paragraph" style:parent-style-name="Standard">
      <style:text-properties fo:font-size="11pt" fo:language="de" fo:country="DE" officeooo:rsid="007cb4aa" officeooo:paragraph-rsid="0012811f" style:font-size-asian="11pt" style:font-size-complex="11pt"/>
    </style:style>
    <style:style style:name="P12" style:family="paragraph" style:parent-style-name="Standard">
      <style:text-properties fo:font-size="11pt" fo:language="de" fo:country="DE" officeooo:rsid="007cd337" officeooo:paragraph-rsid="0012811f" style:font-size-asian="11pt" style:font-size-complex="11pt"/>
    </style:style>
    <style:style style:name="P13" style:family="paragraph" style:parent-style-name="Standard">
      <style:text-properties fo:font-size="11pt" fo:language="de" fo:country="DE" officeooo:rsid="007d7efa" officeooo:paragraph-rsid="0012811f" style:font-size-asian="11pt" style:font-size-complex="11pt"/>
    </style:style>
    <style:style style:name="P14" style:family="paragraph" style:parent-style-name="Standard">
      <style:text-properties fo:font-size="11pt" fo:language="de" fo:country="DE" officeooo:rsid="007dc01f" officeooo:paragraph-rsid="0012811f" style:font-size-asian="11pt" style:font-size-complex="11pt"/>
    </style:style>
    <style:style style:name="P15" style:family="paragraph" style:parent-style-name="Standard">
      <style:text-properties fo:font-size="11pt" fo:language="de" fo:country="DE" officeooo:rsid="00820d7c" officeooo:paragraph-rsid="0012811f" style:font-size-asian="11pt" style:font-size-complex="11pt"/>
    </style:style>
    <style:style style:name="P16" style:family="paragraph" style:parent-style-name="Standard">
      <style:text-properties fo:font-size="11pt" fo:language="de" fo:country="DE" officeooo:rsid="00880f31" officeooo:paragraph-rsid="00144589" style:font-size-asian="11pt" style:font-size-complex="11pt"/>
    </style:style>
    <style:style style:name="P17" style:family="paragraph" style:parent-style-name="Standard">
      <style:text-properties fo:font-size="11pt" fo:language="de" fo:country="DE" officeooo:rsid="00880f31" officeooo:paragraph-rsid="002d4c43" style:font-size-asian="11pt" style:font-size-complex="11pt"/>
    </style:style>
    <style:style style:name="P18" style:family="paragraph" style:parent-style-name="Standard">
      <style:text-properties fo:font-size="11pt" fo:language="de" fo:country="DE" officeooo:rsid="008906b1" officeooo:paragraph-rsid="00144589" style:font-size-asian="11pt" style:font-size-complex="11pt"/>
    </style:style>
    <style:style style:name="P19" style:family="paragraph" style:parent-style-name="Standard">
      <style:text-properties fo:font-size="11pt" fo:language="de" fo:country="DE" officeooo:rsid="008f5fa8" officeooo:paragraph-rsid="00144589" style:font-size-asian="11pt" style:font-size-complex="11pt"/>
    </style:style>
    <style:style style:name="P20" style:family="paragraph" style:parent-style-name="Standard">
      <style:text-properties fo:font-size="11pt" fo:language="de" fo:country="DE" officeooo:rsid="0090c748" officeooo:paragraph-rsid="00144589" style:font-size-asian="11pt" style:font-size-complex="11pt"/>
    </style:style>
    <style:style style:name="P21" style:family="paragraph" style:parent-style-name="Standard">
      <style:text-properties fo:font-size="11pt" fo:language="de" fo:country="DE" officeooo:rsid="009163a7" officeooo:paragraph-rsid="00144589" style:font-size-asian="11pt" style:font-size-complex="11pt"/>
    </style:style>
    <style:style style:name="P22" style:family="paragraph" style:parent-style-name="Standard">
      <style:text-properties fo:font-size="11pt" fo:language="de" fo:country="DE" officeooo:rsid="0091a9ef" officeooo:paragraph-rsid="00144589" style:font-size-asian="11pt" style:font-size-complex="11pt"/>
    </style:style>
    <style:style style:name="P23" style:family="paragraph" style:parent-style-name="Standard">
      <style:text-properties fo:font-size="11pt" fo:language="de" fo:country="DE" officeooo:rsid="0091a9ef" officeooo:paragraph-rsid="001456fe" style:font-size-asian="11pt" style:font-size-complex="11pt"/>
    </style:style>
    <style:style style:name="P24" style:family="paragraph" style:parent-style-name="Standard">
      <style:text-properties fo:font-size="11pt" fo:language="de" fo:country="DE" officeooo:rsid="0091a9ef" officeooo:paragraph-rsid="00720986" style:font-size-asian="11pt" style:font-size-complex="11pt"/>
    </style:style>
    <style:style style:name="P25" style:family="paragraph" style:parent-style-name="Standard">
      <style:text-properties fo:font-size="11pt" fo:language="de" fo:country="DE" officeooo:rsid="00926bd9" officeooo:paragraph-rsid="001456fe" style:font-size-asian="11pt" style:font-size-complex="11pt"/>
    </style:style>
    <style:style style:name="P26" style:family="paragraph" style:parent-style-name="Standard">
      <style:text-properties fo:font-size="11pt" fo:language="de" fo:country="DE" officeooo:rsid="00934290" officeooo:paragraph-rsid="001456fe" style:font-size-asian="11pt" style:font-size-complex="11pt"/>
    </style:style>
    <style:style style:name="P27" style:family="paragraph" style:parent-style-name="Standard">
      <style:text-properties fo:font-size="11pt" fo:language="de" fo:country="DE" officeooo:rsid="00934832" officeooo:paragraph-rsid="001456fe" style:font-size-asian="11pt" style:font-size-complex="11pt"/>
    </style:style>
    <style:style style:name="P28" style:family="paragraph" style:parent-style-name="Standard">
      <style:text-properties fo:font-size="11pt" fo:language="de" fo:country="DE" officeooo:rsid="0093fb45" officeooo:paragraph-rsid="001456fe" style:font-size-asian="11pt" style:font-size-complex="11pt"/>
    </style:style>
    <style:style style:name="P29" style:family="paragraph" style:parent-style-name="Standard">
      <style:text-properties fo:font-size="11pt" fo:language="de" fo:country="DE" officeooo:rsid="009423b4" officeooo:paragraph-rsid="001456fe" style:font-size-asian="11pt" style:font-size-complex="11pt"/>
    </style:style>
    <style:style style:name="P30" style:family="paragraph" style:parent-style-name="Standard">
      <style:text-properties fo:font-size="11pt" fo:language="de" fo:country="DE" officeooo:rsid="00156bb4" officeooo:paragraph-rsid="00156bb4" style:font-size-asian="11pt" style:font-size-complex="11pt"/>
    </style:style>
    <style:style style:name="P31" style:family="paragraph" style:parent-style-name="Standard">
      <style:text-properties fo:font-size="11pt" fo:language="de" fo:country="DE" officeooo:rsid="00156bb4" officeooo:paragraph-rsid="003d3748" style:font-size-asian="11pt" style:font-size-complex="11pt"/>
    </style:style>
    <style:style style:name="P32" style:family="paragraph" style:parent-style-name="Standard">
      <style:text-properties fo:font-size="11pt" fo:language="de" fo:country="DE" officeooo:rsid="00156bb4" officeooo:paragraph-rsid="004dd594" style:font-size-asian="11pt" style:font-size-complex="11pt"/>
    </style:style>
    <style:style style:name="P33" style:family="paragraph" style:parent-style-name="Standard">
      <style:text-properties fo:font-size="11pt" fo:language="de" fo:country="DE" officeooo:rsid="00156bb4" officeooo:paragraph-rsid="005633c5" style:font-size-asian="11pt" style:font-size-complex="11pt"/>
    </style:style>
    <style:style style:name="P34" style:family="paragraph" style:parent-style-name="Standard">
      <style:text-properties fo:font-size="11pt" fo:language="de" fo:country="DE" officeooo:rsid="0014e46e" officeooo:paragraph-rsid="0014e46e" style:font-size-asian="11pt" style:font-size-complex="11pt"/>
    </style:style>
    <style:style style:name="P35" style:family="paragraph" style:parent-style-name="Standard">
      <style:text-properties fo:font-size="11pt" fo:language="de" fo:country="DE" officeooo:rsid="002f8cab" officeooo:paragraph-rsid="002f8cab" style:font-size-asian="11pt" style:font-size-complex="11pt"/>
    </style:style>
    <style:style style:name="P36" style:family="paragraph" style:parent-style-name="Standard">
      <style:text-properties fo:font-size="11pt" fo:language="de" fo:country="DE" officeooo:rsid="004b86d8" officeooo:paragraph-rsid="004b86d8" style:font-size-asian="11pt" style:font-size-complex="11pt"/>
    </style:style>
    <style:style style:name="P37" style:family="paragraph" style:parent-style-name="Standard">
      <style:text-properties fo:font-size="11pt" fo:language="de" fo:country="DE" officeooo:rsid="002c177b" officeooo:paragraph-rsid="004dd594" style:font-size-asian="11pt" style:font-size-complex="11pt"/>
    </style:style>
    <style:style style:name="P38" style:family="paragraph" style:parent-style-name="Standard">
      <style:text-properties fo:font-size="11pt" fo:language="de" fo:country="DE" officeooo:rsid="004dd594" officeooo:paragraph-rsid="004dd594" style:font-size-asian="11pt" style:font-size-complex="11pt"/>
    </style:style>
    <style:style style:name="P39" style:family="paragraph" style:parent-style-name="Standard">
      <style:text-properties fo:font-size="11pt" fo:language="de" fo:country="DE" officeooo:rsid="004e8847" officeooo:paragraph-rsid="004e8847" style:font-size-asian="11pt" style:font-size-complex="11pt"/>
    </style:style>
    <style:style style:name="P40" style:family="paragraph" style:parent-style-name="Standard">
      <style:text-properties fo:font-size="11pt" fo:language="de" fo:country="DE" officeooo:rsid="005189b2" officeooo:paragraph-rsid="005633c5" style:font-size-asian="11pt" style:font-size-complex="11pt"/>
    </style:style>
    <style:style style:name="P41" style:family="paragraph" style:parent-style-name="Standard">
      <style:text-properties fo:font-size="11pt" fo:language="de" fo:country="DE" officeooo:rsid="005189b2" officeooo:paragraph-rsid="00720986" style:font-size-asian="11pt" style:font-size-complex="11pt"/>
    </style:style>
    <style:style style:name="P42" style:family="paragraph" style:parent-style-name="Standard">
      <style:text-properties fo:font-size="11pt" fo:language="de" fo:country="DE" officeooo:rsid="003fc732" officeooo:paragraph-rsid="00648d06" style:font-size-asian="11pt" style:font-size-complex="11pt"/>
    </style:style>
    <style:style style:name="P43" style:family="paragraph" style:parent-style-name="Standard">
      <style:text-properties fo:font-size="11pt" fo:language="de" fo:country="DE" style:text-underline-style="none" officeooo:rsid="0053c45b" officeooo:paragraph-rsid="000f5b65" style:font-size-asian="11pt" style:font-size-complex="11pt"/>
    </style:style>
    <style:style style:name="P44" style:family="paragraph" style:parent-style-name="Standard">
      <style:text-properties fo:font-size="11pt" fo:language="de" fo:country="DE" style:text-underline-style="none" officeooo:rsid="0055a63f" officeooo:paragraph-rsid="000f5b65" style:font-size-asian="11pt" style:font-size-complex="11pt"/>
    </style:style>
    <style:style style:name="P45" style:family="paragraph" style:parent-style-name="Standard">
      <style:text-properties fo:font-size="11pt" fo:language="de" fo:country="DE" style:text-underline-style="none" officeooo:rsid="00584acb" officeooo:paragraph-rsid="000f5b65" style:font-size-asian="11pt" style:font-size-complex="11pt"/>
    </style:style>
    <style:style style:name="P46" style:family="paragraph" style:parent-style-name="Standard">
      <style:text-properties fo:font-size="11pt" fo:language="de" fo:country="DE" style:text-underline-style="none" officeooo:rsid="0059dd99" officeooo:paragraph-rsid="000f5b65" style:font-size-asian="11pt" style:font-size-complex="11pt"/>
    </style:style>
    <style:style style:name="P47" style:family="paragraph" style:parent-style-name="Standard">
      <style:text-properties fo:font-size="11pt" fo:language="de" fo:country="DE" style:text-underline-style="none" officeooo:rsid="005af362" officeooo:paragraph-rsid="000f5b65" style:font-size-asian="11pt" style:font-size-complex="11pt"/>
    </style:style>
    <style:style style:name="P48" style:family="paragraph" style:parent-style-name="Standard">
      <style:text-properties fo:font-size="11pt" fo:language="de" fo:country="DE" style:text-underline-style="none" officeooo:rsid="005cf1ae" officeooo:paragraph-rsid="000f5b65" style:font-size-asian="11pt" style:font-size-complex="11pt"/>
    </style:style>
    <style:style style:name="P49" style:family="paragraph" style:parent-style-name="Standard">
      <style:text-properties fo:font-size="11pt" fo:language="de" fo:country="DE" style:text-underline-style="none" officeooo:rsid="00880f31" officeooo:paragraph-rsid="00144589" fo:background-color="#fff200" style:font-size-asian="11pt" style:font-size-complex="11pt"/>
    </style:style>
    <style:style style:name="P50" style:family="paragraph" style:parent-style-name="Standard">
      <style:text-properties fo:font-size="11pt" fo:language="de" fo:country="DE" style:text-underline-style="none" officeooo:rsid="0056d439" officeooo:paragraph-rsid="007598b0" fo:background-color="transparent" style:font-size-asian="11pt" style:font-size-complex="11pt"/>
    </style:style>
    <style:style style:name="P51" style:family="paragraph" style:parent-style-name="Standard">
      <style:text-properties fo:font-size="11pt" fo:language="de" fo:country="DE" style:text-underline-style="solid" style:text-underline-width="auto" style:text-underline-color="font-color" officeooo:rsid="00749af3" officeooo:paragraph-rsid="000d6a18" fo:background-color="#00ff7f" style:font-size-asian="11pt" style:font-size-complex="11pt"/>
    </style:style>
    <style:style style:name="P52" style:family="paragraph" style:parent-style-name="Standard">
      <style:text-properties fo:font-size="11pt" fo:language="de" fo:country="DE" style:text-underline-style="solid" style:text-underline-width="auto" style:text-underline-color="font-color" officeooo:rsid="0073e946" officeooo:paragraph-rsid="0010eec5" fo:background-color="#00ff7f" style:font-size-asian="11pt" style:font-size-complex="11pt"/>
    </style:style>
    <style:style style:name="P53" style:family="paragraph" style:parent-style-name="Standard">
      <style:text-properties fo:font-size="11pt" fo:language="de" fo:country="DE" fo:font-style="normal" style:text-underline-style="solid" style:text-underline-width="auto" style:text-underline-color="font-color" officeooo:rsid="006b051e" officeooo:paragraph-rsid="0010eec5" fo:background-color="#00ff7f" style:font-size-asian="11pt" style:font-style-asian="normal" style:font-size-complex="11pt" style:font-style-complex="normal"/>
    </style:style>
    <style:style style:name="P54" style:family="paragraph" style:parent-style-name="Standard">
      <style:text-properties fo:font-size="11pt" fo:language="de" fo:country="DE" fo:font-style="normal" style:text-underline-style="solid" style:text-underline-width="auto" style:text-underline-color="font-color" officeooo:rsid="006fa870" officeooo:paragraph-rsid="0010eec5" fo:background-color="#00ff7f" style:font-size-asian="11pt" style:font-style-asian="normal" style:font-size-complex="11pt" style:font-style-complex="normal"/>
    </style:style>
    <style:style style:name="P55" style:family="paragraph" style:parent-style-name="Standard">
      <style:text-properties fo:font-size="11pt" fo:language="de" fo:country="DE" fo:font-style="normal" style:text-underline-style="none" officeooo:rsid="005e59bc" officeooo:paragraph-rsid="0010eec5" style:font-size-asian="11pt" style:font-style-asian="normal" style:font-size-complex="11pt" style:font-style-complex="normal"/>
    </style:style>
    <style:style style:name="P56" style:family="paragraph" style:parent-style-name="Standard">
      <style:text-properties fo:font-size="11pt" fo:language="de" fo:country="DE" fo:font-style="normal" style:text-underline-style="none" officeooo:rsid="005cf1ae" officeooo:paragraph-rsid="0010eec5" style:font-size-asian="11pt" style:font-style-asian="normal" style:font-size-complex="11pt" style:font-style-complex="normal"/>
    </style:style>
    <style:style style:name="P57" style:family="paragraph" style:parent-style-name="Standard">
      <style:text-properties fo:font-size="11pt" fo:language="de" fo:country="DE" fo:font-style="normal" style:text-underline-style="none" officeooo:rsid="0068d409" officeooo:paragraph-rsid="0010eec5" style:font-size-asian="11pt" style:font-style-asian="normal" style:font-size-complex="11pt" style:font-style-complex="normal"/>
    </style:style>
    <style:style style:name="P58" style:family="paragraph" style:parent-style-name="Standard">
      <style:text-properties fo:font-size="11pt" fo:language="de" fo:country="DE" fo:font-style="normal" style:text-underline-style="none" officeooo:rsid="006ab3d3" officeooo:paragraph-rsid="0010eec5" style:font-size-asian="11pt" style:font-style-asian="normal" style:font-size-complex="11pt" style:font-style-complex="normal"/>
    </style:style>
    <style:style style:name="P59" style:family="paragraph" style:parent-style-name="Standard">
      <style:text-properties fo:font-size="11pt" fo:language="de" fo:country="DE" fo:font-style="normal" style:text-underline-style="none" officeooo:rsid="006b051e" officeooo:paragraph-rsid="0010eec5" style:font-size-asian="11pt" style:font-style-asian="normal" style:font-size-complex="11pt" style:font-style-complex="normal"/>
    </style:style>
    <style:style style:name="P60" style:family="paragraph" style:parent-style-name="Standard">
      <style:text-properties fo:font-size="11pt" fo:language="de" fo:country="DE" fo:font-style="normal" style:text-underline-style="none" officeooo:rsid="006cf1a2" officeooo:paragraph-rsid="0010eec5" style:font-size-asian="11pt" style:font-style-asian="normal" style:font-size-complex="11pt" style:font-style-complex="normal"/>
    </style:style>
    <style:style style:name="P61" style:family="paragraph" style:parent-style-name="Standard">
      <style:text-properties fo:font-size="11pt" fo:language="de" fo:country="DE" fo:font-style="normal" style:text-underline-style="none" officeooo:rsid="006df7bd" officeooo:paragraph-rsid="0010eec5" style:font-size-asian="11pt" style:font-style-asian="normal" style:font-size-complex="11pt" style:font-style-complex="normal"/>
    </style:style>
    <style:style style:name="P62" style:family="paragraph" style:parent-style-name="Standard">
      <style:text-properties fo:font-size="11pt" fo:language="de" fo:country="DE" fo:font-style="normal" style:text-underline-style="none" officeooo:rsid="006e6aeb" officeooo:paragraph-rsid="0010eec5" style:font-size-asian="11pt" style:font-style-asian="normal" style:font-size-complex="11pt" style:font-style-complex="normal"/>
    </style:style>
    <style:style style:name="P63" style:family="paragraph" style:parent-style-name="Standard">
      <style:text-properties fo:font-size="11pt" fo:language="de" fo:country="DE" fo:font-style="normal" style:text-underline-style="none" officeooo:rsid="006e8d4b" officeooo:paragraph-rsid="0010eec5" style:font-size-asian="11pt" style:font-style-asian="normal" style:font-size-complex="11pt" style:font-style-complex="normal"/>
    </style:style>
    <style:style style:name="P64" style:family="paragraph" style:parent-style-name="Standard">
      <style:text-properties fo:font-size="11pt" fo:language="de" fo:country="DE" fo:font-style="normal" style:text-underline-style="none" officeooo:rsid="006fa870" officeooo:paragraph-rsid="0010eec5" fo:background-color="transparent" style:font-size-asian="11pt" style:font-style-asian="normal" style:font-size-complex="11pt" style:font-style-complex="normal"/>
    </style:style>
    <style:style style:name="P65" style:family="paragraph" style:parent-style-name="Standard">
      <style:text-properties fo:font-size="11pt" fo:language="de" fo:country="DE" fo:font-style="normal" style:text-underline-style="none" officeooo:rsid="007115da" officeooo:paragraph-rsid="0010eec5" fo:background-color="transparent" style:font-size-asian="11pt" style:font-style-asian="normal" style:font-size-complex="11pt" style:font-style-complex="normal"/>
    </style:style>
    <style:style style:name="P66" style:family="paragraph" style:parent-style-name="Standard">
      <style:text-properties fo:font-size="11pt" fo:language="de" fo:country="DE" fo:font-style="italic" style:text-underline-style="none" officeooo:rsid="00584acb" officeooo:paragraph-rsid="000f5b65" style:font-size-asian="11pt" style:font-style-asian="italic" style:font-size-complex="11pt" style:font-style-complex="italic"/>
    </style:style>
    <style:style style:name="P67" style:family="paragraph" style:parent-style-name="Standard">
      <style:text-properties fo:font-size="11pt" fo:language="de" fo:country="DE" fo:font-style="italic" style:text-underline-style="none" officeooo:rsid="005af362" officeooo:paragraph-rsid="000f5b65" style:font-size-asian="11pt" style:font-style-asian="italic" style:font-size-complex="11pt" style:font-style-complex="italic"/>
    </style:style>
    <style:style style:name="P68" style:family="paragraph" style:parent-style-name="Standard">
      <style:text-properties fo:font-size="11pt" fo:language="de" fo:country="DE" fo:font-style="italic" style:text-underline-style="none" officeooo:rsid="005cf1ae" officeooo:paragraph-rsid="000f5b65" style:font-size-asian="11pt" style:font-style-asian="italic" style:font-size-complex="11pt" style:font-style-complex="italic"/>
    </style:style>
    <style:style style:name="P69" style:family="paragraph" style:parent-style-name="Standard">
      <style:text-properties fo:font-size="11pt" fo:language="de" fo:country="DE" fo:font-style="italic" style:text-underline-style="none" officeooo:rsid="005e59bc" officeooo:paragraph-rsid="0010eec5" style:font-size-asian="11pt" style:font-style-asian="italic" style:font-size-complex="11pt" style:font-style-complex="italic"/>
    </style:style>
    <style:style style:name="P70" style:family="paragraph" style:parent-style-name="Standard">
      <style:text-properties fo:font-size="11pt" fo:language="de" fo:country="DE" officeooo:rsid="00880f31" officeooo:paragraph-rsid="00144589" fo:background-color="#fff200" style:font-size-asian="11pt" style:font-size-complex="11pt"/>
    </style:style>
    <style:style style:name="P71" style:family="paragraph" style:parent-style-name="Standard">
      <style:text-properties fo:language="de" fo:country="DE"/>
    </style:style>
    <style:style style:name="P72" style:family="paragraph" style:parent-style-name="Standard">
      <style:text-properties fo:language="de" fo:country="DE" officeooo:paragraph-rsid="0010eec5"/>
    </style:style>
    <style:style style:name="P73" style:family="paragraph" style:parent-style-name="Standard">
      <style:text-properties fo:language="de" fo:country="DE" officeooo:rsid="0014e46e" officeooo:paragraph-rsid="0014e46e"/>
    </style:style>
    <style:style style:name="P74" style:family="paragraph" style:parent-style-name="Standard">
      <style:text-properties fo:language="de" fo:country="DE" officeooo:paragraph-rsid="00172908"/>
    </style:style>
    <style:style style:name="P75" style:family="paragraph" style:parent-style-name="Standard">
      <style:text-properties fo:language="de" fo:country="DE" officeooo:rsid="00172908" officeooo:paragraph-rsid="00172908"/>
    </style:style>
    <style:style style:name="P76" style:family="paragraph" style:parent-style-name="Standard">
      <style:text-properties fo:language="de" fo:country="DE" officeooo:rsid="00156bb4" officeooo:paragraph-rsid="00172908"/>
    </style:style>
    <style:style style:name="P77" style:family="paragraph" style:parent-style-name="Standard">
      <style:text-properties fo:language="de" fo:country="DE" officeooo:rsid="00159a66" officeooo:paragraph-rsid="00159a66"/>
    </style:style>
    <style:style style:name="P78" style:family="paragraph" style:parent-style-name="Standard">
      <style:text-properties fo:language="de" fo:country="DE" officeooo:rsid="0014a509" officeooo:paragraph-rsid="0014a509"/>
    </style:style>
    <style:style style:name="P79" style:family="paragraph" style:parent-style-name="Standard">
      <style:text-properties fo:language="de" fo:country="DE" officeooo:rsid="00383a19" officeooo:paragraph-rsid="00383a19"/>
    </style:style>
    <style:style style:name="P80" style:family="paragraph" style:parent-style-name="Standard">
      <style:text-properties fo:language="de" fo:country="DE" officeooo:rsid="0051fe21" officeooo:paragraph-rsid="0051fe21"/>
    </style:style>
    <style:style style:name="P81" style:family="paragraph" style:parent-style-name="Standard">
      <style:text-properties fo:language="de" fo:country="DE" officeooo:rsid="0052cbf0" officeooo:paragraph-rsid="0052cbf0"/>
    </style:style>
    <style:style style:name="P82" style:family="paragraph" style:parent-style-name="Standard">
      <style:text-properties fo:language="de" fo:country="DE" officeooo:rsid="0052cbf0" officeooo:paragraph-rsid="0054b849"/>
    </style:style>
    <style:style style:name="P83" style:family="paragraph" style:parent-style-name="Standard">
      <style:text-properties fo:language="de" fo:country="DE" officeooo:rsid="0054b849" officeooo:paragraph-rsid="0054b849"/>
    </style:style>
    <style:style style:name="P84" style:family="paragraph" style:parent-style-name="Standard">
      <style:text-properties fo:language="de" fo:country="DE" fo:font-style="normal" officeooo:rsid="0054b849" officeooo:paragraph-rsid="0054b849" style:font-style-asian="normal" style:font-style-complex="normal"/>
    </style:style>
    <style:style style:name="P85" style:family="paragraph" style:parent-style-name="Standard">
      <style:text-properties fo:language="de" fo:country="DE" fo:font-style="italic" officeooo:rsid="0018e8ce" officeooo:paragraph-rsid="005d9798" style:font-style-asian="italic" style:font-style-complex="italic"/>
    </style:style>
    <style:style style:name="P86" style:family="paragraph" style:parent-style-name="Standard">
      <style:text-properties fo:font-size="13pt" fo:language="de" fo:country="DE" fo:font-weight="bold" officeooo:rsid="0076868c" officeooo:paragraph-rsid="0012811f" style:font-size-asian="13pt" style:font-weight-asian="bold" style:font-size-complex="13pt" style:font-weight-complex="bold"/>
    </style:style>
    <style:style style:name="P87" style:family="paragraph" style:parent-style-name="Standard">
      <style:text-properties fo:font-size="13pt" fo:language="de" fo:country="DE" fo:font-weight="bold" officeooo:rsid="00749af3" officeooo:paragraph-rsid="000d6a18" style:font-size-asian="13pt" style:font-weight-asian="bold" style:font-size-complex="13pt" style:font-weight-complex="bold"/>
    </style:style>
    <style:style style:name="P88" style:family="paragraph" style:parent-style-name="Standard">
      <style:text-properties fo:font-size="12pt" fo:language="de" fo:country="DE" officeooo:rsid="00214c12" officeooo:paragraph-rsid="000d6a18" style:font-size-asian="12pt" style:font-size-complex="12pt"/>
    </style:style>
    <style:style style:name="P89" style:family="paragraph" style:parent-style-name="Standard">
      <style:text-properties fo:font-size="10pt" fo:language="de" fo:country="DE" officeooo:rsid="00214c12" officeooo:paragraph-rsid="000d6a18" style:font-size-asian="10pt" style:font-size-complex="10pt"/>
    </style:style>
    <style:style style:name="P90" style:family="paragraph" style:parent-style-name="Standard">
      <style:text-properties fo:font-size="10pt" fo:language="de" fo:country="DE" officeooo:rsid="0077bd04" officeooo:paragraph-rsid="0010eec5" style:font-size-asian="10pt" style:font-size-complex="10pt"/>
    </style:style>
    <style:style style:name="P91" style:family="paragraph" style:parent-style-name="Standard">
      <style:text-properties fo:font-size="10pt" fo:language="de" fo:country="DE" officeooo:rsid="0012811f" officeooo:paragraph-rsid="0012811f" style:font-size-asian="10pt" style:font-size-complex="10pt"/>
    </style:style>
    <style:style style:name="P92" style:family="paragraph" style:parent-style-name="Standard">
      <style:text-properties fo:font-size="10pt" fo:language="de" fo:country="DE" fo:font-style="normal" style:text-underline-style="none" officeooo:rsid="006b051e" officeooo:paragraph-rsid="0010eec5" style:font-size-asian="10pt" style:font-style-asian="normal" style:font-size-complex="10pt" style:font-style-complex="normal"/>
    </style:style>
    <style:style style:name="P93" style:family="paragraph" style:parent-style-name="Standard">
      <style:text-properties fo:font-size="10pt" fo:language="de" fo:country="DE" fo:font-style="normal" style:text-underline-style="none" officeooo:rsid="007115da" officeooo:paragraph-rsid="0010eec5" fo:background-color="transparent" style:font-size-asian="10pt" style:font-style-asian="normal" style:font-size-complex="10pt" style:font-style-complex="normal"/>
    </style:style>
    <style:style style:name="P94" style:family="paragraph" style:parent-style-name="Standard">
      <style:paragraph-properties fo:text-align="center" style:justify-single-word="false"/>
      <style:text-properties fo:color="#000040" fo:font-size="11pt" fo:language="de" fo:country="DE" officeooo:rsid="007ff541" officeooo:paragraph-rsid="0012811f" fo:background-color="transparent" style:font-size-asian="11pt" style:font-size-complex="11pt"/>
    </style:style>
    <style:style style:name="P95" style:family="paragraph" style:parent-style-name="Standard">
      <loext:graphic-properties draw:fill="solid" draw:fill-color="#ffffff" draw:opacity="100%"/>
      <style:paragraph-properties fo:text-align="center" style:justify-single-word="false" fo:background-color="#ffffff"/>
      <style:text-properties fo:color="#000040" fo:font-size="11pt" fo:language="de" fo:country="DE" officeooo:rsid="00440946" officeooo:paragraph-rsid="0012811f" fo:background-color="transparent" style:font-size-asian="11pt" style:font-size-complex="11pt"/>
    </style:style>
    <style:style style:name="P96" style:family="paragraph" style:parent-style-name="Standard">
      <style:text-properties fo:color="#ed1c24" fo:font-size="11pt" fo:language="de" fo:country="DE" officeooo:rsid="00926bd9" officeooo:paragraph-rsid="001456fe" style:font-size-asian="11pt" style:font-size-complex="11pt"/>
    </style:style>
    <style:style style:name="P97" style:family="paragraph" style:parent-style-name="Standard">
      <style:text-properties fo:color="#ed1c24" fo:font-size="11pt" fo:language="de" fo:country="DE" officeooo:rsid="0093fb45" officeooo:paragraph-rsid="001456fe" style:font-size-asian="11pt" style:font-size-complex="11pt"/>
    </style:style>
    <style:style style:name="P98" style:family="paragraph" style:parent-style-name="Standard">
      <style:text-properties fo:color="#ed1c24" fo:font-size="11pt" fo:language="de" fo:country="DE" officeooo:rsid="009423b4" officeooo:paragraph-rsid="001456fe" style:font-size-asian="11pt" style:font-size-complex="11pt"/>
    </style:style>
    <style:style style:name="P99" style:family="paragraph" style:parent-style-name="Standard">
      <style:text-properties fo:color="#000000" fo:font-size="11pt" fo:language="de" fo:country="DE" officeooo:rsid="0014e46e" officeooo:paragraph-rsid="0014e46e" style:font-size-asian="11pt" style:font-size-complex="11pt"/>
    </style:style>
    <style:style style:name="P10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officeooo:rsid="0053c45b" officeooo:paragraph-rsid="00648d0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de" fo:country="DE" fo:font-style="italic" fo:text-shadow="none" style:text-underline-style="none" fo:font-weight="normal" officeooo:rsid="0053c45b" officeooo:paragraph-rsid="00648d06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102" style:family="paragraph" style:parent-style-name="Standard">
      <style:text-properties fo:color="#00a65d" fo:language="de" fo:country="DE" officeooo:rsid="00159a66" officeooo:paragraph-rsid="00159a66"/>
    </style:style>
    <style:style style:name="P103" style:family="paragraph" style:parent-style-name="Standard">
      <style:text-properties fo:color="#ce181e" fo:font-size="11pt" fo:language="de" fo:country="DE" officeooo:rsid="0014e46e" officeooo:paragraph-rsid="0014e46e" style:font-size-asian="11pt" style:font-size-complex="11pt"/>
    </style:style>
    <style:style style:name="P104" style:family="paragraph" style:parent-style-name="Standard">
      <style:paragraph-properties fo:text-align="center" style:justify-single-word="false"/>
      <style:text-properties officeooo:rsid="001bc2d3" officeooo:paragraph-rsid="001bc2d3"/>
    </style:style>
    <style:style style:name="P105" style:family="paragraph" style:parent-style-name="Standard">
      <style:text-properties officeooo:paragraph-rsid="00383a19"/>
    </style:style>
    <style:style style:name="P106" style:family="paragraph" style:parent-style-name="Standard">
      <style:text-properties officeooo:rsid="003d3748" officeooo:paragraph-rsid="003d3748"/>
    </style:style>
    <style:style style:name="P107" style:family="paragraph" style:parent-style-name="Standard">
      <style:text-properties officeooo:rsid="003d3748" officeooo:paragraph-rsid="00720986"/>
    </style:style>
    <style:style style:name="P108" style:family="paragraph" style:parent-style-name="Standard">
      <style:text-properties officeooo:rsid="003d37a0" officeooo:paragraph-rsid="003d37a0"/>
    </style:style>
    <style:style style:name="P109" style:family="paragraph" style:parent-style-name="Standard">
      <style:text-properties officeooo:rsid="003e034d" officeooo:paragraph-rsid="003e034d"/>
    </style:style>
    <style:style style:name="P110" style:family="paragraph" style:parent-style-name="Standard">
      <style:text-properties officeooo:paragraph-rsid="00441f8e"/>
    </style:style>
    <style:style style:name="P111" style:family="paragraph" style:parent-style-name="Standard">
      <style:text-properties officeooo:paragraph-rsid="00468e95"/>
    </style:style>
    <style:style style:name="P112" style:family="paragraph" style:parent-style-name="Standard">
      <style:text-properties officeooo:rsid="00468e95" officeooo:paragraph-rsid="00468e95"/>
    </style:style>
    <style:style style:name="P113" style:family="paragraph" style:parent-style-name="Standard">
      <style:text-properties officeooo:paragraph-rsid="004e8847"/>
    </style:style>
    <style:style style:name="P114" style:family="paragraph" style:parent-style-name="Standard">
      <style:text-properties officeooo:rsid="004eb47d" officeooo:paragraph-rsid="004eb47d"/>
    </style:style>
    <style:style style:name="P115" style:family="paragraph" style:parent-style-name="Standard">
      <style:text-properties officeooo:paragraph-rsid="005d9798"/>
    </style:style>
    <style:style style:name="P116" style:family="paragraph" style:parent-style-name="Standard">
      <style:text-properties officeooo:rsid="001579e1" officeooo:paragraph-rsid="005d9798"/>
    </style:style>
    <style:style style:name="P117" style:family="paragraph" style:parent-style-name="Standard">
      <style:paragraph-properties fo:text-align="center" style:justify-single-word="false"/>
      <style:text-properties officeooo:rsid="0064124e" officeooo:paragraph-rsid="00648d06"/>
    </style:style>
    <style:style style:name="P118" style:family="paragraph" style:parent-style-name="Table_20_Contents">
      <style:text-properties fo:font-size="10pt" fo:language="de" fo:country="DE" officeooo:rsid="003869b4" officeooo:paragraph-rsid="000d6a18" style:font-size-asian="10pt" style:font-size-complex="10pt"/>
    </style:style>
    <style:style style:name="P119" style:family="paragraph" style:parent-style-name="Table_20_Contents">
      <style:text-properties fo:font-size="10pt" fo:language="de" fo:country="DE" officeooo:paragraph-rsid="000d6a18" style:font-size-asian="10pt" style:font-size-complex="10pt"/>
    </style:style>
    <style:style style:name="P120" style:family="paragraph" style:parent-style-name="Table_20_Contents">
      <style:text-properties fo:font-size="10pt" fo:language="de" fo:country="DE" officeooo:rsid="00250cb1" officeooo:paragraph-rsid="000d6a18" style:font-size-asian="10pt" style:font-size-complex="10pt"/>
    </style:style>
    <style:style style:name="P121" style:family="paragraph" style:parent-style-name="Table_20_Contents">
      <style:text-properties fo:font-size="10pt" fo:language="de" fo:country="DE" officeooo:rsid="00253880" officeooo:paragraph-rsid="000d6a18" style:font-size-asian="10pt" style:font-size-complex="10pt"/>
    </style:style>
    <style:style style:name="P122" style:family="paragraph" style:parent-style-name="Table_20_Contents">
      <style:text-properties fo:font-size="10pt" fo:language="de" fo:country="DE" officeooo:rsid="00255a84" officeooo:paragraph-rsid="000d6a18" style:font-size-asian="10pt" style:font-size-complex="10pt"/>
    </style:style>
    <style:style style:name="P123" style:family="paragraph" style:parent-style-name="Table_20_Contents">
      <style:text-properties fo:font-size="10pt" fo:language="de" fo:country="DE" officeooo:rsid="00214c12" officeooo:paragraph-rsid="000d6a18" style:font-size-asian="10pt" style:font-size-complex="10pt"/>
    </style:style>
    <style:style style:name="P124" style:family="paragraph" style:parent-style-name="Table_20_Contents">
      <style:text-properties fo:font-size="10pt" fo:language="de" fo:country="DE" officeooo:rsid="0022556c" officeooo:paragraph-rsid="000d6a18" style:font-size-asian="10pt" style:font-size-complex="10pt"/>
    </style:style>
    <style:style style:name="P125" style:family="paragraph" style:parent-style-name="Table_20_Contents">
      <style:text-properties fo:font-size="10pt" fo:language="de" fo:country="DE" officeooo:rsid="002503e6" officeooo:paragraph-rsid="000d6a18" style:font-size-asian="10pt" style:font-size-complex="10pt"/>
    </style:style>
    <style:style style:name="P126" style:family="paragraph" style:parent-style-name="Table_20_Contents">
      <style:text-properties fo:font-size="10pt" fo:language="de" fo:country="DE" officeooo:rsid="00273213" officeooo:paragraph-rsid="000d6a18" style:font-size-asian="10pt" style:font-size-complex="10pt"/>
    </style:style>
    <style:style style:name="P127" style:family="paragraph" style:parent-style-name="Table_20_Contents">
      <style:text-properties fo:font-size="10pt" fo:language="de" fo:country="DE" officeooo:rsid="0029c6da" officeooo:paragraph-rsid="000d6a18" style:font-size-asian="10pt" style:font-size-complex="10pt"/>
    </style:style>
    <style:style style:name="P128" style:family="paragraph" style:parent-style-name="Table_20_Contents">
      <style:text-properties fo:font-size="10pt" fo:language="de" fo:country="DE" officeooo:rsid="0030b5f0" officeooo:paragraph-rsid="000d6a18" style:font-size-asian="10pt" style:font-size-complex="10pt"/>
    </style:style>
    <style:style style:name="P129" style:family="paragraph" style:parent-style-name="Table_20_Contents">
      <style:text-properties fo:font-size="10pt" fo:language="de" fo:country="DE" officeooo:rsid="00316905" officeooo:paragraph-rsid="000d6a18" style:font-size-asian="10pt" style:font-size-complex="10pt"/>
    </style:style>
    <style:style style:name="P130" style:family="paragraph" style:parent-style-name="Table_20_Contents">
      <style:text-properties fo:font-size="10pt" fo:language="de" fo:country="DE" officeooo:rsid="006729e9" officeooo:paragraph-rsid="0010eec5" style:font-size-asian="10pt" style:font-size-complex="10pt"/>
    </style:style>
    <style:style style:name="P131" style:family="paragraph" style:parent-style-name="Table_20_Contents">
      <style:text-properties fo:font-size="10pt" fo:language="de" fo:country="DE" officeooo:rsid="00610ab0" officeooo:paragraph-rsid="0010eec5" style:font-size-asian="10pt" style:font-size-complex="10pt"/>
    </style:style>
    <style:style style:name="P132" style:family="paragraph" style:parent-style-name="Table_20_Contents">
      <style:text-properties fo:font-size="10pt" fo:language="de" fo:country="DE" officeooo:rsid="00600e6e" officeooo:paragraph-rsid="0010eec5" style:font-size-asian="10pt" style:font-size-complex="10pt"/>
    </style:style>
    <style:style style:name="P133" style:family="paragraph" style:parent-style-name="Table_20_Contents">
      <style:text-properties fo:font-size="10pt" fo:language="de" fo:country="DE" officeooo:rsid="006898ef" officeooo:paragraph-rsid="0010eec5" style:font-size-asian="10pt" style:font-size-complex="10pt"/>
    </style:style>
    <style:style style:name="P134" style:family="paragraph" style:parent-style-name="Table_20_Contents">
      <style:text-properties fo:font-size="10pt" fo:language="de" fo:country="DE" officeooo:rsid="00624cbc" officeooo:paragraph-rsid="0010eec5" style:font-size-asian="10pt" style:font-size-complex="10pt"/>
    </style:style>
    <style:style style:name="P135" style:family="paragraph" style:parent-style-name="Table_20_Contents">
      <style:text-properties fo:font-size="10pt" fo:language="de" fo:country="DE" officeooo:rsid="0065b915" officeooo:paragraph-rsid="0010eec5" style:font-size-asian="10pt" style:font-size-complex="10pt"/>
    </style:style>
    <style:style style:name="P136" style:family="paragraph" style:parent-style-name="Table_20_Contents">
      <style:text-properties fo:font-size="10pt" fo:language="de" fo:country="DE" officeooo:rsid="0077bd04" officeooo:paragraph-rsid="0010eec5" style:font-size-asian="10pt" style:font-size-complex="10pt"/>
    </style:style>
    <style:style style:name="P137" style:family="paragraph" style:parent-style-name="Table_20_Contents">
      <style:text-properties fo:font-size="10pt" fo:language="de" fo:country="DE" officeooo:rsid="00796ae3" officeooo:paragraph-rsid="0010eec5" style:font-size-asian="10pt" style:font-size-complex="10pt"/>
    </style:style>
    <style:style style:name="P138" style:family="paragraph" style:parent-style-name="Table_20_Contents">
      <style:paragraph-properties fo:text-align="center" style:justify-single-word="false"/>
      <style:text-properties fo:font-size="10pt" fo:language="de" fo:country="DE" fo:font-weight="normal" officeooo:rsid="001f081e" officeooo:paragraph-rsid="000d6a18" style:font-size-asian="10pt" style:font-weight-asian="normal" style:font-size-complex="10pt" style:font-weight-complex="normal"/>
    </style:style>
    <style:style style:name="P139" style:family="paragraph" style:parent-style-name="Table_20_Contents">
      <style:text-properties fo:color="#f39c1f" fo:font-size="12pt" fo:language="de" fo:country="DE" fo:font-style="italic" officeooo:rsid="00273213" officeooo:paragraph-rsid="000d6a18" style:font-size-asian="12pt" style:font-style-asian="italic" style:font-size-complex="12pt" style:font-style-complex="italic"/>
    </style:style>
    <style:style style:name="P140" style:family="paragraph" style:parent-style-name="Table_20_Contents">
      <style:text-properties fo:color="#f39c1f" fo:font-size="12pt" fo:language="de" fo:country="DE" fo:font-style="italic" officeooo:rsid="00283eef" officeooo:paragraph-rsid="000d6a18" style:font-size-asian="12pt" style:font-style-asian="italic" style:font-size-complex="12pt" style:font-style-complex="italic"/>
    </style:style>
    <style:style style:name="P141" style:family="paragraph" style:parent-style-name="Table_20_Contents">
      <style:text-properties fo:color="#f39c1f" fo:font-size="12pt" fo:language="de" fo:country="DE" fo:font-style="italic" officeooo:rsid="00214c12" officeooo:paragraph-rsid="000d6a18" style:font-size-asian="12pt" style:font-style-asian="italic" style:font-size-complex="12pt" style:font-style-complex="italic"/>
    </style:style>
    <style:style style:name="P142" style:family="paragraph" style:parent-style-name="Table_20_Contents">
      <style:text-properties fo:color="#f39c1f" fo:font-size="12pt" fo:language="de" fo:country="DE" fo:font-style="italic" officeooo:rsid="00250cb1" officeooo:paragraph-rsid="000d6a18" style:font-size-asian="12pt" style:font-style-asian="italic" style:font-size-complex="12pt" style:font-style-complex="italic"/>
    </style:style>
    <style:style style:name="P143" style:family="paragraph" style:parent-style-name="Table_20_Contents">
      <style:text-properties fo:color="#f39c1f" fo:font-size="12pt" fo:language="de" fo:country="DE" fo:font-style="italic" officeooo:rsid="0025cc0e" officeooo:paragraph-rsid="000d6a18" style:font-size-asian="12pt" style:font-style-asian="italic" style:font-size-complex="12pt" style:font-style-complex="italic"/>
    </style:style>
    <style:style style:name="P144" style:family="paragraph" style:parent-style-name="Table_20_Contents">
      <style:text-properties fo:color="#f39c1f" fo:font-size="12pt" fo:language="de" fo:country="DE" fo:font-style="italic" officeooo:rsid="001f081e" officeooo:paragraph-rsid="000d6a18" style:font-size-asian="12pt" style:font-style-asian="italic" style:font-size-complex="12pt" style:font-style-complex="italic"/>
    </style:style>
    <style:style style:name="P145" style:family="paragraph" style:parent-style-name="Table_20_Contents">
      <style:text-properties fo:color="#f39c1f" fo:font-size="12pt" fo:language="de" fo:country="DE" officeooo:rsid="00283eef" officeooo:paragraph-rsid="000d6a18" style:font-size-asian="12pt" style:font-size-complex="12pt"/>
    </style:style>
    <style:style style:name="P146" style:family="paragraph" style:parent-style-name="Table_20_Contents">
      <style:text-properties fo:color="#f39c1f" fo:font-size="11pt" fo:language="de" fo:country="DE" officeooo:rsid="00316905" officeooo:paragraph-rsid="000d6a18" style:font-size-asian="11pt" style:font-size-complex="11pt"/>
    </style:style>
    <style:style style:name="P147" style:family="paragraph" style:parent-style-name="Table_20_Contents">
      <style:text-properties fo:color="#f39c1f" fo:font-size="11pt" fo:language="de" fo:country="DE" officeooo:rsid="0032440f" officeooo:paragraph-rsid="000d6a18" style:font-size-asian="11pt" style:font-size-complex="11pt"/>
    </style:style>
    <style:style style:name="P148" style:family="paragraph" style:parent-style-name="Table_20_Contents">
      <style:text-properties fo:color="#f39c1f" fo:font-size="11pt" fo:language="de" fo:country="DE" officeooo:rsid="0032a565" officeooo:paragraph-rsid="000d6a18" style:font-size-asian="11pt" style:font-size-complex="11pt"/>
    </style:style>
    <style:style style:name="P149" style:family="paragraph" style:parent-style-name="Table_20_Contents">
      <style:text-properties fo:font-size="12pt" fo:language="de" fo:country="DE" officeooo:rsid="00273213" officeooo:paragraph-rsid="000d6a18" style:font-size-asian="12pt" style:font-size-complex="12pt"/>
    </style:style>
    <style:style style:name="P150" style:family="paragraph" style:parent-style-name="Table_20_Contents">
      <style:text-properties fo:font-size="12pt" fo:language="de" fo:country="DE" officeooo:rsid="00283eef" officeooo:paragraph-rsid="000d6a18" style:font-size-asian="12pt" style:font-size-complex="12pt"/>
    </style:style>
    <style:style style:name="P151" style:family="paragraph" style:parent-style-name="Table_20_Contents">
      <style:text-properties fo:font-size="12pt" fo:language="de" fo:country="DE" officeooo:rsid="00214c12" officeooo:paragraph-rsid="000d6a18" style:font-size-asian="12pt" style:font-size-complex="12pt"/>
    </style:style>
    <style:style style:name="P152" style:family="paragraph" style:parent-style-name="Table_20_Contents">
      <style:text-properties fo:font-size="12pt" fo:language="de" fo:country="DE" officeooo:paragraph-rsid="000d6a18" style:font-size-asian="12pt" style:font-size-complex="12pt"/>
    </style:style>
    <style:style style:name="P153" style:family="paragraph" style:parent-style-name="Table_20_Contents">
      <style:text-properties fo:font-size="12pt" fo:language="de" fo:country="DE" officeooo:rsid="001f081e" officeooo:paragraph-rsid="000d6a18" style:font-size-asian="12pt" style:font-size-complex="12pt"/>
    </style:style>
    <style:style style:name="P154" style:family="paragraph" style:parent-style-name="Table_20_Contents">
      <style:text-properties fo:font-size="12pt" fo:language="de" fo:country="DE" officeooo:rsid="00250cb1" officeooo:paragraph-rsid="000d6a18" style:font-size-asian="12pt" style:font-size-complex="12pt"/>
    </style:style>
    <style:style style:name="P155" style:family="paragraph" style:parent-style-name="Table_20_Contents">
      <style:text-properties fo:font-size="12pt" fo:language="de" fo:country="DE" officeooo:rsid="00253880" officeooo:paragraph-rsid="000d6a18" style:font-size-asian="12pt" style:font-size-complex="12pt"/>
    </style:style>
    <style:style style:name="P156" style:family="paragraph" style:parent-style-name="Table_20_Contents">
      <style:text-properties fo:font-size="12pt" fo:language="de" fo:country="DE" officeooo:rsid="00204ec2" officeooo:paragraph-rsid="000d6a18" style:font-size-asian="12pt" style:font-size-complex="12pt"/>
    </style:style>
    <style:style style:name="P157" style:family="paragraph" style:parent-style-name="Table_20_Contents">
      <style:text-properties fo:font-size="12pt" fo:language="de" fo:country="DE" officeooo:rsid="002fa462" officeooo:paragraph-rsid="000d6a18" style:font-size-asian="12pt" style:font-size-complex="12pt"/>
    </style:style>
    <style:style style:name="P158" style:family="paragraph" style:parent-style-name="Table_20_Contents">
      <style:text-properties fo:font-size="8pt" fo:language="de" fo:country="DE" officeooo:rsid="00283eef" officeooo:paragraph-rsid="000d6a18" style:font-size-asian="8pt" style:font-size-complex="8pt"/>
    </style:style>
    <style:style style:name="P159" style:family="paragraph" style:parent-style-name="Table_20_Contents">
      <style:text-properties fo:font-size="8pt" fo:language="de" fo:country="DE" officeooo:rsid="00214c12" officeooo:paragraph-rsid="000d6a18" style:font-size-asian="8pt" style:font-size-complex="8pt"/>
    </style:style>
    <style:style style:name="P160" style:family="paragraph" style:parent-style-name="Table_20_Contents">
      <style:text-properties fo:font-size="8pt" fo:language="de" fo:country="DE" officeooo:rsid="00250cb1" officeooo:paragraph-rsid="000d6a18" style:font-size-asian="8pt" style:font-size-complex="8pt"/>
    </style:style>
    <style:style style:name="P161" style:family="paragraph" style:parent-style-name="Table_20_Contents">
      <style:text-properties fo:font-size="8pt" fo:language="de" fo:country="DE" officeooo:rsid="00253880" officeooo:paragraph-rsid="000d6a18" style:font-size-asian="8pt" style:font-size-complex="8pt"/>
    </style:style>
    <style:style style:name="P162" style:family="paragraph" style:parent-style-name="Table_20_Contents">
      <style:text-properties fo:font-size="8pt" fo:language="de" fo:country="DE" officeooo:rsid="00273213" officeooo:paragraph-rsid="000d6a18" style:font-size-asian="8pt" style:font-size-complex="8pt"/>
    </style:style>
    <style:style style:name="P163" style:family="paragraph" style:parent-style-name="Table_20_Contents">
      <style:text-properties fo:font-size="8pt" fo:language="de" fo:country="DE" officeooo:rsid="0025cc0e" officeooo:paragraph-rsid="000d6a18" style:font-size-asian="8pt" style:font-size-complex="8pt"/>
    </style:style>
    <style:style style:name="P164" style:family="paragraph" style:parent-style-name="Table_20_Contents">
      <style:text-properties fo:font-size="11pt" fo:language="de" fo:country="DE" officeooo:rsid="0048c52c" officeooo:paragraph-rsid="0012811f" style:font-size-asian="11pt" style:font-size-complex="11pt"/>
    </style:style>
    <style:style style:name="P165" style:family="paragraph" style:parent-style-name="Table_20_Contents">
      <style:paragraph-properties fo:text-align="center" style:justify-single-word="false"/>
      <style:text-properties fo:font-size="11pt" fo:language="de" fo:country="DE" officeooo:rsid="004a2de1" officeooo:paragraph-rsid="0012811f" style:font-size-asian="11pt" style:font-size-complex="11pt"/>
    </style:style>
    <style:style style:name="P166" style:family="paragraph" style:parent-style-name="Table_20_Contents">
      <style:text-properties fo:font-size="11pt" fo:language="de" fo:country="DE" officeooo:rsid="004bd700" officeooo:paragraph-rsid="0012811f" style:font-size-asian="11pt" style:font-size-complex="11pt"/>
    </style:style>
    <style:style style:name="P167" style:family="paragraph" style:parent-style-name="Table_20_Contents">
      <style:paragraph-properties fo:text-align="center" style:justify-single-word="false"/>
      <style:text-properties fo:font-size="11pt" fo:language="de" fo:country="DE" officeooo:rsid="004030e3" officeooo:paragraph-rsid="0012811f" style:font-size-asian="11pt" style:font-size-complex="11pt"/>
    </style:style>
    <style:style style:name="P168" style:family="paragraph" style:parent-style-name="Table_20_Contents">
      <style:text-properties fo:font-size="11pt" fo:language="de" fo:country="DE" officeooo:rsid="004030e3" officeooo:paragraph-rsid="0012811f" style:font-size-asian="11pt" style:font-size-complex="11pt"/>
    </style:style>
    <style:style style:name="P169" style:family="paragraph" style:parent-style-name="Table_20_Contents">
      <style:paragraph-properties fo:text-align="center" style:justify-single-word="false"/>
      <style:text-properties fo:font-size="11pt" fo:language="de" fo:country="DE" officeooo:rsid="00440946" officeooo:paragraph-rsid="0012811f" style:font-size-asian="11pt" style:font-size-complex="11pt"/>
    </style:style>
    <style:style style:name="P170" style:family="paragraph" style:parent-style-name="Table_20_Contents">
      <loext:graphic-properties draw:fill="solid" draw:fill-color="#2cee0e" draw:opacity="100%"/>
      <style:paragraph-properties fo:text-align="center" style:justify-single-word="false" fo:background-color="#2cee0e"/>
      <style:text-properties fo:font-size="11pt" fo:language="de" fo:country="DE" officeooo:rsid="00440946" officeooo:paragraph-rsid="0012811f" style:font-size-asian="11pt" style:font-size-complex="11pt"/>
    </style:style>
    <style:style style:name="P171" style:family="paragraph" style:parent-style-name="Table_20_Contents">
      <loext:graphic-properties draw:fill="solid" draw:fill-color="#b85c00" draw:opacity="100%"/>
      <style:paragraph-properties fo:text-align="center" style:justify-single-word="false" fo:background-color="#b85c00"/>
      <style:text-properties fo:font-size="11pt" fo:language="de" fo:country="DE" officeooo:rsid="00440946" officeooo:paragraph-rsid="0012811f" style:font-size-asian="11pt" style:font-size-complex="11pt"/>
    </style:style>
    <style:style style:name="P172" style:family="paragraph" style:parent-style-name="Table_20_Contents">
      <style:text-properties fo:font-size="11pt" fo:language="de" fo:country="DE" officeooo:paragraph-rsid="0010eec5" style:font-size-asian="11pt" style:font-size-complex="11pt"/>
    </style:style>
    <style:style style:name="P173" style:family="paragraph" style:parent-style-name="Table_20_Contents">
      <style:text-properties fo:font-size="11pt" fo:language="de" fo:country="DE" officeooo:rsid="005f9cd9" officeooo:paragraph-rsid="0010eec5" style:font-size-asian="11pt" style:font-size-complex="11pt"/>
    </style:style>
    <style:style style:name="P174" style:family="paragraph" style:parent-style-name="Table_20_Contents">
      <style:text-properties fo:font-size="11pt" fo:language="de" fo:country="DE" officeooo:rsid="006729e9" officeooo:paragraph-rsid="0010eec5" style:font-size-asian="11pt" style:font-size-complex="11pt"/>
    </style:style>
    <style:style style:name="P175" style:family="paragraph" style:parent-style-name="Table_20_Contents">
      <style:text-properties fo:font-size="11pt" fo:language="de" fo:country="DE" officeooo:rsid="00600e6e" officeooo:paragraph-rsid="0010eec5" style:font-size-asian="11pt" style:font-size-complex="11pt"/>
    </style:style>
    <style:style style:name="P176" style:family="paragraph" style:parent-style-name="Table_20_Contents">
      <style:text-properties fo:font-size="11pt" fo:language="de" fo:country="DE" officeooo:rsid="00610ab0" officeooo:paragraph-rsid="0010eec5" style:font-size-asian="11pt" style:font-size-complex="11pt"/>
    </style:style>
    <style:style style:name="P177" style:family="paragraph" style:parent-style-name="Table_20_Contents">
      <style:text-properties fo:font-size="11pt" fo:language="de" fo:country="DE" officeooo:rsid="006898ef" officeooo:paragraph-rsid="0010eec5" style:font-size-asian="11pt" style:font-size-complex="11pt"/>
    </style:style>
    <style:style style:name="P178" style:family="paragraph" style:parent-style-name="Table_20_Contents">
      <style:text-properties fo:font-size="11pt" fo:language="de" fo:country="DE" officeooo:rsid="00624cbc" officeooo:paragraph-rsid="0010eec5" style:font-size-asian="11pt" style:font-size-complex="11pt"/>
    </style:style>
    <style:style style:name="P179" style:family="paragraph" style:parent-style-name="Table_20_Contents">
      <style:text-properties fo:font-size="11pt" fo:language="de" fo:country="DE" officeooo:rsid="00641f75" officeooo:paragraph-rsid="0010eec5" style:font-size-asian="11pt" style:font-size-complex="11pt"/>
    </style:style>
    <style:style style:name="P180" style:family="paragraph" style:parent-style-name="Table_20_Contents">
      <style:text-properties fo:font-size="11pt" fo:language="de" fo:country="DE" officeooo:rsid="0065b915" officeooo:paragraph-rsid="0010eec5" style:font-size-asian="11pt" style:font-size-complex="11pt"/>
    </style:style>
    <style:style style:name="P181" style:family="paragraph" style:parent-style-name="Table_20_Contents">
      <style:text-properties fo:font-size="11pt" fo:language="de" fo:country="DE" officeooo:rsid="006e6aeb" officeooo:paragraph-rsid="0010eec5" style:font-size-asian="11pt" style:font-size-complex="11pt"/>
    </style:style>
    <style:style style:name="P182" style:family="paragraph" style:parent-style-name="Table_20_Contents">
      <style:text-properties fo:font-size="11pt" fo:language="de" fo:country="DE" officeooo:rsid="006fa870" officeooo:paragraph-rsid="0010eec5" style:font-size-asian="11pt" style:font-size-complex="11pt"/>
    </style:style>
    <style:style style:name="P183" style:family="paragraph" style:parent-style-name="Table_20_Contents">
      <style:text-properties fo:font-size="11pt" fo:language="de" fo:country="DE" officeooo:rsid="007115da" officeooo:paragraph-rsid="0010eec5" style:font-size-asian="11pt" style:font-size-complex="11pt"/>
    </style:style>
    <style:style style:name="P184" style:family="paragraph" style:parent-style-name="Table_20_Contents">
      <style:text-properties fo:font-size="11pt" fo:language="de" fo:country="DE" officeooo:rsid="0073e946" officeooo:paragraph-rsid="0010eec5" style:font-size-asian="11pt" style:font-size-complex="11pt"/>
    </style:style>
    <style:style style:name="P185" style:family="paragraph" style:parent-style-name="Table_20_Contents">
      <style:paragraph-properties fo:text-align="center" style:justify-single-word="false"/>
      <style:text-properties fo:font-size="11pt" fo:language="de" fo:country="DE" officeooo:rsid="0076868c" officeooo:paragraph-rsid="0010eec5" style:font-size-asian="11pt" style:font-size-complex="11pt"/>
    </style:style>
    <style:style style:name="P186" style:family="paragraph" style:parent-style-name="Table_20_Contents">
      <style:text-properties fo:font-size="11pt" fo:language="de" fo:country="DE" officeooo:rsid="0076868c" officeooo:paragraph-rsid="0010eec5" style:font-size-asian="11pt" style:font-size-complex="11pt"/>
    </style:style>
    <style:style style:name="P187" style:family="paragraph" style:parent-style-name="Table_20_Contents">
      <style:text-properties fo:font-size="11pt" fo:language="de" fo:country="DE" officeooo:paragraph-rsid="0012811f" style:font-size-asian="11pt" style:font-size-complex="11pt"/>
    </style:style>
    <style:style style:name="P188" style:family="paragraph" style:parent-style-name="Table_20_Contents">
      <style:text-properties fo:font-size="11pt" fo:language="de" fo:country="DE" officeooo:rsid="007ff541" officeooo:paragraph-rsid="0012811f" style:font-size-asian="11pt" style:font-size-complex="11pt"/>
    </style:style>
    <style:style style:name="P189" style:family="paragraph" style:parent-style-name="Table_20_Contents">
      <style:paragraph-properties fo:text-align="center" style:justify-single-word="false"/>
      <style:text-properties fo:font-size="11pt" fo:language="de" fo:country="DE" officeooo:rsid="007ff541" officeooo:paragraph-rsid="0012811f" style:font-size-asian="11pt" style:font-size-complex="11pt"/>
    </style:style>
    <style:style style:name="P190" style:family="paragraph" style:parent-style-name="Table_20_Contents">
      <loext:graphic-properties draw:fill="solid" draw:fill-color="#b85c00" draw:opacity="100%"/>
      <style:paragraph-properties fo:text-align="center" style:justify-single-word="false" fo:background-color="#b85c00"/>
      <style:text-properties fo:font-size="11pt" fo:language="de" fo:country="DE" officeooo:rsid="007ff541" officeooo:paragraph-rsid="0012811f" style:font-size-asian="11pt" style:font-size-complex="11pt"/>
    </style:style>
    <style:style style:name="P191" style:family="paragraph" style:parent-style-name="Table_20_Contents">
      <style:paragraph-properties fo:text-align="center" style:justify-single-word="false"/>
      <style:text-properties fo:font-size="11pt" fo:language="de" fo:country="DE" officeooo:rsid="007b46f0" officeooo:paragraph-rsid="0012811f" style:font-size-asian="11pt" style:font-size-complex="11pt"/>
    </style:style>
    <style:style style:name="P192" style:family="paragraph" style:parent-style-name="Table_20_Contents">
      <style:text-properties fo:font-size="11pt" fo:language="de" fo:country="DE" fo:font-style="normal" officeooo:rsid="006e6aeb" officeooo:paragraph-rsid="0010eec5" style:font-size-asian="11pt" style:font-style-asian="normal" style:font-size-complex="11pt" style:font-style-complex="normal"/>
    </style:style>
    <style:style style:name="P193" style:family="paragraph" style:parent-style-name="Table_20_Contents">
      <style:text-properties fo:font-size="11pt" fo:language="de" fo:country="DE" fo:font-style="italic" officeooo:rsid="0077bd04" officeooo:paragraph-rsid="0010eec5" style:font-size-asian="11pt" style:font-style-asian="italic" style:font-size-complex="11pt" style:font-style-complex="italic"/>
    </style:style>
    <style:style style:name="P194" style:family="paragraph" style:parent-style-name="Table_20_Contents">
      <style:paragraph-properties fo:text-align="center" style:justify-single-word="false"/>
      <style:text-properties fo:font-size="11pt" fo:language="de" fo:country="DE" fo:font-style="italic" officeooo:rsid="0077bd04" officeooo:paragraph-rsid="0010eec5" style:font-size-asian="11pt" style:font-style-asian="italic" style:font-size-complex="11pt" style:font-style-complex="italic"/>
    </style:style>
    <style:style style:name="P195" style:family="paragraph" style:parent-style-name="Table_20_Contents">
      <style:text-properties fo:font-size="11pt" fo:language="de" fo:country="DE" fo:font-style="italic" officeooo:paragraph-rsid="0010eec5" style:font-size-asian="11pt" style:font-style-asian="italic" style:font-size-complex="11pt" style:font-style-complex="italic"/>
    </style:style>
    <style:style style:name="P196" style:family="paragraph" style:parent-style-name="Table_20_Contents">
      <style:paragraph-properties fo:text-align="center" style:justify-single-word="false"/>
      <style:text-properties fo:font-size="11pt" fo:language="de" fo:country="DE" officeooo:rsid="0077bd04" officeooo:paragraph-rsid="0010eec5" fo:background-color="#ff0000" style:font-size-asian="11pt" style:font-size-complex="11pt"/>
    </style:style>
    <style:style style:name="P197" style:family="paragraph" style:parent-style-name="Table_20_Contents">
      <style:paragraph-properties fo:text-align="center" style:justify-single-word="false"/>
      <style:text-properties fo:font-size="11pt" officeooo:rsid="005189b2" officeooo:paragraph-rsid="005633c5" style:font-size-asian="11pt" style:font-size-complex="11pt"/>
    </style:style>
    <style:style style:name="P198" style:family="paragraph" style:parent-style-name="Table_20_Contents">
      <style:text-properties fo:font-size="11pt" fo:font-style="italic" officeooo:rsid="0051fe21" officeooo:paragraph-rsid="005633c5" style:font-size-asian="11pt" style:font-style-asian="italic" style:font-size-complex="11pt" style:font-style-complex="italic"/>
    </style:style>
    <style:style style:name="P199" style:family="paragraph" style:parent-style-name="Table_20_Contents">
      <style:text-properties fo:font-size="11pt" fo:font-style="italic" officeooo:paragraph-rsid="005633c5" style:font-size-asian="11pt" style:font-style-asian="italic" style:font-size-complex="11pt" style:font-style-complex="italic"/>
    </style:style>
    <style:style style:name="P200" style:family="paragraph" style:parent-style-name="Table_20_Contents">
      <style:text-properties fo:font-size="11pt" fo:font-weight="bold" officeooo:rsid="005189b2" officeooo:paragraph-rsid="005633c5" style:font-size-asian="11pt" style:font-weight-asian="bold" style:font-size-complex="11pt" style:font-weight-complex="bold"/>
    </style:style>
    <style:style style:name="P201" style:family="paragraph" style:parent-style-name="Table_20_Contents">
      <style:text-properties fo:color="#dc0000" fo:font-size="12pt" fo:language="de" fo:country="DE" officeooo:paragraph-rsid="000d6a18" style:font-size-asian="12pt" style:font-size-complex="12pt"/>
    </style:style>
    <style:style style:name="P202" style:family="paragraph" style:parent-style-name="Table_20_Contents">
      <style:text-properties fo:color="#dc0000" fo:font-size="12pt" fo:language="de" fo:country="DE" officeooo:rsid="001f081e" officeooo:paragraph-rsid="000d6a18" style:font-size-asian="12pt" style:font-size-complex="12pt"/>
    </style:style>
    <style:style style:name="P203" style:family="paragraph" style:parent-style-name="Table_20_Contents">
      <style:text-properties fo:language="de" fo:country="DE" officeooo:paragraph-rsid="000d6a18"/>
    </style:style>
    <style:style style:name="P204" style:family="paragraph" style:parent-style-name="Table_20_Contents">
      <style:text-properties fo:color="#232629" fo:font-size="11pt" fo:language="de" fo:country="DE" officeooo:rsid="002fa462" officeooo:paragraph-rsid="000d6a18" fo:background-color="#1d99f3" style:font-size-asian="11pt" style:font-size-complex="11pt"/>
    </style:style>
    <style:style style:name="P205" style:family="paragraph" style:parent-style-name="Table_20_Contents">
      <style:text-properties fo:color="#232629" fo:font-size="11pt" fo:language="de" fo:country="DE" officeooo:paragraph-rsid="000d6a18" fo:background-color="#1d99f3" style:font-size-asian="11pt" style:font-size-complex="11pt"/>
    </style:style>
    <style:style style:name="P206" style:family="paragraph" style:parent-style-name="Table_20_Contents">
      <style:text-properties fo:color="#232629" fo:font-size="11pt" fo:language="de" fo:country="DE" officeooo:paragraph-rsid="000d6a18" fo:background-color="#11d116" style:font-size-asian="11pt" style:font-size-complex="11pt"/>
    </style:style>
    <style:style style:name="P207" style:family="paragraph" style:parent-style-name="Table_20_Contents">
      <style:text-properties fo:color="#232629" fo:font-size="11pt" fo:language="de" fo:country="DE" officeooo:paragraph-rsid="000d6a18" fo:background-color="#c9ce3b" style:font-size-asian="11pt" style:font-size-complex="11pt"/>
    </style:style>
    <style:style style:name="P208" style:family="paragraph" style:parent-style-name="Table_20_Contents">
      <style:text-properties style:font-name="Liberation Serif" fo:font-size="12pt" fo:language="de" fo:country="DE" officeooo:paragraph-rsid="000d6a18" style:font-size-asian="12pt" style:font-size-complex="12pt"/>
    </style:style>
    <style:style style:name="P209" style:family="paragraph" style:parent-style-name="Table_20_Contents">
      <style:text-properties fo:color="#ff0000" fo:font-size="11pt" fo:language="de" fo:country="DE" officeooo:rsid="005f9cd9" officeooo:paragraph-rsid="0010eec5" style:font-size-asian="11pt" style:font-size-complex="11pt"/>
    </style:style>
    <style:style style:name="P210" style:family="paragraph" style:parent-style-name="Table_20_Contents">
      <style:paragraph-properties fo:text-align="center" style:justify-single-word="false"/>
      <style:text-properties fo:color="#000040" fo:font-size="11pt" fo:language="de" fo:country="DE" officeooo:rsid="007ff541" officeooo:paragraph-rsid="0012811f" fo:background-color="transparent" style:font-size-asian="11pt" style:font-size-complex="11pt"/>
    </style:style>
    <style:style style:name="P211" style:family="paragraph" style:parent-style-name="Table_20_Contents">
      <style:text-properties officeooo:rsid="001bc2d3" officeooo:paragraph-rsid="001bc2d3"/>
    </style:style>
    <style:style style:name="P212" style:family="paragraph" style:parent-style-name="Table_20_Contents">
      <style:text-properties officeooo:rsid="001bc2d3" officeooo:paragraph-rsid="002896f1"/>
    </style:style>
    <style:style style:name="P213" style:family="paragraph" style:parent-style-name="Table_20_Contents">
      <style:text-properties officeooo:rsid="001bc2d3" officeooo:paragraph-rsid="00293058"/>
    </style:style>
    <style:style style:name="P214" style:family="paragraph" style:parent-style-name="Table_20_Contents">
      <style:paragraph-properties fo:text-align="center" style:justify-single-word="false"/>
      <style:text-properties officeooo:rsid="001bc2d3" officeooo:paragraph-rsid="001bc2d3"/>
    </style:style>
    <style:style style:name="P215" style:family="paragraph" style:parent-style-name="Table_20_Contents">
      <style:text-properties officeooo:rsid="001bc2d3" officeooo:paragraph-rsid="002ab8f6"/>
    </style:style>
    <style:style style:name="P216" style:family="paragraph" style:parent-style-name="Table_20_Contents">
      <style:text-properties officeooo:paragraph-rsid="002896f1"/>
    </style:style>
    <style:style style:name="P217" style:family="paragraph" style:parent-style-name="Table_20_Contents">
      <style:text-properties officeooo:rsid="002896f1" officeooo:paragraph-rsid="002ab8f6"/>
    </style:style>
    <style:style style:name="P218" style:family="paragraph" style:parent-style-name="Table_20_Contents">
      <style:text-properties officeooo:rsid="00293058" officeooo:paragraph-rsid="00293058"/>
    </style:style>
    <style:style style:name="P219" style:family="paragraph" style:parent-style-name="Table_20_Contents">
      <style:paragraph-properties fo:text-align="center" style:justify-single-word="false"/>
      <style:text-properties officeooo:rsid="00293058" officeooo:paragraph-rsid="00293058"/>
    </style:style>
    <style:style style:name="P220" style:family="paragraph" style:parent-style-name="Table_20_Contents">
      <style:text-properties officeooo:rsid="00293058" officeooo:paragraph-rsid="002ab8f6"/>
    </style:style>
    <style:style style:name="P221" style:family="paragraph" style:parent-style-name="Table_20_Contents">
      <style:text-properties officeooo:rsid="002c177b" officeooo:paragraph-rsid="002c177b"/>
    </style:style>
    <style:style style:name="P222" style:family="paragraph" style:parent-style-name="Table_20_Contents">
      <style:paragraph-properties fo:text-align="center" style:justify-single-word="false"/>
      <style:text-properties officeooo:rsid="002c177b" officeooo:paragraph-rsid="002c177b"/>
    </style:style>
    <style:style style:name="P223" style:family="paragraph" style:parent-style-name="Table_20_Contents">
      <style:text-properties officeooo:rsid="003179a2" officeooo:paragraph-rsid="003179a2"/>
    </style:style>
    <style:style style:name="P224" style:family="paragraph" style:parent-style-name="Table_20_Contents">
      <style:text-properties officeooo:rsid="00383a19" officeooo:paragraph-rsid="00383a19"/>
    </style:style>
    <style:style style:name="P225" style:family="paragraph" style:parent-style-name="Table_20_Contents">
      <style:text-properties officeooo:rsid="0039cc27" officeooo:paragraph-rsid="0039cc27"/>
    </style:style>
    <style:style style:name="P226" style:family="paragraph" style:parent-style-name="Table_20_Contents">
      <style:text-properties officeooo:rsid="003b4db0" officeooo:paragraph-rsid="003b4db0"/>
    </style:style>
    <style:style style:name="P227" style:family="paragraph" style:parent-style-name="Table_20_Contents">
      <style:text-properties officeooo:rsid="003b7fb4" officeooo:paragraph-rsid="003b7fb4"/>
    </style:style>
    <style:style style:name="P228" style:family="paragraph" style:parent-style-name="Table_20_Contents">
      <style:text-properties style:text-underline-style="none" officeooo:rsid="003b7fb4" officeooo:paragraph-rsid="003b7fb4"/>
    </style:style>
    <style:style style:name="P229" style:family="paragraph" style:parent-style-name="Table_20_Contents">
      <style:text-properties officeooo:rsid="003cd0b8" officeooo:paragraph-rsid="003cd0b8"/>
    </style:style>
    <style:style style:name="P230" style:family="paragraph" style:parent-style-name="Table_20_Contents">
      <style:paragraph-properties fo:text-align="center" style:justify-single-word="false"/>
      <style:text-properties officeooo:rsid="0043e933" officeooo:paragraph-rsid="0043e933"/>
    </style:style>
    <style:style style:name="P231" style:family="paragraph" style:parent-style-name="Table_20_Contents">
      <style:paragraph-properties fo:text-align="center" style:justify-single-word="false"/>
      <style:text-properties officeooo:rsid="0043e933" officeooo:paragraph-rsid="00441f8e"/>
    </style:style>
    <style:style style:name="P232" style:family="paragraph" style:parent-style-name="Table_20_Contents">
      <style:paragraph-properties fo:text-align="center" style:justify-single-word="false"/>
      <style:text-properties officeooo:rsid="0043e933" officeooo:paragraph-rsid="00468e95"/>
    </style:style>
    <style:style style:name="P233" style:family="paragraph" style:parent-style-name="Table_20_Contents">
      <style:paragraph-properties fo:text-align="center" style:justify-single-word="false"/>
      <style:text-properties officeooo:rsid="0043e933" officeooo:paragraph-rsid="004eb47d"/>
    </style:style>
    <style:style style:name="P234" style:family="paragraph" style:parent-style-name="Table_20_Contents">
      <style:paragraph-properties fo:text-align="center" style:justify-single-word="false"/>
      <style:text-properties fo:font-weight="normal" officeooo:rsid="0043e933" officeooo:paragraph-rsid="0043e933" style:font-weight-asian="normal" style:font-weight-complex="normal"/>
    </style:style>
    <style:style style:name="P235" style:family="paragraph" style:parent-style-name="Table_20_Contents">
      <style:paragraph-properties fo:text-align="center" style:justify-single-word="false"/>
      <style:text-properties fo:font-weight="normal" officeooo:rsid="0043e933" officeooo:paragraph-rsid="00441f8e" style:font-weight-asian="normal" style:font-weight-complex="normal"/>
    </style:style>
    <style:style style:name="P236" style:family="paragraph" style:parent-style-name="Table_20_Contents">
      <style:paragraph-properties fo:text-align="center" style:justify-single-word="false"/>
      <style:text-properties fo:font-weight="normal" officeooo:rsid="0043e933" officeooo:paragraph-rsid="00468e95" style:font-weight-asian="normal" style:font-weight-complex="normal"/>
    </style:style>
    <style:style style:name="P237" style:family="paragraph" style:parent-style-name="Table_20_Contents">
      <style:paragraph-properties fo:text-align="center" style:justify-single-word="false"/>
      <style:text-properties fo:font-weight="normal" officeooo:rsid="00441f8e" officeooo:paragraph-rsid="00441f8e" style:font-weight-asian="normal" style:font-weight-complex="normal"/>
    </style:style>
    <style:style style:name="P238" style:family="paragraph" style:parent-style-name="Table_20_Contents">
      <style:paragraph-properties fo:text-align="center" style:justify-single-word="false"/>
      <style:text-properties fo:font-weight="normal" officeooo:rsid="00441f8e" officeooo:paragraph-rsid="00468e95" style:font-weight-asian="normal" style:font-weight-complex="normal"/>
    </style:style>
    <style:style style:name="P23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40" style:family="paragraph" style:parent-style-name="Table_20_Contents">
      <style:paragraph-properties fo:text-align="center" style:justify-single-word="false"/>
      <style:text-properties fo:font-weight="normal" officeooo:paragraph-rsid="00441f8e" style:font-weight-asian="normal" style:font-weight-complex="normal"/>
    </style:style>
    <style:style style:name="P241" style:family="paragraph" style:parent-style-name="Table_20_Contents">
      <style:paragraph-properties fo:text-align="center" style:justify-single-word="false"/>
      <style:text-properties fo:font-weight="normal" officeooo:paragraph-rsid="00468e95" style:font-weight-asian="normal" style:font-weight-complex="normal"/>
    </style:style>
    <style:style style:name="P242" style:family="paragraph" style:parent-style-name="Table_20_Contents">
      <style:paragraph-properties fo:text-align="center" style:justify-single-word="false"/>
      <style:text-properties style:text-line-through-style="none" style:text-line-through-type="none" fo:font-weight="normal" officeooo:rsid="00441f8e" officeooo:paragraph-rsid="00468e95" fo:background-color="transparent" style:font-weight-asian="normal" style:font-weight-complex="normal"/>
    </style:style>
    <style:style style:name="P243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2pt" fo:font-weight="normal" officeooo:rsid="00441f8e" officeooo:paragraph-rsid="00441f8e" style:font-size-asian="12pt" style:font-weight-asian="normal" style:font-size-complex="12pt" style:font-weight-complex="normal"/>
    </style:style>
    <style:style style:name="P244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2pt" fo:font-weight="normal" officeooo:rsid="00441f8e" officeooo:paragraph-rsid="00468e95" style:font-size-asian="12pt" style:font-weight-asian="normal" style:font-size-complex="12pt" style:font-weight-complex="normal"/>
    </style:style>
    <style:style style:name="P245" style:family="paragraph" style:parent-style-name="Table_20_Contents">
      <style:paragraph-properties fo:text-align="center" style:justify-single-word="false"/>
      <style:text-properties officeooo:rsid="00469a11" officeooo:paragraph-rsid="00469a11"/>
    </style:style>
    <style:style style:name="P246" style:family="paragraph" style:parent-style-name="Table_20_Contents">
      <style:paragraph-properties fo:text-align="center" style:justify-single-word="false"/>
      <style:text-properties officeooo:rsid="00469a11" officeooo:paragraph-rsid="004eb47d"/>
    </style:style>
    <style:style style:name="P247" style:family="paragraph" style:parent-style-name="Table_20_Contents">
      <style:paragraph-properties fo:text-align="center" style:justify-single-word="false"/>
      <style:text-properties officeooo:rsid="001066a6" officeooo:paragraph-rsid="005bc60f"/>
    </style:style>
    <style:style style:name="P248" style:family="paragraph" style:parent-style-name="Table_20_Contents">
      <style:text-properties officeooo:rsid="001186a6" officeooo:paragraph-rsid="005bc60f"/>
    </style:style>
    <style:style style:name="P249" style:family="paragraph" style:parent-style-name="Table_20_Contents">
      <style:text-properties officeooo:rsid="0013340b" officeooo:paragraph-rsid="005bc60f"/>
    </style:style>
    <style:style style:name="P250" style:family="paragraph" style:parent-style-name="Table_20_Contents">
      <style:text-properties officeooo:rsid="0014e18b" officeooo:paragraph-rsid="005bc60f"/>
    </style:style>
    <style:style style:name="P2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8d06" officeooo:paragraph-rsid="00648d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8c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8cab" officeooo:paragraph-rsid="002f8c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930c3" officeooo:paragraph-rsid="007930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930c3" officeooo:paragraph-rsid="007930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a039c" officeooo:paragraph-rsid="007a03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a039c" officeooo:paragraph-rsid="007a03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a5ca1" officeooo:paragraph-rsid="007a5c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a5ca1" officeooo:paragraph-rsid="007a5c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b5b12" officeooo:paragraph-rsid="007b5b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paragraph-rsid="00144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paragraph-rsid="00691b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8d763c" officeooo:paragraph-rsid="00144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8e160c" officeooo:paragraph-rsid="00144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8e160c" officeooo:paragraph-rsid="006594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8e160c" officeooo:paragraph-rsid="00674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6594ba" officeooo:paragraph-rsid="00144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6594ba" officeooo:paragraph-rsid="006594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6594ba" officeooo:paragraph-rsid="00674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674579" officeooo:paragraph-rsid="00674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de" fo:country="DE" fo:font-style="normal" fo:text-shadow="none" style:text-underline-style="none" fo:font-weight="normal" officeooo:rsid="00691b31" officeooo:paragraph-rsid="00691b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3" style:family="paragraph" style:parent-style-name="Heading_20_2">
      <style:text-properties officeooo:paragraph-rsid="003325ba"/>
    </style:style>
    <style:style style:name="P274" style:family="paragraph" style:parent-style-name="Heading_20_2">
      <style:text-properties officeooo:rsid="0024b37c"/>
    </style:style>
    <style:style style:name="P275" style:family="paragraph" style:parent-style-name="Heading_20_2">
      <style:text-properties officeooo:paragraph-rsid="004dd594"/>
    </style:style>
    <style:style style:name="P276" style:family="paragraph" style:parent-style-name="Heading_20_2">
      <style:text-properties officeooo:paragraph-rsid="005bc60f"/>
    </style:style>
    <style:style style:name="P277" style:family="paragraph" style:parent-style-name="Heading_20_2">
      <style:text-properties officeooo:paragraph-rsid="0070903d"/>
    </style:style>
    <style:style style:name="P278" style:family="paragraph" style:parent-style-name="Text_20_body">
      <style:text-properties officeooo:rsid="002896f1" officeooo:paragraph-rsid="002896f1"/>
    </style:style>
    <style:style style:name="P279" style:family="paragraph" style:parent-style-name="Text_20_body">
      <style:text-properties officeooo:rsid="003179a2" officeooo:paragraph-rsid="003179a2"/>
    </style:style>
    <style:style style:name="P280" style:family="paragraph" style:parent-style-name="Text_20_body">
      <style:text-properties officeooo:paragraph-rsid="003179a2"/>
    </style:style>
    <style:style style:name="P281" style:family="paragraph" style:parent-style-name="Text_20_body">
      <style:text-properties officeooo:rsid="00383a19" officeooo:paragraph-rsid="00383a19"/>
    </style:style>
    <style:style style:name="P282" style:family="paragraph" style:parent-style-name="Text_20_body">
      <style:text-properties officeooo:paragraph-rsid="005bc60f"/>
    </style:style>
    <style:style style:name="P283" style:family="paragraph" style:parent-style-name="Text_20_body">
      <style:paragraph-properties fo:text-align="center" style:justify-single-word="false"/>
    </style:style>
    <style:style style:name="P284" style:family="paragraph" style:parent-style-name="Text_20_body">
      <style:paragraph-properties fo:text-align="center" style:justify-single-word="false"/>
      <style:text-properties officeooo:paragraph-rsid="00648d06"/>
    </style:style>
    <style:style style:name="P285" style:family="paragraph" style:parent-style-name="Text_20_body">
      <style:text-properties officeooo:paragraph-rsid="00648d06"/>
    </style:style>
    <style:style style:name="P286" style:family="paragraph" style:parent-style-name="Text_20_body">
      <style:paragraph-properties fo:text-align="center" style:justify-single-word="false"/>
      <style:text-properties officeooo:rsid="006594ba" officeooo:paragraph-rsid="006594ba"/>
    </style:style>
    <style:style style:name="P287" style:family="paragraph" style:parent-style-name="Heading_20_1">
      <style:text-properties officeooo:paragraph-rsid="003325ba"/>
    </style:style>
    <style:style style:name="P288" style:family="paragraph" style:parent-style-name="Heading_20_1">
      <style:text-properties officeooo:paragraph-rsid="00720986"/>
    </style:style>
    <style:style style:name="P289" style:family="paragraph" style:parent-style-name="Heading_20_1">
      <style:text-properties officeooo:paragraph-rsid="0037a09d"/>
    </style:style>
    <style:style style:name="P290" style:family="paragraph" style:parent-style-name="Heading_20_3">
      <style:text-properties officeooo:rsid="0024b37c" officeooo:paragraph-rsid="0024b37c"/>
    </style:style>
    <style:style style:name="P291" style:family="paragraph" style:parent-style-name="Heading_20_4">
      <style:text-properties officeooo:paragraph-rsid="0024b37c"/>
    </style:style>
    <style:style style:name="P292" style:family="paragraph" style:parent-style-name="Contents_20_1">
      <style:paragraph-properties>
        <style:tab-stops>
          <style:tab-stop style:position="7.3508in" style:type="right" style:leader-style="dotted" style:leader-text="."/>
        </style:tab-stops>
      </style:paragraph-properties>
    </style:style>
    <style:style style:name="P293" style:family="paragraph" style:parent-style-name="Contents_20_2">
      <style:paragraph-properties>
        <style:tab-stops>
          <style:tab-stop style:position="7.3508in" style:type="right" style:leader-style="dotted" style:leader-text="."/>
        </style:tab-stops>
      </style:paragraph-properties>
    </style:style>
    <style:style style:name="P294" style:family="paragraph" style:parent-style-name="Contents_20_3">
      <style:paragraph-properties>
        <style:tab-stops>
          <style:tab-stop style:position="7.3508in" style:type="right" style:leader-style="dotted" style:leader-text="."/>
        </style:tab-stops>
      </style:paragraph-properties>
    </style:style>
    <style:style style:name="P295" style:family="paragraph" style:parent-style-name="Contents_20_4">
      <style:paragraph-properties>
        <style:tab-stops>
          <style:tab-stop style:position="7.3508in" style:type="right" style:leader-style="dotted" style:leader-text="."/>
        </style:tab-stops>
      </style:paragraph-properties>
    </style:style>
    <style:style style:name="P296" style:family="paragraph" style:parent-style-name="Standard">
      <style:text-properties fo:language="de" fo:country="DE"/>
    </style:style>
    <style:style style:name="T1" style:family="text">
      <style:text-properties fo:background-color="#ff0000" loext:char-shading-value="0"/>
    </style:style>
    <style:style style:name="T2" style:family="text">
      <style:text-properties officeooo:rsid="008e160c" fo:background-color="#ff0000" loext:char-shading-value="0"/>
    </style:style>
    <style:style style:name="T3" style:family="text">
      <style:text-properties officeooo:rsid="00253880"/>
    </style:style>
    <style:style style:name="T4" style:family="text">
      <style:text-properties officeooo:rsid="0025cc0e"/>
    </style:style>
    <style:style style:name="T5" style:family="text">
      <style:text-properties officeooo:rsid="00283eef"/>
    </style:style>
    <style:style style:name="T6" style:family="text">
      <style:text-properties fo:color="#dc0000"/>
    </style:style>
    <style:style style:name="T7" style:family="text">
      <style:text-properties fo:color="#dc0000" fo:font-size="12pt" style:font-size-asian="12pt" style:font-size-complex="12pt"/>
    </style:style>
    <style:style style:name="T8" style:family="text">
      <style:text-properties fo:color="#dc0000" fo:font-size="12pt" officeooo:rsid="002e40af" style:font-size-asian="12pt" style:font-size-complex="12pt"/>
    </style:style>
    <style:style style:name="T9" style:family="text">
      <style:text-properties fo:color="#dc0000" fo:font-size="12pt" officeooo:rsid="002aa2db" style:font-size-asian="12pt" style:font-size-complex="12pt"/>
    </style:style>
    <style:style style:name="T10" style:family="text">
      <style:text-properties fo:color="#dc0000" fo:font-size="12pt" officeooo:rsid="00283eef" style:font-size-asian="12pt" style:font-size-complex="12pt"/>
    </style:style>
    <style:style style:name="T11" style:family="text">
      <style:text-properties fo:color="#dc0000" officeooo:rsid="00204ec2"/>
    </style:style>
    <style:style style:name="T12" style:family="text">
      <style:text-properties fo:color="#ff0000"/>
    </style:style>
    <style:style style:name="T13" style:family="text">
      <style:text-properties fo:color="#ff0000" fo:font-size="12pt" officeooo:rsid="00283eef" style:font-size-asian="12pt" style:font-size-complex="12pt"/>
    </style:style>
    <style:style style:name="T14" style:family="text">
      <style:text-properties fo:color="#ff0000" fo:font-size="12pt" officeooo:rsid="002e40af" style:font-size-asian="12pt" style:font-size-complex="12pt"/>
    </style:style>
    <style:style style:name="T15" style:family="text">
      <style:text-properties fo:color="#ff0000" officeooo:rsid="00204ec2"/>
    </style:style>
    <style:style style:name="T16" style:family="text">
      <style:text-properties fo:color="#ff0000" officeooo:rsid="00283eef"/>
    </style:style>
    <style:style style:name="T17" style:family="text">
      <style:text-properties officeooo:rsid="002aa2db"/>
    </style:style>
    <style:style style:name="T18" style:family="text">
      <style:text-properties fo:color="#000000"/>
    </style:style>
    <style:style style:name="T19" style:family="text">
      <style:text-properties fo:color="#000000" officeooo:rsid="00331d3e"/>
    </style:style>
    <style:style style:name="T20" style:family="text">
      <style:text-properties officeooo:rsid="002fa462"/>
    </style:style>
    <style:style style:name="T21" style:family="text">
      <style:text-properties fo:font-variant="normal" fo:text-transform="none" fo:color="#000000" fo:letter-spacing="normal" fo:font-style="normal" fo:font-weight="normal"/>
    </style:style>
    <style:style style:name="T22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23" style:family="text">
      <style:text-properties officeooo:rsid="0030b5f0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officeooo:rsid="002fa462"/>
    </style:style>
    <style:style style:name="T26" style:family="text">
      <style:text-properties officeooo:rsid="00331d3e"/>
    </style:style>
    <style:style style:name="T27" style:family="text">
      <style:text-properties officeooo:rsid="0034fc32"/>
    </style:style>
    <style:style style:name="T28" style:family="text">
      <style:text-properties officeooo:rsid="0035a453"/>
    </style:style>
    <style:style style:name="T29" style:family="text">
      <style:text-properties officeooo:rsid="003df349"/>
    </style:style>
    <style:style style:name="T30" style:family="text">
      <style:text-properties officeooo:rsid="004c5533"/>
    </style:style>
    <style:style style:name="T31" style:family="text">
      <style:text-properties officeooo:rsid="004d9ca5"/>
    </style:style>
    <style:style style:name="T32" style:family="text">
      <style:text-properties officeooo:rsid="004faa21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5e59bc" style:font-style-asian="italic" style:font-style-complex="italic"/>
    </style:style>
    <style:style style:name="T35" style:family="text">
      <style:text-properties fo:font-style="italic" officeooo:rsid="0052cbf0" style:font-style-asian="italic" style:font-style-complex="italic"/>
    </style:style>
    <style:style style:name="T36" style:family="text">
      <style:text-properties fo:font-style="italic" officeooo:rsid="0054b849" style:font-style-asian="italic" style:font-style-complex="italic"/>
    </style:style>
    <style:style style:name="T37" style:family="text">
      <style:text-properties fo:font-style="italic" fo:background-color="#ff0000" loext:char-shading-value="0" style:font-style-asian="italic" style:font-style-complex="italic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7dc01f" style:font-style-asian="italic" style:font-weight-asian="normal" style:font-style-complex="italic" style:font-weight-complex="normal"/>
    </style:style>
    <style:style style:name="T40" style:family="text">
      <style:text-properties officeooo:rsid="008586f9"/>
    </style:style>
    <style:style style:name="T41" style:family="text">
      <style:text-properties officeooo:rsid="0056d439"/>
    </style:style>
    <style:style style:name="T42" style:family="text">
      <style:text-properties officeooo:rsid="0065b915"/>
    </style:style>
    <style:style style:name="T43" style:family="text">
      <style:text-properties officeooo:rsid="006898ef"/>
    </style:style>
    <style:style style:name="T44" style:family="text">
      <style:text-properties officeooo:rsid="006ab3d3"/>
    </style:style>
    <style:style style:name="T45" style:family="text">
      <style:text-properties officeooo:rsid="006df7bd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style:text-underline-style="none" fo:background-color="transparent" loext:char-shading-value="0" style:font-style-asian="normal" style:font-style-complex="normal"/>
    </style:style>
    <style:style style:name="T48" style:family="text">
      <style:text-properties officeooo:rsid="006e8d4b"/>
    </style:style>
    <style:style style:name="T49" style:family="text">
      <style:text-properties officeooo:rsid="007115da"/>
    </style:style>
    <style:style style:name="T50" style:family="text">
      <style:text-properties officeooo:rsid="007af30a"/>
    </style:style>
    <style:style style:name="T51" style:family="text">
      <style:text-properties officeooo:rsid="007ff541"/>
    </style:style>
    <style:style style:name="T52" style:family="text">
      <style:text-properties officeooo:rsid="0083bb74"/>
    </style:style>
    <style:style style:name="T53" style:family="text">
      <style:text-properties officeooo:rsid="00820d7c"/>
    </style:style>
    <style:style style:name="T54" style:family="text">
      <style:text-properties fo:font-size="8pt"/>
    </style:style>
    <style:style style:name="T55" style:family="text">
      <style:text-properties officeooo:rsid="008906b1"/>
    </style:style>
    <style:style style:name="T56" style:family="text">
      <style:text-properties officeooo:rsid="0097b527"/>
    </style:style>
    <style:style style:name="T57" style:family="text">
      <style:text-properties officeooo:rsid="008e160c"/>
    </style:style>
    <style:style style:name="T58" style:family="text">
      <style:text-properties officeooo:rsid="0090c748"/>
    </style:style>
    <style:style style:name="T59" style:family="text">
      <style:text-properties officeooo:rsid="00934832"/>
    </style:style>
    <style:style style:name="T60" style:family="text">
      <style:text-properties officeooo:rsid="0093fb45"/>
    </style:style>
    <style:style style:name="T61" style:family="text">
      <style:text-properties fo:background-color="#fff200" loext:char-shading-value="0"/>
    </style:style>
    <style:style style:name="T62" style:family="text">
      <style:text-properties fo:color="#ce181e"/>
    </style:style>
    <style:style style:name="T63" style:family="text">
      <style:text-properties officeooo:rsid="00156bb4"/>
    </style:style>
    <style:style style:name="T64" style:family="text">
      <style:text-properties fo:color="#ed1c24"/>
    </style:style>
    <style:style style:name="T65" style:family="text">
      <style:text-properties fo:background-color="#ed1c24" loext:char-shading-value="0"/>
    </style:style>
    <style:style style:name="T66" style:family="text">
      <style:text-properties fo:color="#00a65d"/>
    </style:style>
    <style:style style:name="T67" style:family="text">
      <style:text-properties officeooo:rsid="003179a2" fo:background-color="#72bf44" loext:char-shading-value="0"/>
    </style:style>
    <style:style style:name="T68" style:family="text">
      <style:text-properties style:text-line-through-style="solid" style:text-line-through-type="single" fo:font-size="10pt" style:font-size-asian="10pt" style:font-size-complex="10pt"/>
    </style:style>
    <style:style style:name="T69" style:family="text">
      <style:text-properties style:text-line-through-style="solid" style:text-line-through-type="single" fo:font-size="10pt" fo:background-color="#ff0000" loext:char-shading-value="0" style:font-size-asian="10pt" style:font-size-complex="10pt"/>
    </style:style>
    <style:style style:name="T70" style:family="text">
      <style:text-properties officeooo:rsid="001fd713"/>
    </style:style>
    <style:style style:name="T71" style:family="text">
      <style:text-properties officeooo:rsid="001f081e"/>
    </style:style>
    <style:style style:name="T72" style:family="text">
      <style:text-properties officeooo:rsid="00204ec2"/>
    </style:style>
    <style:style style:name="T73" style:family="text">
      <style:text-properties officeooo:rsid="002503e6"/>
    </style:style>
    <style:style style:name="T74" style:family="text">
      <style:text-properties officeooo:rsid="00273213"/>
    </style:style>
    <style:style style:name="T75" style:family="text">
      <style:text-properties officeooo:rsid="002a739e"/>
    </style:style>
    <style:style style:name="T76" style:family="text">
      <style:text-properties officeooo:rsid="003bddc9"/>
    </style:style>
    <style:style style:name="T77" style:family="text">
      <style:text-properties officeooo:rsid="003fc732"/>
    </style:style>
    <style:style style:name="T78" style:family="text">
      <style:text-properties officeooo:rsid="0051afe1"/>
    </style:style>
    <style:style style:name="T79" style:family="text">
      <style:text-properties officeooo:rsid="0059dd99"/>
    </style:style>
    <style:style style:name="T80" style:family="text">
      <style:text-properties officeooo:rsid="00610ab0"/>
    </style:style>
    <style:style style:name="T81" style:family="text">
      <style:text-properties officeooo:rsid="005e59bc"/>
    </style:style>
    <style:style style:name="T82" style:family="text">
      <style:text-properties officeooo:rsid="006e6aeb"/>
    </style:style>
    <style:style style:name="T83" style:family="text">
      <style:text-properties officeooo:rsid="0077bd04"/>
    </style:style>
    <style:style style:name="T84" style:family="text">
      <style:text-properties officeooo:rsid="00796ae3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weight="normal" officeooo:rsid="007dc01f" style:font-weight-asian="normal" style:font-weight-complex="normal"/>
    </style:style>
    <style:style style:name="T87" style:family="text">
      <style:text-properties fo:font-weight="bold"/>
    </style:style>
    <style:style style:name="T88" style:family="text">
      <style:text-properties fo:font-weight="bold" officeooo:rsid="007dc01f"/>
    </style:style>
    <style:style style:name="T89" style:family="text">
      <style:text-properties officeooo:rsid="007dc01f"/>
    </style:style>
    <style:style style:name="T90" style:family="text">
      <style:text-properties fo:background-color="#00a65d" loext:char-shading-value="0"/>
    </style:style>
    <style:style style:name="T91" style:family="text">
      <style:text-properties style:text-underline-style="solid" style:text-underline-width="auto" style:text-underline-color="font-color"/>
    </style:style>
    <style:style style:name="T92" style:family="text">
      <style:text-properties officeooo:rsid="0022c3c4"/>
    </style:style>
    <style:style style:name="T93" style:family="text">
      <style:text-properties officeooo:rsid="0024b37c"/>
    </style:style>
    <style:style style:name="T94" style:family="text">
      <style:text-properties officeooo:rsid="00281466"/>
    </style:style>
    <style:style style:name="T95" style:family="text">
      <style:text-properties officeooo:rsid="002d4c43"/>
    </style:style>
    <style:style style:name="T96" style:family="text">
      <style:text-properties officeooo:rsid="003179a2"/>
    </style:style>
    <style:style style:name="T97" style:family="text">
      <style:text-properties officeooo:rsid="0039cc27"/>
    </style:style>
    <style:style style:name="T98" style:family="text">
      <style:text-properties fo:background-color="#81d41a" loext:char-shading-value="0"/>
    </style:style>
    <style:style style:name="T99" style:family="text">
      <style:text-properties fo:background-color="#ffff00" loext:char-shading-value="0"/>
    </style:style>
    <style:style style:name="T100" style:family="text">
      <style:text-properties officeooo:rsid="008e160c" fo:background-color="#ffff00" loext:char-shading-value="0"/>
    </style:style>
    <style:style style:name="T101" style:family="text">
      <style:text-properties officeooo:rsid="00674579" fo:background-color="#ffff00" loext:char-shading-value="0"/>
    </style:style>
    <style:style style:name="T102" style:family="text">
      <style:text-properties officeooo:rsid="006594ba" fo:background-color="#ffff00" loext:char-shading-value="0"/>
    </style:style>
    <style:style style:name="T103" style:family="text">
      <style:text-properties fo:background-color="#00a933" loext:char-shading-value="0"/>
    </style:style>
    <style:style style:name="T104" style:family="text">
      <style:text-properties fo:background-color="#729fcf" loext:char-shading-value="0"/>
    </style:style>
    <style:style style:name="T105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06" style:family="text">
      <style:text-properties officeooo:rsid="003cd0b8"/>
    </style:style>
    <style:style style:name="T107" style:family="text">
      <style:text-properties officeooo:rsid="003d3748"/>
    </style:style>
    <style:style style:name="T108" style:family="text">
      <style:text-properties officeooo:rsid="003d37a0"/>
    </style:style>
    <style:style style:name="T109" style:family="text">
      <style:text-properties style:text-underline-style="none"/>
    </style:style>
    <style:style style:name="T110" style:family="text">
      <style:text-properties officeooo:rsid="004c9b65"/>
    </style:style>
    <style:style style:name="T111" style:family="text">
      <style:text-properties officeooo:rsid="004dd594"/>
    </style:style>
    <style:style style:name="T112" style:family="text">
      <style:text-properties officeooo:rsid="004e8847"/>
    </style:style>
    <style:style style:name="T113" style:family="text">
      <style:text-properties officeooo:rsid="004eb47d"/>
    </style:style>
    <style:style style:name="T114" style:family="text">
      <style:text-properties officeooo:rsid="005189b2"/>
    </style:style>
    <style:style style:name="T115" style:family="text">
      <style:text-properties officeooo:rsid="006594ba"/>
    </style:style>
    <style:style style:name="T116" style:family="text">
      <style:text-properties officeooo:rsid="00674579"/>
    </style:style>
    <style:style style:name="T117" style:family="text">
      <style:text-properties officeooo:rsid="00696db3"/>
    </style:style>
    <style:style style:name="T118" style:family="text">
      <style:text-properties officeooo:rsid="007a039c"/>
    </style:style>
    <style:style style:name="T119" style:family="text">
      <style:text-properties officeooo:rsid="007a5ca1"/>
    </style:style>
    <style:style style:name="T120" style:family="text">
      <style:text-properties officeooo:rsid="007b5b1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RAMMATIK</text:p>
      <text:p text:style-name="P71"/>
      <text:p text:style-name="P71"/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292"><text:a xlink:type="simple" xlink:href="#__RefHeading___Toc8861_3204759922" text:style-name="Index_20_Link" text:visited-style-name="Index_20_Link">0 Phonetik<text:tab/>4</text:a></text:p>
          <text:p text:style-name="P293"><text:a xlink:type="simple" xlink:href="#__RefHeading___Toc8863_3204759922" text:style-name="Index_20_Link" text:visited-style-name="Index_20_Link">0.1 Die Vokal<text:tab/>4</text:a></text:p>
          <text:p text:style-name="P293"><text:a xlink:type="simple" xlink:href="#__RefHeading___Toc8865_3204759922" text:style-name="Index_20_Link" text:visited-style-name="Index_20_Link">0.2 Die Diphtonge<text:tab/>5</text:a></text:p>
          <text:p text:style-name="P293"><text:a xlink:type="simple" xlink:href="#__RefHeading___Toc8867_3204759922" text:style-name="Index_20_Link" text:visited-style-name="Index_20_Link">0.3 Die Konsonanten<text:tab/>5</text:a></text:p>
          <text:p text:style-name="P292"><text:a xlink:type="simple" xlink:href="#__RefHeading___Toc8869_3204759922" text:style-name="Index_20_Link" text:visited-style-name="Index_20_Link">1 Der Artikel<text:tab/>7</text:a></text:p>
          <text:p text:style-name="P293"><text:a xlink:type="simple" xlink:href="#__RefHeading___Toc8877_3204759922" text:style-name="Index_20_Link" text:visited-style-name="Index_20_Link">1.1 Der bestimmte Artikel<text:tab/>7</text:a></text:p>
          <text:p text:style-name="P294"><text:a xlink:type="simple" xlink:href="#__RefHeading___Toc8879_3204759922" text:style-name="Index_20_Link" text:visited-style-name="Index_20_Link">1.1.1 Der Gebrauch des bestimmten Artikels<text:tab/>7</text:a></text:p>
          <text:p text:style-name="P293"><text:a xlink:type="simple" xlink:href="#__RefHeading___Toc8881_3204759922" text:style-name="Index_20_Link" text:visited-style-name="Index_20_Link">1.2 Der unbestimmte Artikel<text:tab/>7</text:a></text:p>
          <text:p text:style-name="P294"><text:a xlink:type="simple" xlink:href="#__RefHeading___Toc8883_3204759922" text:style-name="Index_20_Link" text:visited-style-name="Index_20_Link">1.2.1 Der Gebrauch des unbestimmten Artikels<text:tab/>8</text:a></text:p>
          <text:p text:style-name="P293"><text:a xlink:type="simple" xlink:href="#__RefHeading___Toc8885_3204759922" text:style-name="Index_20_Link" text:visited-style-name="Index_20_Link">1.3 Das Fehlen des Artikels<text:tab/>8</text:a></text:p>
          <text:p text:style-name="P292"><text:a xlink:type="simple" xlink:href="#__RefHeading___Toc8887_3204759922" text:style-name="Index_20_Link" text:visited-style-name="Index_20_Link">2 Das Substantiv<text:tab/>9</text:a></text:p>
          <text:p text:style-name="P293"><text:a xlink:type="simple" xlink:href="#__RefHeading___Toc8889_3204759922" text:style-name="Index_20_Link" text:visited-style-name="Index_20_Link">2.1 Das Genus<text:tab/>9</text:a></text:p>
          <text:p text:style-name="P294"><text:a xlink:type="simple" xlink:href="#__RefHeading___Toc8891_3204759922" text:style-name="Index_20_Link" text:visited-style-name="Index_20_Link">2.1.2 masculinum<text:tab/>9</text:a></text:p>
          <text:p text:style-name="P294"><text:a xlink:type="simple" xlink:href="#__RefHeading___Toc8893_3204759922" text:style-name="Index_20_Link" text:visited-style-name="Index_20_Link">2.1.3 femininum<text:tab/>9</text:a></text:p>
          <text:p text:style-name="P294"><text:a xlink:type="simple" xlink:href="#__RefHeading___Toc8895_3204759922" text:style-name="Index_20_Link" text:visited-style-name="Index_20_Link">2.1.4 neutrum<text:tab/>9</text:a></text:p>
          <text:p text:style-name="P293"><text:a xlink:type="simple" xlink:href="#__RefHeading___Toc8897_3204759922" text:style-name="Index_20_Link" text:visited-style-name="Index_20_Link">2.a Suffixe der Substantive und das grammatische Geschlecht<text:tab/>9</text:a></text:p>
          <text:p text:style-name="P294"><text:a xlink:type="simple" xlink:href="#__RefHeading___Toc8899_3204759922" text:style-name="Index_20_Link" text:visited-style-name="Index_20_Link">2.a.1 masculinum<text:tab/>10</text:a></text:p>
          <text:p text:style-name="P294"><text:a xlink:type="simple" xlink:href="#__RefHeading___Toc8901_3204759922" text:style-name="Index_20_Link" text:visited-style-name="Index_20_Link">2.a.2 femininum<text:tab/>10</text:a></text:p>
          <text:p text:style-name="P294"><text:a xlink:type="simple" xlink:href="#__RefHeading___Toc8903_3204759922" text:style-name="Index_20_Link" text:visited-style-name="Index_20_Link">2.a.3 neutrum<text:tab/>10</text:a></text:p>
          <text:p text:style-name="P293"><text:a xlink:type="simple" xlink:href="#__RefHeading___Toc8905_3204759922" text:style-name="Index_20_Link" text:visited-style-name="Index_20_Link">2.2 Der Plural<text:tab/>10</text:a></text:p>
          <text:p text:style-name="P293"><text:a xlink:type="simple" xlink:href="#__RefHeading___Toc8907_3204759922" text:style-name="Index_20_Link" text:visited-style-name="Index_20_Link">2.3 Der Kasus<text:tab/>11</text:a></text:p>
          <text:p text:style-name="P294"><text:a xlink:type="simple" xlink:href="#__RefHeading___Toc8909_3204759922" text:style-name="Index_20_Link" text:visited-style-name="Index_20_Link">2.3.a Deklination<text:tab/>12</text:a></text:p>
          <text:p text:style-name="P295"><text:a xlink:type="simple" xlink:href="#__RefHeading___Toc8911_3204759922" text:style-name="Index_20_Link" text:visited-style-name="Index_20_Link">2.3.a.1 Die starke Deklination<text:tab/>12</text:a></text:p>
          <text:p text:style-name="P295"><text:a xlink:type="simple" xlink:href="#__RefHeading___Toc8913_3204759922" text:style-name="Index_20_Link" text:visited-style-name="Index_20_Link">2.3.a.2 Die schwache Deklination<text:tab/>12</text:a></text:p>
          <text:p text:style-name="P295"><text:a xlink:type="simple" xlink:href="#__RefHeading___Toc8915_3204759922" text:style-name="Index_20_Link" text:visited-style-name="Index_20_Link">2.3.a.3 Die weibliche Deklination<text:tab/>13</text:a></text:p>
          <text:p text:style-name="P295"><text:a xlink:type="simple" xlink:href="#__RefHeading___Toc8917_3204759922" text:style-name="Index_20_Link" text:visited-style-name="Index_20_Link">2.3.a.4 Die gemischte Deklination<text:tab/>13</text:a></text:p>
          <text:p text:style-name="P295"><text:a xlink:type="simple" xlink:href="#__RefHeading___Toc8919_3204759922" text:style-name="Index_20_Link" text:visited-style-name="Index_20_Link">2.3.a.5 Die Deklination der Substantive im Plural<text:tab/>13</text:a></text:p>
          <text:p text:style-name="P294"><text:a xlink:type="simple" xlink:href="#__RefHeading___Toc8921_3204759922" text:style-name="Index_20_Link" text:visited-style-name="Index_20_Link">2.3.b Bedeutung und Funktionen der Fälle<text:tab/>14</text:a></text:p>
          <text:p text:style-name="P295"><text:a xlink:type="simple" xlink:href="#__RefHeading___Toc8923_3204759922" text:style-name="Index_20_Link" text:visited-style-name="Index_20_Link">2.3.b.1 Nominativ, Werfall, 1./erster Fall<text:tab/>14</text:a></text:p>
          <text:p text:style-name="P295"><text:a xlink:type="simple" xlink:href="#__RefHeading___Toc8925_3204759922" text:style-name="Index_20_Link" text:visited-style-name="Index_20_Link">2.3.b.2 Genitiv, Wesfall, 2. Fall<text:tab/>14</text:a></text:p>
          <text:p text:style-name="P295"><text:a xlink:type="simple" xlink:href="#__RefHeading___Toc8927_3204759922" text:style-name="Index_20_Link" text:visited-style-name="Index_20_Link">2.3.b.3 Dativ, Wemfall, 3. Fall<text:tab/>15</text:a></text:p>
          <text:p text:style-name="P295"><text:a xlink:type="simple" xlink:href="#__RefHeading___Toc8929_3204759922" text:style-name="Index_20_Link" text:visited-style-name="Index_20_Link">2.3.b.4 Akkusativ, Wenfall, 4. Fall<text:tab/>15</text:a></text:p>
          <text:p text:style-name="P294"><text:a xlink:type="simple" xlink:href="#__RefHeading___Toc39854_2042564489" text:style-name="Index_20_Link" text:visited-style-name="Index_20_Link">2.3.1 Die N-Deklination<text:tab/>16</text:a></text:p>
          <text:p text:style-name="P294"><text:a xlink:type="simple" xlink:href="#__RefHeading___Toc8933_3204759922" text:style-name="Index_20_Link" text:visited-style-name="Index_20_Link">2.3.2 Der Genitiv mit von<text:tab/>16</text:a></text:p>
          <text:p text:style-name="P294"><text:a xlink:type="simple" xlink:href="#__RefHeading___Toc8935_3204759922" text:style-name="Index_20_Link" text:visited-style-name="Index_20_Link">2.3.3 Die Deklination von Eigennamen<text:tab/>16</text:a></text:p>
          <text:p text:style-name="P294"><text:a xlink:type="simple" xlink:href="#__RefHeading___Toc8937_3204759922" text:style-name="Index_20_Link" text:visited-style-name="Index_20_Link">2.3.4 Kasus-Signale<text:tab/>16</text:a></text:p>
          <text:p text:style-name="P292"><text:a xlink:type="simple" xlink:href="#__RefHeading___Toc8939_3204759922" text:style-name="Index_20_Link" text:visited-style-name="Index_20_Link">3 Das Adjektiv<text:tab/>17</text:a></text:p>
          <text:p text:style-name="P293"><text:a xlink:type="simple" xlink:href="#__RefHeading___Toc9144_3204759922" text:style-name="Index_20_Link" text:visited-style-name="Index_20_Link">3.a.1 полная форма (изменяемая)<text:tab/>17</text:a></text:p>
          <text:p text:style-name="P293"><text:a xlink:type="simple" xlink:href="#__RefHeading___Toc9146_3204759922" text:style-name="Index_20_Link" text:visited-style-name="Index_20_Link">3.a.2 краткая форма (как предикатив)<text:tab/>17</text:a></text:p>
          <text:p text:style-name="P293"><text:a xlink:type="simple" xlink:href="#__RefHeading___Toc8941_3204759922" text:style-name="Index_20_Link" text:visited-style-name="Index_20_Link">3.a Die Deklination der Adjektive<text:tab/>17</text:a></text:p>
          <text:p text:style-name="P293"><text:a xlink:type="simple" xlink:href="#__RefHeading___Toc8943_3204759922" text:style-name="Index_20_Link" text:visited-style-name="Index_20_Link">3.1 Das prädikative und das adverbiale Adjektiv<text:tab/>19</text:a></text:p>
          <text:p text:style-name="P293"><text:a xlink:type="simple" xlink:href="#__RefHeading___Toc8945_3204759922" text:style-name="Index_20_Link" text:visited-style-name="Index_20_Link">3.2 Das attributive Adjektiv<text:tab/>19</text:a></text:p>
          <text:p text:style-name="P293"><text:a xlink:type="simple" xlink:href="#__RefHeading___Toc8947_3204759922" text:style-name="Index_20_Link" text:visited-style-name="Index_20_Link">3.3 Substantivierte Adjektive<text:tab/>19</text:a></text:p>
          <text:p text:style-name="P293"><text:a xlink:type="simple" xlink:href="#__RefHeading___Toc8949_3204759922" text:style-name="Index_20_Link" text:visited-style-name="Index_20_Link">3.4 Attributive Partizipien<text:tab/>19</text:a></text:p>
          <text:p text:style-name="P292"><text:a xlink:type="simple" xlink:href="#__RefHeading___Toc8951_3204759922" text:style-name="Index_20_Link" text:visited-style-name="Index_20_Link">4 Das Adverb<text:tab/>19</text:a></text:p>
          <text:p text:style-name="P292"><text:a xlink:type="simple" xlink:href="#__RefHeading___Toc8953_3204759922" text:style-name="Index_20_Link" text:visited-style-name="Index_20_Link">5 Der Vergleich<text:tab/>19</text:a></text:p>
          <text:p text:style-name="P293"><text:soft-page-break/><text:a xlink:type="simple" xlink:href="#__RefHeading___Toc8955_3204759922" text:style-name="Index_20_Link" text:visited-style-name="Index_20_Link">5.1 Der Komparativ<text:tab/>19</text:a></text:p>
          <text:p text:style-name="P293"><text:a xlink:type="simple" xlink:href="#__RefHeading___Toc8957_3204759922" text:style-name="Index_20_Link" text:visited-style-name="Index_20_Link">5.2 Der Superlativ<text:tab/>19</text:a></text:p>
          <text:p text:style-name="P292"><text:a xlink:type="simple" xlink:href="#__RefHeading___Toc8959_3204759922" text:style-name="Index_20_Link" text:visited-style-name="Index_20_Link">6 Das Pronomen<text:tab/>19</text:a></text:p>
          <text:p text:style-name="P293"><text:a xlink:type="simple" xlink:href="#__RefHeading___Toc8961_3204759922" text:style-name="Index_20_Link" text:visited-style-name="Index_20_Link">6.1 Das Personalpronomen<text:tab/>19</text:a></text:p>
          <text:p text:style-name="P293"><text:a xlink:type="simple" xlink:href="#__RefHeading___Toc8963_3204759922" text:style-name="Index_20_Link" text:visited-style-name="Index_20_Link">6.2 Das Pronomen es<text:tab/>20</text:a></text:p>
          <text:p text:style-name="P293"><text:a xlink:type="simple" xlink:href="#__RefHeading___Toc8965_3204759922" text:style-name="Index_20_Link" text:visited-style-name="Index_20_Link">6.3 Pronominaladverbien<text:tab/>20</text:a></text:p>
          <text:p text:style-name="P293"><text:a xlink:type="simple" xlink:href="#__RefHeading___Toc8967_3204759922" text:style-name="Index_20_Link" text:visited-style-name="Index_20_Link">6.4 Das Possessivpronomen<text:tab/>20</text:a></text:p>
          <text:p text:style-name="P293"><text:a xlink:type="simple" xlink:href="#__RefHeading___Toc8969_3204759922" text:style-name="Index_20_Link" text:visited-style-name="Index_20_Link">6.5 Das Demonstrativpronomen<text:tab/>21</text:a></text:p>
          <text:p text:style-name="P293"><text:a xlink:type="simple" xlink:href="#__RefHeading___Toc8971_3204759922" text:style-name="Index_20_Link" text:visited-style-name="Index_20_Link">6.6 Das Relativpronomen<text:tab/>21</text:a></text:p>
          <text:p text:style-name="P293"><text:a xlink:type="simple" xlink:href="#__RefHeading___Toc8973_3204759922" text:style-name="Index_20_Link" text:visited-style-name="Index_20_Link">6.7 Das Indefinitpronomen<text:tab/>21</text:a></text:p>
          <text:p text:style-name="P293"><text:a xlink:type="simple" xlink:href="#__RefHeading___Toc8975_3204759922" text:style-name="Index_20_Link" text:visited-style-name="Index_20_Link">6.8 Das Interrogativpronomen<text:tab/>21</text:a></text:p>
          <text:p text:style-name="P293"><text:a xlink:type="simple" xlink:href="#__RefHeading___Toc7699_4003024186" text:style-name="Index_20_Link" text:visited-style-name="Index_20_Link">6.9 Das Reflexivpronomen<text:tab/>21</text:a></text:p>
          <text:p text:style-name="P292"><text:a xlink:type="simple" xlink:href="#__RefHeading___Toc7701_4003024186" text:style-name="Index_20_Link" text:visited-style-name="Index_20_Link">7 Das Verb<text:tab/>21</text:a></text:p>
          <text:p text:style-name="P293"><text:a xlink:type="simple" xlink:href="#__RefHeading___Toc8981_3204759922" text:style-name="Index_20_Link" text:visited-style-name="Index_20_Link">7.1 Die Konjugationen<text:tab/>21</text:a></text:p>
          <text:p text:style-name="P294"><text:a xlink:type="simple" xlink:href="#__RefHeading___Toc8983_3204759922" text:style-name="Index_20_Link" text:visited-style-name="Index_20_Link">7.1.1 Die Personalendungen<text:tab/>21</text:a></text:p>
          <text:p text:style-name="P294"><text:a xlink:type="simple" xlink:href="#__RefHeading___Toc8985_3204759922" text:style-name="Index_20_Link" text:visited-style-name="Index_20_Link">7.1.2 Schwache, starke und gemischte Verben<text:tab/>21</text:a></text:p>
          <text:p text:style-name="P293"><text:a xlink:type="simple" xlink:href="#__RefHeading___Toc8987_3204759922" text:style-name="Index_20_Link" text:visited-style-name="Index_20_Link">7.2 Das Hilfsverb<text:tab/>21</text:a></text:p>
          <text:p text:style-name="P293"><text:a xlink:type="simple" xlink:href="#__RefHeading___Toc8989_3204759922" text:style-name="Index_20_Link" text:visited-style-name="Index_20_Link">7.3 Das Modalverb<text:tab/>21</text:a></text:p>
          <text:p text:style-name="P293"><text:a xlink:type="simple" xlink:href="#__RefHeading___Toc8991_3204759922" text:style-name="Index_20_Link" text:visited-style-name="Index_20_Link">7.4 Trennbare und nicht-trennbare Verben<text:tab/>21</text:a></text:p>
          <text:p text:style-name="P294"><text:a xlink:type="simple" xlink:href="#__RefHeading___Toc8993_3204759922" text:style-name="Index_20_Link" text:visited-style-name="Index_20_Link">7.4.1 Trennbare<text:tab/>21</text:a></text:p>
          <text:p text:style-name="P294"><text:a xlink:type="simple" xlink:href="#__RefHeading___Toc8995_3204759922" text:style-name="Index_20_Link" text:visited-style-name="Index_20_Link">7.4.2 Nicht-trennbare<text:tab/>21</text:a></text:p>
          <text:p text:style-name="P293"><text:a xlink:type="simple" xlink:href="#__RefHeading___Toc8997_3204759922" text:style-name="Index_20_Link" text:visited-style-name="Index_20_Link">7.5 Reflexive Verben<text:tab/>21</text:a></text:p>
          <text:p text:style-name="P293"><text:a xlink:type="simple" xlink:href="#__RefHeading___Toc8999_3204759922" text:style-name="Index_20_Link" text:visited-style-name="Index_20_Link">7.6 Глаголы с меняющейся корневой гласной<text:tab/>22</text:a></text:p>
          <text:p text:style-name="P292"><text:a xlink:type="simple" xlink:href="#__RefHeading___Toc7703_4003024186" text:style-name="Index_20_Link" text:visited-style-name="Index_20_Link">8 Der Indikativ<text:tab/>23</text:a></text:p>
          <text:p text:style-name="P293"><text:a xlink:type="simple" xlink:href="#__RefHeading___Toc9003_3204759922" text:style-name="Index_20_Link" text:visited-style-name="Index_20_Link">8.1 Das Präsens<text:tab/>23</text:a></text:p>
          <text:p text:style-name="P293"><text:a xlink:type="simple" xlink:href="#__RefHeading___Toc9005_3204759922" text:style-name="Index_20_Link" text:visited-style-name="Index_20_Link">8.2 Die Vergangenheit<text:tab/>23</text:a></text:p>
          <text:p text:style-name="P294"><text:a xlink:type="simple" xlink:href="#__RefHeading___Toc9007_3204759922" text:style-name="Index_20_Link" text:visited-style-name="Index_20_Link">8.2.1 Das Perfekt<text:tab/>23</text:a></text:p>
          <text:p text:style-name="P294"><text:a xlink:type="simple" xlink:href="#__RefHeading___Toc9148_3204759922" text:style-name="Index_20_Link" text:visited-style-name="Index_20_Link">8.2.2 Das Präteritum<text:tab/>23</text:a></text:p>
          <text:p text:style-name="P294"><text:a xlink:type="simple" xlink:href="#__RefHeading___Toc9150_3204759922" text:style-name="Index_20_Link" text:visited-style-name="Index_20_Link">8.2.3 Das Plusquamperfekt<text:tab/>24</text:a></text:p>
          <text:p text:style-name="P293"><text:a xlink:type="simple" xlink:href="#__RefHeading___Toc9152_3204759922" text:style-name="Index_20_Link" text:visited-style-name="Index_20_Link">8.3 Das Futur<text:tab/>24</text:a></text:p>
          <text:p text:style-name="P294"><text:a xlink:type="simple" xlink:href="#__RefHeading___Toc9154_3204759922" text:style-name="Index_20_Link" text:visited-style-name="Index_20_Link">8.3.1 Das Futur I<text:tab/>24</text:a></text:p>
          <text:p text:style-name="P294"><text:a xlink:type="simple" xlink:href="#__RefHeading___Toc37882_3946760855" text:style-name="Index_20_Link" text:visited-style-name="Index_20_Link">8.3.2 Das Futur II<text:tab/>24</text:a></text:p>
          <text:p text:style-name="P292"><text:a xlink:type="simple" xlink:href="#__RefHeading___Toc37884_3946760855" text:style-name="Index_20_Link" text:visited-style-name="Index_20_Link">9 Der Konjunktiv<text:tab/>24</text:a></text:p>
          <text:p text:style-name="P293"><text:a xlink:type="simple" xlink:href="#__RefHeading___Toc9160_3204759922" text:style-name="Index_20_Link" text:visited-style-name="Index_20_Link">9.1 Der Konjunktiv II<text:tab/>25</text:a></text:p>
          <text:p text:style-name="P294"><text:a xlink:type="simple" xlink:href="#__RefHeading___Toc37886_3946760855" text:style-name="Index_20_Link" text:visited-style-name="Index_20_Link">9.1.1 Synthetisch<text:tab/>25</text:a></text:p>
          <text:p text:style-name="P294"><text:a xlink:type="simple" xlink:href="#__RefHeading___Toc37888_3946760855" text:style-name="Index_20_Link" text:visited-style-name="Index_20_Link">9.1.2 würde-Form<text:tab/>25</text:a></text:p>
          <text:p text:style-name="P294"><text:a xlink:type="simple" xlink:href="#__RefHeading___Toc37890_3946760855" text:style-name="Index_20_Link" text:visited-style-name="Index_20_Link">9.1.3 etc<text:tab/>26</text:a></text:p>
          <text:p text:style-name="P295"><text:a xlink:type="simple" xlink:href="#__RefHeading___Toc37892_3946760855" text:style-name="Index_20_Link" text:visited-style-name="Index_20_Link">9.1.3.1 Sein –&gt; Wäre<text:tab/>26</text:a></text:p>
          <text:p text:style-name="P295"><text:a xlink:type="simple" xlink:href="#__RefHeading___Toc37894_3946760855" text:style-name="Index_20_Link" text:visited-style-name="Index_20_Link">9.1.3.2 Hätte<text:tab/>26</text:a></text:p>
          <text:p text:style-name="P293"><text:a xlink:type="simple" xlink:href="#__RefHeading___Toc9162_3204759922" text:style-name="Index_20_Link" text:visited-style-name="Index_20_Link">9.2 Der Konjunktiv I<text:tab/>26</text:a></text:p>
          <text:p text:style-name="P292"><text:a xlink:type="simple" xlink:href="#__RefHeading___Toc9164_3204759922" text:style-name="Index_20_Link" text:visited-style-name="Index_20_Link">10 Der Imperativ<text:tab/>26</text:a></text:p>
          <text:p text:style-name="P292"><text:a xlink:type="simple" xlink:href="#__RefHeading___Toc9009_3204759922" text:style-name="Index_20_Link" text:visited-style-name="Index_20_Link">11 Der Infinitiv<text:tab/>26</text:a></text:p>
          <text:p text:style-name="P293"><text:a xlink:type="simple" xlink:href="#__RefHeading___Toc37896_3946760855" text:style-name="Index_20_Link" text:visited-style-name="Index_20_Link">11.1 Der reine Infinitiv<text:tab/>26</text:a></text:p>
          <text:p text:style-name="P293"><text:a xlink:type="simple" xlink:href="#__RefHeading___Toc9013_3204759922" text:style-name="Index_20_Link" text:visited-style-name="Index_20_Link">11.2 Der Infinitiv mit zu<text:tab/>26</text:a></text:p>
          <text:p text:style-name="P292"><text:a xlink:type="simple" xlink:href="#__RefHeading___Toc9015_3204759922" text:style-name="Index_20_Link" text:visited-style-name="Index_20_Link">12 Das Partizip<text:tab/>27</text:a></text:p>
          <text:p text:style-name="P293"><text:a xlink:type="simple" xlink:href="#__RefHeading___Toc9017_3204759922" text:style-name="Index_20_Link" text:visited-style-name="Index_20_Link">12.1 Das Partizip I<text:tab/>27</text:a></text:p>
          <text:p text:style-name="P293"><text:a xlink:type="simple" xlink:href="#__RefHeading___Toc9019_3204759922" text:style-name="Index_20_Link" text:visited-style-name="Index_20_Link">12.2 Das Partizip II<text:tab/>28</text:a></text:p>
          <text:p text:style-name="P292"><text:a xlink:type="simple" xlink:href="#__RefHeading___Toc7705_4003024186" text:style-name="Index_20_Link" text:visited-style-name="Index_20_Link">13 Das Passiv<text:tab/>30</text:a></text:p>
          <text:p text:style-name="P292"><text:a xlink:type="simple" xlink:href="#__RefHeading___Toc7707_4003024186" text:style-name="Index_20_Link" text:visited-style-name="Index_20_Link">14 Die Konjunktion<text:tab/>30</text:a></text:p>
          <text:p text:style-name="P293"><text:a xlink:type="simple" xlink:href="#__RefHeading___Toc9031_3204759922" text:style-name="Index_20_Link" text:visited-style-name="Index_20_Link">14.1 Die nebenordnende Konjunktion<text:tab/>30</text:a></text:p>
          <text:p text:style-name="P293"><text:a xlink:type="simple" xlink:href="#__RefHeading___Toc9033_3204759922" text:style-name="Index_20_Link" text:visited-style-name="Index_20_Link">14.2 Die subordinierende Konjunktion<text:tab/>30</text:a></text:p>
          <text:p text:style-name="P293"><text:a xlink:type="simple" xlink:href="#__RefHeading___Toc9035_3204759922" text:style-name="Index_20_Link" text:visited-style-name="Index_20_Link">14.3 Die Konjunktionaladverbien<text:tab/>30</text:a></text:p>
          <text:p text:style-name="P292"><text:a xlink:type="simple" xlink:href="#__RefHeading___Toc37898_3946760855" text:style-name="Index_20_Link" text:visited-style-name="Index_20_Link">15 Der Satz<text:tab/>30</text:a></text:p>
          <text:p text:style-name="P293"><text:a xlink:type="simple" xlink:href="#__RefHeading___Toc7709_4003024186" text:style-name="Index_20_Link" text:visited-style-name="Index_20_Link">15.1 Das Prädikat<text:tab/>31</text:a></text:p>
          <text:p text:style-name="P293"><text:soft-page-break/><text:a xlink:type="simple" xlink:href="#__RefHeading___Toc9172_3204759922" text:style-name="Index_20_Link" text:visited-style-name="Index_20_Link">15.2 Das Subjekt<text:tab/>31</text:a></text:p>
          <text:p text:style-name="P293"><text:a xlink:type="simple" xlink:href="#__RefHeading___Toc9174_3204759922" text:style-name="Index_20_Link" text:visited-style-name="Index_20_Link">15.3 Das Objekt<text:tab/>31</text:a></text:p>
          <text:p text:style-name="P293"><text:a xlink:type="simple" xlink:href="#__RefHeading___Toc9176_3204759922" text:style-name="Index_20_Link" text:visited-style-name="Index_20_Link">15.4 Das Adverbial<text:tab/>31</text:a></text:p>
          <text:p text:style-name="P293"><text:a xlink:type="simple" xlink:href="#__RefHeading___Toc9178_3204759922" text:style-name="Index_20_Link" text:visited-style-name="Index_20_Link">15.5 Das Attribut<text:tab/>31</text:a></text:p>
          <text:p text:style-name="P293"><text:a xlink:type="simple" xlink:href="#__RefHeading___Toc9180_3204759922" text:style-name="Index_20_Link" text:visited-style-name="Index_20_Link">15.6 Die Valenz der Verben<text:tab/>31</text:a></text:p>
          <text:p text:style-name="P292"><text:a xlink:type="simple" xlink:href="#__RefHeading___Toc7711_4003024186" text:style-name="Index_20_Link" text:visited-style-name="Index_20_Link">16 Die Wortstellung im Satz<text:tab/>32</text:a></text:p>
          <text:p text:style-name="P293"><text:a xlink:type="simple" xlink:href="#__RefHeading___Toc9184_3204759922" text:style-name="Index_20_Link" text:visited-style-name="Index_20_Link">16.1 Die einzelnen Felder<text:tab/>32</text:a></text:p>
          <text:p text:style-name="P294"><text:a xlink:type="simple" xlink:href="#__RefHeading___Toc9186_3204759922" text:style-name="Index_20_Link" text:visited-style-name="Index_20_Link">16.1.1 Das Vorfeld<text:tab/>32</text:a></text:p>
          <text:p text:style-name="P294"><text:a xlink:type="simple" xlink:href="#__RefHeading___Toc9188_3204759922" text:style-name="Index_20_Link" text:visited-style-name="Index_20_Link">16.1.2 Das Mittelfeld<text:tab/>32</text:a></text:p>
          <text:p text:style-name="P294"><text:a xlink:type="simple" xlink:href="#__RefHeading___Toc9190_3204759922" text:style-name="Index_20_Link" text:visited-style-name="Index_20_Link">16.1.3 Das Nachfeld<text:tab/>32</text:a></text:p>
          <text:p text:style-name="P293"><text:a xlink:type="simple" xlink:href="#__RefHeading___Toc9192_3204759922" text:style-name="Index_20_Link" text:visited-style-name="Index_20_Link">16.2 Der Aussagesatz<text:tab/>32</text:a></text:p>
          <text:p text:style-name="P293"><text:a xlink:type="simple" xlink:href="#__RefHeading___Toc9194_3204759922" text:style-name="Index_20_Link" text:visited-style-name="Index_20_Link">16.3 Der Fragesatz<text:tab/>32</text:a></text:p>
          <text:p text:style-name="P292"><text:a xlink:type="simple" xlink:href="#__RefHeading___Toc9196_3204759922" text:style-name="Index_20_Link" text:visited-style-name="Index_20_Link">17 Die Verneinung<text:tab/>32</text:a></text:p>
          <text:p text:style-name="P292"><text:a xlink:type="simple" xlink:href="#__RefHeading___Toc9198_3204759922" text:style-name="Index_20_Link" text:visited-style-name="Index_20_Link">18 Die indirekte Rede<text:tab/>32</text:a></text:p>
          <text:p text:style-name="P293"><text:a xlink:type="simple" xlink:href="#__RefHeading___Toc37902_3946760855" text:style-name="Index_20_Link" text:visited-style-name="Index_20_Link">18.1 Fragen<text:tab/>32</text:a></text:p>
          <text:p text:style-name="P292"><text:a xlink:type="simple" xlink:href="#__RefHeading___Toc9200_3204759922" text:style-name="Index_20_Link" text:visited-style-name="Index_20_Link">19 Präposition<text:tab/>33</text:a></text:p>
          <text:p text:style-name="P293"><text:a xlink:type="simple" xlink:href="#__RefHeading___Toc9202_3204759922" text:style-name="Index_20_Link" text:visited-style-name="Index_20_Link">19.1 Wo<text:tab/>33</text:a></text:p>
          <text:p text:style-name="P293"><text:a xlink:type="simple" xlink:href="#__RefHeading___Toc9204_3204759922" text:style-name="Index_20_Link" text:visited-style-name="Index_20_Link">19.2 Woher<text:tab/>33</text:a></text:p>
          <text:p text:style-name="P293"><text:a xlink:type="simple" xlink:href="#__RefHeading___Toc9206_3204759922" text:style-name="Index_20_Link" text:visited-style-name="Index_20_Link">19.3 Wohin<text:tab/>34</text:a></text:p>
          <text:p text:style-name="P293"><text:a xlink:type="simple" xlink:href="#__RefHeading___Toc9208_3204759922" text:style-name="Index_20_Link" text:visited-style-name="Index_20_Link">19.4 etc<text:tab/>34</text:a></text:p>
          <text:p text:style-name="P292"><text:a xlink:type="simple" xlink:href="#__RefHeading___Toc9210_3204759922" text:style-name="Index_20_Link" text:visited-style-name="Index_20_Link">20 Die Zahlen<text:tab/>35</text:a></text:p>
          <text:p text:style-name="P293"><text:a xlink:type="simple" xlink:href="#__RefHeading___Toc9212_3204759922" text:style-name="Index_20_Link" text:visited-style-name="Index_20_Link">20.1<text:tab/>35</text:a></text:p>
          <text:p text:style-name="P293"><text:a xlink:type="simple" xlink:href="#__RefHeading___Toc9214_3204759922" text:style-name="Index_20_Link" text:visited-style-name="Index_20_Link">20.2<text:tab/>35</text:a></text:p>
          <text:p text:style-name="P292"><text:a xlink:type="simple" xlink:href="#__RefHeading___Toc9216_3204759922" text:style-name="Index_20_Link" text:visited-style-name="Index_20_Link">21 Die Prepositionen<text:tab/>35</text:a></text:p>
          <text:p text:style-name="P293"><text:a xlink:type="simple" xlink:href="#__RefHeading___Toc37904_3946760855" text:style-name="Index_20_Link" text:visited-style-name="Index_20_Link">21.1 Die Zeitprepositionen<text:tab/>35</text:a></text:p>
          <text:p text:style-name="P294"><text:a xlink:type="simple" xlink:href="#__RefHeading___Toc37906_3946760855" text:style-name="Index_20_Link" text:visited-style-name="Index_20_Link">21.1.1 Akk.<text:tab/>35</text:a></text:p>
          <text:p text:style-name="P294"><text:a xlink:type="simple" xlink:href="#__RefHeading___Toc37908_3946760855" text:style-name="Index_20_Link" text:visited-style-name="Index_20_Link">21.1.2 Dat.<text:tab/>35</text:a></text:p>
          <text:p text:style-name="P292"><text:a xlink:type="simple" xlink:href="#__RefHeading___Toc37910_3946760855" text:style-name="Index_20_Link" text:visited-style-name="Index_20_Link">22 etc<text:tab/>36</text:a></text:p>
        </text:index-body>
      </text:table-of-content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h text:style-name="Heading_20_1" text:outline-level="1"><text:bookmark-start text:name="__RefHeading___Toc8861_3204759922"/><text:soft-page-break/><text:span text:style-name="T92">0 </text:span>Phonetik<text:bookmark-end text:name="__RefHeading___Toc8861_3204759922"/></text:h>
      <text:h text:style-name="Heading_20_2" text:outline-level="2"><text:bookmark-start text:name="__RefHeading___Toc8863_3204759922"/><text:span text:style-name="T92">0.1 </text:span>Die Vokal<text:bookmark-end text:name="__RefHeading___Toc8863_3204759922"/></text:h>
      <table:table table:name="Die_Vokale" table:style-name="Die_5f_Vokale">
        <table:table-column table:style-name="Die_5f_Vokale.A"/>
        <table:table-column table:style-name="Die_5f_Vokale.B"/>
        <table:table-column table:style-name="Die_5f_Vokale.C"/>
        <table:table-column table:style-name="Die_5f_Vokale.D"/>
        <table:table-column table:style-name="Die_5f_Vokale.E"/>
        <table:table-column table:style-name="Die_5f_Vokale.F"/>
        <table:table-row>
          <table:table-cell table:style-name="Die_5f_Vokale.A1" office:value-type="string">
            <text:p text:style-name="P138">Долгие</text:p>
          </table:table-cell>
          <table:table-cell table:style-name="Die_5f_Vokale.A1" office:value-type="string">
            <text:p text:style-name="P138">Полудолгие</text:p>
          </table:table-cell>
          <table:table-cell table:style-name="Die_5f_Vokale.A1" office:value-type="string">
            <text:p text:style-name="P138">Краткие</text:p>
          </table:table-cell>
          <table:table-cell table:style-name="Die_5f_Vokale.A1" table:number-columns-spanned="2" office:value-type="string">
            <text:p text:style-name="P138">Сверхкраткие неслоговые</text:p>
          </table:table-cell>
          <table:covered-table-cell/>
          <table:table-cell table:style-name="Die_5f_Vokale.F1" office:value-type="string">
            <text:p text:style-name="P138">Пояснения</text:p>
          </table:table-cell>
        </table:table-row>
        <table:table-row>
          <table:table-cell table:style-name="Die_5f_Vokale.A2" office:value-type="string">
            <text:p text:style-name="P201">/a:/</text:p>
            <text:p text:style-name="P141">a, aa, ah</text:p>
            <text:p text:style-name="P151">da, Saat(f), nah</text:p>
            <text:p text:style-name="P159">15</text:p>
          </table:table-cell>
          <table:table-cell table:style-name="Die_5f_Vokale.A2" office:value-type="string">
            <text:p text:style-name="P201">/a./ </text:p>
            <text:p text:style-name="P152"/>
            <text:p text:style-name="P152"/>
            <text:p text:style-name="P159">47</text:p>
          </table:table-cell>
          <table:table-cell table:style-name="Die_5f_Vokale.A2" office:value-type="string">
            <text:p text:style-name="P201">/a/ </text:p>
            <text:p text:style-name="P141">a</text:p>
            <text:p text:style-name="P151">das, Tasse(f)</text:p>
            <text:p text:style-name="P159">15</text:p>
          </table:table-cell>
          <table:table-cell table:style-name="Die_5f_Vokale.A2" table:number-columns-spanned="2" office:value-type="string">
            <text:p text:style-name="P152"/>
          </table:table-cell>
          <table:covered-table-cell/>
          <table:table-cell table:style-name="Die_5f_Vokale.F2" office:value-type="string">
            <text:p text:style-name="P119"/>
          </table:table-cell>
        </table:table-row>
        <table:table-row>
          <table:table-cell table:style-name="Die_5f_Vokale.A2" office:value-type="string">
            <text:p text:style-name="P202">/i:/</text:p>
            <text:p text:style-name="P141">i, ie, ieh, ih</text:p>
            <text:p text:style-name="P151">wir, sieben, ihr</text:p>
            <text:p text:style-name="P159">22</text:p>
          </table:table-cell>
          <table:table-cell table:style-name="Die_5f_Vokale.A2" office:value-type="string">
            <text:p text:style-name="P202">/i./</text:p>
            <text:p text:style-name="P153"/>
            <text:p text:style-name="P153"/>
            <text:p text:style-name="P160">47, 28</text:p>
          </table:table-cell>
          <table:table-cell table:style-name="Die_5f_Vokale.A2" office:value-type="string">
            <text:p text:style-name="P202">/i/</text:p>
            <text:p text:style-name="P142">i</text:p>
            <text:p text:style-name="P154">immer, finden</text:p>
            <text:p text:style-name="P160">22</text:p>
          </table:table-cell>
          <table:table-cell table:style-name="Die_5f_Vokale.A2" office:value-type="string">
            <text:p text:style-name="P201"><text:span text:style-name="T70">/</text:span>i̯ <text:span text:style-name="T71">/</text:span></text:p>
            <text:p text:style-name="P154"/>
            <text:p text:style-name="P155">Famil<text:span text:style-name="T1">i</text:span>e</text:p>
            <text:p text:style-name="P161">46</text:p>
          </table:table-cell>
          <table:table-cell table:style-name="Die_5f_Vokale.A2" office:value-type="string">
            <text:p text:style-name="P120">обычно в иностр.сл. <text:span text:style-name="T3">п</text:span>еред слоговым гл.</text:p>
          </table:table-cell>
          <table:table-cell table:style-name="Die_5f_Vokale.F2" office:value-type="string">
            <text:p text:style-name="P121">губы сильно растянуты <text:span text:style-name="T4">в улыбку</text:span></text:p>
          </table:table-cell>
        </table:table-row>
        <table:table-row>
          <table:table-cell table:style-name="Die_5f_Vokale.A2" office:value-type="string">
            <text:p text:style-name="P202">/o:/</text:p>
            <text:p text:style-name="P143">o, oh, oo</text:p>
            <text:p text:style-name="P149">Ofen(m), Ohr(n)</text:p>
            <text:p text:style-name="P162">41</text:p>
          </table:table-cell>
          <table:table-cell table:style-name="Die_5f_Vokale.A2" office:value-type="string">
            <text:p text:style-name="P202">/o./</text:p>
            <text:p text:style-name="P153"/>
            <text:p text:style-name="P153"/>
            <text:p text:style-name="P162">47</text:p>
          </table:table-cell>
          <table:table-cell table:style-name="Die_5f_Vokale.A2" office:value-type="string">
            <text:p text:style-name="P201"><text:span text:style-name="T71">/</text:span>ɔ<text:span text:style-name="T71">/</text:span></text:p>
            <text:p text:style-name="P144">o</text:p>
            <text:p text:style-name="P149"><text:span text:style-name="T71">o</text:span>rden(m)</text:p>
            <text:p text:style-name="P162">41</text:p>
          </table:table-cell>
          <table:table-cell table:style-name="Die_5f_Vokale.A2" table:number-columns-spanned="2" office:value-type="string">
            <text:p text:style-name="P152"/>
          </table:table-cell>
          <table:covered-table-cell/>
          <table:table-cell table:style-name="Die_5f_Vokale.F2" office:value-type="string">
            <text:p text:style-name="P121">губы округлены и вытянуты вперед сильнее чем в русском /о/</text:p>
          </table:table-cell>
        </table:table-row>
        <table:table-row>
          <table:table-cell table:style-name="Die_5f_Vokale.A2" office:value-type="string">
            <text:p text:style-name="P201">/<text:span text:style-name="T70">u:</text:span>/</text:p>
            <text:p text:style-name="P139">u, uh</text:p>
            <text:p text:style-name="P149">udo, Uhr(f)</text:p>
            <text:p text:style-name="P162">32</text:p>
          </table:table-cell>
          <table:table-cell table:style-name="Die_5f_Vokale.A2" office:value-type="string">
            <text:p text:style-name="P201">/<text:span text:style-name="T70">u.</text:span>/</text:p>
            <text:p text:style-name="P152"/>
            <text:p text:style-name="P152"/>
            <text:p text:style-name="P162">47</text:p>
          </table:table-cell>
          <table:table-cell table:style-name="Die_5f_Vokale.A2" office:value-type="string">
            <text:p text:style-name="P201"><text:span text:style-name="T70">/ʊ</text:span>/</text:p>
            <text:p text:style-name="P139">u</text:p>
            <text:p text:style-name="P149">und</text:p>
            <text:p text:style-name="P162">32</text:p>
          </table:table-cell>
          <table:table-cell table:style-name="Die_5f_Vokale.A2" office:value-type="string">
            <text:p text:style-name="P201">/ʊ̯ /</text:p>
            <text:p text:style-name="P152"/>
            <text:p text:style-name="P149">Janu<text:span text:style-name="T1">a</text:span>r</text:p>
            <text:p text:style-name="P162">46</text:p>
          </table:table-cell>
          <table:table-cell table:style-name="Die_5f_Vokale.A2" office:value-type="string">
            <text:p text:style-name="P120">обычно в иностр.сл. <text:span text:style-name="T3">п</text:span>еред слоговым гл.</text:p>
          </table:table-cell>
          <table:table-cell table:style-name="Die_5f_Vokale.F2" office:value-type="string">
            <text:p text:style-name="P121">губы округлены и вытянуты вперед сильнее чем в русском /u/</text:p>
          </table:table-cell>
        </table:table-row>
        <table:table-row>
          <table:table-cell table:style-name="Die_5f_Vokale.A2" office:value-type="string">
            <text:p text:style-name="P201">/ɛ:/</text:p>
            <text:p text:style-name="P139">ä, äh</text:p>
            <text:p text:style-name="P149">Bär(m), <text:span text:style-name="T5">wählen</text:span></text:p>
            <text:p text:style-name="P158">22</text:p>
          </table:table-cell>
          <table:table-cell table:style-name="Die_5f_Vokale.A2" office:value-type="string">
            <text:p text:style-name="P152"/>
          </table:table-cell>
          <table:table-cell table:style-name="Die_5f_Vokale.A2" office:value-type="string">
            <text:p text:style-name="P201">/ɛ/</text:p>
            <text:p text:style-name="P140">e, ä</text:p>
            <text:p text:style-name="P150">es, März(m)</text:p>
            <text:p text:style-name="P158">22</text:p>
          </table:table-cell>
          <table:table-cell table:style-name="Die_5f_Vokale.A2" table:number-columns-spanned="2" office:value-type="string">
            <text:p text:style-name="P152"/>
          </table:table-cell>
          <table:covered-table-cell/>
          <table:table-cell table:style-name="Die_5f_Vokale.F2" office:value-type="string">
            <text:p text:style-name="P121">челюсть сильно опущена как в русском «<text:span text:style-name="T1">э</text:span>тот»</text:p>
          </table:table-cell>
        </table:table-row>
        <table:table-row>
          <table:table-cell table:style-name="Die_5f_Vokale.A2" office:value-type="string">
            <text:p text:style-name="P201">/ø/</text:p>
            <text:p text:style-name="P140">ö, öh</text:p>
            <text:p text:style-name="P150">Öfen, Söne</text:p>
            <text:p text:style-name="P158">69</text:p>
          </table:table-cell>
          <table:table-cell table:style-name="Die_5f_Vokale.A2" office:value-type="string">
            <text:p text:style-name="P152"/>
          </table:table-cell>
          <table:table-cell table:style-name="Die_5f_Vokale.A2" office:value-type="string">
            <text:p text:style-name="P201">/œ/</text:p>
            <text:p text:style-name="P140">ö</text:p>
            <text:p text:style-name="P150">zwölf</text:p>
            <text:p text:style-name="P158">69</text:p>
          </table:table-cell>
          <table:table-cell table:style-name="Die_5f_Vokale.A2" table:number-columns-spanned="2" office:value-type="string">
            <text:p text:style-name="P152"/>
          </table:table-cell>
          <table:covered-table-cell/>
          <table:table-cell table:style-name="Die_5f_Vokale.F2" office:value-type="string">
            <text:p text:style-name="P121">губы <text:span text:style-name="T71">/o/</text:span></text:p>
            <text:p text:style-name="P121">язык /ɛ/</text:p>
          </table:table-cell>
        </table:table-row>
        <table:table-row>
          <table:table-cell table:style-name="Die_5f_Vokale.A2" office:value-type="string">
            <text:p text:style-name="P203"><text:span text:style-name="T7">/</text:span><text:span text:style-name="T9">y</text:span><text:span text:style-name="T7">:/</text:span></text:p>
            <text:p text:style-name="P140">ü, üh, y</text:p>
            <text:p text:style-name="P150">Übung(f), Physiker(m)</text:p>
            <text:p text:style-name="P158">62</text:p>
          </table:table-cell>
          <table:table-cell table:style-name="Die_5f_Vokale.A2" office:value-type="string">
            <text:p text:style-name="P152"/>
          </table:table-cell>
          <table:table-cell table:style-name="Die_5f_Vokale.A2" office:value-type="string">
            <text:p text:style-name="P203"><text:span text:style-name="T7">/</text:span><text:span text:style-name="T15">ʏ</text:span><text:span text:style-name="T7">/</text:span></text:p>
            <text:p text:style-name="P140">ü</text:p>
            <text:p text:style-name="P150">fünf</text:p>
            <text:p text:style-name="P158">62</text:p>
          </table:table-cell>
          <table:table-cell table:style-name="Die_5f_Vokale.A2" table:number-columns-spanned="2" office:value-type="string">
            <text:p text:style-name="P152"/>
          </table:table-cell>
          <table:covered-table-cell/>
          <table:table-cell table:style-name="Die_5f_Vokale.F2" office:value-type="string">
            <text:p text:style-name="P121">губы <text:span text:style-name="T71">/o/</text:span></text:p>
            <text:p text:style-name="P121">язык /i/</text:p>
          </table:table-cell>
        </table:table-row>
        <table:table-row>
          <table:table-cell table:style-name="Die_5f_Vokale.A2" office:value-type="string">
            <text:p text:style-name="P201">/<text:span text:style-name="T72">e</text:span>:/</text:p>
            <text:p text:style-name="P140">e, ee, eh</text:p>
            <text:p text:style-name="P150">leben, See(m)</text:p>
            <text:p text:style-name="P158">28</text:p>
          </table:table-cell>
          <table:table-cell table:style-name="Die_5f_Vokale.A2" office:value-type="string">
            <text:p text:style-name="P152"><text:span text:style-name="T11">/e.</text:span><text:span text:style-name="T6">/</text:span></text:p>
            <text:p text:style-name="P152"/>
            <text:p text:style-name="P150">der</text:p>
            <text:p text:style-name="P158">28</text:p>
          </table:table-cell>
          <table:table-cell table:style-name="Die_5f_Vokale.A2" office:value-type="string">
            <text:p text:style-name="P152"/>
          </table:table-cell>
          <table:table-cell table:style-name="Die_5f_Vokale.A2" table:number-columns-spanned="2" office:value-type="string">
            <text:p text:style-name="P152"/>
          </table:table-cell>
          <table:covered-table-cell/>
          <table:table-cell table:style-name="Die_5f_Vokale.F2" office:value-type="string">
            <text:p text:style-name="P121">губы <text:span text:style-name="T71">/</text:span>i<text:span text:style-name="T71">/</text:span></text:p>
            <text:p text:style-name="P121">язык /ɛ/</text:p>
          </table:table-cell>
        </table:table-row>
        <table:table-row>
          <table:table-cell table:style-name="Die_5f_Vokale.A2" office:value-type="string">
            <text:p text:style-name="P152"/>
          </table:table-cell>
          <table:table-cell table:style-name="Die_5f_Vokale.A2" office:value-type="string">
            <text:p text:style-name="P156"/>
          </table:table-cell>
          <table:table-cell table:style-name="Die_5f_Vokale.A2" office:value-type="string">
            <text:p text:style-name="P201">/ə/</text:p>
            <text:p text:style-name="P143">e</text:p>
            <text:p text:style-name="P150">leb<text:span text:style-name="T1">e</text:span>n</text:p>
            <text:p text:style-name="P163">15</text:p>
          </table:table-cell>
          <table:table-cell table:style-name="Die_5f_Vokale.A2" table:number-columns-spanned="2" office:value-type="string">
            <text:p text:style-name="P152"/>
          </table:table-cell>
          <table:covered-table-cell/>
          <table:table-cell table:style-name="Die_5f_Vokale.F2" office:value-type="string">
            <text:p text:style-name="P122">очень краткий неясный звук как «долж<text:span text:style-name="T1">е</text:span>н»</text:p>
            <text:p text:style-name="P122">в конечных безударных слогах, в суффиксах be-, ge-</text:p>
          </table:table-cell>
        </table:table-row>
        <table:table-row>
          <table:table-cell table:style-name="Die_5f_Vokale.A2" office:value-type="string">
            <text:p text:style-name="P123">Дольше русских.</text:p>
            <text:p text:style-name="P124">1. в открытых ударных слогах:</text:p>
            <text:p text:style-name="P124">da /da:/</text:p>
            <text:p text:style-name="P124">2. в ударном закрытом который при изменении слова может быть открыт:</text:p>
            <text:p text:style-name="P124">Tag /ta:k/ - Tage /ta:gə/</text:p>
            <text:p text:style-name="P124">3. в односложном неизменяемом слове перед /r/:</text:p>
            <text:p text:style-name="P124">gar /ga:r/</text:p>
            <text:p text:style-name="P124">4. при удвоении гласной:</text:p>
            <text:p text:style-name="P124">staat /sta:t/</text:p>
            <text:p text:style-name="P124">5. если за гласной следует немое h:</text:p>
            <text:p text:style-name="P124"><text:soft-page-break/>nah /na:/</text:p>
          </table:table-cell>
          <table:table-cell table:style-name="Die_5f_Vokale.A2" office:value-type="string">
            <text:p text:style-name="P156"/>
          </table:table-cell>
          <table:table-cell table:style-name="Die_5f_Vokale.A2" office:value-type="string">
            <text:p text:style-name="P123">Короче русских.</text:p>
            <text:p text:style-name="P125">1. в закрытых слогах:</text:p>
            <text:p text:style-name="P125">das /das/</text:p>
            <text:p text:style-name="P125">2. перед удвоенной согласной:</text:p>
            <text:p text:style-name="P125">dann /dan/</text:p>
            <text:p text:style-name="P125">3. перед двумя и более согласными принадлежащими корню:</text:p>
            <text:p text:style-name="P119"><text:span text:style-name="T73">rechts /re</text:span>ç<text:span text:style-name="T73">t͡s /</text:span></text:p>
          </table:table-cell>
          <table:table-cell table:style-name="Die_5f_Vokale.A2" table:number-columns-spanned="2" office:value-type="string">
            <text:p text:style-name="P152"/>
          </table:table-cell>
          <table:covered-table-cell/>
          <table:table-cell table:style-name="Die_5f_Vokale.F2" office:value-type="string">
            <text:p text:style-name="P152"/>
          </table:table-cell>
        </table:table-row>
        <table:table-row>
          <table:table-cell table:style-name="Die_5f_Vokale.F1" table:number-columns-spanned="6" office:value-type="string">
            <text:p text:style-name="P122">: - долгие</text:p>
            <text:p text:style-name="P122">. - полудолгие</text:p>
            <text:p text:style-name="P122">ʊ̯ <text:s/>- <text:span text:style-name="T74">неслоговые</text:span> </text:p>
            <text:p text:style-name="P126">В немецком наиболее часто встречаются долгие и краткие гласные.</text:p>
            <text:p text:style-name="P124">Твердый приступ (Knacklaut) в начале слова перед гласными, может быть и в середине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1"/>
      <text:h text:style-name="Heading_20_2" text:outline-level="2"><text:bookmark-start text:name="__RefHeading___Toc8865_3204759922"/><text:span text:style-name="T92">0.2 </text:span>Die Diphtonge<text:bookmark-end text:name="__RefHeading___Toc8865_3204759922"/></text:h>
      <text:p text:style-name="P88"/>
      <table:table table:name="Die_Diphtonge" table:style-name="Die_5f_Diphtonge">
        <table:table-column table:style-name="Die_5f_Diphtonge.A"/>
        <table:table-column table:style-name="Die_5f_Diphtonge.B"/>
        <table:table-row>
          <table:table-cell table:style-name="Die_5f_Diphtonge.A1" office:value-type="string">
            <text:p text:style-name="P203"><text:span text:style-name="T10">/</text:span><text:span text:style-name="T13">ɔ</text:span><text:span text:style-name="T10">ø/</text:span><text:span text:style-name="T8">-</text:span><text:span text:style-name="T10">/</text:span><text:span text:style-name="T12">ɔʏ̯ </text:span><text:span text:style-name="T10">/</text:span></text:p>
            <text:p text:style-name="P140">eu, äu<text:span text:style-name="T17">, oi</text:span></text:p>
            <text:p text:style-name="P150">heute, Bäume(m)</text:p>
            <text:p text:style-name="P158">75</text:p>
          </table:table-cell>
          <table:table-cell table:style-name="Die_5f_Diphtonge.B1" table:number-rows-spanned="3" office:value-type="string"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>Первый звук слоговой, второй неслоговой</text:p>
          </table:table-cell>
        </table:table-row>
        <table:table-row>
          <table:table-cell table:style-name="Die_5f_Diphtonge.A2" office:value-type="string">
            <text:p text:style-name="P203"><text:span text:style-name="T7">/</text:span><text:span text:style-name="T10">a</text:span><text:span text:style-name="T8">o</text:span><text:span text:style-name="T7">/</text:span><text:span text:style-name="T8">-</text:span><text:span text:style-name="T7">/</text:span><text:span text:style-name="T10">aʊ̯ </text:span><text:span text:style-name="T7">/</text:span></text:p>
            <text:p text:style-name="P140">au</text:p>
            <text:p text:style-name="P150">Auto(n)<text:span text:style-name="T75">, </text:span>Baum(m)</text:p>
            <text:p text:style-name="P158">46</text:p>
          </table:table-cell>
          <table:covered-table-cell/>
        </table:table-row>
        <table:table-row>
          <table:table-cell table:style-name="Die_5f_Diphtonge.A2" office:value-type="string">
            <text:p text:style-name="P203"><text:span text:style-name="T7">/</text:span><text:span text:style-name="T13">a</text:span><text:span text:style-name="T14">e</text:span><text:span text:style-name="T7">/</text:span><text:span text:style-name="T8">-</text:span><text:span text:style-name="T7">/</text:span><text:span text:style-name="T16">aɪ̯ </text:span><text:span text:style-name="T7">/</text:span></text:p>
            <text:p text:style-name="P145">ei, ai, ay</text:p>
            <text:p text:style-name="P150">mein, Mai(m), Bayern(n)</text:p>
            <text:p text:style-name="P158">28</text:p>
          </table:table-cell>
          <table:covered-table-cell/>
        </table:table-row>
      </table:table>
      <text:p text:style-name="P87"/>
      <text:h text:style-name="Heading_20_2" text:outline-level="2"><text:bookmark-start text:name="__RefHeading___Toc8867_3204759922"/><text:span text:style-name="T92">0.3 </text:span>Die Konsonanten<text:bookmark-end text:name="__RefHeading___Toc8867_3204759922"/></text:h>
      <table:table table:name="Die_Konsonanten" table:style-name="Die_5f_Konsonanten">
        <table:table-column table:style-name="Die_5f_Konsonanten.A"/>
        <table:table-column table:style-name="Die_5f_Konsonanten.B"/>
        <table:table-column table:style-name="Die_5f_Konsonanten.C"/>
        <table:table-column table:style-name="Die_5f_Konsonanten.D"/>
        <table:table-column table:style-name="Die_5f_Konsonanten.E"/>
        <table:table-header-rows>
          <table:table-row>
            <table:table-cell table:style-name="Die_5f_Konsonanten.A1" office:value-type="string">
              <text:p text:style-name="P157">/d/</text:p>
            </table:table-cell>
            <table:table-cell table:style-name="Die_5f_Konsonanten.A1" office:value-type="string">
              <text:p text:style-name="P204">з</text:p>
            </table:table-cell>
            <table:table-cell table:style-name="Die_5f_Konsonanten.A1" office:value-type="string">
              <text:p text:style-name="P128">15</text:p>
            </table:table-cell>
            <table:table-cell table:style-name="Die_5f_Konsonanten.A1" office:value-type="string">
              <text:p text:style-name="P146">d, dd</text:p>
            </table:table-cell>
            <table:table-cell table:style-name="Die_5f_Konsonanten.E1" table:number-rows-spanned="3" office:value-type="string">
              <text:p text:style-name="P118">Кончик языка упирается в верхние альвеолы</text:p>
            </table:table-cell>
          </table:table-row>
        </table:table-header-rows>
        <table:table-row table:style-name="Die_5f_Konsonanten.2">
          <table:table-cell table:style-name="Die_5f_Konsonanten.A2" office:value-type="string">
            <text:p text:style-name="P157">/n/</text:p>
          </table:table-cell>
          <table:table-cell table:style-name="Die_5f_Konsonanten.A2" office:value-type="string">
            <text:p text:style-name="P206">с</text:p>
          </table:table-cell>
          <table:table-cell table:style-name="Die_5f_Konsonanten.A2" office:value-type="string">
            <text:p text:style-name="P128">15</text:p>
          </table:table-cell>
          <table:table-cell table:style-name="Die_5f_Konsonanten.A2" office:value-type="string">
            <text:p text:style-name="P146">n, nn</text:p>
          </table:table-cell>
          <table:covered-table-cell/>
        </table:table-row>
        <table:table-row>
          <table:table-cell table:style-name="Die_5f_Konsonanten.A2" office:value-type="string">
            <text:p text:style-name="P157">/l/</text:p>
          </table:table-cell>
          <table:table-cell table:style-name="Die_5f_Konsonanten.A2" office:value-type="string">
            <text:p text:style-name="P206">с</text:p>
          </table:table-cell>
          <table:table-cell table:style-name="Die_5f_Konsonanten.A2" office:value-type="string">
            <text:p text:style-name="P128">22</text:p>
          </table:table-cell>
          <table:table-cell table:style-name="Die_5f_Konsonanten.A2" office:value-type="string">
            <text:p text:style-name="P146">l, ll</text:p>
          </table:table-cell>
          <table:covered-table-cell/>
        </table:table-row>
        <table:table-row>
          <table:table-cell table:style-name="Die_5f_Konsonanten.A2" office:value-type="string">
            <text:p text:style-name="P157">/t/</text:p>
          </table:table-cell>
          <table:table-cell table:style-name="Die_5f_Konsonanten.A2" office:value-type="string">
            <text:p text:style-name="P207">г</text:p>
          </table:table-cell>
          <table:table-cell table:style-name="Die_5f_Konsonanten.A2" office:value-type="string">
            <text:p text:style-name="P128">15</text:p>
          </table:table-cell>
          <table:table-cell table:style-name="Die_5f_Konsonanten.A2" office:value-type="string">
            <text:p text:style-name="P146">t, tt, d; dt, th <text:span text:style-name="T18">в иностранных словах</text:span></text:p>
          </table:table-cell>
          <table:table-cell table:style-name="Die_5f_Konsonanten.E4" office:value-type="string">
            <text:p text:style-name="P118">Как в <text:span text:style-name="T20">/d/ </text:span>и в <text:span text:style-name="T20">/p/</text:span></text:p>
          </table:table-cell>
        </table:table-row>
        <table:table-row>
          <table:table-cell table:style-name="Die_5f_Konsonanten.A2" office:value-type="string">
            <text:p text:style-name="P157">/p/</text:p>
          </table:table-cell>
          <table:table-cell table:style-name="Die_5f_Konsonanten.A2" office:value-type="string">
            <text:p text:style-name="P207">г</text:p>
          </table:table-cell>
          <table:table-cell table:style-name="Die_5f_Konsonanten.A2" office:value-type="string">
            <text:p text:style-name="P129">15</text:p>
          </table:table-cell>
          <table:table-cell table:style-name="Die_5f_Konsonanten.A2" office:value-type="string">
            <text:p text:style-name="P146">p, pp, b</text:p>
          </table:table-cell>
          <table:table-cell table:style-name="Die_5f_Konsonanten.E4" table:number-rows-spanned="2" office:value-type="string">
            <text:p text:style-name="P118">С придыханием и напряжением особенно в начале и конце слова</text:p>
          </table:table-cell>
        </table:table-row>
        <table:table-row>
          <table:table-cell table:style-name="Die_5f_Konsonanten.A2" office:value-type="string">
            <text:p text:style-name="P157">/k/</text:p>
          </table:table-cell>
          <table:table-cell table:style-name="Die_5f_Konsonanten.A2" office:value-type="string">
            <text:p text:style-name="P207">г</text:p>
          </table:table-cell>
          <table:table-cell table:style-name="Die_5f_Konsonanten.A2" office:value-type="string">
            <text:p text:style-name="P129">15</text:p>
          </table:table-cell>
          <table:table-cell table:style-name="Die_5f_Konsonanten.A2" office:value-type="string">
            <text:p text:style-name="P146">k, g, ck; kk, c, ch <text:span text:style-name="T18">в иностранных словах</text:span></text:p>
          </table:table-cell>
          <table:covered-table-cell/>
        </table:table-row>
        <table:table-row>
          <table:table-cell table:style-name="Die_5f_Konsonanten.A2" office:value-type="string">
            <text:p text:style-name="P157">/s/</text:p>
          </table:table-cell>
          <table:table-cell table:style-name="Die_5f_Konsonanten.A2" office:value-type="string">
            <text:p text:style-name="P207">г</text:p>
          </table:table-cell>
          <table:table-cell table:style-name="Die_5f_Konsonanten.A2" office:value-type="string">
            <text:p text:style-name="P129">15</text:p>
          </table:table-cell>
          <table:table-cell table:style-name="Die_5f_Konsonanten.A2" office:value-type="string">
            <text:p text:style-name="P146">s, ss, ß</text:p>
          </table:table-cell>
          <table:table-cell table:style-name="Die_5f_Konsonanten.E4" office:value-type="string">
            <text:p text:style-name="P119"/>
          </table:table-cell>
        </table:table-row>
        <table:table-row>
          <table:table-cell table:style-name="Die_5f_Konsonanten.A2" office:value-type="string">
            <text:p text:style-name="P157">/f/</text:p>
          </table:table-cell>
          <table:table-cell table:style-name="Die_5f_Konsonanten.A2" office:value-type="string">
            <text:p text:style-name="P207">г</text:p>
          </table:table-cell>
          <table:table-cell table:style-name="Die_5f_Konsonanten.A2" office:value-type="string">
            <text:p text:style-name="P129">15</text:p>
          </table:table-cell>
          <table:table-cell table:style-name="Die_5f_Konsonanten.A2" office:value-type="string">
            <text:p text:style-name="P146">f, ff, v, ph; w <text:span text:style-name="T18">в русских фамилиях</text:span> </text:p>
          </table:table-cell>
          <table:table-cell table:style-name="Die_5f_Konsonanten.E4" office:value-type="string">
            <text:p text:style-name="P119"/>
          </table:table-cell>
        </table:table-row>
        <table:table-row>
          <table:table-cell table:style-name="Die_5f_Konsonanten.A2" office:value-type="string">
            <text:p text:style-name="P208"><text:span text:style-name="T20">/</text:span><text:span text:style-name="T21">ʃ</text:span><text:span text:style-name="T20">/</text:span></text:p>
          </table:table-cell>
          <table:table-cell table:style-name="Die_5f_Konsonanten.A2" office:value-type="string">
            <text:p text:style-name="P207">г</text:p>
          </table:table-cell>
          <table:table-cell table:style-name="Die_5f_Konsonanten.A2" office:value-type="string">
            <text:p text:style-name="P129">15</text:p>
          </table:table-cell>
          <table:table-cell table:style-name="Die_5f_Konsonanten.A2" office:value-type="string">
            <text:p text:style-name="P147">sch; s <text:span text:style-name="T18">перед t и p в начале слова</text:span></text:p>
          </table:table-cell>
          <table:table-cell table:style-name="Die_5f_Konsonanten.E4" office:value-type="string">
            <text:p text:style-name="P119"/>
          </table:table-cell>
        </table:table-row>
        <table:table-row>
          <table:table-cell table:style-name="Die_5f_Konsonanten.A2" office:value-type="string">
            <text:p text:style-name="P157">/b/</text:p>
          </table:table-cell>
          <table:table-cell table:style-name="Die_5f_Konsonanten.A2" office:value-type="string">
            <text:p text:style-name="P205">з</text:p>
          </table:table-cell>
          <table:table-cell table:style-name="Die_5f_Konsonanten.A2" office:value-type="string">
            <text:p text:style-name="P129">15</text:p>
          </table:table-cell>
          <table:table-cell table:style-name="Die_5f_Konsonanten.A2" office:value-type="string">
            <text:p text:style-name="P147">b, bb</text:p>
          </table:table-cell>
          <table:table-cell table:style-name="Die_5f_Konsonanten.E4" table:number-rows-spanned="3" office:value-type="string">
            <text:p text:style-name="P119">Менее звонкие чем русские</text:p>
          </table:table-cell>
        </table:table-row>
        <table:table-row>
          <table:table-cell table:style-name="Die_5f_Konsonanten.A2" office:value-type="string">
            <text:p text:style-name="P157">/z/</text:p>
          </table:table-cell>
          <table:table-cell table:style-name="Die_5f_Konsonanten.A2" office:value-type="string">
            <text:p text:style-name="P205">з</text:p>
          </table:table-cell>
          <table:table-cell table:style-name="Die_5f_Konsonanten.A2" office:value-type="string">
            <text:p text:style-name="P129">15</text:p>
          </table:table-cell>
          <table:table-cell table:style-name="Die_5f_Konsonanten.A2" office:value-type="string">
            <text:p text:style-name="P147">s</text:p>
          </table:table-cell>
          <table:covered-table-cell/>
        </table:table-row>
        <table:table-row>
          <table:table-cell table:style-name="Die_5f_Konsonanten.A2" office:value-type="string">
            <text:p text:style-name="P157">/v/</text:p>
          </table:table-cell>
          <table:table-cell table:style-name="Die_5f_Konsonanten.A2" office:value-type="string">
            <text:p text:style-name="P205">з</text:p>
          </table:table-cell>
          <table:table-cell table:style-name="Die_5f_Konsonanten.A2" office:value-type="string">
            <text:p text:style-name="P129">15</text:p>
          </table:table-cell>
          <table:table-cell table:style-name="Die_5f_Konsonanten.A2" office:value-type="string">
            <text:p text:style-name="P147">w; v, qu(/kv/) <text:span text:style-name="T18">в иностранных словах</text:span></text:p>
          </table:table-cell>
          <table:covered-table-cell/>
        </table:table-row>
        <table:table-row>
          <table:table-cell table:style-name="Die_5f_Konsonanten.A2" office:value-type="string">
            <text:p text:style-name="P157">/g/</text:p>
          </table:table-cell>
          <table:table-cell table:style-name="Die_5f_Konsonanten.A2" office:value-type="string">
            <text:p text:style-name="P205">з</text:p>
          </table:table-cell>
          <table:table-cell table:style-name="Die_5f_Konsonanten.A2" office:value-type="string">
            <text:p text:style-name="P129">15</text:p>
          </table:table-cell>
          <table:table-cell table:style-name="Die_5f_Konsonanten.A2" office:value-type="string">
            <text:p text:style-name="P148">g, gg</text:p>
          </table:table-cell>
          <table:table-cell table:style-name="Die_5f_Konsonanten.E4" office:value-type="string">
            <text:p text:style-name="P119"/>
          </table:table-cell>
        </table:table-row>
        <table:table-row>
          <table:table-cell table:style-name="Die_5f_Konsonanten.A2" office:value-type="string">
            <text:p text:style-name="P157">/m/</text:p>
          </table:table-cell>
          <table:table-cell table:style-name="Die_5f_Konsonanten.A2" office:value-type="string">
            <text:p text:style-name="P206">с</text:p>
          </table:table-cell>
          <table:table-cell table:style-name="Die_5f_Konsonanten.A2" office:value-type="string">
            <text:p text:style-name="P129">15</text:p>
          </table:table-cell>
          <table:table-cell table:style-name="Die_5f_Konsonanten.A2" office:value-type="string">
            <text:p text:style-name="P148">m, mm</text:p>
          </table:table-cell>
          <table:table-cell table:style-name="Die_5f_Konsonanten.E4" office:value-type="string">
            <text:p text:style-name="P118">После кратких гласных звучит продолжительно</text:p>
          </table:table-cell>
        </table:table-row>
        <table:table-row>
          <table:table-cell table:style-name="Die_5f_Konsonanten.A2" office:value-type="string">
            <text:p text:style-name="P157">/r/</text:p>
          </table:table-cell>
          <table:table-cell table:style-name="Die_5f_Konsonanten.A2" office:value-type="string">
            <text:p text:style-name="P206">с</text:p>
          </table:table-cell>
          <table:table-cell table:style-name="Die_5f_Konsonanten.A2" office:value-type="string">
            <text:p text:style-name="P129">15</text:p>
          </table:table-cell>
          <table:table-cell table:style-name="Die_5f_Konsonanten.A2" office:value-type="string">
            <text:p text:style-name="P148">r, rr</text:p>
          </table:table-cell>
          <table:table-cell table:style-name="Die_5f_Konsonanten.E4" office:value-type="string">
            <text:p text:style-name="P118">Есть три варианта произношения</text:p>
          </table:table-cell>
        </table:table-row>
        <table:table-row>
          <table:table-cell table:style-name="Die_5f_Konsonanten.A2" office:value-type="string">
            <text:p text:style-name="P157">/j/</text:p>
          </table:table-cell>
          <table:table-cell table:style-name="Die_5f_Konsonanten.A2" office:value-type="string">
            <text:p text:style-name="P205">з</text:p>
          </table:table-cell>
          <table:table-cell table:style-name="Die_5f_Konsonanten.A2" office:value-type="string">
            <text:p text:style-name="P129">41</text:p>
          </table:table-cell>
          <table:table-cell table:style-name="Die_5f_Konsonanten.A2" office:value-type="string">
            <text:p text:style-name="P148">j <text:span text:style-name="T18">перед гласными</text:span></text:p>
          </table:table-cell>
          <table:table-cell table:style-name="Die_5f_Konsonanten.E4" office:value-type="string">
            <text:p text:style-name="P118">Более сильное напряжение чем в рус. <text:span text:style-name="T20">/j/</text:span></text:p>
          </table:table-cell>
        </table:table-row>
        <table:table-row>
          <table:table-cell table:style-name="Die_5f_Konsonanten.A2" office:value-type="string">
            <text:p text:style-name="P208"><text:span text:style-name="T20">/</text:span><text:span text:style-name="T21">ŋ</text:span><text:span text:style-name="T20">/</text:span></text:p>
          </table:table-cell>
          <table:table-cell table:style-name="Die_5f_Konsonanten.A2" office:value-type="string">
            <text:p text:style-name="P205">н</text:p>
          </table:table-cell>
          <table:table-cell table:style-name="Die_5f_Konsonanten.A2" office:value-type="string">
            <text:p text:style-name="P129">55</text:p>
          </table:table-cell>
          <table:table-cell table:style-name="Die_5f_Konsonanten.A2" office:value-type="string">
            <text:p text:style-name="P148">ng <text:span text:style-name="T18">после крат. гл.</text:span>, n <text:span text:style-name="T18">после крат. гл. перед k</text:span></text:p>
          </table:table-cell>
          <table:table-cell table:style-name="Die_5f_Konsonanten.E4" office:value-type="string">
            <text:p text:style-name="P119"/>
          </table:table-cell>
        </table:table-row>
        <table:table-row>
          <table:table-cell table:style-name="Die_5f_Konsonanten.A2" office:value-type="string">
            <text:p text:style-name="P157">/<text:span text:style-name="T23">ʒ/</text:span></text:p>
          </table:table-cell>
          <table:table-cell table:style-name="Die_5f_Konsonanten.A2" office:value-type="string">
            <text:p text:style-name="P205">з</text:p>
          </table:table-cell>
          <table:table-cell table:style-name="Die_5f_Konsonanten.A2" office:value-type="string">
            <text:p text:style-name="P129">75</text:p>
          </table:table-cell>
          <table:table-cell table:style-name="Die_5f_Konsonanten.A2" office:value-type="string">
            <text:p text:style-name="P148">g перед i, e; j, sh <text:span text:style-name="T18">в русских фамилиях</text:span></text:p>
          </table:table-cell>
          <table:table-cell table:style-name="Die_5f_Konsonanten.E4" office:value-type="string">
            <text:p text:style-name="P118">Язык как <text:span text:style-name="T25">/</text:span><text:span text:style-name="T22">ʃ</text:span><text:span text:style-name="T25">/ </text:span><text:span text:style-name="T24">произносить /ж/</text:span></text:p>
          </table:table-cell>
        </table:table-row>
        <table:table-row>
          <table:table-cell table:style-name="Die_5f_Konsonanten.A2" office:value-type="string">
            <text:p text:style-name="P208"><text:span text:style-name="T20">/</text:span><text:span text:style-name="T21">t͡s</text:span><text:span text:style-name="T20">/</text:span></text:p>
          </table:table-cell>
          <table:table-cell table:style-name="Die_5f_Konsonanten.A2" office:value-type="string">
            <text:p text:style-name="P205">а</text:p>
          </table:table-cell>
          <table:table-cell table:style-name="Die_5f_Konsonanten.A2" office:value-type="string">
            <text:p text:style-name="P129">22</text:p>
          </table:table-cell>
          <table:table-cell table:style-name="Die_5f_Konsonanten.A2" office:value-type="string">
            <text:p text:style-name="P148">z, zz, tz, ds, ts, tion</text:p>
          </table:table-cell>
          <table:table-cell table:style-name="Die_5f_Konsonanten.E4" table:number-rows-spanned="3" office:value-type="string">
            <text:p text:style-name="P118">С придыханием и напряжением</text:p>
          </table:table-cell>
        </table:table-row>
        <table:table-row>
          <table:table-cell table:style-name="Die_5f_Konsonanten.A2" office:value-type="string">
            <text:p text:style-name="P157">/p͡f/</text:p>
          </table:table-cell>
          <table:table-cell table:style-name="Die_5f_Konsonanten.A2" office:value-type="string">
            <text:p text:style-name="P205">а</text:p>
          </table:table-cell>
          <table:table-cell table:style-name="Die_5f_Konsonanten.A2" office:value-type="string">
            <text:p text:style-name="P129">22</text:p>
          </table:table-cell>
          <table:table-cell table:style-name="Die_5f_Konsonanten.A2" office:value-type="string">
            <text:p text:style-name="P148">pf</text:p>
          </table:table-cell>
          <table:covered-table-cell/>
        </table:table-row>
        <table:table-row>
          <table:table-cell table:style-name="Die_5f_Konsonanten.A2" office:value-type="string">
            <text:p text:style-name="P157">/t͡ʃ/</text:p>
          </table:table-cell>
          <table:table-cell table:style-name="Die_5f_Konsonanten.A2" office:value-type="string">
            <text:p text:style-name="P205">а</text:p>
          </table:table-cell>
          <table:table-cell table:style-name="Die_5f_Konsonanten.A2" office:value-type="string">
            <text:p text:style-name="P129">75</text:p>
          </table:table-cell>
          <table:table-cell table:style-name="Die_5f_Konsonanten.A2" office:value-type="string">
            <text:p text:style-name="P148">tsch</text:p>
          </table:table-cell>
          <table:covered-table-cell/>
        </table:table-row>
        <table:table-row>
          <table:table-cell table:style-name="Die_5f_Konsonanten.A2" office:value-type="string">
            <text:p text:style-name="P157">/x/</text:p>
          </table:table-cell>
          <table:table-cell table:style-name="Die_5f_Konsonanten.A2" office:value-type="string">
            <text:p text:style-name="P207">г</text:p>
          </table:table-cell>
          <table:table-cell table:style-name="Die_5f_Konsonanten.A2" office:value-type="string">
            <text:p text:style-name="P129">32</text:p>
          </table:table-cell>
          <table:table-cell table:style-name="Die_5f_Konsonanten.A2" office:value-type="string">
            <text:p text:style-name="P148">ch</text:p>
          </table:table-cell>
          <table:table-cell table:style-name="Die_5f_Konsonanten.E4" office:value-type="string">
            <text:p text:style-name="P118">Aht-Laut задняя спинка языка поднята к <text:span text:style-name="T76">заднему небу выше чем в русском /х/</text:span></text:p>
          </table:table-cell>
        </table:table-row>
        <table:table-row>
          <table:table-cell table:style-name="Die_5f_Konsonanten.A2" office:value-type="string">
            <text:p text:style-name="P157">/h/</text:p>
          </table:table-cell>
          <table:table-cell table:style-name="Die_5f_Konsonanten.A2" office:value-type="string">
            <text:p text:style-name="P207">г</text:p>
          </table:table-cell>
          <table:table-cell table:style-name="Die_5f_Konsonanten.A2" office:value-type="string">
            <text:p text:style-name="P129">46</text:p>
          </table:table-cell>
          <table:table-cell table:style-name="Die_5f_Konsonanten.A2" office:value-type="string">
            <text:p text:style-name="P148">h</text:p>
          </table:table-cell>
          <table:table-cell table:style-name="Die_5f_Konsonanten.E4" office:value-type="string">
            <text:p text:style-name="P118">Hauhlaut <text:span text:style-name="T76">язык оттянут назад, во рту нет преград. Как выдох или как дышать на стекло</text:span></text:p>
          </table:table-cell>
        </table:table-row>
        <table:table-row>
          <table:table-cell table:style-name="Die_5f_Konsonanten.A2" office:value-type="string">
            <text:p text:style-name="P157">/ç/</text:p>
          </table:table-cell>
          <table:table-cell table:style-name="Die_5f_Konsonanten.A2" office:value-type="string">
            <text:p text:style-name="P207">г</text:p>
          </table:table-cell>
          <table:table-cell table:style-name="Die_5f_Konsonanten.A2" office:value-type="string">
            <text:p text:style-name="P129">41</text:p>
          </table:table-cell>
          <table:table-cell table:style-name="Die_5f_Konsonanten.A2" office:value-type="string">
            <text:p text:style-name="P148">ch <text:span text:style-name="T18">после i, e, <text:s/></text:span><text:span text:style-name="T19">ä, ö, ü, ei, eu, äu, m, n, r, l и в суф.</text:span><text:span text:style-name="T26"> -chen, -ig, -lich</text:span></text:p>
          </table:table-cell>
          <table:table-cell table:style-name="Die_5f_Konsonanten.E4" office:value-type="string">
            <text:p text:style-name="P118">Ich-Laut <text:span text:style-name="T20">/j/ без голоса. /май/ шепотом и напряженно. Похоже на /хь/</text:span></text:p>
          </table:table-cell>
        </table:table-row>
      </table:table>
      <text:p text:style-name="P88"/>
      <text:p text:style-name="P89">з <text:span text:style-name="T27">- звонкие</text:span></text:p>
      <text:p text:style-name="P89">с <text:span text:style-name="T27">- сонанты</text:span></text:p>
      <text:p text:style-name="P89">г <text:span text:style-name="T27">- глухие</text:span></text:p>
      <text:p text:style-name="P89">н <text:span text:style-name="T27">- нозальные</text:span></text:p>
      <text:p text:style-name="P89">а <text:span text:style-name="T28">- африкаты</text:span></text:p>
      <text:p text:style-name="P88"/>
      <text:p text:style-name="P4">- в немецком нет мягких согласных, нет палатализации т.е. смягчения согласных перед гласными</text:p>
      <text:p text:style-name="P4">- глухие согласные произносятся напряженно особенно <text:s/>/t/, /p/, /k/</text:p>
      <text:p text:style-name="P5"><text:span text:style-name="T29">-</text:span> <text:span text:style-name="T29">сонанты произносятся более продолжительно</text:span></text:p>
      <text:p text:style-name="P5"><text:span text:style-name="T29">-</text:span> <text:span text:style-name="T29">звонкие согласные менее звонкие чем русские</text:span></text:p>
      <text:p text:style-name="P5"><text:span text:style-name="T29">-</text:span> <text:span text:style-name="T29">оглушение звонкого согласного после глухого dass Bild /das *bilt/ (* полузвонкость)</text:span></text:p>
      <text:p text:style-name="P4">- удвоение на письме не удваивает звук kasse /kasə/</text:p>
      <text:p text:style-name="P4">- звонкие согласные оглушаются на конце и в середине слова gelb /g<text:span text:style-name="T77">ɛ</text:span>lp/, gelblich /gɛlpliç/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8869_3204759922"/><text:soft-page-break/>1 Der Artikel<text:bookmark-end text:name="__RefHeading___Toc8869_3204759922"/></text:h>
      <text:p text:style-name="P42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C"/>
        <table:table-column table:style-name="Table23.G"/>
        <table:table-column table:style-name="Table23.H"/>
        <table:table-row>
          <table:table-cell table:style-name="Table23.A1" table:number-rows-spanned="3" office:value-type="string">
            <text:p text:style-name="P285"/>
            <text:p text:style-name="P285"/>
            <text:p text:style-name="P285">Fall</text:p>
          </table:table-cell>
          <table:table-cell table:style-name="Table23.A1" table:number-columns-spanned="4" office:value-type="string">
            <text:p text:style-name="P284">Bestimmten A.</text:p>
          </table:table-cell>
          <table:covered-table-cell/>
          <table:covered-table-cell/>
          <table:covered-table-cell/>
          <table:table-cell table:style-name="Table23.F1" table:number-columns-spanned="3" office:value-type="string">
            <text:p text:style-name="P284">Unbestimmten A.</text:p>
          </table:table-cell>
          <table:covered-table-cell/>
          <table:covered-table-cell/>
        </table:table-row>
        <table:table-row>
          <table:covered-table-cell/>
          <table:table-cell table:style-name="Table23.B2" table:number-columns-spanned="3" office:value-type="string">
            <text:p text:style-name="P286">Sing.</text:p>
          </table:table-cell>
          <table:covered-table-cell/>
          <table:covered-table-cell/>
          <table:table-cell table:style-name="Table23.A1" table:number-rows-spanned="2" office:value-type="string">
            <text:p text:style-name="P117"/>
            <text:p text:style-name="P117">pl.</text:p>
          </table:table-cell>
          <table:table-cell table:style-name="Table23.F2" table:number-columns-spanned="3" office:value-type="string">
            <text:p text:style-name="P286">Sing.</text:p>
          </table:table-cell>
          <table:covered-table-cell/>
          <table:covered-table-cell/>
        </table:table-row>
        <table:table-row>
          <table:covered-table-cell/>
          <table:table-cell table:style-name="Table23.B2" office:value-type="string">
            <text:p text:style-name="P284">m.</text:p>
          </table:table-cell>
          <table:table-cell table:style-name="Table23.B2" office:value-type="string">
            <text:p text:style-name="P284">n.</text:p>
          </table:table-cell>
          <table:table-cell table:style-name="Table23.B2" office:value-type="string">
            <text:p text:style-name="P284">f.</text:p>
          </table:table-cell>
          <table:covered-table-cell/>
          <table:table-cell table:style-name="Table23.B2" office:value-type="string">
            <text:p text:style-name="P284">m.</text:p>
          </table:table-cell>
          <table:table-cell table:style-name="Table23.B2" office:value-type="string">
            <text:p text:style-name="P284">n.</text:p>
          </table:table-cell>
          <table:table-cell table:style-name="Table23.F2" office:value-type="string">
            <text:p text:style-name="P284">f.</text:p>
          </table:table-cell>
        </table:table-row>
        <table:table-row>
          <table:table-cell table:style-name="Table23.B2" office:value-type="string">
            <text:p text:style-name="P285">Nominativ</text:p>
          </table:table-cell>
          <table:table-cell table:style-name="Table23.B4" office:value-type="string">
            <text:p text:style-name="P285">der</text:p>
          </table:table-cell>
          <table:table-cell table:style-name="Table23.C4" office:value-type="string">
            <text:p text:style-name="P285">das</text:p>
          </table:table-cell>
          <table:table-cell table:style-name="Table23.D4" office:value-type="string">
            <text:p text:style-name="P285">die</text:p>
          </table:table-cell>
          <table:table-cell table:style-name="Table23.D4" office:value-type="string">
            <text:p text:style-name="P285">die</text:p>
          </table:table-cell>
          <table:table-cell table:style-name="Table23.C4" office:value-type="string">
            <text:p text:style-name="P285">ein</text:p>
          </table:table-cell>
          <table:table-cell table:style-name="Table23.C4" office:value-type="string">
            <text:p text:style-name="P285">ein</text:p>
          </table:table-cell>
          <table:table-cell table:style-name="Table23.H4" office:value-type="string">
            <text:p text:style-name="P285">eine</text:p>
          </table:table-cell>
        </table:table-row>
        <table:table-row>
          <table:table-cell table:style-name="Table23.B2" office:value-type="string">
            <text:p text:style-name="P285">Akkusativ</text:p>
          </table:table-cell>
          <table:table-cell table:style-name="Table23.B5" office:value-type="string">
            <text:p text:style-name="P285">den</text:p>
          </table:table-cell>
          <table:table-cell table:style-name="Table23.C4" office:value-type="string">
            <text:p text:style-name="P285">das</text:p>
          </table:table-cell>
          <table:table-cell table:style-name="Table23.D4" office:value-type="string">
            <text:p text:style-name="P285">die</text:p>
          </table:table-cell>
          <table:table-cell table:style-name="Table23.D4" office:value-type="string">
            <text:p text:style-name="P285">die</text:p>
          </table:table-cell>
          <table:table-cell table:style-name="Table23.F5" office:value-type="string">
            <text:p text:style-name="P285">einen</text:p>
          </table:table-cell>
          <table:table-cell table:style-name="Table23.C4" office:value-type="string">
            <text:p text:style-name="P285">ein</text:p>
          </table:table-cell>
          <table:table-cell table:style-name="Table23.H4" office:value-type="string">
            <text:p text:style-name="P285">eine</text:p>
          </table:table-cell>
        </table:table-row>
        <table:table-row>
          <table:table-cell table:style-name="Table23.B2" office:value-type="string">
            <text:p text:style-name="P285">Genitiv</text:p>
          </table:table-cell>
          <table:table-cell table:style-name="Table23.B6" office:value-type="string">
            <text:p text:style-name="P285">des</text:p>
          </table:table-cell>
          <table:table-cell table:style-name="Table23.B6" office:value-type="string">
            <text:p text:style-name="P285">des</text:p>
          </table:table-cell>
          <table:table-cell table:style-name="Table23.B4" office:value-type="string">
            <text:p text:style-name="P285">der</text:p>
          </table:table-cell>
          <table:table-cell table:style-name="Table23.B4" office:value-type="string">
            <text:p text:style-name="P285">der</text:p>
          </table:table-cell>
          <table:table-cell table:style-name="Table23.F6" office:value-type="string">
            <text:p text:style-name="P285">eines</text:p>
          </table:table-cell>
          <table:table-cell table:style-name="Table23.F6" office:value-type="string">
            <text:p text:style-name="P285">eines</text:p>
          </table:table-cell>
          <table:table-cell table:style-name="Table23.H6" office:value-type="string">
            <text:p text:style-name="P285">einer</text:p>
          </table:table-cell>
        </table:table-row>
        <table:table-row table:style-name="Table23.7">
          <table:table-cell table:style-name="Table23.B2" office:value-type="string">
            <text:p text:style-name="P285">Dativ</text:p>
          </table:table-cell>
          <table:table-cell table:style-name="Table23.B7" office:value-type="string">
            <text:p text:style-name="P285">dem</text:p>
          </table:table-cell>
          <table:table-cell table:style-name="Table23.B7" office:value-type="string">
            <text:p text:style-name="P285">dem</text:p>
          </table:table-cell>
          <table:table-cell table:style-name="Table23.B4" office:value-type="string">
            <text:p text:style-name="P285">der</text:p>
          </table:table-cell>
          <table:table-cell table:style-name="Table23.B5" office:value-type="string">
            <text:p text:style-name="P285">den</text:p>
          </table:table-cell>
          <table:table-cell table:style-name="Table23.F7" office:value-type="string">
            <text:p text:style-name="P285">einem</text:p>
          </table:table-cell>
          <table:table-cell table:style-name="Table23.F7" office:value-type="string">
            <text:p text:style-name="P285">einem</text:p>
          </table:table-cell>
          <table:table-cell table:style-name="Table23.H6" office:value-type="string">
            <text:p text:style-name="P285">einer</text:p>
          </table:table-cell>
        </table:table-row>
      </table:table>
      <text:p text:style-name="P3"/>
      <text:p text:style-name="Standard">Nominativ – wer? was? <text:s text:c="50"/>Кто? Что?</text:p>
      <text:p text:style-name="Standard">Akkusativ <text:s/>– wen? was? wohin? <text:s text:c="36"/>Кого? Что? Куда? </text:p>
      <text:p text:style-name="Standard">Genetiv <text:s text:c="4"/>– wessen? <text:s text:c="54"/>Чей? Чья? Чье? <text:s/></text:p>
      <text:p text:style-name="Standard">Dativ <text:s text:c="8"/>– wem? welcher Sache? wann? wo? wie? <text:s text:c="4"/>Кому? Чему? Когда? Где? Как? </text:p>
      <text:h text:style-name="Heading_20_2" text:outline-level="2"><text:bookmark-start text:name="__RefHeading___Toc8877_3204759922"/>1.1 Der bestimmte Artikel<text:bookmark-end text:name="__RefHeading___Toc8877_3204759922"/></text:h>
      <text:p text:style-name="Standard">Употребление определенного артикля</text:p>
      <text:h text:style-name="Heading_20_3" text:outline-level="3"><text:bookmark-start text:name="__RefHeading___Toc8879_3204759922"/><text:span text:style-name="T92">1.1.1 </text:span>Der Gebrauch des bestimmten Artikels<text:bookmark-end text:name="__RefHeading___Toc8879_3204759922"/></text:h>
      <text:p text:style-name="Standard">ставится перед существительным</text:p>
      <text:p text:style-name="Standard">- предметом упомянутом ранее</text:p>
      <text:p text:style-name="Standard">- единственно возможный в данной ситуации</text:p>
      <text:p text:style-name="Standard">- предмет единственный в своем роде (солнце)</text:p>
      <text:p text:style-name="Standard">- названия стран света, времен года, дней недели (в сочетании с Anfang, Ende, Mitte – артикля нет)</text:p>
      <text:p text:style-name="Standard">- названия океанов, морей, рек</text:p>
      <text:p text:style-name="Standard">- названия улиц, площадей, проспектов</text:p>
      <text:p text:style-name="Standard">- названия гор, ветров, пустынь</text:p>
      <text:p text:style-name="Standard">- имеющим собирательное значение <text:span text:style-name="T30">(человечество)</text:span></text:p>
      <text:p text:style-name="Standard">- имеющем при себе определение выраженное:</text:p>
      <text:p text:style-name="Standard"><text:tab/>а) прилагательным в превосходной степени или порядковым числительным</text:p>
      <text:p text:style-name="Standard"><text:tab/>б) определительным придаточным предложением или инфинитивной группой</text:p>
      <text:p text:style-name="Standard"><text:tab/>Der Brief, den ich gestern erhalten habe, ist von meinen Bruder</text:p>
      <text:p text:style-name="Standard"><text:tab/>Письмо которое я получил вчера есть моего брата</text:p>
      <text:p text:style-name="Standard"><text:tab/>в) именем существительным в родительном падеже или в предложно падежной форме</text:p>
      <text:p text:style-name="Standard"><text:tab/>Die Familie meiner Shwester ist nicht groß</text:p>
      <text:p text:style-name="Standard"><text:tab/>Семья моей сестры невелика</text:p>
      <text:h text:style-name="Heading_20_2" text:outline-level="2"><text:bookmark-start text:name="__RefHeading___Toc8881_3204759922"/>1.2 Der unbestimmte Artikel<text:bookmark-end text:name="__RefHeading___Toc8881_3204759922"/></text:h>
      <table:table table:name="Der_unbestimmte_Artikel" table:style-name="Der_5f_unbestimmte_5f_Artikel">
        <table:table-column table:style-name="Der_5f_unbestimmte_5f_Artikel.A"/>
        <table:table-column table:style-name="Der_5f_unbestimmte_5f_Artikel.B"/>
        <table:table-column table:style-name="Der_5f_unbestimmte_5f_Artikel.C"/>
        <table:table-column table:style-name="Der_5f_unbestimmte_5f_Artikel.B"/>
        <table:table-row>
          <table:table-cell table:style-name="Der_5f_unbestimmte_5f_Artikel.A1" table:number-rows-spanned="2" office:value-type="string">
            <text:p text:style-name="Text_20_body"/>
            <text:p text:style-name="Text_20_body"/>
            <text:p text:style-name="Text_20_body">Fall</text:p>
          </table:table-cell>
          <table:table-cell table:style-name="Der_5f_unbestimmte_5f_Artikel.B1" table:number-columns-spanned="3" office:value-type="string">
            <text:p text:style-name="P283">Unbestimmten A.</text:p>
          </table:table-cell>
          <table:covered-table-cell/>
          <table:covered-table-cell/>
        </table:table-row>
        <table:table-row>
          <table:covered-table-cell/>
          <table:table-cell table:style-name="Der_5f_unbestimmte_5f_Artikel.B2" office:value-type="string">
            <text:p text:style-name="P283">m.</text:p>
          </table:table-cell>
          <table:table-cell table:style-name="Der_5f_unbestimmte_5f_Artikel.B2" office:value-type="string">
            <text:p text:style-name="P283">n.</text:p>
          </table:table-cell>
          <table:table-cell table:style-name="Der_5f_unbestimmte_5f_Artikel.D2" office:value-type="string">
            <text:p text:style-name="P283">f.</text:p>
          </table:table-cell>
        </table:table-row>
        <table:table-row>
          <table:table-cell table:style-name="Der_5f_unbestimmte_5f_Artikel.B2" office:value-type="string">
            <text:p text:style-name="Text_20_body">Nominativ</text:p>
          </table:table-cell>
          <table:table-cell table:style-name="Der_5f_unbestimmte_5f_Artikel.B3" office:value-type="string">
            <text:p text:style-name="Text_20_body">ein</text:p>
          </table:table-cell>
          <table:table-cell table:style-name="Der_5f_unbestimmte_5f_Artikel.B3" office:value-type="string">
            <text:p text:style-name="Text_20_body">ein</text:p>
          </table:table-cell>
          <table:table-cell table:style-name="Der_5f_unbestimmte_5f_Artikel.D3" office:value-type="string">
            <text:p text:style-name="Text_20_body">eine</text:p>
          </table:table-cell>
        </table:table-row>
        <text:soft-page-break/>
        <table:table-row>
          <table:table-cell table:style-name="Der_5f_unbestimmte_5f_Artikel.B2" office:value-type="string">
            <text:p text:style-name="Text_20_body">Akkusativ</text:p>
          </table:table-cell>
          <table:table-cell table:style-name="Der_5f_unbestimmte_5f_Artikel.B4" office:value-type="string">
            <text:p text:style-name="Text_20_body">einen</text:p>
          </table:table-cell>
          <table:table-cell table:style-name="Der_5f_unbestimmte_5f_Artikel.B3" office:value-type="string">
            <text:p text:style-name="Text_20_body">ein</text:p>
          </table:table-cell>
          <table:table-cell table:style-name="Der_5f_unbestimmte_5f_Artikel.D3" office:value-type="string">
            <text:p text:style-name="Text_20_body">eine</text:p>
          </table:table-cell>
        </table:table-row>
        <table:table-row>
          <table:table-cell table:style-name="Der_5f_unbestimmte_5f_Artikel.B2" office:value-type="string">
            <text:p text:style-name="Text_20_body">Genitiv</text:p>
          </table:table-cell>
          <table:table-cell table:style-name="Der_5f_unbestimmte_5f_Artikel.B5" office:value-type="string">
            <text:p text:style-name="Text_20_body">eines</text:p>
          </table:table-cell>
          <table:table-cell table:style-name="Der_5f_unbestimmte_5f_Artikel.B5" office:value-type="string">
            <text:p text:style-name="Text_20_body">eines</text:p>
          </table:table-cell>
          <table:table-cell table:style-name="Der_5f_unbestimmte_5f_Artikel.D5" office:value-type="string">
            <text:p text:style-name="Text_20_body">einer</text:p>
          </table:table-cell>
        </table:table-row>
        <table:table-row table:style-name="Der_5f_unbestimmte_5f_Artikel.6">
          <table:table-cell table:style-name="Der_5f_unbestimmte_5f_Artikel.B2" office:value-type="string">
            <text:p text:style-name="Text_20_body">Dativ</text:p>
          </table:table-cell>
          <table:table-cell table:style-name="Der_5f_unbestimmte_5f_Artikel.B6" office:value-type="string">
            <text:p text:style-name="Text_20_body">einem</text:p>
          </table:table-cell>
          <table:table-cell table:style-name="Der_5f_unbestimmte_5f_Artikel.B6" office:value-type="string">
            <text:p text:style-name="Text_20_body">einem</text:p>
          </table:table-cell>
          <table:table-cell table:style-name="Der_5f_unbestimmte_5f_Artikel.D5" office:value-type="string">
            <text:p text:style-name="Text_20_body">einer</text:p>
          </table:table-cell>
        </table:table-row>
      </table:table>
      <text:p text:style-name="Text_20_body"/>
      <text:p text:style-name="Standard">Nominativ – wer? was? <text:s text:c="50"/>Кто? Что?</text:p>
      <text:p text:style-name="Standard">Akkusativ <text:s/>– wen? was? wohin? <text:s text:c="36"/>Кого? Что? Куда? </text:p>
      <text:p text:style-name="Standard">Genetiv <text:s text:c="4"/>– wessen? <text:s text:c="54"/>Чей? Чья? Чье? <text:s/></text:p>
      <text:p text:style-name="Standard">Dativ <text:s text:c="8"/>– wem? welcher Sache? wann? wo? wie? <text:s text:c="4"/>Кому? Чему? Когда? Где? Как? </text:p>
      <text:h text:style-name="Heading_20_3" text:outline-level="3"><text:bookmark-start text:name="__RefHeading___Toc8883_3204759922"/><text:span text:style-name="T92">1.2.1 </text:span>Der Gebrauch des unbestimmten Artikels<text:bookmark-end text:name="__RefHeading___Toc8883_3204759922"/></text:h>
      <text:p text:style-name="Standard">Употребление <text:span text:style-name="T31">не</text:span>определенного артикля</text:p>
      <text:p text:style-name="Standard"/>
      <text:p text:style-name="Standard">перед существительным:</text:p>
      <text:p text:style-name="Standard">- обозначающим предмет из ряда подобных, названный впервые и прежде не знакомый тому к кому обращена информация</text:p>
      <text:p text:style-name="Standard">- выступающим в функции прямого дополнения т.е. дополнения в винительном падеже без предлога после глагола <text:span text:style-name="T33">haben</text:span> или безличного оборота <text:span text:style-name="T33">es gibt</text:span></text:p>
      <text:p text:style-name="Standard">Mein Freund hat einen Hund</text:p>
      <text:p text:style-name="Standard">- являющимся именной частью составного именного сказуемого</text:p>
      <text:p text:style-name="Standard">Düsseldorf ist eine Stadt am Rhein</text:p>
      <text:p text:style-name="Standard">- в сравнительных словосочетаниях после союза wie</text:p>
      <text:p text:style-name="Standard">Sie sang wie ein Vogel</text:p>
      <text:h text:style-name="Heading_20_2" text:outline-level="2"><text:bookmark-start text:name="__RefHeading___Toc8885_3204759922"/><text:span text:style-name="T92">1.3 </text:span>Das Fehlen des Artikels<text:bookmark-end text:name="__RefHeading___Toc8885_3204759922"/></text:h>
      <text:p text:style-name="Standard">Отстутствие артикля</text:p>
      <text:p text:style-name="Standard"/>
      <text:p text:style-name="Standard">отсутствует перед:</text:p>
      <text:p text:style-name="Standard">- во мн.ч. если в ед.ч. существительное употребляется с неопределенным артиклем</text:p>
      <text:p text:style-name="Standard">- имеющем при себе местоимение, количественное числительное или препозитивное определение, выраженное именем собственным в родительном падеже</text:p>
      <text:p text:style-name="Standard">Mein (dieses, jenes, jedes) Heft – моя (эта, та, любая) тетрадь</text:p>
      <text:p text:style-name="Standard"><text:span text:style-name="T32">- </text:span>выступающим в функции предикатива и выражабщим профессиональную социальную или партийную принадлежность</text:p>
      <text:p text:style-name="Standard">Ich bin Student</text:p>
      <text:p text:style-name="Standard">если есть <text:span text:style-name="T32">определение — ставят неопределенный артикль</text:span></text:p>
      <text:p text:style-name="Standard">если имя прилагательное в превосходной степени или порядковое числительное — ставят определенный артикль</text:p>
      <text:p text:style-name="Standard">- выступающим в функции предикатива в безличных предложениях называющих различные временные отрезки</text:p>
      <text:p text:style-name="Standard">Es war Herbst – <text:span text:style-name="T78">Б</text:span>ыла осень</text:p>
      <text:p text:style-name="Standard">- после предлога <text:span text:style-name="T33">ohne</text:span> и союза <text:span text:style-name="T33">als</text:span> (в значении «в качестве как»)</text:p>
      <text:p text:style-name="Standard">- обозначающим вещество материал</text:p>
      <text:p text:style-name="Standard">Trinken Sie Kaffe gern? - Вы любите кофе?</text:p>
      <text:p text:style-name="Standard">Если есть определение — то с артиклем</text:p>
      <text:p text:style-name="Standard">- обозначающим качества, свойстава, эмоции, ощущения</text:p>
      <text:p text:style-name="Standard">- если имеются указания на меру, вес, степень, сорт, количество</text:p>
      <text:p text:style-name="Standard">Kaufe ein Pfund Kaffee – купи один фунт кофе</text:p>
      <text:p text:style-name="Standard">- в обращениях, заголовках, устойчивых словосочетаниях, поговорках, пословицах</text:p>
      <text:h text:style-name="Heading_20_1" text:outline-level="1"><text:bookmark-start text:name="__RefHeading___Toc8887_3204759922"/><text:soft-page-break/>2 Das Substantiv<text:bookmark-end text:name="__RefHeading___Toc8887_3204759922"/></text:h>
      <text:h text:style-name="Heading_20_2" text:outline-level="2"><text:bookmark-start text:name="__RefHeading___Toc8889_3204759922"/>2.1 Das Genus<text:bookmark-end text:name="__RefHeading___Toc8889_3204759922"/></text:h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252">m</text:p>
          </table:table-cell>
          <table:table-cell table:style-name="Table24.A1" office:value-type="string">
            <text:p text:style-name="P101">der/ein</text:p>
          </table:table-cell>
          <table:table-cell table:style-name="Table24.C1" office:value-type="string">
            <text:p text:style-name="P100">Tag</text:p>
          </table:table-cell>
        </table:table-row>
        <table:table-row>
          <table:table-cell table:style-name="Table24.A2" office:value-type="string">
            <text:p text:style-name="P252">f</text:p>
          </table:table-cell>
          <table:table-cell table:style-name="Table24.A2" office:value-type="string">
            <text:p text:style-name="P101">die/eine</text:p>
          </table:table-cell>
          <table:table-cell table:style-name="Table24.C2" office:value-type="string">
            <text:p text:style-name="P100">Blume</text:p>
          </table:table-cell>
        </table:table-row>
        <table:table-row>
          <table:table-cell table:style-name="Table24.A2" office:value-type="string">
            <text:p text:style-name="P252">n</text:p>
          </table:table-cell>
          <table:table-cell table:style-name="Table24.A2" office:value-type="string">
            <text:p text:style-name="P101">das/ein</text:p>
          </table:table-cell>
          <table:table-cell table:style-name="Table24.C2" office:value-type="string">
            <text:p text:style-name="P100">Haus</text:p>
          </table:table-cell>
        </table:table-row>
      </table:table>
      <text:p text:style-name="P43"/>
      <text:p text:style-name="P43"/>
      <text:p text:style-name="P43">Может не совпадать род заимствованных существительных, обладающих в обоих языках одним и тем же или сходным значением:</text:p>
      <text:p text:style-name="P43">das Institut (n) - <text:s/>институт (м.р.)</text:p>
      <text:p text:style-name="P43"/>
      <text:p text:style-name="P43">Совпадения чаще наблюдаются у заимствованных существительных мужского рода например:</text:p>
      <text:p text:style-name="P43">der Jazz -джаз</text:p>
      <text:h text:style-name="Heading_20_3" text:outline-level="3"><text:bookmark-start text:name="__RefHeading___Toc8891_3204759922"/><text:span text:style-name="T92">2.1.2 </text:span>masculinum<text:bookmark-end text:name="__RefHeading___Toc8891_3204759922"/></text:h>
      <text:p text:style-name="P44"><text:s/>к мужскому роду принадлежат существительные, обозначающие:</text:p>
      <text:p text:style-name="P44">1. живых существ мужского пола</text:p>
      <text:p text:style-name="P44">2. времена года</text:p>
      <text:p text:style-name="P44">3. месяцы</text:p>
      <text:p text:style-name="P44">4. дни недели</text:p>
      <text:p text:style-name="P44">5. время суток</text:p>
      <text:p text:style-name="P44">6. страны света</text:p>
      <text:p text:style-name="P44">7. большинство небесных тел (светил и планет)</text:p>
      <text:p text:style-name="P44">8. ветр<text:span text:style-name="T40">а</text:span>, горы, озера, ненемецкие реки</text:p>
      <text:p text:style-name="P44">9. осадки, минералы, большинство денежных единиц, марки автомобилей, алкогольные напитки</text:p>
      <text:p text:style-name="P44"/>
      <text:h text:style-name="Heading_20_3" text:outline-level="3"><text:bookmark-start text:name="__RefHeading___Toc8893_3204759922"/><text:span text:style-name="T92">2.1.3 </text:span>femininum<text:bookmark-end text:name="__RefHeading___Toc8893_3204759922"/></text:h>
      <text:p text:style-name="P44">преимущественно женского рода в немецком языке:</text:p>
      <text:p text:style-name="P44">1. обозначения живых существ женского пола</text:p>
      <text:p text:style-name="P44"/>
      <text:p text:style-name="P44">2. обозначения</text:p>
      <text:p text:style-name="P44"><text:tab/>а) большинства деревьев</text:p>
      <text:p text:style-name="P44"><text:tab/>б) цветов</text:p>
      <text:p text:style-name="P44"><text:tab/>в) плодов и ягод</text:p>
      <text:p text:style-name="P44"/>
      <text:p text:style-name="P44">3. названия судов и самолетов</text:p>
      <text:p text:style-name="P44"/>
      <text:p text:style-name="P44">4. субстантивированные количественные числительные</text:p>
      <text:p text:style-name="P44"/>
      <text:h text:style-name="Heading_20_3" text:outline-level="3"><text:bookmark-start text:name="__RefHeading___Toc8895_3204759922"/><text:span text:style-name="T92">2.1.4 </text:span>neutrum<text:bookmark-end text:name="__RefHeading___Toc8895_3204759922"/></text:h>
      <text:p text:style-name="P44">1. названия детенышей (в том числе и человека)</text:p>
      <text:p text:style-name="P44"/>
      <text:p text:style-name="P44">2. обозначения</text:p>
      <text:p text:style-name="P44"><text:tab/>а) букв, дробей, нот, физических единиц</text:p>
      <text:p text:style-name="P44"><text:tab/>б) металлов, химических элементов</text:p>
      <text:p text:style-name="P44"><text:tab/>в) <text:span text:style-name="T41">цвета</text:span></text:p>
      <text:p text:style-name="P44"/>
      <text:p text:style-name="P44">3. <text:span text:style-name="T41">названия болыпинства городов, стран, населенных пунктов, отелей, кафе, кинотеатров</text:span></text:p>
      <text:h text:style-name="Heading_20_2" text:outline-level="2"><text:bookmark-start text:name="__RefHeading___Toc8897_3204759922"/><text:span text:style-name="T93">2.a </text:span>Suffixe der Substantive und das grammatische Geschlecht<text:bookmark-end text:name="__RefHeading___Toc8897_3204759922"/></text:h>
      <text:p text:style-name="P50">Некоторые суффиксы имен существительных и их связь с грамматическим родом</text:p>
      <text:h text:style-name="Heading_20_3" text:outline-level="3"><text:bookmark-start text:name="__RefHeading___Toc8899_3204759922"/><text:soft-page-break/><text:span text:style-name="T93">2.a.1 </text:span>masculinum<text:bookmark-end text:name="__RefHeading___Toc8899_3204759922"/></text:h>
      <text:p text:style-name="P45">имена существительные, образованные преимущественно от глаголов или других существительных (в том числе географических названий) посредством суффикса </text:p>
      <text:p text:style-name="P66">-er </text:p>
      <text:p text:style-name="P66">-ler, </text:p>
      <text:p text:style-name="P66">-<text:span text:style-name="T79">n</text:span>е<text:span text:style-name="T79">r</text:span> </text:p>
      <text:p text:style-name="P66">-ling</text:p>
      <text:p text:style-name="P67">-ant</text:p>
      <text:p text:style-name="P67">-är</text:p>
      <text:p text:style-name="P67">-at</text:p>
      <text:p text:style-name="P67">-ent</text:p>
      <text:p text:style-name="P67">-eur</text:p>
      <text:p text:style-name="P67">-ier</text:p>
      <text:p text:style-name="P67">-or</text:p>
      <text:p text:style-name="P43"/>
      <text:p text:style-name="P46">der Schüler (schulen, die Schule) - ученик</text:p>
      <text:p text:style-name="P43"/>
      <text:p text:style-name="P46">!!!существительные, в которых -er не является суффиксам, а входитв состав корня, могут быть любого рода. Ср.:</text:p>
      <text:p text:style-name="P46">der Winter - зима</text:p>
      <text:p text:style-name="P43"/>
      <text:h text:style-name="Heading_20_3" text:outline-level="3"><text:bookmark-start text:name="__RefHeading___Toc8901_3204759922"/><text:span text:style-name="T93">2.a.2 </text:span>femininum<text:bookmark-end text:name="__RefHeading___Toc8901_3204759922"/></text:h>
      <text:p text:style-name="P67">-in (в производных от мужских)</text:p>
      <text:p text:style-name="P68">-ei</text:p>
      <text:p text:style-name="P68">-heit,</text:p>
      <text:p text:style-name="P68">-keit</text:p>
      <text:p text:style-name="P68">-schaft</text:p>
      <text:p text:style-name="P68">-ung</text:p>
      <text:p text:style-name="P68">-ie</text:p>
      <text:p text:style-name="P68">-ik</text:p>
      <text:p text:style-name="P68">-ion</text:p>
      <text:p text:style-name="P68">-tat</text:p>
      <text:p text:style-name="P68">-(a)tion</text:p>
      <text:p text:style-name="P68">-ur</text:p>
      <text:p text:style-name="P47"/>
      <text:h text:style-name="Heading_20_3" text:outline-level="3"><text:bookmark-start text:name="__RefHeading___Toc8903_3204759922"/><text:span text:style-name="T93">2.a.3 </text:span>neutrum<text:bookmark-end text:name="__RefHeading___Toc8903_3204759922"/></text:h>
      <text:p text:style-name="P48">с уменьшительными суффиксами </text:p>
      <text:p text:style-name="P68">-chen</text:p>
      <text:p text:style-name="P68">-lein</text:p>
      <text:p text:style-name="P48"/>
      <text:p text:style-name="P48">с суффиксом субстантивированных дробных числительных</text:p>
      <text:p text:style-name="P68">-tel</text:p>
      <text:p text:style-name="P48"/>
      <text:p text:style-name="P48">а также иноязычные существительные с суффиксами</text:p>
      <text:p text:style-name="P68">-(i)um</text:p>
      <text:p text:style-name="P68">-ment</text:p>
      <text:h text:style-name="Heading_20_2" text:outline-level="2"><text:bookmark-start text:name="__RefHeading___Toc8905_3204759922"/>2.2 Der Plural<text:bookmark-end text:name="__RefHeading___Toc8905_3204759922"/></text:h>
      <text:p text:style-name="P55"/>
      <table:table table:name="Plural" table:style-name="Plural">
        <table:table-column table:style-name="Plural.A"/>
        <table:table-column table:style-name="Plural.B"/>
        <table:table-column table:style-name="Plural.C"/>
        <table:table-column table:style-name="Plural.D"/>
        <table:table-row>
          <table:table-cell table:style-name="Plural.A1" office:value-type="string">
            <text:p text:style-name="P172"/>
          </table:table-cell>
          <table:table-cell table:style-name="Plural.A1" office:value-type="string">
            <text:p text:style-name="P173">m</text:p>
          </table:table-cell>
          <table:table-cell table:style-name="Plural.A1" office:value-type="string">
            <text:p text:style-name="P173">n</text:p>
          </table:table-cell>
          <table:table-cell table:style-name="Plural.D1" office:value-type="string">
            <text:p text:style-name="P173">f</text:p>
          </table:table-cell>
        </table:table-row>
        <table:table-row>
          <table:table-cell table:style-name="Plural.A2" office:value-type="string">
            <text:p text:style-name="P69">-e(``/-)</text:p>
          </table:table-cell>
          <table:table-cell table:style-name="Plural.A2" office:value-type="string">
            <text:p text:style-name="P209">typisch</text:p>
            <text:p text:style-name="P173">- часто (``)</text:p>
          </table:table-cell>
          <table:table-cell table:style-name="Plural.A2" office:value-type="string">
            <text:p text:style-name="P174">- многие сущ. всегда без (``)</text:p>
            <text:p text:style-name="P174">- иноязычные, всегда без (``)</text:p>
            <text:p text:style-name="P174"/>
            <text:p text:style-name="P174">(-nis → -nisse)</text:p>
          </table:table-cell>
          <table:table-cell table:style-name="Plural.D2" office:value-type="string">
            <text:p text:style-name="P174">- обособленная группа односложных имен, всегда с (``)</text:p>
            <text:p text:style-name="P130">die Bank - die Bänke</text:p>
            <text:p text:style-name="P130">die Frucht - die Früchte</text:p>
            <text:p text:style-name="P130">die Gans - die Gänse</text:p>
            <text:p text:style-name="P130"><text:soft-page-break/>die Hand - die Hände</text:p>
            <text:p text:style-name="P130">die Kraft - die Kräfte</text:p>
            <text:p text:style-name="P130">die Kuh - die Kühe</text:p>
            <text:p text:style-name="P130">die Macht - die Mächte</text:p>
            <text:p text:style-name="P130">die Maus - die Mäuse</text:p>
            <text:p text:style-name="P130">die Nacht - die Nächte</text:p>
            <text:p text:style-name="P130">die Nuß - die Nüsse</text:p>
            <text:p text:style-name="P130">die Stadt - die Städte</text:p>
            <text:p text:style-name="P130">die Wand - die Wände</text:p>
            <text:p text:style-name="P130"/>
            <text:p text:style-name="P174">-nis → -nisse, всегда без (``)</text:p>
          </table:table-cell>
        </table:table-row>
        <table:table-row>
          <table:table-cell table:style-name="Plural.A2" office:value-type="string">
            <text:p text:style-name="P69">-en(-)</text:p>
          </table:table-cell>
          <table:table-cell table:style-name="Plural.A2" office:value-type="string">
            <text:p text:style-name="P173">- одуш. предметы слабого скл.</text:p>
            <text:p text:style-name="P175"/>
            <text:p text:style-name="P175">- несколько заимствованных сущ. неодуш. , слабого. <text:span text:style-name="T80">с</text:span>кл.</text:p>
            <text:p text:style-name="P131">der Planet - die Planeten</text:p>
            <text:p text:style-name="P131">der Komet - die Kometen</text:p>
            <text:p text:style-name="P131">der Paragraph - die Paragraphen</text:p>
            <text:p text:style-name="P131">der Konsonant - die Konsonanten</text:p>
            <text:p text:style-name="P176"/>
            <text:p text:style-name="P175">- несколько сущ. сильного скл. в т.ч. иноязычные на -or (с переносом ударения на -or)</text:p>
            <text:p text:style-name="P132">der Staat - die Staaten </text:p>
            <text:p text:style-name="P132">der See - die Seen</text:p>
            <text:p text:style-name="P132">der Schmerz - die Schmerzen</text:p>
            <text:p text:style-name="P132">der Nachbar - die Nachbarn</text:p>
            <text:p text:style-name="P132">der Vetter - die Vettern</text:p>
            <text:p text:style-name="P132">der Doktor - die Doktoren</text:p>
            <text:p text:style-name="P132">der Traktor - die Traktoren</text:p>
            <text:p text:style-name="P175"/>
            <text:p text:style-name="P175">- смешанного склонения</text:p>
          </table:table-cell>
          <table:table-cell table:style-name="Plural.A2" office:value-type="string">
            <text:p text:style-name="P133">das Auge - die Augen</text:p>
            <text:p text:style-name="P133">das Bett - die Betten</text:p>
            <text:p text:style-name="P133">das Ende - die Enden</text:p>
            <text:p text:style-name="P133">das Hemd - die Hemden</text:p>
            <text:p text:style-name="P133">das Herz - die Herzen</text:p>
            <text:p text:style-name="P133">das Insekt - die Insekten</text:p>
            <text:p text:style-name="P133">das Interesse - die Interessen</text:p>
            <text:p text:style-name="P133">das Juwel - die Juwelen</text:p>
            <text:p text:style-name="P133">das Ohr - die Ohren</text:p>
            <text:p text:style-name="P133">das Verb - die Verben</text:p>
          </table:table-cell>
          <table:table-cell table:style-name="Plural.D2" office:value-type="string">
            <text:p text:style-name="P209">typisch</text:p>
            <text:p text:style-name="P174">-er -el получают -n</text:p>
            <text:p text:style-name="P177">-in → -innen производные от муж.рода</text:p>
          </table:table-cell>
        </table:table-row>
        <table:table-row>
          <table:table-cell table:style-name="Plural.A2" office:value-type="string">
            <text:p text:style-name="P69">-er(``)</text:p>
          </table:table-cell>
          <table:table-cell table:style-name="Plural.A2" office:value-type="string">
            <text:p text:style-name="P178">- небольшая группа</text:p>
            <text:p text:style-name="P134">der Gott - die Götter</text:p>
            <text:p text:style-name="P134">der Leib - die Leiber</text:p>
            <text:p text:style-name="P134">der Mann - die Männer</text:p>
            <text:p text:style-name="P134">der Wald - die Wälder</text:p>
            <text:p text:style-name="P134">der Irrtum - die Irrtümer</text:p>
            <text:p text:style-name="P134">der Reichtum - die Reichtümer</text:p>
          </table:table-cell>
          <table:table-cell table:style-name="Plural.A2" office:value-type="string">
            <text:p text:style-name="P209">typisch</text:p>
            <text:p text:style-name="P178">- главным образом односложные</text:p>
          </table:table-cell>
          <table:table-cell table:style-name="Plural.D2" office:value-type="string">
            <text:p text:style-name="P172"/>
          </table:table-cell>
        </table:table-row>
        <table:table-row>
          <table:table-cell table:style-name="Plural.A2" office:value-type="string">
            <text:p text:style-name="P69">-(``/-)</text:p>
          </table:table-cell>
          <table:table-cell table:style-name="Plural.A2" office:value-type="string">
            <text:p text:style-name="P178">-el -er -en</text:p>
          </table:table-cell>
          <table:table-cell table:style-name="Plural.A2" office:value-type="string">
            <text:p text:style-name="P179">- всегда без умлаута</text:p>
            <text:p text:style-name="P178">-el -er -en <text:span text:style-name="T42">-chen -lein</text:span></text:p>
            <text:p text:style-name="P180">Ge--e</text:p>
            <text:p text:style-name="P180">!!!но</text:p>
            <text:p text:style-name="P135">das Kloster - die Klöster </text:p>
          </table:table-cell>
          <table:table-cell table:style-name="Plural.D2" office:value-type="string">
            <text:p text:style-name="P135">die Mutter - die Mütter</text:p>
            <text:p text:style-name="P135">die Tochter - die Töchter</text:p>
          </table:table-cell>
        </table:table-row>
        <table:table-row>
          <table:table-cell table:style-name="Plural.A2" office:value-type="string">
            <text:p text:style-name="P69">-s(-)</text:p>
          </table:table-cell>
          <table:table-cell table:style-name="Plural.D2" table:number-columns-spanned="3" office:value-type="string">
            <text:p text:style-name="P180">- характерен, глав. образом, для некоторых иноязычных существительных <text:span text:style-name="T43">(муж. и ср. рода)</text:span></text:p>
            <text:p text:style-name="P180">- могут быть образованы формы множественного числа аббревиатур</text:p>
            <text:p text:style-name="P180">- образуется также множественное число имен собственных, в первую очередь личных имен</text:p>
          </table:table-cell>
          <table:covered-table-cell/>
          <table:covered-table-cell/>
        </table:table-row>
      </table:table>
      <text:p text:style-name="P56"/>
      <text:p text:style-name="P56">Существует пять основных способов образования множественного числа имен существительных в немецком языке:</text:p>
      <text:p text:style-name="P56"/>
      <text:p text:style-name="P56">I. посредством суффикса <text:tab/>-е <text:s text:c="2"/>(с умлаутом и без него) <text:tab/><text:span text:style-name="T34">-e(``/-)</text:span>;</text:p>
      <text:p text:style-name="P56">II. посредством суффикса <text:tab/>-еn (без умлаута) <text:tab/><text:tab/><text:span text:style-name="T34">-en(-)</text:span>;</text:p>
      <text:p text:style-name="P56">III. посредством суффикса <text:tab/>-er <text:s/>(с умлаутом) <text:tab/><text:tab/><text:span text:style-name="T34">-er(``)</text:span>;</text:p>
      <text:p text:style-name="P56">IV. без суффикса <text:tab/><text:tab/><text:span text:style-name="T81">-</text:span> <text:s text:c="4"/>(с умлаутом и без него) <text:tab/><text:span text:style-name="T34">-(``/-)</text:span>;</text:p>
      <text:p text:style-name="P56">V. посредством суффикса <text:tab/>-s <text:s text:c="2"/>(без умлаута) <text:tab/><text:tab/><text:span text:style-name="T34">-s(-)</text:span>.</text:p>
      <text:h text:style-name="Heading_20_2" text:outline-level="2"><text:bookmark-start text:name="__RefHeading___Toc8907_3204759922"/>2.3 Der Kasus<text:bookmark-end text:name="__RefHeading___Toc8907_3204759922"/></text:h>
      <text:p text:style-name="P57">сильное склонение (die starke Deklination);</text:p>
      <text:p text:style-name="P57"><text:soft-page-break/>слабое склонение (die schwache Deklination);</text:p>
      <text:p text:style-name="P57">женское склонение (die weibliche Deklination).</text:p>
      <text:p text:style-name="P57"/>
      <text:p text:style-name="P57">!!!<text:span text:style-name="T44">Во множественном числе все существительные склоняются одинаково.</text:span></text:p>
      <text:h text:style-name="P290" text:outline-level="3"><text:bookmark-start text:name="__RefHeading___Toc8909_3204759922"/>2.3.a Deklination<text:bookmark-end text:name="__RefHeading___Toc8909_3204759922"/></text:h>
      <text:h text:style-name="Heading_20_4" text:outline-level="4"><text:bookmark-start text:name="__RefHeading___Toc8911_3204759922"/><text:span text:style-name="T93">2.3.a.1 </text:span>Die starke Deklination<text:bookmark-end text:name="__RefHeading___Toc8911_3204759922"/></text:h>
      <text:p text:style-name="P58"/>
      <text:p text:style-name="P58">- большинство существительных мужского рода</text:p>
      <text:p text:style-name="P58">- все существительные среднего рода (исключение: das Herz – сердце)</text:p>
      <text:p text:style-name="P58"/>
      <text:p text:style-name="P58">Основной признак: окончание -(e)s в Genitiv:</text:p>
      <text:p text:style-name="P59">-s характерно главным образом для многосложных существительных</text:p>
      <text:p text:style-name="P59">-es для односложных и -s, -ß, -x, -z, -tz</text:p>
      <text:p text:style-name="P59">-us, -ismus м.рода окончания -(e)s <text:s/>не получают</text:p>
      <text:p text:style-name="P59"/>
      <text:p text:style-name="P59"/>
      <table:table table:name="Die_starke_Deklination" table:style-name="Die_5f_starke_5f_Deklination">
        <table:table-column table:style-name="Die_5f_starke_5f_Deklination.A"/>
        <table:table-column table:style-name="Die_5f_starke_5f_Deklination.B"/>
        <table:table-column table:style-name="Die_5f_starke_5f_Deklination.A"/>
        <table:table-column table:style-name="Die_5f_starke_5f_Deklination.D"/>
        <table:table-column table:style-name="Die_5f_starke_5f_Deklination.E"/>
        <table:table-row>
          <table:table-cell table:style-name="Die_5f_starke_5f_Deklination.A1" office:value-type="string">
            <text:p text:style-name="P181">Nominativ</text:p>
            <text:p text:style-name="P181">Genitiv</text:p>
            <text:p text:style-name="P181">Dativ</text:p>
            <text:p text:style-name="P181">Akkusativ</text:p>
          </table:table-cell>
          <table:table-cell table:style-name="Die_5f_starke_5f_Deklination.A1" office:value-type="string">
            <text:p text:style-name="P192">der Vater</text:p>
            <text:p text:style-name="P192">des Vater<text:span text:style-name="T37">s</text:span></text:p>
            <text:p text:style-name="P192">dem Vater</text:p>
            <text:p text:style-name="P192">den Vater</text:p>
          </table:table-cell>
          <table:table-cell table:style-name="Die_5f_starke_5f_Deklination.A1" office:value-type="string">
            <text:p text:style-name="P192">der Mann</text:p>
            <text:p text:style-name="P192">des Mann<text:span text:style-name="T37">es</text:span></text:p>
            <text:p text:style-name="P192">dem Mann</text:p>
            <text:p text:style-name="P192">den Mann</text:p>
          </table:table-cell>
          <table:table-cell table:style-name="Die_5f_starke_5f_Deklination.A1" office:value-type="string">
            <text:p text:style-name="P192">das Volk</text:p>
            <text:p text:style-name="P192">des Volk<text:span text:style-name="T37">es</text:span></text:p>
            <text:p text:style-name="P192">dem Volk</text:p>
            <text:p text:style-name="P192">das Volk</text:p>
          </table:table-cell>
          <table:table-cell table:style-name="Die_5f_starke_5f_Deklination.E1" office:value-type="string">
            <text:p text:style-name="P192">das Fenster</text:p>
            <text:p text:style-name="P192">des Fenster<text:span text:style-name="T37">s</text:span></text:p>
            <text:p text:style-name="P192">dem Fenster</text:p>
            <text:p text:style-name="P192">das Fenster</text:p>
          </table:table-cell>
        </table:table-row>
      </table:table>
      <text:p text:style-name="P59"/>
      <text:p text:style-name="P92">!Некоторые односложные существительные могут сохранять утраченное окончание дательного падежа -е, например:</text:p>
      <text:p text:style-name="P92">im Walde (der Wald) nach Hause (das Haus).</text:p>
      <text:p text:style-name="P58"/>
      <text:p text:style-name="P53">Слабое уклонение</text:p>
      <text:h text:style-name="Heading_20_4" text:outline-level="4"><text:bookmark-start text:name="__RefHeading___Toc8913_3204759922"/><text:span text:style-name="T93">2.3.a.2 </text:span>Die schwache Deklination<text:bookmark-end text:name="__RefHeading___Toc8913_3204759922"/></text:h>
      <text:p text:style-name="P58"/>
      <text:p text:style-name="P59">- только мужского рода, преимущественно одушевленные:</text:p>
      <text:p text:style-name="P60"><text:span text:style-name="T45">1. </text:span>-e</text:p>
      <text:p text:style-name="P60"><text:span text:style-name="T45">2. </text:span>односложные</text:p>
      <text:p text:style-name="P61">3. названия лиц - с иноязычными ударными суффиксами -ant, -at, -ent, -et, -graph(-graf), -ist, -it, -оt и др. <text:span text:style-name="T82">(</text:span>der Architekt, der Kamerad<text:span text:style-name="T82">)</text:span></text:p>
      <text:p text:style-name="P62">4. Несколько неодушевленных имен существительных иноязычного происхождения, например:</text:p>
      <text:p text:style-name="P62">der Planet</text:p>
      <text:p text:style-name="P62">der Komet</text:p>
      <text:p text:style-name="P62">der Automat</text:p>
      <text:p text:style-name="P62">der Paragraph</text:p>
      <text:p text:style-name="P62">der Brilliant</text:p>
      <text:p text:style-name="P62">der Diamant</text:p>
      <text:p text:style-name="P62">der Foliant</text:p>
      <text:p text:style-name="P62">der Konsonant</text:p>
      <text:p text:style-name="P59"/>
      <text:p text:style-name="P62">Основной показатель слабого склонения - окончание -(e)n во всех падежах, кроме именительного.</text:p>
      <text:p text:style-name="P62"/>
      <table:table table:name="Die_schwache_Deklination" table:style-name="Die_5f_schwache_5f_Deklination">
        <table:table-column table:style-name="Die_5f_schwache_5f_Deklination.A" table:number-columns-repeated="5"/>
        <table:table-row>
          <table:table-cell table:style-name="Die_5f_schwache_5f_Deklination.A1" office:value-type="string">
            <text:p text:style-name="P181">Nominativ</text:p>
            <text:p text:style-name="P181">Genitiv</text:p>
            <text:p text:style-name="P181">Dativ</text:p>
            <text:p text:style-name="P181">Akkusativ</text:p>
          </table:table-cell>
          <table:table-cell table:style-name="Die_5f_schwache_5f_Deklination.A1" office:value-type="string">
            <text:p text:style-name="P181">der Knabe</text:p>
            <text:p text:style-name="P181">des Knab<text:span text:style-name="T46">e</text:span><text:span text:style-name="T37">n</text:span></text:p>
            <text:p text:style-name="P181">dem K<text:span text:style-name="T46">nabe</text:span><text:span text:style-name="T37">n</text:span></text:p>
            <text:p text:style-name="P192">den Knabe<text:span text:style-name="T37">n</text:span></text:p>
          </table:table-cell>
          <table:table-cell table:style-name="Die_5f_schwache_5f_Deklination.A1" office:value-type="string">
            <text:p text:style-name="P181">der Mensch</text:p>
            <text:p text:style-name="P181">des Mensch<text:span text:style-name="T37">en</text:span></text:p>
            <text:p text:style-name="P181">dem Mensch<text:span text:style-name="T37">en</text:span></text:p>
            <text:p text:style-name="P181">den Mensch<text:span text:style-name="T37">en</text:span></text:p>
          </table:table-cell>
          <table:table-cell table:style-name="Die_5f_schwache_5f_Deklination.A1" office:value-type="string">
            <text:p text:style-name="P181">der Diplomat</text:p>
            <text:p text:style-name="P181">des Diplomat<text:span text:style-name="T37">en</text:span></text:p>
            <text:p text:style-name="P181">dem Diplomat<text:span text:style-name="T37">en</text:span></text:p>
            <text:p text:style-name="P181">den Diplomat<text:span text:style-name="T37">en</text:span></text:p>
          </table:table-cell>
          <table:table-cell table:style-name="Die_5f_schwache_5f_Deklination.E1" office:value-type="string">
            <text:p text:style-name="P181">der Diamant</text:p>
            <text:p text:style-name="P181">des Diamant<text:span text:style-name="T37">en</text:span></text:p>
            <text:p text:style-name="P181">dem Diamant<text:span text:style-name="T37">en</text:span></text:p>
            <text:p text:style-name="P181">den Diamant<text:span text:style-name="T37">en</text:span></text:p>
          </table:table-cell>
        </table:table-row>
      </table:table>
      <text:p text:style-name="P62"/>
      <text:p text:style-name="P62">!!!<text:span text:style-name="T48">Как по сильному, так и по слабому типу могут склоняться имена существительные:</text:span></text:p>
      <text:p text:style-name="P63">der Bauer</text:p>
      <text:p text:style-name="P63">der Nachbar</text:p>
      <text:p text:style-name="P63">der Oberst</text:p>
      <text:p text:style-name="P63">der Untertan</text:p>
      <text:p text:style-name="P63">der Vetter</text:p>
      <text:p text:style-name="P63"><text:soft-page-break/></text:p>
      <table:table table:name="Die_schwache_Deklination2" table:style-name="Die_5f_schwache_5f_Deklination2">
        <table:table-column table:style-name="Die_5f_schwache_5f_Deklination2.A"/>
        <table:table-column table:style-name="Die_5f_schwache_5f_Deklination2.B"/>
        <table:table-row>
          <table:table-cell table:style-name="Die_5f_schwache_5f_Deklination2.A1" office:value-type="string">
            <text:p text:style-name="P181">Nominativ</text:p>
            <text:p text:style-name="P181">Genitiv</text:p>
            <text:p text:style-name="P181">Dativ</text:p>
            <text:p text:style-name="P181">Akkusativ</text:p>
          </table:table-cell>
          <table:table-cell table:style-name="Die_5f_schwache_5f_Deklination2.B1" office:value-type="string">
            <text:p text:style-name="P182">der Bauer</text:p>
            <text:p text:style-name="P182">des Bauer<text:span text:style-name="T37">s</text:span>/ Bauer<text:span text:style-name="T37">n</text:span></text:p>
            <text:p text:style-name="P182">dem Bauer/ Bauer<text:span text:style-name="T37">n</text:span></text:p>
            <text:p text:style-name="P182">den Bauer/ Ваuer<text:span text:style-name="T37">n</text:span></text:p>
          </table:table-cell>
        </table:table-row>
      </table:table>
      <text:p text:style-name="P63"/>
      <text:p text:style-name="P54">Женское склонение</text:p>
      <text:h text:style-name="Heading_20_4" text:outline-level="4"><text:bookmark-start text:name="__RefHeading___Toc8915_3204759922"/><text:span text:style-name="T93">2.3.a.3 </text:span>Die weibliche Deklination<text:bookmark-end text:name="__RefHeading___Toc8915_3204759922"/></text:h>
      <text:p text:style-name="P54"/>
      <text:p text:style-name="P64">- все имена существительные женского рода</text:p>
      <text:p text:style-name="P64"/>
      <text:p text:style-name="P64">Основной признак женского склонения - отсутствие падежных окончаний.</text:p>
      <text:p text:style-name="P64"/>
      <table:table table:name="Die_weibliche_Deklination" table:style-name="Die_5f_weibliche_5f_Deklination">
        <table:table-column table:style-name="Die_5f_weibliche_5f_Deklination.A"/>
        <table:table-column table:style-name="Die_5f_weibliche_5f_Deklination.B"/>
        <table:table-row>
          <table:table-cell table:style-name="Die_5f_weibliche_5f_Deklination.A1" office:value-type="string">
            <text:p text:style-name="P181">Nominativ</text:p>
            <text:p text:style-name="P181">Genitiv</text:p>
            <text:p text:style-name="P181">Dativ</text:p>
            <text:p text:style-name="P181">Akkusativ</text:p>
          </table:table-cell>
          <table:table-cell table:style-name="Die_5f_weibliche_5f_Deklination.B1" office:value-type="string">
            <text:p text:style-name="P182">die Tür</text:p>
            <text:p text:style-name="P182">der Tür</text:p>
            <text:p text:style-name="P182">der Tür</text:p>
            <text:p text:style-name="P182">die Tür</text:p>
          </table:table-cell>
        </table:table-row>
      </table:table>
      <text:p text:style-name="P64"/>
      <text:p text:style-name="P54">Смешанное склонение</text:p>
      <text:h text:style-name="Heading_20_4" text:outline-level="4"><text:bookmark-start text:name="__RefHeading___Toc8917_3204759922"/><text:span text:style-name="T93">2.3.a.4 </text:span>Die gemischte Deklination<text:bookmark-end text:name="__RefHeading___Toc8917_3204759922"/></text:h>
      <text:p text:style-name="P64"/>
      <text:p text:style-name="P65">- Несколько существительных</text:p>
      <text:p text:style-name="P65">-ns в Genitiv</text:p>
      <text:p text:style-name="P65">-n в косвенных</text:p>
      <text:p text:style-name="P65"/>
      <text:p text:style-name="P65">der Name</text:p>
      <text:p text:style-name="P65">der Same</text:p>
      <text:p text:style-name="P65">der Wille </text:p>
      <text:p text:style-name="P65">der Gedanke</text:p>
      <text:p text:style-name="P65">der Buchstabe</text:p>
      <text:p text:style-name="P65">der Friede </text:p>
      <text:p text:style-name="P65">der Funke</text:p>
      <text:p text:style-name="P65">der Fels</text:p>
      <text:p text:style-name="P65">das Herz</text:p>
      <text:p text:style-name="P65"/>
      <table:table table:name="Die_gemischte_Deklination" table:style-name="Die_5f_gemischte_5f_Deklination">
        <table:table-column table:style-name="Die_5f_gemischte_5f_Deklination.A"/>
        <table:table-column table:style-name="Die_5f_gemischte_5f_Deklination.B"/>
        <table:table-row>
          <table:table-cell table:style-name="Die_5f_gemischte_5f_Deklination.A1" office:value-type="string">
            <text:p text:style-name="P181">Nominativ</text:p>
            <text:p text:style-name="P181">Genitiv</text:p>
            <text:p text:style-name="P181">Dativ</text:p>
            <text:p text:style-name="P181">Akkusativ</text:p>
          </table:table-cell>
          <table:table-cell table:style-name="Die_5f_gemischte_5f_Deklination.B1" office:value-type="string">
            <text:p text:style-name="P183">der Name</text:p>
            <text:p text:style-name="P183">des Name<text:span text:style-name="T37">ns</text:span></text:p>
            <text:p text:style-name="P183">dem Name<text:span text:style-name="T37">n</text:span></text:p>
            <text:p text:style-name="P183">den Name<text:span text:style-name="T37">n</text:span></text:p>
          </table:table-cell>
        </table:table-row>
      </table:table>
      <text:p text:style-name="P72"/>
      <text:p text:style-name="P6">!<text:span text:style-name="T49">Некоторые существительные этой группы могут иметь параллельные формы именительного падежа на -(е)n:</text:span></text:p>
      <text:p text:style-name="P7">der <text:span text:style-name="T47">Friede / </text:span>Frieden </text:p>
      <text:p text:style-name="P7">der Fels / Felsen</text:p>
      <text:p text:style-name="P52"/>
      <text:h text:style-name="Heading_20_4" text:outline-level="4"><text:bookmark-start text:name="__RefHeading___Toc8919_3204759922"/><text:span text:style-name="T93">2.3.a.5 </text:span>Die Deklination der Substantive im Plural<text:bookmark-end text:name="__RefHeading___Toc8919_3204759922"/></text:h>
      <text:p text:style-name="P8"/>
      <text:p text:style-name="P8">Во множественном числе все немецкие существительные склоняются одинаково, единственное падежное окончание -n в дательном падеже. </text:p>
      <text:p text:style-name="P8">Имена существительные, имеющие во множественном числе суффикс -(е)n или -s, окончания -n в дательном падеже множественного числа не получают:</text:p>
      <text:p text:style-name="P8"/>
      <table:table table:name="Die_Deklinationder_Substantiveim_Plural" table:style-name="Die_5f_Deklinationder_5f_Substantiveim_5f_Plural">
        <table:table-column table:style-name="Die_5f_Deklinationder_5f_Substantiveim_5f_Plural.A"/>
        <table:table-column table:style-name="Die_5f_Deklinationder_5f_Substantiveim_5f_Plural.B"/>
        <table:table-column table:style-name="Die_5f_Deklinationder_5f_Substantiveim_5f_Plural.C"/>
        <table:table-column table:style-name="Die_5f_Deklinationder_5f_Substantiveim_5f_Plural.D" table:number-columns-repeated="3"/>
        <table:table-column table:style-name="Die_5f_Deklinationder_5f_Substantiveim_5f_Plural.G"/>
        <table:table-row>
          <table:table-cell table:style-name="Die_5f_Deklinationder_5f_Substantiveim_5f_Plural.A1" office:value-type="string">
            <text:p text:style-name="P184">Nominativ</text:p>
            <text:p text:style-name="P184">Genitiv</text:p>
            <text:p text:style-name="P184">Dativ</text:p>
            <text:p text:style-name="P184"><text:soft-page-break/>Akkusativ</text:p>
          </table:table-cell>
          <table:table-cell table:style-name="Die_5f_Deklinationder_5f_Substantiveim_5f_Plural.A1" office:value-type="string">
            <text:p text:style-name="P184">die Väter</text:p>
            <text:p text:style-name="P184">der Väter</text:p>
            <text:p text:style-name="P184">den Väter<text:span text:style-name="T37">n</text:span></text:p>
            <text:p text:style-name="P184"><text:soft-page-break/>die Väter</text:p>
          </table:table-cell>
          <table:table-cell table:style-name="Die_5f_Deklinationder_5f_Substantiveim_5f_Plural.A1" office:value-type="string">
            <text:p text:style-name="P184">die Menschen</text:p>
            <text:p text:style-name="P184">der Menschen</text:p>
            <text:p text:style-name="P184">den Menschen</text:p>
            <text:p text:style-name="P184"><text:soft-page-break/>die Menschen</text:p>
          </table:table-cell>
          <table:table-cell table:style-name="Die_5f_Deklinationder_5f_Substantiveim_5f_Plural.A1" office:value-type="string">
            <text:p text:style-name="P184">die Türen</text:p>
            <text:p text:style-name="P184">der Türen</text:p>
            <text:p text:style-name="P184">den Türen</text:p>
            <text:p text:style-name="P184"><text:soft-page-break/>die Türen</text:p>
          </table:table-cell>
          <table:table-cell table:style-name="Die_5f_Deklinationder_5f_Substantiveim_5f_Plural.A1" office:value-type="string">
            <text:p text:style-name="P184">die Bücher</text:p>
            <text:p text:style-name="P184">der Bücher</text:p>
            <text:p text:style-name="P184">den Bücher<text:span text:style-name="T37">n</text:span></text:p>
            <text:p text:style-name="P184"><text:soft-page-break/>die Bücher</text:p>
          </table:table-cell>
          <table:table-cell table:style-name="Die_5f_Deklinationder_5f_Substantiveim_5f_Plural.A1" office:value-type="string">
            <text:p text:style-name="P184">die Herzen</text:p>
            <text:p text:style-name="P184">der Herzen</text:p>
            <text:p text:style-name="P184">den Herzen</text:p>
            <text:p text:style-name="P184"><text:soft-page-break/>die Herzen</text:p>
          </table:table-cell>
          <table:table-cell table:style-name="Die_5f_Deklinationder_5f_Substantiveim_5f_Plural.G1" office:value-type="string">
            <text:p text:style-name="P184">die Parks</text:p>
            <text:p text:style-name="P184">der Parks</text:p>
            <text:p text:style-name="P184">den Parks</text:p>
            <text:p text:style-name="P184"><text:soft-page-break/>die Parks</text:p>
          </table:table-cell>
        </table:table-row>
      </table:table>
      <text:p text:style-name="P8"/>
      <text:p text:style-name="P8">!Существительные, стоящие в единственном числе с неопределенным артиклем, как правило, не употребляются в родительном падеже множественного числа. Его функциональный эквивалент -</text:p>
      <text:p text:style-name="P8">сочетание с предлогом von:</text:p>
      <text:p text:style-name="P8">das Bellen eines Hundes - das Bellen von Hunden.</text:p>
      <text:p text:style-name="P8"/>
      <table:table table:name="Die_Deklinationder_Substantiveim_Plural2" table:style-name="Die_5f_Deklinationder_5f_Substantiveim_5f_Plural2">
        <table:table-column table:style-name="Die_5f_Deklinationder_5f_Substantiveim_5f_Plural2.A"/>
        <table:table-column table:style-name="Die_5f_Deklinationder_5f_Substantiveim_5f_Plural2.B"/>
        <table:table-column table:style-name="Die_5f_Deklinationder_5f_Substantiveim_5f_Plural2.C"/>
        <table:table-column table:style-name="Die_5f_Deklinationder_5f_Substantiveim_5f_Plural2.B"/>
        <table:table-column table:style-name="Die_5f_Deklinationder_5f_Substantiveim_5f_Plural2.E"/>
        <table:table-column table:style-name="Die_5f_Deklinationder_5f_Substantiveim_5f_Plural2.F"/>
        <table:table-column table:style-name="Die_5f_Deklinationder_5f_Substantiveim_5f_Plural2.G"/>
        <table:table-row>
          <table:table-cell table:style-name="Die_5f_Deklinationder_5f_Substantiveim_5f_Plural2.A1" office:value-type="string">
            <text:p text:style-name="P172"/>
          </table:table-cell>
          <table:table-cell table:style-name="Die_5f_Deklinationder_5f_Substantiveim_5f_Plural2.A1" office:value-type="string">
            <text:p text:style-name="P185">Ak.</text:p>
          </table:table-cell>
          <table:table-cell table:style-name="Die_5f_Deklinationder_5f_Substantiveim_5f_Plural2.A1" office:value-type="string">
            <text:p text:style-name="P185">Gen.</text:p>
          </table:table-cell>
          <table:table-cell table:style-name="Die_5f_Deklinationder_5f_Substantiveim_5f_Plural2.A1" office:value-type="string">
            <text:p text:style-name="P185">Dat.</text:p>
          </table:table-cell>
          <table:table-cell table:style-name="Die_5f_Deklinationder_5f_Substantiveim_5f_Plural2.A1" office:value-type="string">
            <text:p text:style-name="P185">m</text:p>
          </table:table-cell>
          <table:table-cell table:style-name="Die_5f_Deklinationder_5f_Substantiveim_5f_Plural2.A1" office:value-type="string">
            <text:p text:style-name="P185">n</text:p>
          </table:table-cell>
          <table:table-cell table:style-name="Die_5f_Deklinationder_5f_Substantiveim_5f_Plural2.G1" office:value-type="string">
            <text:p text:style-name="P185">f</text:p>
          </table:table-cell>
        </table:table-row>
        <table:table-row>
          <table:table-cell table:style-name="Die_5f_Deklinationder_5f_Substantiveim_5f_Plural2.A2" office:value-type="string">
            <text:p text:style-name="P186">st</text:p>
          </table:table-cell>
          <table:table-cell table:style-name="Die_5f_Deklinationder_5f_Substantiveim_5f_Plural2.A2" office:value-type="string">
            <text:p text:style-name="P172"/>
          </table:table-cell>
          <table:table-cell table:style-name="Die_5f_Deklinationder_5f_Substantiveim_5f_Plural2.A2" office:value-type="string">
            <text:p text:style-name="P193">-(e)s</text:p>
          </table:table-cell>
          <table:table-cell table:style-name="Die_5f_Deklinationder_5f_Substantiveim_5f_Plural2.A2" office:value-type="string">
            <text:p text:style-name="P195"/>
          </table:table-cell>
          <table:table-cell table:style-name="Die_5f_Deklinationder_5f_Substantiveim_5f_Plural2.A2" office:value-type="string">
            <text:p text:style-name="P196">большинство</text:p>
          </table:table-cell>
          <table:table-cell table:style-name="Die_5f_Deklinationder_5f_Substantiveim_5f_Plural2.A2" office:value-type="string">
            <text:p text:style-name="P196">все</text:p>
          </table:table-cell>
          <table:table-cell table:style-name="Die_5f_Deklinationder_5f_Substantiveim_5f_Plural2.G2" office:value-type="string">
            <text:p text:style-name="P172"/>
          </table:table-cell>
        </table:table-row>
        <table:table-row>
          <table:table-cell table:style-name="Die_5f_Deklinationder_5f_Substantiveim_5f_Plural2.A2" office:value-type="string">
            <text:p text:style-name="P186">sch</text:p>
          </table:table-cell>
          <table:table-cell table:style-name="Die_5f_Deklinationder_5f_Substantiveim_5f_Plural2.A2" table:number-columns-spanned="3" office:value-type="string">
            <text:p text:style-name="P194">-en</text:p>
          </table:table-cell>
          <table:covered-table-cell/>
          <table:covered-table-cell/>
          <table:table-cell table:style-name="Die_5f_Deklinationder_5f_Substantiveim_5f_Plural2.A2" office:value-type="string">
            <text:p text:style-name="P136">преимущественно одушевленные и др.</text:p>
          </table:table-cell>
          <table:table-cell table:style-name="Die_5f_Deklinationder_5f_Substantiveim_5f_Plural2.A2" office:value-type="string">
            <text:p text:style-name="P172"/>
          </table:table-cell>
          <table:table-cell table:style-name="Die_5f_Deklinationder_5f_Substantiveim_5f_Plural2.G2" office:value-type="string">
            <text:p text:style-name="P172"/>
          </table:table-cell>
        </table:table-row>
        <table:table-row>
          <table:table-cell table:style-name="Die_5f_Deklinationder_5f_Substantiveim_5f_Plural2.A2" office:value-type="string">
            <text:p text:style-name="P186">w</text:p>
          </table:table-cell>
          <table:table-cell table:style-name="Die_5f_Deklinationder_5f_Substantiveim_5f_Plural2.A2" table:number-columns-spanned="3" office:value-type="string">
            <text:p text:style-name="P195"/>
          </table:table-cell>
          <table:covered-table-cell/>
          <table:covered-table-cell/>
          <table:table-cell table:style-name="Die_5f_Deklinationder_5f_Substantiveim_5f_Plural2.A2" office:value-type="string">
            <text:p text:style-name="P172"/>
          </table:table-cell>
          <table:table-cell table:style-name="Die_5f_Deklinationder_5f_Substantiveim_5f_Plural2.A2" office:value-type="string">
            <text:p text:style-name="P172"/>
          </table:table-cell>
          <table:table-cell table:style-name="Die_5f_Deklinationder_5f_Substantiveim_5f_Plural2.G2" office:value-type="string">
            <text:p text:style-name="P196">все</text:p>
          </table:table-cell>
        </table:table-row>
        <table:table-row>
          <table:table-cell table:style-name="Die_5f_Deklinationder_5f_Substantiveim_5f_Plural2.A2" office:value-type="string">
            <text:p text:style-name="P186">g</text:p>
          </table:table-cell>
          <table:table-cell table:style-name="Die_5f_Deklinationder_5f_Substantiveim_5f_Plural2.A2" office:value-type="string">
            <text:p text:style-name="P193">-en</text:p>
          </table:table-cell>
          <table:table-cell table:style-name="Die_5f_Deklinationder_5f_Substantiveim_5f_Plural2.A2" office:value-type="string">
            <text:p text:style-name="P193">-ns</text:p>
          </table:table-cell>
          <table:table-cell table:style-name="Die_5f_Deklinationder_5f_Substantiveim_5f_Plural2.A2" office:value-type="string">
            <text:p text:style-name="P193">-en</text:p>
          </table:table-cell>
          <table:table-cell table:style-name="Die_5f_Deklinationder_5f_Substantiveim_5f_Plural2.A2" office:value-type="string">
            <text:p text:style-name="P93"><text:span text:style-name="T83">н</text:span>есколько существительных <text:span text:style-name="T84">(8)</text:span></text:p>
          </table:table-cell>
          <table:table-cell table:style-name="Die_5f_Deklinationder_5f_Substantiveim_5f_Plural2.A2" office:value-type="string">
            <text:p text:style-name="P137">das Herz</text:p>
          </table:table-cell>
          <table:table-cell table:style-name="Die_5f_Deklinationder_5f_Substantiveim_5f_Plural2.G2" office:value-type="string">
            <text:p text:style-name="P172"/>
          </table:table-cell>
        </table:table-row>
        <table:table-row>
          <table:table-cell table:style-name="Die_5f_Deklinationder_5f_Substantiveim_5f_Plural2.A2" office:value-type="string">
            <text:p text:style-name="P186">pl</text:p>
          </table:table-cell>
          <table:table-cell table:style-name="Die_5f_Deklinationder_5f_Substantiveim_5f_Plural2.A2" table:number-columns-spanned="2" office:value-type="string">
            <text:p text:style-name="P195"/>
          </table:table-cell>
          <table:covered-table-cell/>
          <table:table-cell table:style-name="Die_5f_Deklinationder_5f_Substantiveim_5f_Plural2.A2" office:value-type="string">
            <text:p text:style-name="P193">-n</text:p>
          </table:table-cell>
          <table:table-cell table:style-name="Die_5f_Deklinationder_5f_Substantiveim_5f_Plural2.G2" table:number-columns-spanned="3" office:value-type="string">
            <text:p text:style-name="P196">все</text:p>
          </table:table-cell>
          <table:covered-table-cell/>
          <table:covered-table-cell/>
        </table:table-row>
      </table:table>
      <text:p text:style-name="P8"/>
      <text:p text:style-name="P90">st - <text:s/>Die starke Deklination</text:p>
      <text:p text:style-name="P90">sch - Die schwache Deklination</text:p>
      <text:p text:style-name="P90">w - <text:s text:c="2"/>Die weibliche Deklination</text:p>
      <text:p text:style-name="P90">g - <text:s text:c="2"/>Die gemischte Deklination</text:p>
      <text:p text:style-name="P90">pl - <text:s/>Die Deklination der Substantive im Plural</text:p>
      <text:p text:style-name="P91"/>
      <text:p text:style-name="P86">Значение и функции падежей</text:p>
      <text:h text:style-name="Heading_20_3" text:outline-level="3"><text:bookmark-start text:name="__RefHeading___Toc8921_3204759922"/><text:span text:style-name="T93">2.3.b </text:span>Bedeutung und Funktionen der Fälle<text:bookmark-end text:name="__RefHeading___Toc8921_3204759922"/></text:h>
      <text:p text:style-name="P9"/>
      <text:p text:style-name="P2">Nominativ – wer? was? <text:s text:c="50"/>Кто? Что?</text:p>
      <text:p text:style-name="P2">Akkusativ <text:s/>– wen? was? wohin? <text:s text:c="36"/>Кого? Что? Куда? </text:p>
      <text:p text:style-name="P2">Genetiv <text:s text:c="4"/>– wessen? <text:s text:c="54"/>Чей? Чья? Чье? <text:s/></text:p>
      <text:p text:style-name="P2">Dativ <text:s text:c="8"/>– wem? welcher Sache? wann? wo? wie? <text:s text:c="4"/>Кому? Чему? Когда? Где? Как?</text:p>
      <text:p text:style-name="P2"/>
      <table:table table:name="Bedeutung_und_Funktionen_der_Fälle" table:style-name="Bedeutung_5f_und_5f_Funktionen_5f_der_5f_Fälle">
        <table:table-column table:style-name="Bedeutung_5f_und_5f_Funktionen_5f_der_5f_Fälle.A"/>
        <table:table-column table:style-name="Bedeutung_5f_und_5f_Funktionen_5f_der_5f_Fälle.B"/>
        <table:table-column table:style-name="Bedeutung_5f_und_5f_Funktionen_5f_der_5f_Fälle.C"/>
        <table:table-column table:style-name="Bedeutung_5f_und_5f_Funktionen_5f_der_5f_Fälle.D"/>
        <table:table-column table:style-name="Bedeutung_5f_und_5f_Funktionen_5f_der_5f_Fälle.E"/>
        <table:table-column table:style-name="Bedeutung_5f_und_5f_Funktionen_5f_der_5f_Fälle.F"/>
        <table:table-column table:style-name="Bedeutung_5f_und_5f_Funktionen_5f_der_5f_Fälle.G"/>
        <table:table-column table:style-name="Bedeutung_5f_und_5f_Funktionen_5f_der_5f_Fälle.H"/>
        <table:table-column table:style-name="Bedeutung_5f_und_5f_Funktionen_5f_der_5f_Fälle.I"/>
        <table:table-row>
          <table:table-cell table:style-name="Bedeutung_5f_und_5f_Funktionen_5f_der_5f_Fälle.A1" table:number-rows-spanned="3" office:value-type="string">
            <text:p text:style-name="P164"/>
            <text:p text:style-name="P164"/>
            <text:p text:style-name="P165">Fall</text:p>
          </table:table-cell>
          <table:table-cell table:style-name="Bedeutung_5f_und_5f_Funktionen_5f_der_5f_Fälle.A1" table:number-columns-spanned="4" office:value-type="string">
            <text:p text:style-name="P166">Bestimmten A.</text:p>
          </table:table-cell>
          <table:covered-table-cell/>
          <table:covered-table-cell/>
          <table:covered-table-cell/>
          <table:table-cell table:style-name="Bedeutung_5f_und_5f_Funktionen_5f_der_5f_Fälle.A1" table:number-columns-spanned="3" office:value-type="string">
            <text:p text:style-name="P166">Unbestimmten A.</text:p>
          </table:table-cell>
          <table:covered-table-cell/>
          <table:covered-table-cell/>
          <table:table-cell table:style-name="Bedeutung_5f_und_5f_Funktionen_5f_der_5f_Fälle.I1" office:value-type="string">
            <text:p text:style-name="P166"/>
          </table:table-cell>
        </table:table-row>
        <table:table-row>
          <table:covered-table-cell/>
          <table:table-cell table:style-name="Bedeutung_5f_und_5f_Funktionen_5f_der_5f_Fälle.B2" table:number-columns-spanned="3" office:value-type="string">
            <text:p text:style-name="P191">Sing.</text:p>
          </table:table-cell>
          <table:covered-table-cell/>
          <table:covered-table-cell/>
          <table:table-cell table:style-name="Bedeutung_5f_und_5f_Funktionen_5f_der_5f_Fälle.B2" table:number-rows-spanned="2" office:value-type="string">
            <text:p text:style-name="P187"/>
            <text:p text:style-name="P169"><text:span text:style-name="T50">p</text:span>l.</text:p>
          </table:table-cell>
          <table:table-cell table:style-name="Bedeutung_5f_und_5f_Funktionen_5f_der_5f_Fälle.B2" table:number-columns-spanned="3" office:value-type="string">
            <text:p text:style-name="P191">Sing.</text:p>
          </table:table-cell>
          <table:covered-table-cell/>
          <table:covered-table-cell/>
          <table:table-cell table:style-name="Bedeutung_5f_und_5f_Funktionen_5f_der_5f_Fälle.I2" table:number-rows-spanned="2" office:value-type="string">
            <text:p text:style-name="P188"/>
            <text:p text:style-name="P189">pl.</text:p>
          </table:table-cell>
        </table:table-row>
        <table:table-row>
          <table:covered-table-cell/>
          <table:table-cell table:style-name="Bedeutung_5f_und_5f_Funktionen_5f_der_5f_Fälle.B2" office:value-type="string">
            <text:p text:style-name="P167">m.</text:p>
          </table:table-cell>
          <table:table-cell table:style-name="Bedeutung_5f_und_5f_Funktionen_5f_der_5f_Fälle.B2" office:value-type="string">
            <text:p text:style-name="P167">n.</text:p>
          </table:table-cell>
          <table:table-cell table:style-name="Bedeutung_5f_und_5f_Funktionen_5f_der_5f_Fälle.B2" office:value-type="string">
            <text:p text:style-name="P167">f.</text:p>
          </table:table-cell>
          <table:covered-table-cell/>
          <table:table-cell table:style-name="Bedeutung_5f_und_5f_Funktionen_5f_der_5f_Fälle.B2" office:value-type="string">
            <text:p text:style-name="P167">m.</text:p>
          </table:table-cell>
          <table:table-cell table:style-name="Bedeutung_5f_und_5f_Funktionen_5f_der_5f_Fälle.B2" office:value-type="string">
            <text:p text:style-name="P167">n.</text:p>
          </table:table-cell>
          <table:table-cell table:style-name="Bedeutung_5f_und_5f_Funktionen_5f_der_5f_Fälle.B2" office:value-type="string">
            <text:p text:style-name="P167">f.</text:p>
          </table:table-cell>
          <table:covered-table-cell/>
        </table:table-row>
        <table:table-row>
          <table:table-cell table:style-name="Bedeutung_5f_und_5f_Funktionen_5f_der_5f_Fälle.B2" office:value-type="string">
            <text:p text:style-name="P168">Nominativ</text:p>
          </table:table-cell>
          <table:table-cell table:style-name="Bedeutung_5f_und_5f_Funktionen_5f_der_5f_Fälle.B4" office:value-type="string">
            <text:p text:style-name="P170">der</text:p>
          </table:table-cell>
          <table:table-cell table:style-name="Bedeutung_5f_und_5f_Funktionen_5f_der_5f_Fälle.C4" office:value-type="string">
            <text:p text:style-name="P169">das</text:p>
          </table:table-cell>
          <table:table-cell table:style-name="Bedeutung_5f_und_5f_Funktionen_5f_der_5f_Fälle.D4" office:value-type="string">
            <text:p text:style-name="P169">die</text:p>
          </table:table-cell>
          <table:table-cell table:style-name="Bedeutung_5f_und_5f_Funktionen_5f_der_5f_Fälle.D4" office:value-type="string">
            <text:p text:style-name="P169"><text:span text:style-name="T51">d</text:span>ie</text:p>
            <text:p text:style-name="P189">-n</text:p>
          </table:table-cell>
          <table:table-cell table:style-name="Bedeutung_5f_und_5f_Funktionen_5f_der_5f_Fälle.C4" office:value-type="string">
            <text:p text:style-name="P169">ein</text:p>
          </table:table-cell>
          <table:table-cell table:style-name="Bedeutung_5f_und_5f_Funktionen_5f_der_5f_Fälle.C4" office:value-type="string">
            <text:p text:style-name="P169">ein</text:p>
          </table:table-cell>
          <table:table-cell table:style-name="Bedeutung_5f_und_5f_Funktionen_5f_der_5f_Fälle.H4" office:value-type="string">
            <text:p text:style-name="P169">eine</text:p>
          </table:table-cell>
          <table:table-cell table:style-name="Bedeutung_5f_und_5f_Funktionen_5f_der_5f_Fälle.I4" office:value-type="string">
            <text:p text:style-name="P94"/>
          </table:table-cell>
        </table:table-row>
        <table:table-row>
          <table:table-cell table:style-name="Bedeutung_5f_und_5f_Funktionen_5f_der_5f_Fälle.B2" office:value-type="string">
            <text:p text:style-name="P168">Akkusativ</text:p>
          </table:table-cell>
          <table:table-cell table:style-name="Bedeutung_5f_und_5f_Funktionen_5f_der_5f_Fälle.B5" office:value-type="string">
            <text:p text:style-name="P169"><text:span text:style-name="T51">d</text:span>en</text:p>
            <text:p text:style-name="P189">-en</text:p>
          </table:table-cell>
          <table:table-cell table:style-name="Bedeutung_5f_und_5f_Funktionen_5f_der_5f_Fälle.C4" office:value-type="string">
            <text:p text:style-name="P169">das</text:p>
          </table:table-cell>
          <table:table-cell table:style-name="Bedeutung_5f_und_5f_Funktionen_5f_der_5f_Fälle.D4" office:value-type="string">
            <text:p text:style-name="P169">die</text:p>
          </table:table-cell>
          <table:table-cell table:style-name="Bedeutung_5f_und_5f_Funktionen_5f_der_5f_Fälle.D4" office:value-type="string">
            <text:p text:style-name="P169">die</text:p>
            <text:p text:style-name="P189">-n</text:p>
          </table:table-cell>
          <table:table-cell table:style-name="Bedeutung_5f_und_5f_Funktionen_5f_der_5f_Fälle.F5" office:value-type="string">
            <text:p text:style-name="P171"><text:span text:style-name="T51">e</text:span>inen</text:p>
            <text:p text:style-name="P190">-en</text:p>
          </table:table-cell>
          <table:table-cell table:style-name="Bedeutung_5f_und_5f_Funktionen_5f_der_5f_Fälle.C4" office:value-type="string">
            <text:p text:style-name="P169">ein</text:p>
          </table:table-cell>
          <table:table-cell table:style-name="Bedeutung_5f_und_5f_Funktionen_5f_der_5f_Fälle.H4" office:value-type="string">
            <text:p text:style-name="P169">eine</text:p>
          </table:table-cell>
          <table:table-cell table:style-name="Bedeutung_5f_und_5f_Funktionen_5f_der_5f_Fälle.I4" office:value-type="string">
            <text:p text:style-name="P94"/>
          </table:table-cell>
        </table:table-row>
        <table:table-row>
          <table:table-cell table:style-name="Bedeutung_5f_und_5f_Funktionen_5f_der_5f_Fälle.B2" office:value-type="string">
            <text:p text:style-name="P168">Genitiv</text:p>
          </table:table-cell>
          <table:table-cell table:style-name="Bedeutung_5f_und_5f_Funktionen_5f_der_5f_Fälle.B6" office:value-type="string">
            <text:p text:style-name="P169"><text:span text:style-name="T51">d</text:span>es</text:p>
            <text:p text:style-name="P189">-(e)s</text:p>
            <text:p text:style-name="P189">-en</text:p>
          </table:table-cell>
          <table:table-cell table:style-name="Bedeutung_5f_und_5f_Funktionen_5f_der_5f_Fälle.B6" office:value-type="string">
            <text:p text:style-name="P169"><text:span text:style-name="T51">d</text:span>es</text:p>
            <text:p text:style-name="P189">-(e)s</text:p>
          </table:table-cell>
          <table:table-cell table:style-name="Bedeutung_5f_und_5f_Funktionen_5f_der_5f_Fälle.B4" office:value-type="string">
            <text:p text:style-name="P169">der</text:p>
          </table:table-cell>
          <table:table-cell table:style-name="Bedeutung_5f_und_5f_Funktionen_5f_der_5f_Fälle.B4" office:value-type="string">
            <text:p text:style-name="P169">der</text:p>
            <text:p text:style-name="P189">-n</text:p>
          </table:table-cell>
          <table:table-cell table:style-name="Bedeutung_5f_und_5f_Funktionen_5f_der_5f_Fälle.F6" office:value-type="string">
            <text:p text:style-name="P169"><text:span text:style-name="T51">e</text:span>ines</text:p>
            <text:p text:style-name="P189">-(e)s</text:p>
            <text:p text:style-name="P189">-en</text:p>
          </table:table-cell>
          <table:table-cell table:style-name="Bedeutung_5f_und_5f_Funktionen_5f_der_5f_Fälle.F6" office:value-type="string">
            <text:p text:style-name="P169"><text:span text:style-name="T51">e</text:span>ines</text:p>
            <text:p text:style-name="P189">-(e)s</text:p>
          </table:table-cell>
          <table:table-cell table:style-name="Bedeutung_5f_und_5f_Funktionen_5f_der_5f_Fälle.H6" office:value-type="string">
            <text:p text:style-name="P169">einer</text:p>
          </table:table-cell>
          <table:table-cell table:style-name="Bedeutung_5f_und_5f_Funktionen_5f_der_5f_Fälle.I4" office:value-type="string">
            <text:p text:style-name="P94"/>
          </table:table-cell>
        </table:table-row>
        <table:table-row>
          <table:table-cell table:style-name="Bedeutung_5f_und_5f_Funktionen_5f_der_5f_Fälle.B2" office:value-type="string">
            <text:p text:style-name="P168">Dativ</text:p>
          </table:table-cell>
          <table:table-cell table:style-name="Bedeutung_5f_und_5f_Funktionen_5f_der_5f_Fälle.B7" office:value-type="string">
            <text:p text:style-name="P169"><text:span text:style-name="T51">d</text:span>em</text:p>
            <text:p text:style-name="P189">-en</text:p>
          </table:table-cell>
          <table:table-cell table:style-name="Bedeutung_5f_und_5f_Funktionen_5f_der_5f_Fälle.B7" office:value-type="string">
            <text:p text:style-name="P169">dem</text:p>
          </table:table-cell>
          <table:table-cell table:style-name="Bedeutung_5f_und_5f_Funktionen_5f_der_5f_Fälle.B4" office:value-type="string">
            <text:p text:style-name="P170">der</text:p>
          </table:table-cell>
          <table:table-cell table:style-name="Bedeutung_5f_und_5f_Funktionen_5f_der_5f_Fälle.B5" office:value-type="string">
            <text:p text:style-name="P169">den</text:p>
            <text:p text:style-name="P189">-n</text:p>
          </table:table-cell>
          <table:table-cell table:style-name="Bedeutung_5f_und_5f_Funktionen_5f_der_5f_Fälle.F7" office:value-type="string">
            <text:p text:style-name="P169">einem</text:p>
            <text:p text:style-name="P189">-en</text:p>
          </table:table-cell>
          <table:table-cell table:style-name="Bedeutung_5f_und_5f_Funktionen_5f_der_5f_Fälle.F7" office:value-type="string">
            <text:p text:style-name="P169">einem</text:p>
          </table:table-cell>
          <table:table-cell table:style-name="Bedeutung_5f_und_5f_Funktionen_5f_der_5f_Fälle.H6" office:value-type="string">
            <text:p text:style-name="P169">einer</text:p>
          </table:table-cell>
          <table:table-cell table:style-name="Bedeutung_5f_und_5f_Funktionen_5f_der_5f_Fälle.I4" office:value-type="string">
            <text:p text:style-name="P95"/>
            <text:p text:style-name="P210">-n</text:p>
          </table:table-cell>
        </table:table-row>
      </table:table>
      <text:p text:style-name="P10"/>
      <text:h text:style-name="Heading_20_4" text:outline-level="4"><text:bookmark-start text:name="__RefHeading___Toc8923_3204759922"/><text:span text:style-name="T93">2.3.b.1 </text:span>Nominativ, Werfall, 1./erster Fall<text:bookmark-end text:name="__RefHeading___Toc8923_3204759922"/></text:h>
      <text:p text:style-name="P11"><text:span text:style-name="T52">В</text:span> противоположность остальным падежам, является независимым и единственным падежом, который не связан с предлогами.</text:p>
      <text:p text:style-name="P11"/>
      <text:h text:style-name="P291" text:outline-level="4"><text:bookmark-start text:name="__RefHeading___Toc8925_3204759922"/><text:span text:style-name="T93">2.3.b.2 </text:span>Genitiv, Wesfall, 2. Fall<text:bookmark-end text:name="__RefHeading___Toc8925_3204759922"/></text:h>
      <text:p text:style-name="P11">Основная функция беспредложного генитива - выражать признак.</text:p>
      <text:p text:style-name="P11"/>
      <text:p text:style-name="P11">das Buch <text:span text:style-name="T33">meines Vaters</text:span> <text:s/>- книга моего отца</text:p>
      <text:p text:style-name="P12">Waren <text:span text:style-name="T33">bester Qualität</text:span> - товары высшего качества</text:p>
      <text:p text:style-name="P12"><text:soft-page-break/></text:p>
      <text:p text:style-name="P12">etc. s.71 (Тагиль)</text:p>
      <text:p text:style-name="P12"/>
      <text:p text:style-name="P12">Конкурентные формы генитива:</text:p>
      <text:p text:style-name="P13">• von + Dativ</text:p>
      <text:p text:style-name="P12">Heines Werke. Die Werke von Heine. - <text:s/>произведения Гейне</text:p>
      <text:p text:style-name="P12"/>
      <text:p text:style-name="P13">• прилагательные с суффиксами -er, -lieh, -isch:</text:p>
      <text:p text:style-name="P13">die Museen von Minsk - музеи Минска</text:p>
      <text:p text:style-name="P13">Minsker Museen - минские музеи</text:p>
      <text:p text:style-name="P13"/>
      <text:h text:style-name="P291" text:outline-level="4"><text:bookmark-start text:name="__RefHeading___Toc8927_3204759922"/><text:span text:style-name="T93">2.3.b.3 </text:span><text:s/>Dativ, Wemfall, 3. Fall<text:bookmark-end text:name="__RefHeading___Toc8927_3204759922"/></text:h>
      <text:p text:style-name="P14">Датив - это падеж объекта, <text:span text:style-name="T53">в</text:span> котором <text:span text:style-name="T53">локализовано действие</text:span>.</text:p>
      <text:p text:style-name="P14"/>
      <text:p text:style-name="P14"><text:span text:style-name="T85">Die Kinder spielen </text:span><text:span text:style-name="T38">im Wald</text:span><text:span text:style-name="T87"> </text:span><text:span text:style-name="T54"><text:s/>– </text:span>Дети играют в лесу </text:p>
      <text:p text:style-name="P15">im = in dem </text:p>
      <text:p text:style-name="P15">Ряд глаголов и прилагательных требует обязательного наличия датива.</text:p>
      <text:p text:style-name="P15"/>
      <text:h text:style-name="P291" text:outline-level="4"><text:bookmark-start text:name="__RefHeading___Toc8929_3204759922"/><text:span text:style-name="T93">2.3.b.4 </text:span>Akkusativ, Wenfall, 4. Fall<text:bookmark-end text:name="__RefHeading___Toc8929_3204759922"/></text:h>
      <text:p text:style-name="P15">Его основная синтаксическая функция - выражение прямого дополнения при переходных глаголах</text:p>
      <text:p text:style-name="P15"/>
      <text:p text:style-name="P15"><text:span text:style-name="T86">Die Kinder gehen in</text:span><text:span text:style-name="T88"> </text:span><text:span text:style-name="T39">den Wald</text:span><text:span text:style-name="T89"> – Дети идут в лес.</text:span></text:p>
      <text:p text:style-name="P91"/>
      <text:h text:style-name="Heading_20_3" text:outline-level="3"><text:bookmark-start text:name="__RefHeading___Toc39854_2042564489"/><text:soft-page-break/>2.3.1 Die N-Deklination<text:bookmark-end text:name="__RefHeading___Toc39854_2042564489"/></text:h>
      <text:h text:style-name="Heading_20_3" text:outline-level="3"><text:bookmark-start text:name="__RefHeading___Toc8933_3204759922"/>2.3.2 Der Genitiv mit von<text:bookmark-end text:name="__RefHeading___Toc8933_3204759922"/></text:h>
      <text:h text:style-name="Heading_20_3" text:outline-level="3"><text:bookmark-start text:name="__RefHeading___Toc8935_3204759922"/>2.3.3 Die Deklination von Eigennamen <text:bookmark-end text:name="__RefHeading___Toc8935_3204759922"/></text:h>
      <text:h text:style-name="Heading_20_3" text:outline-level="3"><text:bookmark-start text:name="__RefHeading___Toc8937_3204759922"/>2.3.4 Kasus-Signale<text:bookmark-end text:name="__RefHeading___Toc8937_3204759922"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bookmark-start text:name="__RefHeading___Toc8939_3204759922"/><text:soft-page-break/>3 Das Adjektiv<text:bookmark-end text:name="__RefHeading___Toc8939_3204759922"/></text:h>
      <text:h text:style-name="Heading_20_2" text:outline-level="2"><text:bookmark-start text:name="__RefHeading___Toc9144_3204759922"/><text:span text:style-name="T95">3.a.1</text:span> полная форма (изменяемая)<text:bookmark-end text:name="__RefHeading___Toc9144_3204759922"/></text:h>
      <text:p text:style-name="P17">— <text:span text:style-name="T55">согласуется с существительным </text:span>по род<text:span text:style-name="T55">у, </text:span>числ<text:span text:style-name="T55">у, падежу</text:span></text:p>
      <text:p text:style-name="P49">прилагательное перед существительным:</text:p>
      <text:p text:style-name="P16"/>
      <text:p text:style-name="P18">mein alter Freund <text:tab/>(м. р., ед. ч.) <text:tab/>- мой старый друг</text:p>
      <text:p text:style-name="P18">kein altes Haus <text:tab/><text:tab/>(ср. р., ед. ч.) <text:tab/>- не старый дом</text:p>
      <text:p text:style-name="P18">eine alte Geschichte <text:tab/>(ж.р., ед.ч.) <text:tab/>- старая история</text:p>
      <text:p text:style-name="P18">alte Probleme <text:tab/><text:tab/>(мн. ч.) <text:tab/>- старые проблемы</text:p>
      <text:p text:style-name="P16"/>
      <text:h text:style-name="Heading_20_2" text:outline-level="2"><text:bookmark-start text:name="__RefHeading___Toc9146_3204759922"/><text:span text:style-name="T95">3.a.2</text:span> краткая форма (как предикатив)<text:bookmark-end text:name="__RefHeading___Toc9146_3204759922"/></text:h>
      <text:p text:style-name="P17">— основа без окончаний</text:p>
      <text:p text:style-name="P70">прилагательное без существительного:</text:p>
      <text:p text:style-name="P16"/>
      <text:p text:style-name="P18">Der Abend ist schön. <text:tab/><text:tab/>Вечер прекрасен (прекрасный).</text:p>
      <text:p text:style-name="P18">Das Mädchen ist schön. <text:tab/>Девочка красива (красивая).</text:p>
      <text:p text:style-name="P18">Die Natur ist schön. <text:tab/><text:tab/>Природа прекрасна (прекрасная).</text:p>
      <text:p text:style-name="P18">Die Lieder sind schön. <text:tab/><text:tab/>Песни красивы (красивые).</text:p>
      <text:h text:style-name="Heading_20_2" text:outline-level="2"><text:bookmark-start text:name="__RefHeading___Toc8941_3204759922"/><text:span text:style-name="T93">3.a </text:span>Die Deklination der Adjektive<text:bookmark-end text:name="__RefHeading___Toc8941_3204759922"/></text:h>
      <text:p text:style-name="P16"/>
      <text:p text:style-name="P16">- слабое (именное)</text:p>
      <text:p text:style-name="P16">- сильное (местоименное)</text:p>
      <text:p text:style-name="P16"/>
      <text:p text:style-name="P16"><text:span text:style-name="T91">слабое</text:span>:</text:p>
      <text:p text:style-name="P16">если в группе существительного один элемент (артикль или заменяющее его местоимение) позволяет определить род, число и падеж данного существительного</text:p>
      <text:p text:style-name="P16"/>
      <text:p text:style-name="P16"><text:span text:style-name="T91">сильное</text:span>:</text:p>
      <text:p text:style-name="P16">в остальных случаях</text:p>
      <text:p text:style-name="P16"/>
      <table:table table:name="Die_Deklination_der_Adjektive" table:style-name="Die_5f_Deklination_5f_der_5f_Adjektive" table:template-name="Default Style">
        <table:table-column table:style-name="Die_5f_Deklination_5f_der_5f_Adjektive.A"/>
        <table:table-column table:style-name="Die_5f_Deklination_5f_der_5f_Adjektive.B"/>
        <table:table-column table:style-name="Die_5f_Deklination_5f_der_5f_Adjektive.C"/>
        <table:table-column table:style-name="Die_5f_Deklination_5f_der_5f_Adjektive.D"/>
        <table:table-column table:style-name="Die_5f_Deklination_5f_der_5f_Adjektive.E"/>
        <table:table-row table:style-name="Die_5f_Deklination_5f_der_5f_Adjektive.1">
          <table:table-cell table:style-name="Die_5f_Deklination_5f_der_5f_Adjektive.A1" office:value-type="string">
            <text:p text:style-name="P262"/>
          </table:table-cell>
          <table:table-cell table:style-name="Die_5f_Deklination_5f_der_5f_Adjektive.A1" office:value-type="string">
            <text:p text:style-name="P264">Mask.</text:p>
          </table:table-cell>
          <table:table-cell table:style-name="Die_5f_Deklination_5f_der_5f_Adjektive.A1" office:value-type="string">
            <text:p text:style-name="P264">Neut.</text:p>
          </table:table-cell>
          <table:table-cell table:style-name="Die_5f_Deklination_5f_der_5f_Adjektive.A1" office:value-type="string">
            <text:p text:style-name="P264">Fem.</text:p>
          </table:table-cell>
          <table:table-cell table:style-name="Die_5f_Deklination_5f_der_5f_Adjektive.E1" office:value-type="string">
            <text:p text:style-name="P264">Pl.</text:p>
          </table:table-cell>
        </table:table-row>
        <table:table-row>
          <table:table-cell table:style-name="Die_5f_Deklination_5f_der_5f_Adjektive.A2" table:number-rows-spanned="3" office:value-type="string">
            <text:p text:style-name="P264">N</text:p>
          </table:table-cell>
          <table:table-cell table:style-name="Die_5f_Deklination_5f_der_5f_Adjektive.B2" office:value-type="string">
            <text:p text:style-name="P264"><text:span text:style-name="T115">d</text:span>er neu<text:span text:style-name="T1">e</text:span></text:p>
          </table:table-cell>
          <table:table-cell table:style-name="Die_5f_Deklination_5f_der_5f_Adjektive.B2" office:value-type="string">
            <text:p text:style-name="P264"><text:span text:style-name="T56">d</text:span>as <text:span text:style-name="T57">schön</text:span><text:span text:style-name="T2">e</text:span></text:p>
          </table:table-cell>
          <table:table-cell table:style-name="Die_5f_Deklination_5f_der_5f_Adjektive.B2" office:value-type="string">
            <text:p text:style-name="P264"><text:span text:style-name="T56">d</text:span>ie <text:span text:style-name="T57">weis</text:span><text:span text:style-name="T2">e</text:span></text:p>
          </table:table-cell>
          <table:table-cell table:style-name="Die_5f_Deklination_5f_der_5f_Adjektive.E2" office:value-type="string">
            <text:p text:style-name="P264"><text:span text:style-name="T56">d</text:span>ie <text:span text:style-name="T57">alt</text:span><text:span text:style-name="T2">en</text:span></text:p>
          </table:table-cell>
        </table:table-row>
        <table:table-row table:style-name="Die_5f_Deklination_5f_der_5f_Adjektive.1">
          <table:covered-table-cell/>
          <table:table-cell table:style-name="Die_5f_Deklination_5f_der_5f_Adjektive.B2" office:value-type="string">
            <text:p text:style-name="P264"><text:span text:style-name="T115">e</text:span>in neu<text:span text:style-name="T1">er</text:span></text:p>
          </table:table-cell>
          <table:table-cell table:style-name="Die_5f_Deklination_5f_der_5f_Adjektive.B2" office:value-type="string">
            <text:p text:style-name="P264"><text:span text:style-name="T56">e</text:span>in <text:span text:style-name="T57">schön</text:span><text:span text:style-name="T2">es</text:span></text:p>
          </table:table-cell>
          <table:table-cell table:style-name="Die_5f_Deklination_5f_der_5f_Adjektive.B2" office:value-type="string">
            <text:p text:style-name="P264"><text:span text:style-name="T56">e</text:span>ine <text:span text:style-name="T57">weis</text:span><text:span text:style-name="T2">e</text:span></text:p>
          </table:table-cell>
          <table:table-cell table:style-name="Die_5f_Deklination_5f_der_5f_Adjektive.E2" office:value-type="string">
            <text:p text:style-name="P262">-</text:p>
          </table:table-cell>
        </table:table-row>
        <table:table-row>
          <table:covered-table-cell/>
          <table:table-cell table:style-name="Die_5f_Deklination_5f_der_5f_Adjektive.B2" office:value-type="string">
            <text:p text:style-name="P265">neu<text:span text:style-name="T1">er</text:span></text:p>
          </table:table-cell>
          <table:table-cell table:style-name="Die_5f_Deklination_5f_der_5f_Adjektive.B2" office:value-type="string">
            <text:p text:style-name="P265">schön<text:span text:style-name="T1">es</text:span></text:p>
          </table:table-cell>
          <table:table-cell table:style-name="Die_5f_Deklination_5f_der_5f_Adjektive.B2" office:value-type="string">
            <text:p text:style-name="P265">weis<text:span text:style-name="T1">e</text:span></text:p>
          </table:table-cell>
          <table:table-cell table:style-name="Die_5f_Deklination_5f_der_5f_Adjektive.E2" office:value-type="string">
            <text:p text:style-name="P265">alt<text:span text:style-name="T1">e</text:span></text:p>
          </table:table-cell>
        </table:table-row>
        <table:table-row table:style-name="Die_5f_Deklination_5f_der_5f_Adjektive.1">
          <table:table-cell table:style-name="Die_5f_Deklination_5f_der_5f_Adjektive.A2" table:number-rows-spanned="3" office:value-type="string">
            <text:p text:style-name="P264">A</text:p>
          </table:table-cell>
          <table:table-cell table:style-name="Die_5f_Deklination_5f_der_5f_Adjektive.B2" office:value-type="string">
            <text:p text:style-name="P264"><text:span text:style-name="T115">d</text:span>en neu<text:span text:style-name="T99">en</text:span></text:p>
          </table:table-cell>
          <table:table-cell table:style-name="Die_5f_Deklination_5f_der_5f_Adjektive.B2" office:value-type="string">
            <text:p text:style-name="P264"><text:span text:style-name="T56">d</text:span>as <text:span text:style-name="T57">schön</text:span><text:span text:style-name="T100">e</text:span></text:p>
          </table:table-cell>
          <table:table-cell table:style-name="Die_5f_Deklination_5f_der_5f_Adjektive.B2" office:value-type="string">
            <text:p text:style-name="P264"><text:span text:style-name="T56">d</text:span>ie <text:span text:style-name="T57">weis</text:span><text:span text:style-name="T100">e</text:span></text:p>
          </table:table-cell>
          <table:table-cell table:style-name="Die_5f_Deklination_5f_der_5f_Adjektive.E2" office:value-type="string">
            <text:p text:style-name="P264"><text:span text:style-name="T56">d</text:span>ie <text:span text:style-name="T57">alt</text:span><text:span text:style-name="T100">en</text:span></text:p>
          </table:table-cell>
        </table:table-row>
        <table:table-row table:style-name="Die_5f_Deklination_5f_der_5f_Adjektive.1">
          <table:covered-table-cell/>
          <table:table-cell table:style-name="Die_5f_Deklination_5f_der_5f_Adjektive.B2" office:value-type="string">
            <text:p text:style-name="P264"><text:span text:style-name="T115">e</text:span>inen <text:span text:style-name="T57">neu</text:span><text:span text:style-name="T100">en</text:span></text:p>
          </table:table-cell>
          <table:table-cell table:style-name="Die_5f_Deklination_5f_der_5f_Adjektive.B2" office:value-type="string">
            <text:p text:style-name="P264"><text:span text:style-name="T56">e</text:span>in <text:span text:style-name="T57">schön</text:span><text:span text:style-name="T100">es</text:span></text:p>
          </table:table-cell>
          <table:table-cell table:style-name="Die_5f_Deklination_5f_der_5f_Adjektive.B2" office:value-type="string">
            <text:p text:style-name="P264"><text:span text:style-name="T56">e</text:span>ine <text:span text:style-name="T57">weis</text:span><text:span text:style-name="T100">e</text:span></text:p>
          </table:table-cell>
          <table:table-cell table:style-name="Die_5f_Deklination_5f_der_5f_Adjektive.E2" office:value-type="string">
            <text:p text:style-name="P262">-</text:p>
          </table:table-cell>
        </table:table-row>
        <table:table-row>
          <table:covered-table-cell/>
          <table:table-cell table:style-name="Die_5f_Deklination_5f_der_5f_Adjektive.B2" office:value-type="string">
            <text:p text:style-name="P265">neu<text:span text:style-name="T99">en</text:span></text:p>
          </table:table-cell>
          <table:table-cell table:style-name="Die_5f_Deklination_5f_der_5f_Adjektive.B2" office:value-type="string">
            <text:p text:style-name="P265">schön<text:span text:style-name="T99">es</text:span></text:p>
          </table:table-cell>
          <table:table-cell table:style-name="Die_5f_Deklination_5f_der_5f_Adjektive.B2" office:value-type="string">
            <text:p text:style-name="P265">weis<text:span text:style-name="T99">e</text:span></text:p>
          </table:table-cell>
          <table:table-cell table:style-name="Die_5f_Deklination_5f_der_5f_Adjektive.E2" office:value-type="string">
            <text:p text:style-name="P265">alt<text:span text:style-name="T99">e</text:span></text:p>
          </table:table-cell>
        </table:table-row>
        <table:table-row>
          <table:table-cell table:style-name="Die_5f_Deklination_5f_der_5f_Adjektive.A2" table:number-rows-spanned="3" office:value-type="string">
            <text:p text:style-name="P264">D</text:p>
          </table:table-cell>
          <table:table-cell table:style-name="Die_5f_Deklination_5f_der_5f_Adjektive.B2" office:value-type="string">
            <text:p text:style-name="P264"><text:span text:style-name="T115">d</text:span>em <text:span text:style-name="T57">neu</text:span><text:span text:style-name="T2">en</text:span></text:p>
          </table:table-cell>
          <table:table-cell table:style-name="Die_5f_Deklination_5f_der_5f_Adjektive.B2" office:value-type="string">
            <text:p text:style-name="P264"><text:span text:style-name="T56">d</text:span>em <text:span text:style-name="T57">schön</text:span><text:span text:style-name="T2">en</text:span></text:p>
          </table:table-cell>
          <table:table-cell table:style-name="Die_5f_Deklination_5f_der_5f_Adjektive.B2" office:value-type="string">
            <text:p text:style-name="P264"><text:span text:style-name="T56">d</text:span>er <text:span text:style-name="T57">weis</text:span><text:span text:style-name="T2">en</text:span></text:p>
          </table:table-cell>
          <table:table-cell table:style-name="Die_5f_Deklination_5f_der_5f_Adjektive.E2" office:value-type="string">
            <text:p text:style-name="P264"><text:span text:style-name="T56">den</text:span> <text:span text:style-name="T57">alt</text:span><text:span text:style-name="T2">en</text:span><text:span text:style-name="T57"> -</text:span><text:span text:style-name="T2">n</text:span></text:p>
          </table:table-cell>
        </table:table-row>
        <table:table-row>
          <table:covered-table-cell/>
          <table:table-cell table:style-name="Die_5f_Deklination_5f_der_5f_Adjektive.B2" office:value-type="string">
            <text:p text:style-name="P264"><text:span text:style-name="T115">e</text:span>inem <text:span text:style-name="T57">neu</text:span><text:span text:style-name="T2">en</text:span></text:p>
          </table:table-cell>
          <table:table-cell table:style-name="Die_5f_Deklination_5f_der_5f_Adjektive.B2" office:value-type="string">
            <text:p text:style-name="P264"><text:span text:style-name="T56">e</text:span>inem <text:span text:style-name="T57">schön</text:span><text:span text:style-name="T2">en</text:span></text:p>
          </table:table-cell>
          <table:table-cell table:style-name="Die_5f_Deklination_5f_der_5f_Adjektive.B2" office:value-type="string">
            <text:p text:style-name="P264"><text:span text:style-name="T56">e</text:span>iner <text:span text:style-name="T57">weis</text:span><text:span text:style-name="T2">en</text:span></text:p>
          </table:table-cell>
          <table:table-cell table:style-name="Die_5f_Deklination_5f_der_5f_Adjektive.E2" office:value-type="string">
            <text:p text:style-name="P262">-</text:p>
          </table:table-cell>
        </table:table-row>
        <table:table-row>
          <table:covered-table-cell/>
          <table:table-cell table:style-name="Die_5f_Deklination_5f_der_5f_Adjektive.B2" office:value-type="string">
            <text:p text:style-name="P265">neu<text:span text:style-name="T1">em</text:span></text:p>
          </table:table-cell>
          <table:table-cell table:style-name="Die_5f_Deklination_5f_der_5f_Adjektive.B2" office:value-type="string">
            <text:p text:style-name="P268">schön<text:span text:style-name="T1">em</text:span></text:p>
          </table:table-cell>
          <table:table-cell table:style-name="Die_5f_Deklination_5f_der_5f_Adjektive.B2" office:value-type="string">
            <text:p text:style-name="P265">weis<text:span text:style-name="T1">er</text:span></text:p>
          </table:table-cell>
          <table:table-cell table:style-name="Die_5f_Deklination_5f_der_5f_Adjektive.E2" office:value-type="string">
            <text:p text:style-name="P265"><text:span text:style-name="T56">a</text:span>lt<text:span text:style-name="T1">en</text:span> -<text:span text:style-name="T1">n</text:span></text:p>
          </table:table-cell>
        </table:table-row>
        <table:table-row>
          <table:table-cell table:style-name="Die_5f_Deklination_5f_der_5f_Adjektive.A2" table:number-rows-spanned="3" office:value-type="string">
            <text:p text:style-name="P264">G</text:p>
          </table:table-cell>
          <table:table-cell table:style-name="Die_5f_Deklination_5f_der_5f_Adjektive.B2" office:value-type="string">
            <text:p text:style-name="P269">des <text:span text:style-name="T57">neu</text:span><text:span text:style-name="T100">en</text:span><text:span text:style-name="T57"> -</text:span><text:span text:style-name="T100">s</text:span></text:p>
          </table:table-cell>
          <table:table-cell table:style-name="Die_5f_Deklination_5f_der_5f_Adjektive.B2" office:value-type="string">
            <text:p text:style-name="P271">des s<text:span text:style-name="T115">chön</text:span><text:span text:style-name="T102">e</text:span><text:span text:style-name="T99">n</text:span> -<text:span text:style-name="T99">s</text:span></text:p>
          </table:table-cell>
          <table:table-cell table:style-name="Die_5f_Deklination_5f_der_5f_Adjektive.B2" office:value-type="string">
            <text:p text:style-name="P271">der <text:span text:style-name="T57">weis</text:span><text:span text:style-name="T100">en</text:span></text:p>
          </table:table-cell>
          <table:table-cell table:style-name="Die_5f_Deklination_5f_der_5f_Adjektive.E11" office:value-type="string">
            <text:p text:style-name="P272">der <text:span text:style-name="T117">alt</text:span><text:span text:style-name="T99">en</text:span></text:p>
          </table:table-cell>
        </table:table-row>
        <table:table-row>
          <table:covered-table-cell/>
          <table:table-cell table:style-name="Die_5f_Deklination_5f_der_5f_Adjektive.B2" office:value-type="string">
            <text:p text:style-name="P266"><text:span text:style-name="T115">eines </text:span>neu<text:span text:style-name="T99">en</text:span> -<text:span text:style-name="T101">s</text:span></text:p>
          </table:table-cell>
          <table:table-cell table:style-name="Die_5f_Deklination_5f_der_5f_Adjektive.B2" office:value-type="string">
            <text:p text:style-name="P271">eines s<text:span text:style-name="T115">chön</text:span><text:span text:style-name="T102">e</text:span><text:span text:style-name="T99">n</text:span> -<text:span text:style-name="T99">s</text:span></text:p>
          </table:table-cell>
          <table:table-cell table:style-name="Die_5f_Deklination_5f_der_5f_Adjektive.B2" office:value-type="string">
            <text:p text:style-name="P271">einer <text:span text:style-name="T57">weis</text:span><text:span text:style-name="T100">en</text:span></text:p>
          </table:table-cell>
          <table:table-cell table:style-name="Die_5f_Deklination_5f_der_5f_Adjektive.E2" office:value-type="string">
            <text:p text:style-name="P263">-</text:p>
          </table:table-cell>
        </table:table-row>
        <table:table-row>
          <table:covered-table-cell/>
          <table:table-cell table:style-name="Die_5f_Deklination_5f_der_5f_Adjektive.B2" office:value-type="string">
            <text:p text:style-name="P266"><text:span text:style-name="T116">n</text:span>eu<text:span text:style-name="T99">en</text:span> -<text:span text:style-name="T101">s</text:span></text:p>
          </table:table-cell>
          <table:table-cell table:style-name="Die_5f_Deklination_5f_der_5f_Adjektive.B2" office:value-type="string">
            <text:p text:style-name="P270"><text:span text:style-name="T116">s</text:span>chön<text:span text:style-name="T99">e</text:span><text:span text:style-name="T101">n</text:span><text:span text:style-name="T116"> -</text:span><text:span text:style-name="T101">s</text:span></text:p>
          </table:table-cell>
          <table:table-cell table:style-name="Die_5f_Deklination_5f_der_5f_Adjektive.B2" office:value-type="string">
            <text:p text:style-name="P267">weis<text:span text:style-name="T99">er</text:span></text:p>
          </table:table-cell>
          <table:table-cell table:style-name="Die_5f_Deklination_5f_der_5f_Adjektive.E11" office:value-type="string">
            <text:p text:style-name="P272"><text:span text:style-name="T117">alt</text:span><text:span text:style-name="T99">er</text:span></text:p>
          </table:table-cell>
        </table:table-row>
      </table:table>
      <text:p text:style-name="P16"/>
      <text:p text:style-name="P16"/>
      <text:p text:style-name="P35"><text:soft-page-break/></text:p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10" office:value-type="string">
            <text:p text:style-name="P251"/>
            <text:p text:style-name="P251"/>
            <text:p text:style-name="P251"/>
            <text:p text:style-name="P251"/>
            <text:p text:style-name="P251"/>
            <text:p text:style-name="P251"/>
            <text:p text:style-name="P253">-en</text:p>
          </table:table-cell>
          <table:table-cell table:style-name="Table4.A1" office:value-type="string">
            <text:p text:style-name="P254">alle</text:p>
          </table:table-cell>
          <table:table-cell table:style-name="Table4.C1" table:number-rows-spanned="10" office:value-type="string">
            <text:p text:style-name="P254"/>
            <text:p text:style-name="P254"/>
            <text:p text:style-name="P254"/>
            <text:p text:style-name="P254"/>
            <text:p text:style-name="P254"/>
            <text:p text:style-name="P254"/>
            <text:p text:style-name="P254">Nom.pl.</text:p>
          </table:table-cell>
        </table:table-row>
        <table:table-row>
          <table:covered-table-cell/>
          <table:table-cell table:style-name="Table4.B2" office:value-type="string">
            <text:p text:style-name="P254">beid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54">mein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54">kein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54">solch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54">dies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54">welch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54">di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54">sämtliche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254">jene</text:p>
          </table:table-cell>
          <table:covered-table-cell/>
        </table:table-row>
      </table:table>
      <text:p text:style-name="P35"/>
      <text:h text:style-name="Heading_20_2" text:outline-level="2"><text:bookmark-start text:name="__RefHeading___Toc8943_3204759922"/><text:soft-page-break/>3.1 Das prädikative und das adverbiale Adjektiv<text:bookmark-end text:name="__RefHeading___Toc8943_3204759922"/></text:h>
      <text:h text:style-name="Heading_20_2" text:outline-level="2"><text:bookmark-start text:name="__RefHeading___Toc8945_3204759922"/>3.2 Das attributive Adjektiv<text:bookmark-end text:name="__RefHeading___Toc8945_3204759922"/></text:h>
      <text:h text:style-name="Heading_20_2" text:outline-level="2"><text:bookmark-start text:name="__RefHeading___Toc8947_3204759922"/>3.3 Substantivierte Adjektive<text:bookmark-end text:name="__RefHeading___Toc8947_3204759922"/></text:h>
      <text:h text:style-name="Heading_20_2" text:outline-level="2"><text:bookmark-start text:name="__RefHeading___Toc8949_3204759922"/>3.4 Attributive Partizipien<text:bookmark-end text:name="__RefHeading___Toc8949_3204759922"/></text:h>
      <text:h text:style-name="Heading_20_1" text:outline-level="1"><text:bookmark-start text:name="__RefHeading___Toc8951_3204759922"/>4 Das Adverb<text:bookmark-end text:name="__RefHeading___Toc8951_3204759922"/></text:h>
      <text:h text:style-name="Heading_20_1" text:outline-level="1"><text:bookmark-start text:name="__RefHeading___Toc8953_3204759922"/>5 Der Vergleich<text:bookmark-end text:name="__RefHeading___Toc8953_3204759922"/></text:h>
      <text:p text:style-name="P71"/>
      <table:table table:name="Die_Deklination_der_Adjektive2" table:style-name="Die_5f_Deklination_5f_der_5f_Adjektive2">
        <table:table-column table:style-name="Die_5f_Deklination_5f_der_5f_Adjektive2.A"/>
        <table:table-column table:style-name="Die_5f_Deklination_5f_der_5f_Adjektive2.B"/>
        <table:table-column table:style-name="Die_5f_Deklination_5f_der_5f_Adjektive2.C"/>
        <table:table-row>
          <table:table-cell table:style-name="Die_5f_Deklination_5f_der_5f_Adjektive2.A1" office:value-type="string">
            <text:p text:style-name="P211">Adjektiv</text:p>
          </table:table-cell>
          <table:table-cell table:style-name="Die_5f_Deklination_5f_der_5f_Adjektive2.A1" office:value-type="string">
            <text:p text:style-name="P211">Komparativ</text:p>
          </table:table-cell>
          <table:table-cell table:style-name="Die_5f_Deklination_5f_der_5f_Adjektive2.C1" office:value-type="string">
            <text:p text:style-name="P211">Superlativ</text:p>
          </table:table-cell>
        </table:table-row>
        <table:table-row>
          <table:table-cell table:style-name="Die_5f_Deklination_5f_der_5f_Adjektive2.A2" table:number-rows-spanned="2" office:value-type="string">
            <text:p text:style-name="P217">allgemein</text:p>
          </table:table-cell>
          <table:table-cell table:style-name="Die_5f_Deklination_5f_der_5f_Adjektive2.A2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215">-er</text:p>
                </table:table-cell>
              </table:table-row>
            </table:table>
            <text:p text:style-name="P216"/>
          </table:table-cell>
          <table:table-cell table:style-name="Die_5f_Deklination_5f_der_5f_Adjektive2.C2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Table_20_Contents"/>
                </table:table-cell>
                <table:table-cell table:style-name="Table8.A1" office:value-type="string">
                  <text:p text:style-name="P212">-sten</text:p>
                </table:table-cell>
              </table:table-row>
              <table:table-row>
                <table:table-cell table:style-name="Table8.A1" office:value-type="string">
                  <text:p text:style-name="P212">am</text:p>
                </table:table-cell>
                <table:table-cell table:style-name="Table8.A1" office:value-type="string">
                  <text:p text:style-name="P215">-ten</text:p>
                </table:table-cell>
              </table:table-row>
              <table:table-row>
                <table:table-cell table:style-name="Table8.A1" office:value-type="string">
                  <text:p text:style-name="P212"/>
                </table:table-cell>
                <table:table-cell table:style-name="Table8.A1" office:value-type="string">
                  <text:p text:style-name="P215">-esten (t, d)</text:p>
                </table:table-cell>
              </table:table-row>
            </table:table>
            <text:p text:style-name="P211"/>
          </table:table-cell>
        </table:table-row>
        <table:table-row>
          <table:covered-table-cell/>
          <table:table-cell table:style-name="Die_5f_Deklination_5f_der_5f_Adjektive2.A2" office:value-type="string">
            <text:p text:style-name="P214">Computer ist nützlich<text:span text:style-name="T90">er</text:span> <text:span text:style-name="T91">als</text:span> Fernsehen.</text:p>
          </table:table-cell>
          <table:table-cell table:style-name="Die_5f_Deklination_5f_der_5f_Adjektive2.C2" office:value-type="string">
            <text:p text:style-name="P104">Wifi ist <text:span text:style-name="T90">am</text:span> wichtig<text:span text:style-name="T90">sten</text:span></text:p>
          </table:table-cell>
        </table:table-row>
        <table:table-row>
          <table:table-cell table:style-name="Die_5f_Deklination_5f_der_5f_Adjektive2.A2" table:number-rows-spanned="2" office:value-type="string">
            <text:p text:style-name="P217">mit eine Vokale</text:p>
            <text:p text:style-name="P217"/>
            <text:p text:style-name="P217"/>
            <text:p text:style-name="P220">z.B.: alt</text:p>
          </table:table-cell>
          <table:table-cell table:style-name="Die_5f_Deklination_5f_der_5f_Adjektive2.A2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18">a → ä</text:p>
                </table:table-cell>
                <table:table-cell table:style-name="Table6.A1" office:value-type="string">
                  <text:p text:style-name="Table_20_Contents"/>
                </table:table-cell>
              </table:table-row>
              <table:table-row>
                <table:table-cell table:style-name="Table6.A1" office:value-type="string">
                  <text:p text:style-name="P218">o → ö</text:p>
                </table:table-cell>
                <table:table-cell table:style-name="Table6.A1" office:value-type="string">
                  <text:p text:style-name="P218">-er</text:p>
                </table:table-cell>
              </table:table-row>
              <table:table-row>
                <table:table-cell table:style-name="Table6.A1" office:value-type="string">
                  <text:p text:style-name="P218">u → ü</text:p>
                </table:table-cell>
                <table:table-cell table:style-name="Table6.A1" office:value-type="string">
                  <text:p text:style-name="P218"/>
                </table:table-cell>
              </table:table-row>
            </table:table>
            <text:p text:style-name="P218"/>
          </table:table-cell>
          <table:table-cell table:style-name="Die_5f_Deklination_5f_der_5f_Adjektive2.C2" office:value-type="string">
            <table:table table:name="Table7" table:style-name="Table7">
              <table:table-column table:style-name="Table7.A" table:number-columns-repeated="3"/>
              <table:table-row>
                <table:table-cell table:style-name="Table7.A1" office:value-type="string">
                  <text:p text:style-name="Table_20_Contents"/>
                </table:table-cell>
                <table:table-cell table:style-name="Table7.A1" office:value-type="string">
                  <text:p text:style-name="P218">a → ä</text:p>
                </table:table-cell>
                <table:table-cell table:style-name="Table7.A1" office:value-type="string">
                  <text:p text:style-name="P213">-sten</text:p>
                </table:table-cell>
              </table:table-row>
              <table:table-row>
                <table:table-cell table:style-name="Table7.A1" office:value-type="string">
                  <text:p text:style-name="P213">am</text:p>
                </table:table-cell>
                <table:table-cell table:style-name="Table7.A1" office:value-type="string">
                  <text:p text:style-name="P218">o → ö</text:p>
                </table:table-cell>
                <table:table-cell table:style-name="Table7.A1" office:value-type="string">
                  <text:p text:style-name="P213">-ten</text:p>
                </table:table-cell>
              </table:table-row>
              <table:table-row>
                <table:table-cell table:style-name="Table7.A1" office:value-type="string">
                  <text:p text:style-name="Table_20_Contents"/>
                </table:table-cell>
                <table:table-cell table:style-name="Table7.A1" office:value-type="string">
                  <text:p text:style-name="P218">u → ü</text:p>
                </table:table-cell>
                <table:table-cell table:style-name="Table7.A1" office:value-type="string">
                  <text:p text:style-name="P213">-esten (t, d)</text:p>
                </table:table-cell>
              </table:table-row>
            </table:table>
            <text:p text:style-name="P213"/>
          </table:table-cell>
        </table:table-row>
        <table:table-row>
          <table:covered-table-cell/>
          <table:table-cell table:style-name="Die_5f_Deklination_5f_der_5f_Adjektive2.A2" office:value-type="string">
            <text:p text:style-name="P219"><text:span text:style-name="T61">ä</text:span>lt<text:span text:style-name="T90">er</text:span></text:p>
          </table:table-cell>
          <table:table-cell table:style-name="Die_5f_Deklination_5f_der_5f_Adjektive2.C2" office:value-type="string">
            <text:p text:style-name="P219"><text:span text:style-name="T90">am</text:span> <text:span text:style-name="T61">ä</text:span>lt<text:span text:style-name="T90">esten</text:span></text:p>
          </table:table-cell>
        </table:table-row>
        <table:table-row>
          <table:table-cell table:style-name="Die_5f_Deklination_5f_der_5f_Adjektive2.A2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221">gut</text:p>
                </table:table-cell>
              </table:table-row>
              <table:table-row>
                <table:table-cell table:style-name="Table3.A1" office:value-type="string">
                  <text:p text:style-name="P221">viel</text:p>
                </table:table-cell>
              </table:table-row>
              <table:table-row>
                <table:table-cell table:style-name="Table3.A1" office:value-type="string">
                  <text:p text:style-name="P221">gern</text:p>
                </table:table-cell>
              </table:table-row>
            </table:table>
            <text:p text:style-name="Table_20_Contents"/>
          </table:table-cell>
          <table:table-cell table:style-name="Die_5f_Deklination_5f_der_5f_Adjektive2.A2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222">besser</text:p>
                </table:table-cell>
              </table:table-row>
              <table:table-row>
                <table:table-cell table:style-name="Table2.A1" office:value-type="string">
                  <text:p text:style-name="P222">mehr</text:p>
                </table:table-cell>
              </table:table-row>
              <table:table-row>
                <table:table-cell table:style-name="Table2.A1" office:value-type="string">
                  <text:p text:style-name="P222">lieber</text:p>
                </table:table-cell>
              </table:table-row>
            </table:table>
            <text:p text:style-name="Table_20_Contents"/>
          </table:table-cell>
          <table:table-cell table:style-name="Die_5f_Deklination_5f_der_5f_Adjektive2.C2" office:value-type="string"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222">am besten</text:p>
                </table:table-cell>
              </table:table-row>
              <table:table-row>
                <table:table-cell table:style-name="Table1.A1" office:value-type="string">
                  <text:p text:style-name="P222">am meisten</text:p>
                </table:table-cell>
              </table:table-row>
              <table:table-row>
                <table:table-cell table:style-name="Table1.A1" office:value-type="string">
                  <text:p text:style-name="P222">am liebsten</text:p>
                </table:table-cell>
              </table:table-row>
            </table:table>
            <text:p text:style-name="Table_20_Contents"/>
          </table:table-cell>
        </table:table-row>
      </table:table>
      <text:p text:style-name="P71"/>
      <text:p text:style-name="P71"/>
      <text:h text:style-name="Heading_20_2" text:outline-level="2"><text:bookmark-start text:name="__RefHeading___Toc8955_3204759922"/>5.1 Der Komparativ<text:bookmark-end text:name="__RefHeading___Toc8955_3204759922"/></text:h>
      <text:h text:style-name="Heading_20_2" text:outline-level="2"><text:bookmark-start text:name="__RefHeading___Toc8957_3204759922"/>5.2 Der Superlativ<text:bookmark-end text:name="__RefHeading___Toc8957_3204759922"/></text:h>
      <text:h text:style-name="Heading_20_1" text:outline-level="1"><text:bookmark-start text:name="__RefHeading___Toc8959_3204759922"/>6 Das Pronomen<text:bookmark-end text:name="__RefHeading___Toc8959_3204759922"/></text:h>
      <text:h text:style-name="Heading_20_2" text:outline-level="2"><text:bookmark-start text:name="__RefHeading___Toc8961_3204759922"/>6.1 Das Personalpronomen<text:bookmark-end text:name="__RefHeading___Toc8961_3204759922"/></text:h>
      <text:p text:style-name="P282"/>
      <table:table table:name="Table20" table:style-name="Table20">
        <table:table-column table:style-name="Table20.A"/>
        <table:table-column table:style-name="Table20.B" table:number-columns-repeated="7"/>
        <table:table-column table:style-name="Table20.I"/>
        <table:table-row>
          <table:table-cell table:style-name="Table20.A1" office:value-type="string">
            <text:p text:style-name="P247">N</text:p>
          </table:table-cell>
          <table:table-cell table:style-name="Table20.A1" office:value-type="string">
            <text:p text:style-name="P248">ich</text:p>
          </table:table-cell>
          <table:table-cell table:style-name="Table20.A1" office:value-type="string">
            <text:p text:style-name="P248">du</text:p>
          </table:table-cell>
          <table:table-cell table:style-name="Table20.A1" office:value-type="string">
            <text:p text:style-name="P248">er</text:p>
          </table:table-cell>
          <table:table-cell table:style-name="Table20.A1" office:value-type="string">
            <text:p text:style-name="P248">sie</text:p>
          </table:table-cell>
          <table:table-cell table:style-name="Table20.A1" office:value-type="string">
            <text:p text:style-name="P248">es</text:p>
          </table:table-cell>
          <table:table-cell table:style-name="Table20.A1" office:value-type="string">
            <text:p text:style-name="P248">wir</text:p>
          </table:table-cell>
          <table:table-cell table:style-name="Table20.A1" office:value-type="string">
            <text:p text:style-name="P248">ihr</text:p>
          </table:table-cell>
          <table:table-cell table:style-name="Table20.I1" office:value-type="string">
            <text:p text:style-name="P248">Sie/sie</text:p>
          </table:table-cell>
        </table:table-row>
        <table:table-row>
          <table:table-cell table:style-name="Table20.A2" office:value-type="string">
            <text:p text:style-name="P247">G</text:p>
          </table:table-cell>
          <table:table-cell table:style-name="Table20.A2" office:value-type="string">
            <text:p text:style-name="P248">meiner</text:p>
          </table:table-cell>
          <table:table-cell table:style-name="Table20.A2" office:value-type="string">
            <text:p text:style-name="P248">deiner</text:p>
          </table:table-cell>
          <table:table-cell table:style-name="Table20.A2" office:value-type="string">
            <text:p text:style-name="P248">seiner</text:p>
          </table:table-cell>
          <table:table-cell table:style-name="Table20.A2" office:value-type="string">
            <text:p text:style-name="P248">ihrer</text:p>
          </table:table-cell>
          <table:table-cell table:style-name="Table20.A2" office:value-type="string">
            <text:p text:style-name="P248">seiner</text:p>
          </table:table-cell>
          <table:table-cell table:style-name="Table20.A2" office:value-type="string">
            <text:p text:style-name="P248">unser</text:p>
          </table:table-cell>
          <table:table-cell table:style-name="Table20.A2" office:value-type="string">
            <text:p text:style-name="P248">euer</text:p>
          </table:table-cell>
          <table:table-cell table:style-name="Table20.I2" office:value-type="string">
            <text:p text:style-name="P248">Ihrer/ihrer</text:p>
          </table:table-cell>
        </table:table-row>
        <table:table-row>
          <table:table-cell table:style-name="Table20.A2" office:value-type="string">
            <text:p text:style-name="P247">D</text:p>
          </table:table-cell>
          <table:table-cell table:style-name="Table20.A2" office:value-type="string">
            <text:p text:style-name="P248">mir</text:p>
          </table:table-cell>
          <table:table-cell table:style-name="Table20.A2" office:value-type="string">
            <text:p text:style-name="P248">dir</text:p>
          </table:table-cell>
          <table:table-cell table:style-name="Table20.A2" office:value-type="string">
            <text:p text:style-name="P248">ihm</text:p>
          </table:table-cell>
          <table:table-cell table:style-name="Table20.A2" office:value-type="string">
            <text:p text:style-name="P248">ihr</text:p>
          </table:table-cell>
          <table:table-cell table:style-name="Table20.A2" office:value-type="string">
            <text:p text:style-name="P248">ihm</text:p>
          </table:table-cell>
          <table:table-cell table:style-name="Table20.A2" office:value-type="string">
            <text:p text:style-name="P248">uns</text:p>
          </table:table-cell>
          <table:table-cell table:style-name="Table20.A2" office:value-type="string">
            <text:p text:style-name="P248">euch</text:p>
          </table:table-cell>
          <table:table-cell table:style-name="Table20.I2" office:value-type="string">
            <text:p text:style-name="P248">Ihnen/ihnen</text:p>
          </table:table-cell>
        </table:table-row>
        <table:table-row>
          <table:table-cell table:style-name="Table20.A2" office:value-type="string">
            <text:p text:style-name="P247">A</text:p>
          </table:table-cell>
          <table:table-cell table:style-name="Table20.A2" office:value-type="string">
            <text:p text:style-name="P248">mich</text:p>
          </table:table-cell>
          <table:table-cell table:style-name="Table20.A2" office:value-type="string">
            <text:p text:style-name="P248">dich</text:p>
          </table:table-cell>
          <table:table-cell table:style-name="Table20.A2" office:value-type="string">
            <text:p text:style-name="P248">ihn</text:p>
          </table:table-cell>
          <table:table-cell table:style-name="Table20.A2" office:value-type="string">
            <text:p text:style-name="P248">sie</text:p>
          </table:table-cell>
          <table:table-cell table:style-name="Table20.A2" office:value-type="string">
            <text:p text:style-name="P248">es</text:p>
          </table:table-cell>
          <table:table-cell table:style-name="Table20.A2" office:value-type="string">
            <text:p text:style-name="P248">uns</text:p>
          </table:table-cell>
          <table:table-cell table:style-name="Table20.A2" office:value-type="string">
            <text:p text:style-name="P248">euch</text:p>
          </table:table-cell>
          <table:table-cell table:style-name="Table20.I2" office:value-type="string">
            <text:p text:style-name="P248">Sie/sie</text:p>
          </table:table-cell>
        </table:table-row>
      </table:table>
      <text:h text:style-name="P276" text:outline-level="2"><text:bookmark-start text:name="__RefHeading___Toc8963_3204759922"/><text:soft-page-break/>6.2 Das Pronomen es<text:bookmark-end text:name="__RefHeading___Toc8963_3204759922"/></text:h>
      <text:h text:style-name="Heading_20_2" text:outline-level="2"><text:bookmark-start text:name="__RefHeading___Toc8965_3204759922"/>6.3 Pronominaladverbien<text:bookmark-end text:name="__RefHeading___Toc8965_3204759922"/></text:h>
      <text:h text:style-name="Heading_20_2" text:outline-level="2"><text:bookmark-start text:name="__RefHeading___Toc8967_3204759922"/>6.4 Das Possessivpronomen<text:bookmark-end text:name="__RefHeading___Toc8967_3204759922"/></text:h>
      <text:p text:style-name="P282"/>
      <table:table table:name="Table21" table:style-name="Table21">
        <table:table-column table:style-name="Table21.A"/>
        <table:table-column table:style-name="Table21.B" table:number-columns-repeated="3"/>
        <table:table-column table:style-name="Table21.E"/>
        <table:table-row>
          <table:table-cell table:style-name="Table21.A1" office:value-type="string">
            <text:p text:style-name="P247"/>
          </table:table-cell>
          <table:table-cell table:style-name="Table21.A1" office:value-type="string">
            <text:p text:style-name="P248">m</text:p>
          </table:table-cell>
          <table:table-cell table:style-name="Table21.A1" office:value-type="string">
            <text:p text:style-name="P248">n</text:p>
          </table:table-cell>
          <table:table-cell table:style-name="Table21.A1" office:value-type="string">
            <text:p text:style-name="P248">f</text:p>
          </table:table-cell>
          <table:table-cell table:style-name="Table21.E1" office:value-type="string">
            <text:p text:style-name="P248">pl</text:p>
          </table:table-cell>
        </table:table-row>
        <table:table-row>
          <table:table-cell table:style-name="Table21.A2" office:value-type="string">
            <text:p text:style-name="P247">N</text:p>
          </table:table-cell>
          <table:table-cell table:style-name="Table21.A2" office:value-type="string">
            <text:p text:style-name="P249">mein</text:p>
          </table:table-cell>
          <table:table-cell table:style-name="Table21.A2" office:value-type="string">
            <text:p text:style-name="P249">mein</text:p>
          </table:table-cell>
          <table:table-cell table:style-name="Table21.A2" office:value-type="string">
            <text:p text:style-name="P249">meine</text:p>
          </table:table-cell>
          <table:table-cell table:style-name="Table21.E2" office:value-type="string">
            <text:p text:style-name="P249">meine</text:p>
          </table:table-cell>
        </table:table-row>
        <table:table-row>
          <table:table-cell table:style-name="Table21.A2" office:value-type="string">
            <text:p text:style-name="P247">G</text:p>
          </table:table-cell>
          <table:table-cell table:style-name="Table21.A2" office:value-type="string">
            <text:p text:style-name="P249">meines</text:p>
          </table:table-cell>
          <table:table-cell table:style-name="Table21.A2" office:value-type="string">
            <text:p text:style-name="P249">meines</text:p>
          </table:table-cell>
          <table:table-cell table:style-name="Table21.A2" office:value-type="string">
            <text:p text:style-name="P249">meiner</text:p>
          </table:table-cell>
          <table:table-cell table:style-name="Table21.E2" office:value-type="string">
            <text:p text:style-name="P249">meiner</text:p>
          </table:table-cell>
        </table:table-row>
        <table:table-row>
          <table:table-cell table:style-name="Table21.A2" office:value-type="string">
            <text:p text:style-name="P247">D</text:p>
          </table:table-cell>
          <table:table-cell table:style-name="Table21.A2" office:value-type="string">
            <text:p text:style-name="P249">meinem</text:p>
          </table:table-cell>
          <table:table-cell table:style-name="Table21.A2" office:value-type="string">
            <text:p text:style-name="P249">meinem</text:p>
          </table:table-cell>
          <table:table-cell table:style-name="Table21.A2" office:value-type="string">
            <text:p text:style-name="P249">meiner</text:p>
          </table:table-cell>
          <table:table-cell table:style-name="Table21.E2" office:value-type="string">
            <text:p text:style-name="P249">meinen</text:p>
          </table:table-cell>
        </table:table-row>
        <table:table-row>
          <table:table-cell table:style-name="Table21.A2" office:value-type="string">
            <text:p text:style-name="P247">A</text:p>
          </table:table-cell>
          <table:table-cell table:style-name="Table21.A2" office:value-type="string">
            <text:p text:style-name="P249">meinen</text:p>
          </table:table-cell>
          <table:table-cell table:style-name="Table21.A2" office:value-type="string">
            <text:p text:style-name="P249">mein</text:p>
          </table:table-cell>
          <table:table-cell table:style-name="Table21.A2" office:value-type="string">
            <text:p text:style-name="P249">meine</text:p>
          </table:table-cell>
          <table:table-cell table:style-name="Table21.E2" office:value-type="string">
            <text:p text:style-name="P249">meine</text:p>
          </table:table-cell>
        </table:table-row>
      </table:table>
      <text:p text:style-name="Text_20_body"/>
      <text:p text:style-name="P282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250">ich</text:p>
          </table:table-cell>
          <table:table-cell table:style-name="Table22.B1" office:value-type="string">
            <text:p text:style-name="P250">mein</text:p>
          </table:table-cell>
        </table:table-row>
        <table:table-row>
          <table:table-cell table:style-name="Table22.A2" office:value-type="string">
            <text:p text:style-name="P250">du</text:p>
          </table:table-cell>
          <table:table-cell table:style-name="Table22.B2" office:value-type="string">
            <text:p text:style-name="P250">dein</text:p>
          </table:table-cell>
        </table:table-row>
        <table:table-row>
          <table:table-cell table:style-name="Table22.A2" office:value-type="string">
            <text:p text:style-name="P250">er</text:p>
          </table:table-cell>
          <table:table-cell table:style-name="Table22.B2" office:value-type="string">
            <text:p text:style-name="P250">sein</text:p>
          </table:table-cell>
        </table:table-row>
        <table:table-row>
          <table:table-cell table:style-name="Table22.A2" office:value-type="string">
            <text:p text:style-name="P250">sie</text:p>
          </table:table-cell>
          <table:table-cell table:style-name="Table22.B2" office:value-type="string">
            <text:p text:style-name="P250">ihr</text:p>
          </table:table-cell>
        </table:table-row>
        <table:table-row>
          <table:table-cell table:style-name="Table22.A2" office:value-type="string">
            <text:p text:style-name="P250">es</text:p>
          </table:table-cell>
          <table:table-cell table:style-name="Table22.B2" office:value-type="string">
            <text:p text:style-name="P250">sein</text:p>
          </table:table-cell>
        </table:table-row>
        <table:table-row>
          <table:table-cell table:style-name="Table22.A2" office:value-type="string">
            <text:p text:style-name="P250">wir</text:p>
          </table:table-cell>
          <table:table-cell table:style-name="Table22.B2" office:value-type="string">
            <text:p text:style-name="P250">unser</text:p>
          </table:table-cell>
        </table:table-row>
        <table:table-row>
          <table:table-cell table:style-name="Table22.A2" office:value-type="string">
            <text:p text:style-name="P250">ihr</text:p>
          </table:table-cell>
          <table:table-cell table:style-name="Table22.B2" office:value-type="string">
            <text:p text:style-name="P250">euer</text:p>
          </table:table-cell>
        </table:table-row>
        <table:table-row>
          <table:table-cell table:style-name="Table22.A2" office:value-type="string">
            <text:p text:style-name="P250">Sie/sie</text:p>
          </table:table-cell>
          <table:table-cell table:style-name="Table22.B2" office:value-type="string">
            <text:p text:style-name="P250">Ihr/ihr</text:p>
          </table:table-cell>
        </table:table-row>
      </table:table>
      <text:h text:style-name="P276" text:outline-level="2"><text:bookmark-start text:name="__RefHeading___Toc8969_3204759922"/><text:soft-page-break/>6.5 Das Demonstrativpronomen<text:bookmark-end text:name="__RefHeading___Toc8969_3204759922"/></text:h>
      <text:h text:style-name="Heading_20_2" text:outline-level="2"><text:bookmark-start text:name="__RefHeading___Toc8971_3204759922"/>6.6 Das Relativpronomen<text:bookmark-end text:name="__RefHeading___Toc8971_3204759922"/></text:h>
      <text:h text:style-name="Heading_20_2" text:outline-level="2"><text:bookmark-start text:name="__RefHeading___Toc8973_3204759922"/>6.7 Das Indefinitpronomen<text:bookmark-end text:name="__RefHeading___Toc8973_3204759922"/></text:h>
      <text:h text:style-name="Heading_20_2" text:outline-level="2"><text:bookmark-start text:name="__RefHeading___Toc8975_3204759922"/>6.8 Das Interrogativpronomen<text:bookmark-end text:name="__RefHeading___Toc8975_3204759922"/></text:h>
      <text:h text:style-name="P277" text:outline-level="2"><text:bookmark-start text:name="__RefHeading___Toc7699_4003024186"/>6.9 Das Reflexivpronomen<text:bookmark-end text:name="__RefHeading___Toc7699_4003024186"/></text:h>
      <text:h text:style-name="Heading_20_1" text:outline-level="1"><text:bookmark-start text:name="__RefHeading___Toc7701_4003024186"/>7 Das Verb<text:bookmark-end text:name="__RefHeading___Toc7701_4003024186"/></text:h>
      <text:h text:style-name="Heading_20_2" text:outline-level="2"><text:bookmark-start text:name="__RefHeading___Toc8981_3204759922"/>7.1 Die Konjugationen<text:bookmark-end text:name="__RefHeading___Toc8981_3204759922"/></text:h>
      <text:h text:style-name="Heading_20_3" text:outline-level="3"><text:bookmark-start text:name="__RefHeading___Toc8983_3204759922"/>7.1.1 Die Personalendungen<text:bookmark-end text:name="__RefHeading___Toc8983_3204759922"/></text:h>
      <text:h text:style-name="Heading_20_3" text:outline-level="3"><text:bookmark-start text:name="__RefHeading___Toc8985_3204759922"/>7.1.2 Schwache, starke und gemischte Verben<text:bookmark-end text:name="__RefHeading___Toc8985_3204759922"/></text:h>
      <text:h text:style-name="Heading_20_2" text:outline-level="2"><text:bookmark-start text:name="__RefHeading___Toc8987_3204759922"/>7.2 Das Hilfsverb<text:bookmark-end text:name="__RefHeading___Toc8987_3204759922"/></text:h>
      <text:h text:style-name="Heading_20_2" text:outline-level="2"><text:bookmark-start text:name="__RefHeading___Toc8989_3204759922"/>7.3 Das Modalverb<text:bookmark-end text:name="__RefHeading___Toc8989_3204759922"/></text:h>
      <text:h text:style-name="Heading_20_2" text:outline-level="2"><text:bookmark-start text:name="__RefHeading___Toc8991_3204759922"/>7.4 Trennbare und nicht-trennbare Verben<text:bookmark-end text:name="__RefHeading___Toc8991_3204759922"/></text:h>
      <text:h text:style-name="Heading_20_3" text:outline-level="3"><text:bookmark-start text:name="__RefHeading___Toc8993_3204759922"/><text:span text:style-name="T93">7.4.1 </text:span>Trennbare<text:bookmark-end text:name="__RefHeading___Toc8993_3204759922"/></text:h>
      <text:p text:style-name="P73">z.B.: auf.stehen</text:p>
      <text:p text:style-name="P73">Ich stehe um sechs Uhr auf.</text:p>
      <text:p text:style-name="P73"/>
      <text:h text:style-name="Heading_20_3" text:outline-level="3"><text:bookmark-start text:name="__RefHeading___Toc8995_3204759922"/><text:span text:style-name="T93">7.4.2 N</text:span>icht-trennbare<text:bookmark-end text:name="__RefHeading___Toc8995_3204759922"/></text:h>
      <text:p text:style-name="P73">be-</text:p>
      <text:p text:style-name="P73">ge-</text:p>
      <text:p text:style-name="P73">er-</text:p>
      <text:p text:style-name="P73">ver-</text:p>
      <text:p text:style-name="P73">zer-</text:p>
      <text:p text:style-name="P73">emp-</text:p>
      <text:p text:style-name="P73">ent-</text:p>
      <text:p text:style-name="P73">miss-</text:p>
      <text:p text:style-name="P71"/>
      <text:h text:style-name="P274" text:outline-level="2"><text:bookmark-start text:name="__RefHeading___Toc8997_3204759922"/>7.5 Reflexive Verben<text:bookmark-end text:name="__RefHeading___Toc8997_3204759922"/></text:h>
      <text:p text:style-name="P19">sich waschen</text:p>
      <text:p text:style-name="P19">sich anziehen</text:p>
      <text:p text:style-name="P19">sich kämmen<text:tab/><text:tab/>причесываться</text:p>
      <text:p text:style-name="P19">sich umdrehen<text:tab/><text:tab/>оборачиваться</text:p>
      <text:p text:style-name="P19">sich beeilen<text:tab/><text:tab/>спешить <text:span text:style-name="T58">(die Eile спешка)</text:span></text:p>
      <text:p text:style-name="P19">sich ärgern<text:tab/><text:tab/>сердиться <text:span text:style-name="T58">(der Ärger)</text:span></text:p>
      <text:p text:style-name="P19"><text:soft-page-break/>sich treffen</text:p>
      <text:p text:style-name="P19">sich freuen</text:p>
      <text:p text:style-name="P19">sich entschuldigen</text:p>
      <text:p text:style-name="P19">sich befinden<text:tab/><text:tab/>находится</text:p>
      <text:p text:style-name="P19">sich verabschiden<text:tab/>прощаться</text:p>
      <text:p text:style-name="P19"/>
      <text:p text:style-name="P19">er wäscht sich (kalt).</text:p>
      <text:p text:style-name="P20">Wäscht er sich (kalt)?</text:p>
      <text:p text:style-name="P20">Er wäscht sich nicht (kalt).</text:p>
      <text:p text:style-name="P20">Warum wäscht er sich (kalt)?</text:p>
      <text:p text:style-name="P20">Wo befindet sich dein Haus?</text:p>
      <text:p text:style-name="P20">Er kann sich nicht ärgern?</text:p>
      <text:p text:style-name="P20"/>
      <text:p text:style-name="P20"/>
      <text:h text:style-name="Heading_20_2" text:outline-level="2"><text:bookmark-start text:name="__RefHeading___Toc8999_3204759922"/><text:span text:style-name="T93">7.6 </text:span>Глаголы с меняющейся корневой гласной<text:bookmark-end text:name="__RefHeading___Toc8999_3204759922"/></text:h>
      <text:p text:style-name="P19"><text:span text:style-name="T58">o → </text:span>ö</text:p>
      <text:p text:style-name="P19"><text:span text:style-name="T58">a → </text:span>ä</text:p>
      <text:p text:style-name="P21">laufen — läuft</text:p>
      <text:p text:style-name="P21">lassen — lässt</text:p>
      <text:p text:style-name="P21">fangen — fängt</text:p>
      <text:p text:style-name="P21">anfangen — fängt an</text:p>
      <text:p text:style-name="P21">schlafen — shläft</text:p>
      <text:p text:style-name="P21">halten — hält</text:p>
      <text:p text:style-name="P21">faren — färt</text:p>
      <text:p text:style-name="P21">raten — rät/ratet</text:p>
      <text:p text:style-name="P21">laden — lädt/ladet</text:p>
      <text:p text:style-name="P21">waschen — wäscht</text:p>
      <text:p text:style-name="P21">gefalen — gefält</text:p>
      <text:p text:style-name="P21">stoßen — stößt</text:p>
      <text:p text:style-name="P21">fallen — fällt</text:p>
      <text:p text:style-name="P21"/>
      <text:p text:style-name="P22">e<text:span text:style-name="T58"> →</text:span>i</text:p>
      <text:p text:style-name="P22">e<text:span text:style-name="T58"> →</text:span>ie</text:p>
      <text:p text:style-name="P22">essen — isst</text:p>
      <text:p text:style-name="P22">fressen — frisst</text:p>
      <text:p text:style-name="P22">geben — gibt</text:p>
      <text:p text:style-name="P22">messen — misst</text:p>
      <text:p text:style-name="P22">werben — wirbt</text:p>
      <text:p text:style-name="P22">sterben — stribt</text:p>
      <text:p text:style-name="P22">gelten — gilt</text:p>
      <text:p text:style-name="P22">tretten — tritt</text:p>
      <text:p text:style-name="P22">sprechen — spricht</text:p>
      <text:p text:style-name="P22">vergessen — vergisst</text:p>
      <text:p text:style-name="P22">helfen — hilft</text:p>
      <text:p text:style-name="P22">nehmen — nimmt</text:p>
      <text:p text:style-name="P22"/>
      <text:p text:style-name="P22">sehen — sieht</text:p>
      <text:p text:style-name="P22">geschehen — geschicht</text:p>
      <text:p text:style-name="P22">lesen — liest</text:p>
      <text:p text:style-name="P22">empfehlen — empfiehlt</text:p>
      <text:p text:style-name="P24">befehlen — befiehlt</text:p>
      <text:h text:style-name="Heading_20_1" text:outline-level="1"><text:bookmark-start text:name="__RefHeading___Toc7703_4003024186"/><text:soft-page-break/>8 Der Indikativ<text:bookmark-end text:name="__RefHeading___Toc7703_4003024186"/></text:h>
      <text:h text:style-name="Heading_20_2" text:outline-level="2"><text:bookmark-start text:name="__RefHeading___Toc9003_3204759922"/>8.1 Das Präsens<text:bookmark-end text:name="__RefHeading___Toc9003_3204759922"/></text:h>
      <text:h text:style-name="Heading_20_2" text:outline-level="2"><text:bookmark-start text:name="__RefHeading___Toc9005_3204759922"/>8.2 Die Vergangenheit<text:bookmark-end text:name="__RefHeading___Toc9005_3204759922"/></text:h>
      <text:h text:style-name="Heading_20_3" text:outline-level="3"><text:bookmark-start text:name="__RefHeading___Toc9007_3204759922"/>8.2.1 Das Perfekt<text:bookmark-end text:name="__RefHeading___Toc9007_3204759922"/></text:h>
      <text:p text:style-name="P71"/>
      <text:p text:style-name="P74">Perfekt <text:span text:style-name="T63">= haben/sein + Partizip II</text:span></text:p>
      <text:p text:style-name="P74"/>
      <text:p text:style-name="P75">sein:</text:p>
      <text:p text:style-name="P75">1. A→ B</text:p>
      <text:p text:style-name="P75">gehen, fahren etc</text:p>
      <text:p text:style-name="P75">2. fallen, aufstehen, sterben etc</text:p>
      <text:p text:style-name="P75">3. bleiben, passieren</text:p>
      <text:p text:style-name="P75">habe: in andere Fallen</text:p>
      <text:p text:style-name="P76"/>
      <text:p text:style-name="P77">Gestern <text:span text:style-name="T66">hat</text:span> Michael sein Büro <text:span text:style-name="T66">aufgeräumt</text:span></text:p>
      <text:p text:style-name="P102"/>
      <text:p text:style-name="P71">8.2.2 Das Präteritum</text:p>
      <text:p text:style-name="P71">8.2.3 Das Plusquamperfekt</text:p>
      <text:p text:style-name="P71">8.3 Das Futur</text:p>
      <text:p text:style-name="P71">8.3.1 Das Futur I</text:p>
      <text:p text:style-name="P71">8.3.2 Das Futur II</text:p>
      <text:p text:style-name="P71">9 Der Konjunktiv</text:p>
      <text:p text:style-name="P71">9.1 Der Konjunktiv II</text:p>
      <text:p text:style-name="P71">9.2 Der Konjunktiv I</text:p>
      <text:p text:style-name="P71">10 Der Imperativ</text:p>
      <text:p text:style-name="P78">du – <text:span text:style-name="T61">du</text:span> geh<text:span text:style-name="T61">st </text:span>zu Fuss → geh(e) zu Fuss!</text:p>
      <text:p text:style-name="P78">ihr – <text:span text:style-name="T61">ihr</text:span> malt → malt!</text:p>
      <text:p text:style-name="P78">Sie – Sie ↔ sagen → sagen Sie bitte!</text:p>
      <text:p text:style-name="P78">wir – wir ↔ gehen ins Kino → gehen wir ins Kino!</text:p>
      <text:p text:style-name="P78"/>
      <text:p text:style-name="P78">du – sa</text:p>
      <text:p text:style-name="P78">ihr – seid</text:p>
      <text:p text:style-name="P78">Sie – sein Sie</text:p>
      <text:p text:style-name="P78">wir - sein</text:p>
      <text:p text:style-name="P71"/>
      <text:h text:style-name="Heading_20_3" text:outline-level="3"><text:bookmark-start text:name="__RefHeading___Toc9148_3204759922"/>8.2.2 Das Präteritum<text:bookmark-end text:name="__RefHeading___Toc9148_3204759922"/></text:h>
      <text:p text:style-name="Standard">В немецком языке существуют две основные формы прошедшего времени: книжное - претеритум (Präteritum, в русских учебниках часто называемое также имперфектом) и разговорное, т.е. употребляемое преимущественно в разговорной речи, - перфект (Perfekt). Еще имеется так называемое прошедшее в прошедшем время (Plusquamperfekt), используемое при описании событий предшествующему некоторому моменту в прошедшем времени, описание которого стояло в Präteritum или в Perfekt.</text:p>
      <text:p text:style-name="Standard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table:number-columns-spanned="4" office:value-type="string">
            <text:p text:style-name="P243">Schwachen Verben</text:p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230">ich</text:p>
          </table:table-cell>
          <table:table-cell table:style-name="Table13.B2" table:number-rows-spanned="6" office:value-type="string">
            <text:p text:style-name="P234"/>
            <text:p text:style-name="P234"/>
            <text:p text:style-name="P234"><text:soft-page-break/></text:p>
            <text:p text:style-name="P234">reis<text:span text:style-name="T68">en</text:span></text:p>
          </table:table-cell>
          <table:table-cell table:style-name="Table13.B2" table:number-rows-spanned="6" office:value-type="string">
            <text:p text:style-name="P239"/>
            <text:p text:style-name="P239"/>
            <text:p text:style-name="P239"><text:soft-page-break/></text:p>
            <text:p text:style-name="P237">t</text:p>
          </table:table-cell>
          <table:table-cell table:style-name="Table13.D2" office:value-type="string">
            <text:p text:style-name="P234">e</text:p>
          </table:table-cell>
        </table:table-row>
        <table:table-row>
          <table:table-cell table:style-name="Table13.A2" office:value-type="string">
            <text:p text:style-name="P230">du</text:p>
          </table:table-cell>
          <table:covered-table-cell/>
          <table:covered-table-cell/>
          <table:table-cell table:style-name="Table13.D2" office:value-type="string">
            <text:p text:style-name="P234">est</text:p>
          </table:table-cell>
        </table:table-row>
        <table:table-row>
          <table:table-cell table:style-name="Table13.A2" office:value-type="string">
            <text:p text:style-name="P230">er, sie, es</text:p>
          </table:table-cell>
          <table:covered-table-cell/>
          <table:covered-table-cell/>
          <table:table-cell table:style-name="Table13.D2" office:value-type="string">
            <text:p text:style-name="P234">e</text:p>
          </table:table-cell>
        </table:table-row>
        <table:table-row>
          <table:table-cell table:style-name="Table13.A2" office:value-type="string">
            <text:p text:style-name="P230">wir</text:p>
          </table:table-cell>
          <table:covered-table-cell/>
          <table:covered-table-cell/>
          <table:table-cell table:style-name="Table13.D2" office:value-type="string">
            <text:p text:style-name="P234">en</text:p>
          </table:table-cell>
        </table:table-row>
        <table:table-row>
          <table:table-cell table:style-name="Table13.A2" office:value-type="string">
            <text:p text:style-name="P230">ihr</text:p>
          </table:table-cell>
          <table:covered-table-cell/>
          <table:covered-table-cell/>
          <table:table-cell table:style-name="Table13.D2" office:value-type="string">
            <text:p text:style-name="P234">et</text:p>
          </table:table-cell>
        </table:table-row>
        <table:table-row>
          <table:table-cell table:style-name="Table13.A2" office:value-type="string">
            <text:p text:style-name="P230">sie-Sie</text:p>
          </table:table-cell>
          <table:covered-table-cell/>
          <table:covered-table-cell/>
          <table:table-cell table:style-name="Table13.D2" office:value-type="string">
            <text:p text:style-name="P234">en</text:p>
          </table:table-cell>
        </table:table-row>
      </table:table>
      <text:p text:style-name="Standard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table:number-columns-spanned="3" office:value-type="string">
            <text:p text:style-name="P243">Starken Verben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231">ich</text:p>
          </table:table-cell>
          <table:table-cell table:style-name="Table14.B2" table:number-rows-spanned="6" office:value-type="string">
            <text:p text:style-name="P235"/>
            <text:p text:style-name="P235"/>
            <text:p text:style-name="P235"/>
            <text:p text:style-name="P237">sprach</text:p>
            <text:p text:style-name="P240"/>
            <text:p text:style-name="P240"/>
            <text:p text:style-name="P240"/>
            <text:p text:style-name="P237">t</text:p>
          </table:table-cell>
          <table:table-cell table:style-name="Table14.C2" office:value-type="string">
            <text:p text:style-name="P235"/>
          </table:table-cell>
        </table:table-row>
        <table:table-row>
          <table:table-cell table:style-name="Table14.A2" office:value-type="string">
            <text:p text:style-name="P231">du</text:p>
          </table:table-cell>
          <table:covered-table-cell/>
          <table:table-cell table:style-name="Table14.C2" office:value-type="string">
            <text:p text:style-name="P235">st</text:p>
          </table:table-cell>
        </table:table-row>
        <table:table-row>
          <table:table-cell table:style-name="Table14.A2" office:value-type="string">
            <text:p text:style-name="P231">er, sie, es</text:p>
          </table:table-cell>
          <table:covered-table-cell/>
          <table:table-cell table:style-name="Table14.C2" office:value-type="string">
            <text:p text:style-name="P235"/>
          </table:table-cell>
        </table:table-row>
        <table:table-row>
          <table:table-cell table:style-name="Table14.A2" office:value-type="string">
            <text:p text:style-name="P231">wir</text:p>
          </table:table-cell>
          <table:covered-table-cell/>
          <table:table-cell table:style-name="Table14.C2" office:value-type="string">
            <text:p text:style-name="P235">en</text:p>
          </table:table-cell>
        </table:table-row>
        <table:table-row>
          <table:table-cell table:style-name="Table14.A2" office:value-type="string">
            <text:p text:style-name="P231">ihr</text:p>
          </table:table-cell>
          <table:covered-table-cell/>
          <table:table-cell table:style-name="Table14.C2" office:value-type="string">
            <text:p text:style-name="P235">t</text:p>
          </table:table-cell>
        </table:table-row>
        <table:table-row>
          <table:table-cell table:style-name="Table14.A2" office:value-type="string">
            <text:p text:style-name="P231">sie-Sie</text:p>
          </table:table-cell>
          <table:covered-table-cell/>
          <table:table-cell table:style-name="Table14.C2" office:value-type="string">
            <text:p text:style-name="P235">en</text:p>
          </table:table-cell>
        </table:table-row>
      </table:table>
      <text:p text:style-name="P110"/>
      <text:p text:style-name="P110">Глагол, стоящий в претеритуме, занимает такое же место, что и глагол в настоящем времени. Это касается как главного, так и придаточного предложений</text:p>
      <text:p text:style-name="P110"/>
      <text:p text:style-name="P110">Например:</text:p>
      <text:p text:style-name="P110">Er lacht den ganzen Abend — Он смеётся целый вечер</text:p>
      <text:p text:style-name="P110">Er lachte den ganzen Abend — Он смеялся целый вечер</text:p>
      <text:p text:style-name="P110"/>
      <text:p text:style-name="P110">Immer wenn ich komme, sitzt er an seinem Tisch — Всегда когда я прихожу, он сидит за своим столом</text:p>
      <text:p text:style-name="P110">Immer wenn ich kam, saß er an seinem Tisch — Всегда когда я приходил, он сидел за своим столом</text:p>
      <text:h text:style-name="Heading_20_3" text:outline-level="3"><text:bookmark-start text:name="__RefHeading___Toc9150_3204759922"/>8.2.3 Das Plusquamperfekt <text:bookmark-end text:name="__RefHeading___Toc9150_3204759922"/></text:h>
      <text:h text:style-name="Heading_20_2" text:outline-level="2"><text:bookmark-start text:name="__RefHeading___Toc9152_3204759922"/>8.3 Das Futur <text:bookmark-end text:name="__RefHeading___Toc9152_3204759922"/></text:h>
      <text:h text:style-name="Heading_20_3" text:outline-level="3"><text:bookmark-start text:name="__RefHeading___Toc9154_3204759922"/>8.3.1 Das Futur I<text:bookmark-end text:name="__RefHeading___Toc9154_3204759922"/></text:h>
      <text:p text:style-name="P279">werden + Infinitiv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23">ich</text:p>
          </table:table-cell>
          <table:table-cell table:style-name="Table5.B1" office:value-type="string">
            <text:p text:style-name="P223">werde</text:p>
          </table:table-cell>
        </table:table-row>
        <table:table-row>
          <table:table-cell table:style-name="Table5.A2" office:value-type="string">
            <text:p text:style-name="P223">du</text:p>
          </table:table-cell>
          <table:table-cell table:style-name="Table5.B2" office:value-type="string">
            <text:p text:style-name="P223">wirst</text:p>
          </table:table-cell>
        </table:table-row>
        <table:table-row>
          <table:table-cell table:style-name="Table5.A2" office:value-type="string">
            <text:p text:style-name="P223">er, sie es</text:p>
          </table:table-cell>
          <table:table-cell table:style-name="Table5.B2" office:value-type="string">
            <text:p text:style-name="P223">wird</text:p>
          </table:table-cell>
        </table:table-row>
        <table:table-row>
          <table:table-cell table:style-name="Table5.A2" office:value-type="string">
            <text:p text:style-name="P223">wir</text:p>
          </table:table-cell>
          <table:table-cell table:style-name="Table5.B2" office:value-type="string">
            <text:p text:style-name="P223">werden</text:p>
          </table:table-cell>
        </table:table-row>
        <table:table-row>
          <table:table-cell table:style-name="Table5.A2" office:value-type="string">
            <text:p text:style-name="P223">ihr</text:p>
          </table:table-cell>
          <table:table-cell table:style-name="Table5.B2" office:value-type="string">
            <text:p text:style-name="P223">werdet</text:p>
          </table:table-cell>
        </table:table-row>
        <table:table-row>
          <table:table-cell table:style-name="Table5.A2" office:value-type="string">
            <text:p text:style-name="P223">sie/Sie</text:p>
          </table:table-cell>
          <table:table-cell table:style-name="Table5.B2" office:value-type="string">
            <text:p text:style-name="P223">werden</text:p>
          </table:table-cell>
        </table:table-row>
      </table:table>
      <text:p text:style-name="P279"/>
      <text:p text:style-name="P280"><text:span text:style-name="T96">Nächstes Jahr <text:s/></text:span><text:span text:style-name="T67">werde</text:span><text:span text:style-name="T96"> ich nach Deutschland </text:span><text:span text:style-name="T67">fahren</text:span><text:span text:style-name="T96">.</text:span></text:p>
      <text:h text:style-name="Heading_20_3" text:outline-level="3"><text:bookmark-start text:name="__RefHeading___Toc37882_3946760855"/>8.3.2 Das Futur II<text:bookmark-end text:name="__RefHeading___Toc37882_3946760855"/></text:h>
      <text:h text:style-name="P287" text:outline-level="1"><text:bookmark-start text:name="__RefHeading___Toc37884_3946760855"/>9 Der Konjunktiv<text:bookmark-end text:name="__RefHeading___Toc37884_3946760855"/></text:h>
      <text:p text:style-name="Standard">В отличие от русского языка, в немецком языке имеется две формы сослагательного наклонения — Konjunktiv I и Konjunktiv II. И если форма Konjunktiv II, в целом, аналогична по своему употреблению сослагательному наклонению в русском языке, хотя и заметно богаче нюансами, то Konjunktiv I <text:soft-page-break/>аналогов в русском языке не имеет. Konjunktiv I передает чужую речь дословно, именно так, как было сказано, при этом подчеркивая полную дистанцированность говорящего от сообщаемых фактов. В силу своей функции Konjunktiv I употребляется заметно реже Konjunktiv II, поэтому рассмотрение сослагательного наклонения в немецком языке начнём с Konjunktiv II.</text:p>
      <text:h text:style-name="P273" text:outline-level="2"><text:bookmark-start text:name="__RefHeading___Toc9160_3204759922"/>9.1 Der Konjunktiv II<text:bookmark-end text:name="__RefHeading___Toc9160_3204759922"/></text:h>
      <text:p text:style-name="P113">В немецком языке конъюнктив II имеет две временные формы - форму настоящего и пошедшего времени. При этом всем трем формам прошедшего времени изъявительного наклонения соответствует одна форма прошедшего времени конъюнктива. К тому же, помимо собственно глагольной формы Konjunktiv II, имеется еще и так называемая описательная форма конъюнктива, или würde-форма, которая в устной, и отчасти письменной речи, вытесняет глагольную форму. При этом, за исключением некоторых нюансов, обе вышеупомянутые формы полностью эквивалентны по значению.</text:p>
      <text:p text:style-name="Standard"/>
      <text:p text:style-name="Standard">Der Konjunktiv II liegt einmal als „synthetische“ (einfache) Verbform vor und einmal als Form, die mit der Konjunktiv II-Form von werden (würde) zusammen- gesetzt ist.</text:p>
      <text:p text:style-name="Standard"/>
      <text:h text:style-name="Heading_20_3" text:outline-level="3"><text:bookmark-start text:name="__RefHeading___Toc37886_3946760855"/>9.1.1 Synthetisch<text:bookmark-end text:name="__RefHeading___Toc37886_3946760855"/></text:h>
      <text:p text:style-name="Standard"/>
      <text:p text:style-name="P112">отличается от претеритума следующим:</text:p>
      <text:p text:style-name="P112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table:number-columns-spanned="4" office:value-type="string">
            <text:p text:style-name="P244">Schwachen Verben</text:p>
          </table:table-cell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232">ich</text:p>
          </table:table-cell>
          <table:table-cell table:style-name="Table15.B2" table:number-rows-spanned="6" office:value-type="string">
            <text:p text:style-name="P236"/>
            <text:p text:style-name="P236"/>
            <text:p text:style-name="P236"/>
            <text:p text:style-name="P236">reis<text:span text:style-name="T69">en</text:span></text:p>
          </table:table-cell>
          <table:table-cell table:style-name="Table15.B2" table:number-rows-spanned="6" office:value-type="string">
            <text:p text:style-name="P241"/>
            <text:p text:style-name="P241"/>
            <text:p text:style-name="P241"/>
            <text:p text:style-name="P242">t</text:p>
          </table:table-cell>
          <table:table-cell table:style-name="Table15.D2" office:value-type="string">
            <text:p text:style-name="P236">e</text:p>
          </table:table-cell>
        </table:table-row>
        <table:table-row>
          <table:table-cell table:style-name="Table15.A2" office:value-type="string">
            <text:p text:style-name="P232">du</text:p>
          </table:table-cell>
          <table:covered-table-cell/>
          <table:covered-table-cell/>
          <table:table-cell table:style-name="Table15.D2" office:value-type="string">
            <text:p text:style-name="P236">est</text:p>
          </table:table-cell>
        </table:table-row>
        <table:table-row>
          <table:table-cell table:style-name="Table15.A2" office:value-type="string">
            <text:p text:style-name="P232">er, sie, es</text:p>
          </table:table-cell>
          <table:covered-table-cell/>
          <table:covered-table-cell/>
          <table:table-cell table:style-name="Table15.D2" office:value-type="string">
            <text:p text:style-name="P236">e</text:p>
          </table:table-cell>
        </table:table-row>
        <table:table-row>
          <table:table-cell table:style-name="Table15.A2" office:value-type="string">
            <text:p text:style-name="P232">wir</text:p>
          </table:table-cell>
          <table:covered-table-cell/>
          <table:covered-table-cell/>
          <table:table-cell table:style-name="Table15.D2" office:value-type="string">
            <text:p text:style-name="P236">en</text:p>
          </table:table-cell>
        </table:table-row>
        <table:table-row>
          <table:table-cell table:style-name="Table15.A2" office:value-type="string">
            <text:p text:style-name="P232">ihr</text:p>
          </table:table-cell>
          <table:covered-table-cell/>
          <table:covered-table-cell/>
          <table:table-cell table:style-name="Table15.D2" office:value-type="string">
            <text:p text:style-name="P236">et</text:p>
          </table:table-cell>
        </table:table-row>
        <table:table-row>
          <table:table-cell table:style-name="Table15.A2" office:value-type="string">
            <text:p text:style-name="P232">sie-Sie</text:p>
          </table:table-cell>
          <table:covered-table-cell/>
          <table:covered-table-cell/>
          <table:table-cell table:style-name="Table15.D2" office:value-type="string">
            <text:p text:style-name="P236">en</text:p>
          </table:table-cell>
        </table:table-row>
      </table:table>
      <text:p text:style-name="P111"/>
      <text:p text:style-name="P111">в сильных глаголах корневые гласные приобретают умлаут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table:number-columns-spanned="3" office:value-type="string">
            <text:p text:style-name="P244">Starken Verben</text:p>
          </table:table-cell>
          <table:covered-table-cell/>
          <table:covered-table-cell/>
        </table:table-row>
        <table:table-row>
          <table:table-cell table:style-name="Table16.A2" office:value-type="string">
            <text:p text:style-name="P232">ich</text:p>
          </table:table-cell>
          <table:table-cell table:style-name="Table16.B2" table:number-rows-spanned="6" office:value-type="string">
            <text:p text:style-name="P236"/>
            <text:p text:style-name="P236"/>
            <text:p text:style-name="P236"/>
            <text:p text:style-name="P238">sprach</text:p>
            <text:p text:style-name="P241"/>
            <text:p text:style-name="P241"/>
            <text:p text:style-name="P241"/>
            <text:p text:style-name="P238">t</text:p>
          </table:table-cell>
          <table:table-cell table:style-name="Table16.C2" office:value-type="string">
            <text:p text:style-name="P236"/>
          </table:table-cell>
        </table:table-row>
        <table:table-row>
          <table:table-cell table:style-name="Table16.A2" office:value-type="string">
            <text:p text:style-name="P232">du</text:p>
          </table:table-cell>
          <table:covered-table-cell/>
          <table:table-cell table:style-name="Table16.C2" office:value-type="string">
            <text:p text:style-name="P236">st</text:p>
          </table:table-cell>
        </table:table-row>
        <table:table-row>
          <table:table-cell table:style-name="Table16.A2" office:value-type="string">
            <text:p text:style-name="P232">er, sie, es</text:p>
          </table:table-cell>
          <table:covered-table-cell/>
          <table:table-cell table:style-name="Table16.C2" office:value-type="string">
            <text:p text:style-name="P236"/>
          </table:table-cell>
        </table:table-row>
        <table:table-row>
          <table:table-cell table:style-name="Table16.A2" office:value-type="string">
            <text:p text:style-name="P232">wir</text:p>
          </table:table-cell>
          <table:covered-table-cell/>
          <table:table-cell table:style-name="Table16.C2" office:value-type="string">
            <text:p text:style-name="P236">en</text:p>
          </table:table-cell>
        </table:table-row>
        <table:table-row>
          <table:table-cell table:style-name="Table16.A2" office:value-type="string">
            <text:p text:style-name="P232">ihr</text:p>
          </table:table-cell>
          <table:covered-table-cell/>
          <table:table-cell table:style-name="Table16.C2" office:value-type="string">
            <text:p text:style-name="P236">t</text:p>
          </table:table-cell>
        </table:table-row>
        <table:table-row>
          <table:table-cell table:style-name="Table16.A2" office:value-type="string">
            <text:p text:style-name="P232">sie-Sie</text:p>
          </table:table-cell>
          <table:covered-table-cell/>
          <table:table-cell table:style-name="Table16.C2" office:value-type="string">
            <text:p text:style-name="P236">en</text:p>
          </table:table-cell>
        </table:table-row>
      </table:table>
      <text:p text:style-name="P111"/>
      <text:h text:style-name="Heading_20_3" text:outline-level="3"><text:bookmark-start text:name="__RefHeading___Toc37888_3946760855"/>9.1.2 würde-Form<text:bookmark-end text:name="__RefHeading___Toc37888_3946760855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32">ich</text:p>
          </table:table-cell>
          <table:table-cell table:style-name="Table17.B1" office:value-type="string">
            <text:p text:style-name="P245">würde</text:p>
          </table:table-cell>
        </table:table-row>
        <table:table-row>
          <table:table-cell table:style-name="Table17.A2" office:value-type="string">
            <text:p text:style-name="P232">du</text:p>
          </table:table-cell>
          <table:table-cell table:style-name="Table17.B2" office:value-type="string">
            <text:p text:style-name="P245">würdest</text:p>
          </table:table-cell>
        </table:table-row>
        <table:table-row>
          <table:table-cell table:style-name="Table17.A2" office:value-type="string">
            <text:p text:style-name="P232">er, sie, es</text:p>
          </table:table-cell>
          <table:table-cell table:style-name="Table17.B2" office:value-type="string">
            <text:p text:style-name="P245">würde</text:p>
          </table:table-cell>
        </table:table-row>
        <table:table-row>
          <table:table-cell table:style-name="Table17.A2" office:value-type="string">
            <text:p text:style-name="P232">wir</text:p>
          </table:table-cell>
          <table:table-cell table:style-name="Table17.B2" office:value-type="string">
            <text:p text:style-name="P245">würden</text:p>
          </table:table-cell>
        </table:table-row>
        <table:table-row>
          <table:table-cell table:style-name="Table17.A2" office:value-type="string">
            <text:p text:style-name="P232">ihr</text:p>
          </table:table-cell>
          <table:table-cell table:style-name="Table17.B2" office:value-type="string">
            <text:p text:style-name="P245">würdet</text:p>
          </table:table-cell>
        </table:table-row>
        <text:soft-page-break/>
        <table:table-row>
          <table:table-cell table:style-name="Table17.A2" office:value-type="string">
            <text:p text:style-name="P232">sie-Sie</text:p>
          </table:table-cell>
          <table:table-cell table:style-name="Table17.B2" office:value-type="string">
            <text:p text:style-name="P245">würden</text:p>
          </table:table-cell>
        </table:table-row>
      </table:table>
      <text:p text:style-name="P111"/>
      <text:p text:style-name="P111"/>
      <text:h text:style-name="Heading_20_3" text:outline-level="3"><text:bookmark-start text:name="__RefHeading___Toc37890_3946760855"/>9.1.3 etc<text:bookmark-end text:name="__RefHeading___Toc37890_3946760855"/></text:h>
      <text:h text:style-name="Heading_20_4" text:outline-level="4"><text:bookmark-start text:name="__RefHeading___Toc37892_3946760855"/>9.1.3.1 Sein –&gt; Wäre<text:bookmark-end text:name="__RefHeading___Toc37892_3946760855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33">ich</text:p>
          </table:table-cell>
          <table:table-cell table:style-name="Table18.B1" office:value-type="string">
            <text:p text:style-name="P246">wä<text:span text:style-name="T113">re</text:span></text:p>
          </table:table-cell>
        </table:table-row>
        <table:table-row>
          <table:table-cell table:style-name="Table18.A2" office:value-type="string">
            <text:p text:style-name="P233">du</text:p>
          </table:table-cell>
          <table:table-cell table:style-name="Table18.B2" office:value-type="string">
            <text:p text:style-name="P246">wä<text:span text:style-name="T113">rst</text:span></text:p>
          </table:table-cell>
        </table:table-row>
        <table:table-row>
          <table:table-cell table:style-name="Table18.A2" office:value-type="string">
            <text:p text:style-name="P233">er, sie, es</text:p>
          </table:table-cell>
          <table:table-cell table:style-name="Table18.B2" office:value-type="string">
            <text:p text:style-name="P246">wä<text:span text:style-name="T113">re</text:span></text:p>
          </table:table-cell>
        </table:table-row>
        <table:table-row>
          <table:table-cell table:style-name="Table18.A2" office:value-type="string">
            <text:p text:style-name="P233">wir</text:p>
          </table:table-cell>
          <table:table-cell table:style-name="Table18.B2" office:value-type="string">
            <text:p text:style-name="P246">wä<text:span text:style-name="T113">ren</text:span></text:p>
          </table:table-cell>
        </table:table-row>
        <table:table-row>
          <table:table-cell table:style-name="Table18.A2" office:value-type="string">
            <text:p text:style-name="P233">ihr</text:p>
          </table:table-cell>
          <table:table-cell table:style-name="Table18.B2" office:value-type="string">
            <text:p text:style-name="P246">wä<text:span text:style-name="T113">rt</text:span></text:p>
          </table:table-cell>
        </table:table-row>
        <table:table-row>
          <table:table-cell table:style-name="Table18.A2" office:value-type="string">
            <text:p text:style-name="P233">sie-Sie</text:p>
          </table:table-cell>
          <table:table-cell table:style-name="Table18.B2" office:value-type="string">
            <text:p text:style-name="P246">wä<text:span text:style-name="T113">ren</text:span></text:p>
          </table:table-cell>
        </table:table-row>
      </table:table>
      <text:p text:style-name="P114"/>
      <text:p text:style-name="P114">Wen ich Prinzessin wäre, würde ich in Schloss leben.</text:p>
      <text:h text:style-name="Heading_20_4" text:outline-level="4"><text:bookmark-start text:name="__RefHeading___Toc37894_3946760855"/>9.1.3.2 Hätte<text:bookmark-end text:name="__RefHeading___Toc37894_3946760855"/></text:h>
      <text:p text:style-name="P111">Hätte ich viele Diener.</text:p>
      <text:p text:style-name="P111"/>
      <text:p text:style-name="P111">Die synthetischen Konjunktiv II-Formen sind nur noch gebräuchlich bei:</text:p>
      <text:p text:style-name="P111">• den Hilfsverben <text:span text:style-name="T91">sein</text:span>, <text:span text:style-name="T91">haben</text:span> und <text:span text:style-name="T91">werden</text:span></text:p>
      <text:p text:style-name="P111">• den <text:span text:style-name="T91">Modalverben</text:span></text:p>
      <text:p text:style-name="P111">• den häufig verwendeten starken Verben: <text:span text:style-name="T91">käme</text:span>, <text:span text:style-name="T91">wüsste</text:span>, <text:span text:style-name="T91">ginge</text:span>, <text:span text:style-name="T91">ließe</text:span>, <text:span text:style-name="T91">bräuchte</text:span>, <text:span text:style-name="T91">nähme</text:span>, <text:span text:style-name="T91">gäbe</text:span>, <text:span text:style-name="T91">sähe</text:span>, <text:span text:style-name="T91">läge</text:span><text:span text:style-name="T109">.</text:span></text:p>
      <text:p text:style-name="P111"><text:span text:style-name="T65">In allen anderen Fällen</text:span> und von allen regelmäßigen Verben nimmt man die würde-Form.</text:p>
      <text:h text:style-name="P273" text:outline-level="2"><text:bookmark-start text:name="__RefHeading___Toc9162_3204759922"/>9.2 Der Konjunktiv I<text:bookmark-end text:name="__RefHeading___Toc9162_3204759922"/></text:h>
      <text:p text:style-name="Standard">Konjunktiv I в основном используется для передачи косвенной речи, при этом передается только предметное содержание чужого высказывания. Употребление Konjunktiv I подчеркивает, что передаются чужие слова, а говорящий дистанцируется от содержания высказывания. В русском языке аналогов этой грамматической форме нет, и при переводе оно заменяется изъявительным наклонением. Иногда для адекватной передачи предложения с Konjunktiv I при переводе вставляется "якобы" (кто-то что-то якобы сказал…). Однако в отличие от русских предложений с "якобы", Konjunktiv I часто не несёт в себе скептического отношении к сказанному, а просто показывает непричастность говорящего к сообщаемым событиям. Konjunktiv I используется преимущественно в письменной речи. Наибольшее употребление Konjunktiv I находит в статьях солидных газет, в разделах посвященных политике.</text:p>
      <text:h text:style-name="P287" text:outline-level="1"><text:bookmark-start text:name="__RefHeading___Toc9164_3204759922"/>10 Der Imperativ<text:bookmark-end text:name="__RefHeading___Toc9164_3204759922"/></text:h>
      <text:h text:style-name="P287" text:outline-level="1"><text:bookmark-start text:name="__RefHeading___Toc9009_3204759922"/>11 Der Infinitiv<text:bookmark-end text:name="__RefHeading___Toc9009_3204759922"/></text:h>
      <text:h text:style-name="P273" text:outline-level="2"><text:bookmark-start text:name="__RefHeading___Toc37896_3946760855"/>11.1 Der reine Infinitiv<text:bookmark-end text:name="__RefHeading___Toc37896_3946760855"/></text:h>
      <text:h text:style-name="P273" text:outline-level="2"><text:bookmark-start text:name="__RefHeading___Toc9013_3204759922"/>11.2 Der Infinitiv mit zu<text:bookmark-end text:name="__RefHeading___Toc9013_3204759922"/></text:h>
      <text:p text:style-name="Standard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27">mit <text:span text:style-name="T33">zu</text:span></text:p>
          </table:table-cell>
          <table:table-cell table:style-name="Table11.B1" office:value-type="string">
            <text:p text:style-name="P227">ohne <text:span text:style-name="T33">zu</text:span></text:p>
          </table:table-cell>
        </table:table-row>
        <table:table-row>
          <table:table-cell table:style-name="Table11.A2" table:number-rows-spanned="3" office:value-type="string">
            <text:p text:style-name="P227">Es <text:span text:style-name="T91">ist</text:span> wichtig Fremdsprache <text:span text:style-name="T103">zu</text:span> <text:span text:style-name="T91">lernen</text:span></text:p>
          </table:table-cell>
          <table:table-cell table:style-name="Table11.B2" office:value-type="string">
            <text:p text:style-name="P227">1. mit Modalverben</text:p>
            <text:p text:style-name="P227"><text:soft-page-break/>Ich <text:span text:style-name="T91">möchte</text:span> Spanisch <text:span text:style-name="T91">lernen</text:span></text:p>
          </table:table-cell>
        </table:table-row>
        <table:table-row>
          <table:covered-table-cell/>
          <table:table-cell table:style-name="Table11.B2" office:value-type="string">
            <text:p text:style-name="P227">2. Bewegungsverben</text:p>
            <text:p text:style-name="P227">gehen, fahren, laufen</text:p>
            <text:p text:style-name="P227">Ich <text:span text:style-name="T91">gehe</text:span> heute Abend <text:span text:style-name="T91">einkaufen</text:span></text:p>
            <text:p text:style-name="P228">3. lassen</text:p>
            <text:p text:style-name="P228">Ich <text:span text:style-name="T91">lasse</text:span> meine Haare <text:span text:style-name="T105">schneiden</text:span></text:p>
          </table:table-cell>
        </table:table-row>
        <table:table-row>
          <table:covered-table-cell/>
          <table:table-cell table:style-name="Table11.B2" office:value-type="string">
            <text:p text:style-name="P229">4. lernen, lehren, helfen, bleiben</text:p>
            <text:p text:style-name="P229">Das Kind <text:span text:style-name="T91">lernt</text:span> Fahrrad <text:span text:style-name="T91">fahren</text:span></text:p>
          </table:table-cell>
        </table:table-row>
      </table:table>
      <text:h text:style-name="P287" text:outline-level="1"><text:bookmark-start text:name="__RefHeading___Toc9015_3204759922"/>12 Das Partizip<text:bookmark-end text:name="__RefHeading___Toc9015_3204759922"/></text:h>
      <text:p text:style-name="P115">Das Partizip</text:p>
      <text:p text:style-name="P115">Im Deutschen gibt es zwei Formen des Partizips: </text:p>
      <text:p text:style-name="P115">- Partizip I (auch: Partizip Präsens)</text:p>
      <text:p text:style-name="P115">- Partizip II (auch: Partizip Perfekt)</text:p>
      <text:h text:style-name="P273" text:outline-level="2"><text:bookmark-start text:name="__RefHeading___Toc9017_3204759922"/>12.1 Das Partizip I<text:bookmark-end text:name="__RefHeading___Toc9017_3204759922"/></text:h>
      <text:p text:style-name="P116">Причастие I образуется из инфинитива путем добавления -d в конец</text:p>
      <text:p text:style-name="P116"/>
      <text:p text:style-name="P116">Например:</text:p>
      <text:p text:style-name="P116">arbeiten (работать) — arbeitend (работая)</text:p>
      <text:p text:style-name="P116">lieben (любить) — liebend (любя)</text:p>
      <text:p text:style-name="P116">reißen (разрывать, рвать) — reißend (разрывая)</text:p>
      <text:p text:style-name="P116"/>
      <text:p text:style-name="P116">Причастие I может употребляться с глаголом и с существительным</text:p>
      <text:p text:style-name="P116"/>
      <text:p text:style-name="P116">При употреблении причастия I с глаголом оно не меняет своей формы, поскольку основной глагол принимает на себя все грамматические категории (время, число и пр.)</text:p>
      <text:p text:style-name="P116"/>
      <text:p text:style-name="P116">Например:</text:p>
      <text:p text:style-name="P116">Er spricht/sprach zögernd — Он говорит/говорил неуверенно</text:p>
      <text:p text:style-name="P116">Die Leute gehen/gingen jubelnd durch die Stadt — Люди идут/шли ликуя по городу</text:p>
      <text:p text:style-name="P116"/>
      <text:p text:style-name="P116">За исключением грамматического субъекта Причастие I сохраняет все атрибуты глагола от которого оно было образовано (предлог, управление падежом дополнения)</text:p>
      <text:p text:style-name="P116"/>
      <text:p text:style-name="P116">Например:</text:p>
      <text:p text:style-name="P116">Sie ermahnte ihn, dabei appelierte sie an seine Ehrlichkeit — Она поучала его, при этом она апеллировала к его честности</text:p>
      <text:p text:style-name="P116">Sie ermahnte ihn an seine Ehrlichkeit appelierend — Она поучала его апеллируя к его честности</text:p>
      <text:p text:style-name="P116"/>
      <text:p text:style-name="P116">В качестве определения при существительном причастие I склоняется как прилагательное</text:p>
      <text:p text:style-name="P116"/>
      <text:p text:style-name="P116">Например:</text:p>
      <text:p text:style-name="P116">Ich habe mich neben dem sprechenden Mann gezsetzt (Dativ) — Я сел рядом с говорившим мужчиной</text:p>
      <text:p text:style-name="P116">Sie ist eine liebende Mutter schlechthin (Nominativ) — Она — воплощение любящей матери</text:p>
      <text:p text:style-name="P116">Er sah ein schreiendes Kind (Akkusativ) — Он увидел плачущего ребенка</text:p>
      <text:p text:style-name="P116"/>
      <text:p text:style-name="P116">Причастие в склоняемой форме стоит непосредственно перед определяемым существительным. К причастию могут относиться другие члены предложения, которые находятся перед ним. В этом случае причастие и относящиеся к нему слова образуют распространенное определение. Распространенное определение стоит обычно между артиклем и существительным или перед существительным, если последнее употребляется без артикля.</text:p>
      <text:p text:style-name="P116"><text:soft-page-break/></text:p>
      <text:p text:style-name="P116">Например:</text:p>
      <text:p text:style-name="P116">Das schreiende Kind konnte rasch gerettet werden — Кричащего ребенка удалось быстро спасти</text:p>
      <text:p text:style-name="P116">Das laut schreiende Kind konnte rasch gerettet werden — Громко кричащего ребенка удалось быстро спасти</text:p>
      <text:p text:style-name="P116">Das laut um Hilfe schreiende Kind konnte rasch gerettet werden — Громко кричащего о помощи ребенка удалось быстро спасти</text:p>
      <text:p text:style-name="P116">Lachende Kinder waren uberall zu sehen — Везде можно было видеть смеющихся детей</text:p>
      <text:p text:style-name="P116"/>
      <text:p text:style-name="P116">Если причастие I образовано от возвратного глагола, то в роли определения оно употребляется вместе с возвратным местоимением</text:p>
      <text:p text:style-name="P116"/>
      <text:p text:style-name="P116">Например:</text:p>
      <text:p text:style-name="P116">Das sich nähernde Shiff wurde immer größer — Приближающийся корабль становился всё больше и больше</text:p>
      <text:p text:style-name="P116">Er saß reglos sich auf das Spiel konzentrirend — Он сидел неподвижно сконцентрировавшись на игре</text:p>
      <text:h text:style-name="P273" text:outline-level="2"><text:bookmark-start text:name="__RefHeading___Toc9019_3204759922"/>12.2 Das Partizip II<text:bookmark-end text:name="__RefHeading___Toc9019_3204759922"/></text:h>
      <text:p text:style-name="P116">Причастие II является одной из трех основных форм глагола наряду с инфинитивом (Infinitiv) и презенсом (Präsens). Оно образуется по-разному от слабых и сильных глаголов</text:p>
      <text:p text:style-name="P116"/>
      <text:p text:style-name="P116">Также как и причастие I, причастие II может употребляться существительным в качестве определения. При этом оно подчиняется тем же правилам, что и причастие I, выступающее в качестве определения. А именно, склоняется как имя прилагательное, может образовывать распространенное дополнение и занимает то же место - между артиклем и существительным.</text:p>
      <text:p text:style-name="P116"/>
      <text:p text:style-name="P116">Например:</text:p>
      <text:p text:style-name="P116">Die zerstörte Stadt war ein schrecklicher Anblick — Разрушенный город представлял собой страшное зрелище</text:p>
      <text:p text:style-name="P116">Die von Aliirten zerstörte Stadt war ein schrecklicher Anblick — Разрушенный союзниками город представлял собой страшное зрелище</text:p>
      <text:p text:style-name="P116">Die im Krieg von Alliierten zerstörte Stadt war ein schrecklicher Anblick — Разрушенный союзниками во время войны город представлял собой страшное зрелище</text:p>
      <text:p text:style-name="P116"/>
      <text:p text:style-name="P116">Причастие II образует причастные обороты по тем же правилам, что и Причастие I. Причастие II в причастном обороте обозначает пассивное или уже совершенное действие.</text:p>
      <text:p text:style-name="P116"/>
      <text:p text:style-name="P116">Für diese Aufgabe speziell augebildete Hunde haben schon manchen unter dem Schnee Verschütteten gefunden [Die Hunde wurden speziell für diese Aufgabe augebildet]</text:p>
      <text:p text:style-name="P116">Специально для этой работы обученные собаки нашли многих засыпанных под снегом [Собаки были специально обучены для этой работы — страдательный залог]</text:p>
      <text:p text:style-name="P116"/>
      <text:p text:style-name="P116">Den Verfolgern entkommen, verseckte sich der Einbrecher in einer Scheue [Einbrecher war den Verfolgern entkommen]</text:p>
      <text:p text:style-name="P116">Уйдя от преследователей, грабитель укрылся в амбаре [Грабитель ушел от преследователей — уже совершенное действие]</text:p>
      <text:p text:style-name="P116"/>
      <text:p text:style-name="P116">Образование Partizip II от слабых глаголов</text:p>
      <text:p text:style-name="P116">Partizip II слабых глаголов без приставки образуется с помощью приставки ge- и окончания -(e)t, присоединяемых к основе глагола</text:p>
      <text:p text:style-name="P116"/>
      <text:p text:style-name="P116">Например:</text:p>
      <text:p text:style-name="P116">loben — gelobt</text:p>
      <text:p text:style-name="P116">arbeiten — gearbeitet</text:p>
      <text:p text:style-name="P116"><text:soft-page-break/>stellen — gestellt</text:p>
      <text:p text:style-name="P116"/>
      <text:p text:style-name="P116">Partizip II слабых глаголов с отделяемой приставкой образуется с помощью приставки ge-, которая встает между отделяемой приставкой и основой глагола и окончания -(e)t, присоединяемого к основе глагола</text:p>
      <text:p text:style-name="P116"/>
      <text:p text:style-name="P116">Например:</text:p>
      <text:p text:style-name="P116">anhoren — angehort</text:p>
      <text:p text:style-name="P116">auflosen — aufgelost</text:p>
      <text:p text:style-name="P116">kennenlernen — kennengelernt</text:p>
      <text:p text:style-name="P116"/>
      <text:p text:style-name="P116">Partizip II слабых глаголов с неотделяемой приставкой образуется с помощью окончания -(e)t, присоединяемого к основе глагола</text:p>
      <text:p text:style-name="P116"/>
      <text:p text:style-name="P116">Например:</text:p>
      <text:p text:style-name="P116">bemalen — bemalt (но malen-gemalt)</text:p>
      <text:p text:style-name="P116">mißhandeln — mißhandelt (но handeln-gehandeltt)</text:p>
      <text:p text:style-name="P116"/>
      <text:p text:style-name="P116">По такому же правилу образуется Partizip II слабых глаголов, у которых первый слог является безударным. В основном это глаголы заимствованные из других языков и оканчивающиеся на -ieren</text:p>
      <text:p text:style-name="P116"/>
      <text:p text:style-name="P116">Например:</text:p>
      <text:p text:style-name="P116">studieren — studiert</text:p>
      <text:p text:style-name="P116">akzeptieren — akzeptiert</text:p>
      <text:p text:style-name="P116">prophezeihen — prophezeiht</text:p>
      <text:p text:style-name="P116"/>
      <text:p text:style-name="P116">Правила употребления окончаний -et и -t в Partizip II такие же, как и для окончаний глаголов в 3-м лице единственного числа в настоящем времени</text:p>
      <text:p text:style-name="P116"/>
      <text:p text:style-name="P116">Образование Partizip II от сильных глаголов</text:p>
      <text:p text:style-name="P116">Partizip II от сильных глаголов образуется по правилам образования Partizip II от слабых глаголов, приведенных выше, но при этом меняется и сама основа глагола</text:p>
      <text:p text:style-name="P116"/>
      <text:p text:style-name="P116">При изменении основы глаголы меняется корневая гласная. Сильные глаголы можно разбить на классы в зависимости от чередования корневых гласных в трёх основных формах глагола.</text:p>
      <text:p text:style-name="P116"/>
      <table:table table:name="Partizip_II" table:style-name="Partizip_5f_II">
        <table:table-column table:style-name="Partizip_5f_II.A"/>
        <table:table-column table:style-name="Partizip_5f_II.B"/>
        <table:table-column table:style-name="Partizip_5f_II.C"/>
        <table:table-column table:style-name="Partizip_5f_II.D"/>
        <table:table-row>
          <table:table-cell table:style-name="Partizip_5f_II.A1" table:number-columns-spanned="3" office:value-type="string">
            <text:p text:style-name="P258">schwache <text:span text:style-name="T120">V</text:span>erben</text:p>
          </table:table-cell>
          <table:covered-table-cell/>
          <table:covered-table-cell/>
          <table:table-cell table:style-name="Partizip_5f_II.D1" office:value-type="string">
            <text:p text:style-name="P261">starke Verben</text:p>
          </table:table-cell>
        </table:table-row>
        <table:table-row>
          <table:table-cell table:style-name="Partizip_5f_II.A2" office:value-type="string">
            <text:p text:style-name="P256">mit ge-</text:p>
          </table:table-cell>
          <table:table-cell table:style-name="Partizip_5f_II.A2" table:number-columns-spanned="2" office:value-type="string">
            <text:p text:style-name="P256">ohne ge-</text:p>
          </table:table-cell>
          <table:covered-table-cell/>
          <table:table-cell table:style-name="Partizip_5f_II.D2" table:number-rows-spanned="3" office:value-type="string">
            <text:p text:style-name="P260">gehen → gegengen</text:p>
          </table:table-cell>
        </table:table-row>
        <table:table-row>
          <table:table-cell table:style-name="Partizip_5f_II.A2" office:value-type="string">
            <text:p text:style-name="P255">ge- … -t</text:p>
          </table:table-cell>
          <table:table-cell table:style-name="Partizip_5f_II.A2" office:value-type="string">
            <text:p text:style-name="P255">-<text:span text:style-name="T118">ieren</text:span></text:p>
          </table:table-cell>
          <table:table-cell table:style-name="Partizip_5f_II.A2" office:value-type="string">
            <text:p text:style-name="P257">untrebare P<text:span text:style-name="T119">räfixe</text:span></text:p>
          </table:table-cell>
          <table:covered-table-cell/>
        </table:table-row>
        <table:table-row>
          <table:table-cell table:style-name="Partizip_5f_II.A2" office:value-type="string">
            <text:p text:style-name="P255">kohen → <text:span text:style-name="T1">ge</text:span>koh<text:span text:style-name="T1">t</text:span></text:p>
          </table:table-cell>
          <table:table-cell table:style-name="Partizip_5f_II.A2" office:value-type="string">
            <text:p text:style-name="P257">kopi<text:span text:style-name="T119">e</text:span>ren → kopier<text:span text:style-name="T1">t</text:span></text:p>
          </table:table-cell>
          <table:table-cell table:style-name="Partizip_5f_II.A2" office:value-type="string">
            <text:p text:style-name="P259">bezahlen → bezal<text:span text:style-name="T1">t</text:span></text:p>
          </table:table-cell>
          <table:covered-table-cell/>
        </table:table-row>
      </table:table>
      <text:p text:style-name="P85"/>
      <text:h text:style-name="P288" text:outline-level="1"><text:bookmark-start text:name="__RefHeading___Toc7705_4003024186"/><text:soft-page-break/>13 Das Passiv<text:bookmark-end text:name="__RefHeading___Toc7705_4003024186"/></text:h>
      <text:h text:style-name="P288" text:outline-level="1"><text:bookmark-start text:name="__RefHeading___Toc7707_4003024186"/>14 Die Konjunktion<text:bookmark-end text:name="__RefHeading___Toc7707_4003024186"/></text:h>
      <text:h text:style-name="Heading_20_2" text:outline-level="2"><text:bookmark-start text:name="__RefHeading___Toc9031_3204759922"/>14.1 Die nebenordnende Konjunktion<text:bookmark-end text:name="__RefHeading___Toc9031_3204759922"/></text:h>
      <text:h text:style-name="Heading_20_2" text:outline-level="2"><text:bookmark-start text:name="__RefHeading___Toc9033_3204759922"/>14.2 Die subordinierende Konjunktion<text:bookmark-end text:name="__RefHeading___Toc9033_3204759922"/></text:h>
      <text:h text:style-name="Heading_20_2" text:outline-level="2"><text:bookmark-start text:name="__RefHeading___Toc9035_3204759922"/>14.3 Die Konjunktionaladverbien<text:bookmark-end text:name="__RefHeading___Toc9035_3204759922"/></text:h>
      <text:h text:style-name="P289" text:outline-level="1"><text:bookmark-start text:name="__RefHeading___Toc37898_3946760855"/>15 Der Satz<text:bookmark-end text:name="__RefHeading___Toc37898_3946760855"/></text:h>
      <text:p text:style-name="Standard">0:</text:p>
      <text:p text:style-name="Standard">und</text:p>
      <text:p text:style-name="Standard">aber</text:p>
      <text:p text:style-name="Standard">oder</text:p>
      <text:p text:style-name="Standard">denn</text:p>
      <text:p text:style-name="P105">sondern</text:p>
      <text:p text:style-name="P33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200">deshalb</text:p>
          </table:table-cell>
          <table:table-cell table:style-name="Table19.A1" office:value-type="string">
            <text:p text:style-name="P197">1</text:p>
          </table:table-cell>
          <table:table-cell table:style-name="Table19.A1" office:value-type="string">
            <text:p text:style-name="P199">поэтому</text:p>
          </table:table-cell>
          <table:table-cell table:style-name="Table19.D1" office:value-type="string">
            <text:p text:style-name="P199">*<text:span text:style-name="T114">1</text:span></text:p>
          </table:table-cell>
        </table:table-row>
        <table:table-row>
          <table:table-cell table:style-name="Table19.A2" office:value-type="string">
            <text:p text:style-name="P200">trotzdem</text:p>
          </table:table-cell>
          <table:table-cell table:style-name="Table19.A2" office:value-type="string">
            <text:p text:style-name="P197">1</text:p>
          </table:table-cell>
          <table:table-cell table:style-name="Table19.A2" office:value-type="string">
            <text:p text:style-name="P199">тем не менее</text:p>
          </table:table-cell>
          <table:table-cell table:style-name="Table19.D2" office:value-type="string">
            <text:p text:style-name="P199"/>
          </table:table-cell>
        </table:table-row>
        <table:table-row>
          <table:table-cell table:style-name="Table19.A2" office:value-type="string">
            <text:p text:style-name="P200">Zwar</text:p>
          </table:table-cell>
          <table:table-cell table:style-name="Table19.A2" office:value-type="string">
            <text:p text:style-name="P197">1</text:p>
          </table:table-cell>
          <table:table-cell table:style-name="Table19.A2" office:value-type="string">
            <text:p text:style-name="P199">хотя</text:p>
          </table:table-cell>
          <table:table-cell table:style-name="Table19.D2" office:value-type="string">
            <text:p text:style-name="P199"/>
          </table:table-cell>
        </table:table-row>
        <table:table-row>
          <table:table-cell table:style-name="Table19.A2" office:value-type="string">
            <text:p text:style-name="P200">obwohl</text:p>
          </table:table-cell>
          <table:table-cell table:style-name="Table19.A2" office:value-type="string">
            <text:p text:style-name="P197">am Ende</text:p>
          </table:table-cell>
          <table:table-cell table:style-name="Table19.A2" office:value-type="string">
            <text:p text:style-name="P199">хотя</text:p>
          </table:table-cell>
          <table:table-cell table:style-name="Table19.D2" office:value-type="string">
            <text:p text:style-name="P199"/>
          </table:table-cell>
        </table:table-row>
        <table:table-row>
          <table:table-cell table:style-name="Table19.A2" office:value-type="string">
            <text:p text:style-name="P200">ob</text:p>
          </table:table-cell>
          <table:table-cell table:style-name="Table19.A2" office:value-type="string">
            <text:p text:style-name="P197">am Ende</text:p>
          </table:table-cell>
          <table:table-cell table:style-name="Table19.A2" office:value-type="string">
            <text:p text:style-name="P199">хотя</text:p>
          </table:table-cell>
          <table:table-cell table:style-name="Table19.D2" office:value-type="string">
            <text:p text:style-name="P198">Ja/Nein</text:p>
          </table:table-cell>
        </table:table-row>
        <table:table-row>
          <table:table-cell table:style-name="Table19.A2" office:value-type="string">
            <text:p text:style-name="P200">dass</text:p>
          </table:table-cell>
          <table:table-cell table:style-name="Table19.A2" office:value-type="string">
            <text:p text:style-name="P197">am Ende</text:p>
          </table:table-cell>
          <table:table-cell table:style-name="Table19.A2" office:value-type="string">
            <text:p text:style-name="P199">что</text:p>
          </table:table-cell>
          <table:table-cell table:style-name="Table19.D2" office:value-type="string">
            <text:p text:style-name="P199"/>
          </table:table-cell>
        </table:table-row>
        <table:table-row>
          <table:table-cell table:style-name="Table19.A2" office:value-type="string">
            <text:p text:style-name="P200">weil</text:p>
          </table:table-cell>
          <table:table-cell table:style-name="Table19.A2" office:value-type="string">
            <text:p text:style-name="P197">am Ende</text:p>
          </table:table-cell>
          <table:table-cell table:style-name="Table19.A2" office:value-type="string">
            <text:p text:style-name="P199">т.к.</text:p>
          </table:table-cell>
          <table:table-cell table:style-name="Table19.D2" office:value-type="string">
            <text:p text:style-name="P199"/>
          </table:table-cell>
        </table:table-row>
        <table:table-row>
          <table:table-cell table:style-name="Table19.A2" office:value-type="string">
            <text:p text:style-name="P200">denn</text:p>
          </table:table-cell>
          <table:table-cell table:style-name="Table19.A2" office:value-type="string">
            <text:p text:style-name="P197">2</text:p>
          </table:table-cell>
          <table:table-cell table:style-name="Table19.A2" office:value-type="string">
            <text:p text:style-name="P199">т.к.</text:p>
          </table:table-cell>
          <table:table-cell table:style-name="Table19.D2" office:value-type="string">
            <text:p text:style-name="P199"/>
          </table:table-cell>
        </table:table-row>
      </table:table>
      <text:p text:style-name="P33"/>
      <text:p text:style-name="P33">*<text:span text:style-name="T114">1 </text:span></text:p>
      <text:p text:style-name="P40">deswegen</text:p>
      <text:p text:style-name="P40">darum</text:p>
      <text:p text:style-name="P40">daher</text:p>
      <text:p text:style-name="P41">aus diesem Grund</text:p>
      <text:h text:style-name="Heading_20_2" text:outline-level="2"><text:bookmark-start text:name="__RefHeading___Toc7709_4003024186"/><text:soft-page-break/>15.1 Das Prädikat<text:bookmark-end text:name="__RefHeading___Toc7709_4003024186"/></text:h>
      <text:h text:style-name="Heading_20_2" text:outline-level="2"><text:bookmark-start text:name="__RefHeading___Toc9172_3204759922"/>15.2 Das Subjekt<text:bookmark-end text:name="__RefHeading___Toc9172_3204759922"/></text:h>
      <text:h text:style-name="Heading_20_2" text:outline-level="2"><text:bookmark-start text:name="__RefHeading___Toc9174_3204759922"/>15.3 Das Objekt<text:bookmark-end text:name="__RefHeading___Toc9174_3204759922"/></text:h>
      <text:h text:style-name="Heading_20_2" text:outline-level="2"><text:bookmark-start text:name="__RefHeading___Toc9176_3204759922"/>15.4 Das Adverbial<text:bookmark-end text:name="__RefHeading___Toc9176_3204759922"/></text:h>
      <text:h text:style-name="Heading_20_2" text:outline-level="2"><text:bookmark-start text:name="__RefHeading___Toc9178_3204759922"/>15.5 Das Attribut<text:bookmark-end text:name="__RefHeading___Toc9178_3204759922"/></text:h>
      <text:h text:style-name="Heading_20_2" text:outline-level="2"><text:bookmark-start text:name="__RefHeading___Toc9180_3204759922"/>15.6 Die Valenz der Verben<text:bookmark-end text:name="__RefHeading___Toc9180_3204759922"/></text:h>
      <text:p text:style-name="Standard"><text:s/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>Verb</text:p>
          </table:table-cell>
          <table:table-cell table:style-name="Table12.A1" office:value-type="string">
            <text:p text:style-name="Standard"/>
          </table:table-cell>
          <table:table-cell table:style-name="Table12.D1" office:value-type="string">
            <text:p text:style-name="Standard">z.B.</text:p>
          </table:table-cell>
        </table:table-row>
        <table:table-row>
          <table:table-cell table:style-name="Table12.A2" office:value-type="string">
            <text:p text:style-name="Standard">deshalb</text:p>
          </table:table-cell>
          <table:table-cell table:style-name="Table12.A2" office:value-type="string">
            <text:p text:style-name="Standard">1</text:p>
          </table:table-cell>
          <table:table-cell table:style-name="Table12.A2" office:value-type="string">
            <text:p text:style-name="Standard">поэтому <text:span text:style-name="T107">(1)</text:span>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trotzdem</text:p>
          </table:table-cell>
          <table:table-cell table:style-name="Table12.A2" office:value-type="string">
            <text:p text:style-name="Standard">1</text:p>
          </table:table-cell>
          <table:table-cell table:style-name="Table12.A2" office:value-type="string">
            <text:p text:style-name="Standard">тем не менее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Zwar</text:p>
          </table:table-cell>
          <table:table-cell table:style-name="Table12.A2" office:value-type="string">
            <text:p text:style-name="Standard">1</text:p>
          </table:table-cell>
          <table:table-cell table:style-name="Table12.A2" office:value-type="string">
            <text:p text:style-name="Standard">хотя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obwohl</text:p>
          </table:table-cell>
          <table:table-cell table:style-name="Table12.A2" office:value-type="string">
            <text:p text:style-name="Standard">am Ende</text:p>
          </table:table-cell>
          <table:table-cell table:style-name="Table12.A2" office:value-type="string">
            <text:p text:style-name="Standard">хотя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ob</text:p>
          </table:table-cell>
          <table:table-cell table:style-name="Table12.A2" office:value-type="string">
            <text:p text:style-name="Standard">am Ende</text:p>
          </table:table-cell>
          <table:table-cell table:style-name="Table12.A2" office:value-type="string">
            <text:p text:style-name="Standard"/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dass</text:p>
          </table:table-cell>
          <table:table-cell table:style-name="Table12.A2" office:value-type="string">
            <text:p text:style-name="Standard">am Ende</text:p>
          </table:table-cell>
          <table:table-cell table:style-name="Table12.A2" office:value-type="string">
            <text:p text:style-name="Standard">что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weil</text:p>
          </table:table-cell>
          <table:table-cell table:style-name="Table12.A2" office:value-type="string">
            <text:p text:style-name="Standard">am Ende</text:p>
          </table:table-cell>
          <table:table-cell table:style-name="Table12.A2" office:value-type="string">
            <text:p text:style-name="Standard">т.к.</text:p>
          </table:table-cell>
          <table:table-cell table:style-name="Table12.D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Standard">denn</text:p>
          </table:table-cell>
          <table:table-cell table:style-name="Table12.A2" office:value-type="string">
            <text:p text:style-name="Standard">2</text:p>
          </table:table-cell>
          <table:table-cell table:style-name="Table12.A2" office:value-type="string">
            <text:p text:style-name="Standard">т.к.</text:p>
          </table:table-cell>
          <table:table-cell table:style-name="Table12.D2" office:value-type="string">
            <text:p text:style-name="Standard"/>
          </table:table-cell>
        </table:table-row>
      </table:table>
      <text:p text:style-name="Standard"/>
      <text:p text:style-name="Standard">(1):</text:p>
      <text:p text:style-name="Standard">deswegen</text:p>
      <text:p text:style-name="P106">darum</text:p>
      <text:p text:style-name="P106">daher</text:p>
      <text:p text:style-name="P106">aus diesem Grund</text:p>
      <text:p text:style-name="Standard"><text:s/></text:p>
      <text:p text:style-name="P106">wäre <text:span text:style-name="T108">+ wo/wie</text:span></text:p>
      <text:p text:style-name="P108"><text:tab/><text:tab/> <text:s text:c="4"/><text:tab/>reich</text:p>
      <text:p text:style-name="P108">Ach wenn ich nur<text:tab/>Schauspieler<text:tab/>wäre!</text:p>
      <text:p text:style-name="P108"><text:tab/><text:tab/> <text:s text:c="4"/><text:tab/>auf Mallorca</text:p>
      <text:p text:style-name="P108">Wäre ich nur 2 Jahre älter!</text:p>
      <text:p text:style-name="P108"/>
      <text:p text:style-name="P106">hätte <text:span text:style-name="T108">+ Objekt/Part. II</text:span></text:p>
      <text:p text:style-name="P106"/>
      <text:p text:style-name="P109">Hätte ich nur 2 Stunden mehr für die Vorbereitung!</text:p>
      <text:p text:style-name="P109">Hätte ich ihm nur geholfen!</text:p>
      <text:p text:style-name="P106"/>
      <text:p text:style-name="P107">würde + Verb/Infinitiv</text:p>
      <text:h text:style-name="Heading_20_1" text:outline-level="1"><text:bookmark-start text:name="__RefHeading___Toc7711_4003024186"/><text:soft-page-break/>16 Die Wortstellung im Satz<text:bookmark-end text:name="__RefHeading___Toc7711_4003024186"/></text:h>
      <text:h text:style-name="Heading_20_2" text:outline-level="2"><text:bookmark-start text:name="__RefHeading___Toc9184_3204759922"/>16.1 Die einzelnen Felder<text:bookmark-end text:name="__RefHeading___Toc9184_3204759922"/></text:h>
      <text:h text:style-name="Heading_20_3" text:outline-level="3"><text:bookmark-start text:name="__RefHeading___Toc9186_3204759922"/>16.1.1 Das Vorfeld<text:bookmark-end text:name="__RefHeading___Toc9186_3204759922"/></text:h>
      <text:h text:style-name="Heading_20_3" text:outline-level="3"><text:bookmark-start text:name="__RefHeading___Toc9188_3204759922"/>16.1.2 Das Mittelfeld<text:bookmark-end text:name="__RefHeading___Toc9188_3204759922"/></text:h>
      <text:h text:style-name="Heading_20_3" text:outline-level="3"><text:bookmark-start text:name="__RefHeading___Toc9190_3204759922"/>16.1.3 Das Nachfeld<text:bookmark-end text:name="__RefHeading___Toc9190_3204759922"/></text:h>
      <text:h text:style-name="Heading_20_2" text:outline-level="2"><text:bookmark-start text:name="__RefHeading___Toc9192_3204759922"/>16.2 Der Aussagesatz<text:bookmark-end text:name="__RefHeading___Toc9192_3204759922"/></text:h>
      <text:h text:style-name="Heading_20_2" text:outline-level="2"><text:bookmark-start text:name="__RefHeading___Toc9194_3204759922"/>16.3 Der Fragesatz<text:bookmark-end text:name="__RefHeading___Toc9194_3204759922"/></text:h>
      <text:h text:style-name="Heading_20_1" text:outline-level="1"><text:bookmark-start text:name="__RefHeading___Toc9196_3204759922"/>17 Die Verneinung<text:bookmark-end text:name="__RefHeading___Toc9196_3204759922"/></text:h>
      <text:p text:style-name="Text_20_body"/>
      <text:h text:style-name="Heading_20_1" text:outline-level="1"><text:bookmark-start text:name="__RefHeading___Toc9198_3204759922"/>18 Die indirekte Rede<text:bookmark-end text:name="__RefHeading___Toc9198_3204759922"/></text:h>
      <text:h text:style-name="Heading_20_2" text:outline-level="2"><text:bookmark-start text:name="__RefHeading___Toc37902_3946760855"/>18.1 Fragen<text:bookmark-end text:name="__RefHeading___Toc37902_3946760855"/></text:h>
      <text:p text:style-name="P79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24"/>
          </table:table-cell>
          <table:table-cell table:style-name="Table10.A1" office:value-type="string">
            <text:p text:style-name="P224">mit <text:span text:style-name="T97">Fragewort</text:span></text:p>
          </table:table-cell>
          <table:table-cell table:style-name="Table10.C1" office:value-type="string">
            <text:p text:style-name="P224">ohne <text:span text:style-name="T97">Fragewort</text:span></text:p>
          </table:table-cell>
        </table:table-row>
        <table:table-row>
          <table:table-cell table:style-name="Table10.A2" office:value-type="string">
            <text:p text:style-name="P225">dir.</text:p>
          </table:table-cell>
          <table:table-cell table:style-name="Table10.A2" office:value-type="string">
            <text:p text:style-name="P225"><text:span text:style-name="T98">Wo</text:span> <text:span text:style-name="T99">wohnst</text:span> du jetzt?</text:p>
          </table:table-cell>
          <table:table-cell table:style-name="Table10.C2" office:value-type="string">
            <text:p text:style-name="P225"><text:span text:style-name="T99">Haben</text:span> Sie ein Zimmer frei?</text:p>
          </table:table-cell>
        </table:table-row>
        <table:table-row>
          <table:table-cell table:style-name="Table10.A2" office:value-type="string">
            <text:p text:style-name="P225">indir.</text:p>
          </table:table-cell>
          <table:table-cell table:style-name="Table10.A2" office:value-type="string">
            <text:p text:style-name="P225">Ich möchte wissen, <text:span text:style-name="T98">wo</text:span> du jetzt <text:span text:style-name="T99">wohnst</text:span>?</text:p>
          </table:table-cell>
          <table:table-cell table:style-name="Table10.C2" office:value-type="string">
            <text:p text:style-name="P225">Ich interessiere mich, <text:span text:style-name="T104">ob</text:span> Sie ein Zimmer frei <text:span text:style-name="T99">haben</text:span>?</text:p>
          </table:table-cell>
        </table:table-row>
        <table:table-row>
          <table:table-cell table:style-name="Table10.A2" office:value-type="string">
            <text:p text:style-name="P225"/>
          </table:table-cell>
          <table:table-cell table:style-name="Table10.A2" office:value-type="string">
            <text:p text:style-name="P225">bla-bla-bla, <text:span text:style-name="T103">W-frag.</text:span>...<text:span text:style-name="T99">Verb</text:span>?</text:p>
          </table:table-cell>
          <table:table-cell table:style-name="Table10.C2" office:value-type="string">
            <text:p text:style-name="P226">bla-bla-bla, <text:span text:style-name="T104">ob</text:span>...<text:span text:style-name="T99">Verb</text:span>?</text:p>
          </table:table-cell>
        </table:table-row>
      </table:table>
      <text:p text:style-name="P79"/>
      <text:p text:style-name="P80">W-frage</text:p>
      <text:p text:style-name="P80">wo</text:p>
      <text:p text:style-name="P81">wovon <text:s text:c="8"/>-<text:span text:style-name="T33">davon неодуш. </text:span><text:span text:style-name="T36">(von wem)</text:span></text:p>
      <text:p text:style-name="P82">wofür <text:s text:c="9"/>-<text:span text:style-name="T33">dafür неодуш. </text:span><text:span text:style-name="T36">(für wen)</text:span></text:p>
      <text:p text:style-name="P80">wohin</text:p>
      <text:p text:style-name="P80">was</text:p>
      <text:p text:style-name="P80">wie <text:s text:c="13"/>-<text:span text:style-name="T35">W</text:span><text:span text:style-name="T33">ie man Pizza backt? </text:span><text:span text:style-name="T35">W</text:span><text:span text:style-name="T33">ie Pizza gekocht wird?</text:span></text:p>
      <text:p text:style-name="P81">wie lange</text:p>
      <text:p text:style-name="P81">wie viel</text:p>
      <text:p text:style-name="P81">wie oft</text:p>
      <text:p text:style-name="P81">woher</text:p>
      <text:p text:style-name="P81">wer</text:p>
      <text:p text:style-name="P81">wann</text:p>
      <text:p text:style-name="P81">welche</text:p>
      <text:p text:style-name="P81">warum wieso -<text:span text:style-name="T33">darum</text:span></text:p>
      <text:p text:style-name="P83">wozu <text:s text:c="12"/>-<text:span text:style-name="T33">dazu</text:span></text:p>
      <text:p text:style-name="P81">was für</text:p>
      <text:p text:style-name="P83">weshalb <text:s text:c="7"/>-<text:span text:style-name="T33">deshalb</text:span></text:p>
      <text:p text:style-name="P84"/>
      <text:h text:style-name="Heading_20_1" text:outline-level="1"><text:bookmark-start text:name="__RefHeading___Toc9200_3204759922"/><text:soft-page-break/><text:span text:style-name="T94">19 </text:span>Präposition<text:bookmark-end text:name="__RefHeading___Toc9200_3204759922"/></text:h>
      <text:h text:style-name="Heading_20_2" text:outline-level="2"><text:bookmark-start text:name="__RefHeading___Toc9202_3204759922"/><text:span text:style-name="T94">19.1 </text:span>Wo<text:bookmark-end text:name="__RefHeading___Toc9202_3204759922"/></text:h>
      <text:p text:style-name="P96">in</text:p>
      <text:p text:style-name="P25">im Hause</text:p>
      <text:p text:style-name="P25">im Gebrige</text:p>
      <text:p text:style-name="P25">in der Schublade</text:p>
      <text:p text:style-name="P26">ABER:</text:p>
      <text:p text:style-name="P26">in der Schweiz</text:p>
      <text:p text:style-name="P26">in de<text:span text:style-name="T59">r</text:span> Türkei</text:p>
      <text:p text:style-name="P25"/>
      <text:p text:style-name="P25"><text:span text:style-name="T64">bei</text:span> (Person)</text:p>
      <text:p text:style-name="P25">beim Bäcker</text:p>
      <text:p text:style-name="P25">Metzger</text:p>
      <text:p text:style-name="P25">Frisör</text:p>
      <text:p text:style-name="P25">bei meiner liben Oma</text:p>
      <text:p text:style-name="P25"/>
      <text:p text:style-name="P96">an</text:p>
      <text:p text:style-name="P25">an der Kreuzung</text:p>
      <text:p text:style-name="P25">an der Ampel</text:p>
      <text:p text:style-name="P26">an der Küste</text:p>
      <text:p text:style-name="P25">am Fluss</text:p>
      <text:p text:style-name="P25">am See</text:p>
      <text:p text:style-name="P25">am Meer</text:p>
      <text:p text:style-name="P26">am Strand</text:p>
      <text:p text:style-name="P25"/>
      <text:p text:style-name="P96">auf</text:p>
      <text:p text:style-name="P26">auf dem Tisch</text:p>
      <text:p text:style-name="P26">auf dem Sportplatz</text:p>
      <text:p text:style-name="P26">auf dem Land</text:p>
      <text:p text:style-name="P26">auf der Insel</text:p>
      <text:p text:style-name="P26">ABER:</text:p>
      <text:p text:style-name="P26">auf der Bank</text:p>
      <text:p text:style-name="P26">auf der Post</text:p>
      <text:p text:style-name="P26">auf einem Berg</text:p>
      <text:p text:style-name="P25"/>
      <text:h text:style-name="Heading_20_2" text:outline-level="2"><text:bookmark-start text:name="__RefHeading___Toc9204_3204759922"/><text:span text:style-name="T94">19.2 </text:span>Woher<text:bookmark-end text:name="__RefHeading___Toc9204_3204759922"/></text:h>
      <text:p text:style-name="P25"/>
      <text:p text:style-name="P27"><text:span text:style-name="T62">in</text:span><text:span text:style-name="T58"> →</text:span><text:span text:style-name="T62">aus</text:span></text:p>
      <text:p text:style-name="P27"><text:span text:style-name="T62">bei</text:span>/<text:span text:style-name="T62">auf</text:span><text:span text:style-name="T58"> →</text:span><text:span text:style-name="T62">von</text:span></text:p>
      <text:p text:style-name="P27"/>
      <text:p text:style-name="P27">von + Aktivitätet</text:p>
      <text:p text:style-name="P27">vom Schwimmen</text:p>
      <text:p text:style-name="P27">vom Essen</text:p>
      <text:p text:style-name="P27">von einem Ausflug</text:p>
      <text:p text:style-name="P27"/>
      <text:p text:style-name="P27">zu Hause</text:p>
      <text:p text:style-name="P27">von zu Hause</text:p>
      <text:p text:style-name="P27">aus dem Hause</text:p>
      <text:p text:style-name="P27"/>
      <text:p text:style-name="P26">ABER:</text:p>
      <text:p text:style-name="P26"><text:span text:style-name="T59">aus</text:span> der Schweiz</text:p>
      <text:p text:style-name="P26"><text:span text:style-name="T59">aus</text:span> de<text:span text:style-name="T59">r</text:span> Türkei</text:p>
      <text:p text:style-name="P27">aus Deutschland</text:p>
      <text:p text:style-name="P27">aus Moskau</text:p>
      <text:p text:style-name="P25"/>
      <text:h text:style-name="Heading_20_2" text:outline-level="2"><text:bookmark-start text:name="__RefHeading___Toc9206_3204759922"/><text:soft-page-break/><text:span text:style-name="T94">19.3 </text:span>Wohin<text:bookmark-end text:name="__RefHeading___Toc9206_3204759922"/></text:h>
      <text:p text:style-name="P23"/>
      <text:p text:style-name="P97">nach</text:p>
      <text:p text:style-name="P28">Stadt/Land</text:p>
      <text:p text:style-name="P28"/>
      <text:p text:style-name="P26">ABER:</text:p>
      <text:p text:style-name="P26"><text:span text:style-name="T60">in</text:span> der Schweiz</text:p>
      <text:p text:style-name="P26"><text:span text:style-name="T60">in</text:span> de<text:span text:style-name="T59">r</text:span> Türkei</text:p>
      <text:p text:style-name="P28"/>
      <text:p text:style-name="P97">in</text:p>
      <text:p text:style-name="P28">in die Wüste</text:p>
      <text:p text:style-name="P28">in die Berge</text:p>
      <text:p text:style-name="P28">in den Süden</text:p>
      <text:p text:style-name="P28"/>
      <text:p text:style-name="P28"><text:span text:style-name="T64">zu</text:span> Person</text:p>
      <text:p text:style-name="P28"/>
      <text:p text:style-name="P28">bis zu Dativ</text:p>
      <text:p text:style-name="P28"/>
      <text:p text:style-name="P29">zum Bahnhof</text:p>
      <text:p text:style-name="P29">zur Post</text:p>
      <text:p text:style-name="P28"/>
      <text:p text:style-name="P98">an</text:p>
      <text:p text:style-name="P29">an die Ampel</text:p>
      <text:p text:style-name="P29">an die Kreuzung</text:p>
      <text:p text:style-name="P29">an die Küste</text:p>
      <text:p text:style-name="P29">an den Fluss</text:p>
      <text:p text:style-name="P29">an den See</text:p>
      <text:p text:style-name="P29">ans Meer</text:p>
      <text:p text:style-name="P29">an den Stadt</text:p>
      <text:p text:style-name="P29"/>
      <text:p text:style-name="P98">auf</text:p>
      <text:p text:style-name="P29">aufs Land</text:p>
      <text:p text:style-name="P29">auf den Platz</text:p>
      <text:p text:style-name="P29"/>
      <text:p text:style-name="P29">…</text:p>
      <text:p text:style-name="P30"><text:span text:style-name="T64">um</text:span> 2 Uhr</text:p>
      <text:p text:style-name="P30"><text:span text:style-name="T64">am</text:span> Montag</text:p>
      <text:p text:style-name="P30"><text:span text:style-name="T64">im</text:span> Juli/Sommer</text:p>
      <text:p text:style-name="P29"/>
      <text:h text:style-name="Heading_20_2" text:outline-level="2"><text:bookmark-start text:name="__RefHeading___Toc9208_3204759922"/>19.4 etc<text:bookmark-end text:name="__RefHeading___Toc9208_3204759922"/></text:h>
      <text:p text:style-name="P278">gehen:</text:p>
      <text:p text:style-name="P278">in</text:p>
      <text:p text:style-name="P278">auf den Platz</text:p>
      <text:p text:style-name="P278"/>
      <text:p text:style-name="P278">fahern:</text:p>
      <text:p text:style-name="P278">zu + Dat.</text:p>
      <text:p text:style-name="P278">nach Land/Stadt</text:p>
      <text:p text:style-name="P278">mit</text:p>
      <text:p text:style-name="P278"/>
      <text:p text:style-name="P281"><text:soft-page-break/>mit:</text:p>
      <text:p text:style-name="P281">die S/U-Bahn</text:p>
      <text:p text:style-name="P281">der Bus/Zug/Tram</text:p>
      <text:p text:style-name="P281">das Taxi</text:p>
      <text:h text:style-name="Heading_20_1" text:outline-level="1"><text:bookmark-start text:name="__RefHeading___Toc9210_3204759922"/><text:span text:style-name="T94">20 Die </text:span>Zahlen<text:bookmark-end text:name="__RefHeading___Toc9210_3204759922"/></text:h>
      <text:h text:style-name="Heading_20_2" text:outline-level="2"><text:bookmark-start text:name="__RefHeading___Toc9212_3204759922"/>20.1<text:bookmark-end text:name="__RefHeading___Toc9212_3204759922"/></text:h>
      <text:p text:style-name="P34">1 <text:span text:style-name="T62">erste</text:span></text:p>
      <text:p text:style-name="P34">2 zwei<text:span text:style-name="T62">te</text:span></text:p>
      <text:p text:style-name="P34">3 <text:span text:style-name="T62">dritte</text:span></text:p>
      <text:p text:style-name="P34">4 vier<text:span text:style-name="T62">te</text:span></text:p>
      <text:p text:style-name="P34">5 fünf<text:span text:style-name="T62">te</text:span></text:p>
      <text:p text:style-name="P34">6 </text:p>
      <text:p text:style-name="P34">7 <text:span text:style-name="T62">siebte</text:span></text:p>
      <text:p text:style-name="P34">8 </text:p>
      <text:p text:style-name="P34">9 </text:p>
      <text:p text:style-name="P34">10 </text:p>
      <text:p text:style-name="P34">11elf<text:span text:style-name="T62">te</text:span></text:p>
      <text:p text:style-name="P34">20 zwanzig<text:span text:style-name="T62">ste</text:span></text:p>
      <text:p text:style-name="P103"/>
      <text:h text:style-name="Heading_20_2" text:outline-level="2"><text:bookmark-start text:name="__RefHeading___Toc9214_3204759922"/>20.2<text:bookmark-end text:name="__RefHeading___Toc9214_3204759922"/></text:h>
      <text:p text:style-name="P99">Akk.</text:p>
      <text:p text:style-name="P30">der 4te19te</text:p>
      <text:p text:style-name="P30">der 20ste</text:p>
      <text:p text:style-name="P30"/>
      <text:p text:style-name="P30">Dat.</text:p>
      <text:p text:style-name="P30">am 4te<text:span text:style-name="T64">n</text:span></text:p>
      <text:p text:style-name="P30">am 29ste<text:span text:style-name="T64">n</text:span></text:p>
      <text:p text:style-name="P30"/>
      <text:h text:style-name="Heading_20_1" text:outline-level="1"><text:bookmark-start text:name="__RefHeading___Toc9216_3204759922"/>21 <text:span text:style-name="T111">Die Prepositionen</text:span><text:bookmark-end text:name="__RefHeading___Toc9216_3204759922"/></text:h>
      <text:p text:style-name="P31"><text:s/></text:p>
      <text:h text:style-name="P275" text:outline-level="2"><text:bookmark-start text:name="__RefHeading___Toc37904_3946760855"/>21.1 <text:span text:style-name="T111">Die Zeitprepositionen</text:span><text:bookmark-end text:name="__RefHeading___Toc37904_3946760855"/></text:h>
      <text:h text:style-name="Heading_20_3" text:outline-level="3"><text:bookmark-start text:name="__RefHeading___Toc37906_3946760855"/><text:span text:style-name="T112">21.1.1 </text:span>Akk.<text:bookmark-end text:name="__RefHeading___Toc37906_3946760855"/></text:h>
      <text:p text:style-name="P38"><text:span text:style-name="T103">um</text:span> 2 Uhr</text:p>
      <text:p text:style-name="P38"><text:span text:style-name="T103">bis</text:span> 10 Uhr</text:p>
      <text:p text:style-name="P38"><text:span text:style-name="T103">über</text:span> 9 Stunden (&gt;)</text:p>
      <text:p text:style-name="P38"><text:span text:style-name="T103">gegen</text:span> 8 Uhr (~)</text:p>
      <text:p text:style-name="P38"/>
      <text:h text:style-name="Heading_20_3" text:outline-level="3"><text:bookmark-start text:name="__RefHeading___Toc37908_3946760855"/><text:span text:style-name="T112">21.1.2 </text:span>Dat.<text:bookmark-end text:name="__RefHeading___Toc37908_3946760855"/></text:h>
      <text:p text:style-name="P38"><text:span text:style-name="T103">seit</text:span> 3 Jahren (schon)</text:p>
      <text:p text:style-name="P38"><text:span text:style-name="T103">ab</text:span> Montag (zukunft)</text:p>
      <text:p text:style-name="P38"><text:span text:style-name="T103">vor</text:span> 10 Jahren</text:p>
      <text:p text:style-name="P38"><text:span text:style-name="T103">in</text:span> 10 Jahren (nach)</text:p>
      <text:p text:style-name="P38"/>
      <text:p text:style-name="P32"/>
      <text:p text:style-name="P32"><text:soft-page-break/></text:p>
      <text:h text:style-name="Heading_20_1" text:outline-level="1"><text:bookmark-start text:name="__RefHeading___Toc37910_3946760855"/>22 etc<text:bookmark-end text:name="__RefHeading___Toc37910_3946760855"/></text:h>
      <text:p text:style-name="P39">um … zu + Inf. <text:span text:style-name="T33">чтобы</text:span></text:p>
      <text:p text:style-name="P32"/>
      <text:p text:style-name="P36"/>
      <text:p text:style-name="P32">es hängt von <text:s/>ab</text:p>
      <text:p text:style-name="P32">es hängt von dir ab</text:p>
      <text:p text:style-name="P32">это зависит от вас</text:p>
      <text:p text:style-name="P32"/>
      <text:p text:style-name="P37">Ich bin mit … (nicht) einverstanden</text:p>
      <text:p text:style-name="P32"/>
      <text:p text:style-name="P32">Ich bin gratuliere dir zum Geburtstag</text:p>
      <text:p text:style-name="P32"/>
      <text:p text:style-name="P32"><text:span text:style-name="T106">W</text:span>as mich angeht,...<text:span text:style-name="T106">Verb</text:span></text:p>
      <text:p text:style-name="P32">что касается меня</text:p>
      <text:p text:style-name="P36"/>
      <text:p text:style-name="P32"/>
      <text:p text:style-name="P36"/>
      <text:p text:style-name="P36">Heading Style command+&lt;number&gt;</text:p>
      <text:p text:style-name="P36">on Contents <text:span text:style-name="T110">(in begin of file)</text:span> in context menu <text:span text:style-name="T110">choose ‚</text:span>update index‘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055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859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6626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752in" style:type="center"/>
          <style:tab-stop style:position="7.3508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6ed05" officeooo:paragraph-rsid="0026ed05"/>
    </style:style>
    <style:page-layout style:name="Mpm1">
      <style:page-layout-properties fo:page-width="8.2701in" fo:page-height="11.6902in" style:num-format="1" style:print-orientation="portrait" fo:margin-top="0.4598in" fo:margin-bottom="0.4598in" fo:margin-left="0.4598in" fo:margin-right="0.45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807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3</text:page-number></text:p>
      </style:footer>
      <style:footer-left>
        <text:p text:style-name="MP1">Seite <text:page-number text:select-page="current">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20:34:39.827054623</meta:creation-date>
    <dc:date>2020-01-15T00:11:37.288548223</dc:date>
    <meta:editing-duration>P65DT2M42S</meta:editing-duration>
    <meta:editing-cycles>35</meta:editing-cycles>
    <meta:generator>LibreOffice/6.2.4.2$MacOSX_X86_64 LibreOffice_project/2412653d852ce75f65fbfa83fb7e7b669a126d64</meta:generator>
    <meta:document-statistic meta:table-count="40" meta:image-count="0" meta:object-count="0" meta:page-count="36" meta:paragraph-count="1762" meta:word-count="6112" meta:character-count="37270" meta:non-whitespace-character-count="32167"/>
  </office:meta>
</office:document-meta>
</file>